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Junicode Two Beta" svg:font-family="'Junicode Two Beta'"/>
    <style:font-face style:name="Junicode Two Beta1" svg:font-family="'Junicode Two Beta'" style:font-adornments="Regular" style:font-pitch="variable"/>
    <style:font-face style:name="Junicode Two Beta:smcp" svg:font-family="'Junicode Two Beta:smcp'" style:font-pitch="variable"/>
    <style:font-face style:name="Junicode Two Beta:ss10" svg:font-family="'Junicode Two Beta:ss10'" style:font-pitch="variable"/>
    <style:font-face style:name="JunicodeTwoBeta-Regular-Identity-H" svg:font-family="JunicodeTwoBeta-Regular-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automatic-styles>
    <style:style style:name="Table2" style:family="table">
      <style:table-properties style:width="5.5in" table:align="center"/>
    </style:style>
    <style:style style:name="Table2.A" style:family="table-column">
      <style:table-column-properties style:column-width="1.8333in"/>
    </style:style>
    <style:style style:name="Table2.A1" style:family="table-cell">
      <style:table-cell-properties style:writing-mode="page"/>
    </style:style>
    <style:style style:name="Table3" style:family="table">
      <style:table-properties style:width="3.9986in" table:align="center"/>
    </style:style>
    <style:style style:name="Table3.A" style:family="table-column">
      <style:table-column-properties style:column-width="1.3757in"/>
    </style:style>
    <style:style style:name="Table3.B" style:family="table-column">
      <style:table-column-properties style:column-width="2.6229in"/>
    </style:style>
    <style:style style:name="Table3.A1" style:family="table-cell">
      <style:table-cell-properties style:writing-mode="page"/>
    </style:style>
    <style:style style:name="Table1" style:family="table">
      <style:table-properties style:width="6.0014in" fo:break-before="page" table:align="center" fo:background-color="transparent">
        <style:background-image/>
      </style:table-properties>
    </style:style>
    <style:style style:name="Table1.A" style:family="table-column">
      <style:table-column-properties style:column-width="1.066in"/>
    </style:style>
    <style:style style:name="Table1.B" style:family="table-column">
      <style:table-column-properties style:column-width="1.0569in"/>
    </style:style>
    <style:style style:name="Table1.C" style:family="table-column">
      <style:table-column-properties style:column-width="1.0042in"/>
    </style:style>
    <style:style style:name="Table1.D" style:family="table-column">
      <style:table-column-properties style:column-width="2.8743in"/>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ffde59" fo:padding-left="0.0799in" fo:padding-right="0.0403in" fo:padding-top="0.0799in" fo:padding-bottom="0.0201in" fo:border-left="0.05pt solid #000000" fo:border-right="none" fo:border-top="0.05pt solid #000000" fo:border-bottom="0.05pt solid #000000">
        <style:background-image/>
      </style:table-cell-properties>
    </style:style>
    <style:style style:name="Table1.D1" style:family="table-cell">
      <style:table-cell-properties fo:background-color="#ffde59" fo:padding-left="0.0799in" fo:padding-right="0.0403in" fo:padding-top="0.0799in" fo:padding-bottom="0.0201in" fo:border="0.05pt solid #000000">
        <style:background-image/>
      </style:table-cell-properties>
    </style:style>
    <style:style style:name="Table1.2" style:family="table-row">
      <style:table-row-properties fo:keep-together="always"/>
    </style:style>
    <style:style style:name="Table1.A2" style:family="table-cell">
      <style:table-cell-properties fo:padding-left="0.0799in" fo:padding-right="0.0403in" fo:padding-top="0.0799in" fo:padding-bottom="0.0201in" fo:border-left="0.05pt solid #000000" fo:border-right="none" fo:border-top="none" fo:border-bottom="0.05pt solid #000000"/>
    </style:style>
    <style:style style:name="Table1.B2" style:family="table-cell">
      <style:table-cell-properties fo:padding-left="0.0799in" fo:padding-right="0.0403in" fo:padding-top="0.0799in" fo:padding-bottom="0.0201in" fo:border-left="0.05pt solid #000000" fo:border-right="none" fo:border-top="none" fo:border-bottom="0.05pt solid #000000"/>
    </style:style>
    <style:style style:name="Table1.C2" style:family="table-cell">
      <style:table-cell-properties fo:padding-left="0.0799in" fo:padding-right="0.0403in" fo:padding-top="0.0799in" fo:padding-bottom="0.0201in" fo:border-left="0.05pt solid #000000" fo:border-right="none" fo:border-top="none" fo:border-bottom="0.05pt solid #000000"/>
    </style:style>
    <style:style style:name="Table1.D2" style:family="table-cell">
      <style:table-cell-properties fo:background-color="#dde8cb" fo:padding-left="0.0799in" fo:padding-right="0.0403in" fo:padding-top="0.0799in" fo:padding-bottom="0.0201in"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A3" style:family="table-cell">
      <style:table-cell-properties fo:padding-left="0.0799in" fo:padding-right="0.0403in" fo:padding-top="0.0799in" fo:padding-bottom="0.0201in" fo:border-left="0.05pt solid #000000" fo:border-right="none" fo:border-top="none" fo:border-bottom="0.05pt solid #000000"/>
    </style:style>
    <style:style style:name="Table1.B3" style:family="table-cell">
      <style:table-cell-properties fo:padding-left="0.0799in" fo:padding-right="0.0403in" fo:padding-top="0.0799in" fo:padding-bottom="0.0201in" fo:border-left="0.05pt solid #000000" fo:border-right="none" fo:border-top="none" fo:border-bottom="0.05pt solid #000000"/>
    </style:style>
    <style:style style:name="Table1.C3" style:family="table-cell">
      <style:table-cell-properties fo:padding-left="0.0799in" fo:padding-right="0.0403in" fo:padding-top="0.0799in" fo:padding-bottom="0.0201in" fo:border-left="0.05pt solid #000000" fo:border-right="none" fo:border-top="none" fo:border-bottom="0.05pt solid #000000"/>
    </style:style>
    <style:style style:name="Table1.4" style:family="table-row">
      <style:table-row-properties fo:keep-together="always"/>
    </style:style>
    <style:style style:name="Table1.A4" style:family="table-cell">
      <style:table-cell-properties fo:padding-left="0.0799in" fo:padding-right="0.0403in" fo:padding-top="0.0799in" fo:padding-bottom="0.0201in" fo:border-left="0.05pt solid #000000" fo:border-right="none" fo:border-top="none" fo:border-bottom="0.05pt solid #000000"/>
    </style:style>
    <style:style style:name="Table1.B4" style:family="table-cell">
      <style:table-cell-properties fo:padding-left="0.0799in" fo:padding-right="0.0403in" fo:padding-top="0.0799in" fo:padding-bottom="0.0201in" fo:border-left="0.05pt solid #000000" fo:border-right="none" fo:border-top="none" fo:border-bottom="0.05pt solid #000000"/>
    </style:style>
    <style:style style:name="Table1.C4" style:family="table-cell">
      <style:table-cell-properties fo:padding-left="0.0799in" fo:padding-right="0.0403in" fo:padding-top="0.0799in" fo:padding-bottom="0.0201in" fo:border-left="0.05pt solid #000000" fo:border-right="none" fo:border-top="none" fo:border-bottom="0.05pt solid #000000"/>
    </style:style>
    <style:style style:name="Table1.5" style:family="table-row">
      <style:table-row-properties fo:keep-together="always"/>
    </style:style>
    <style:style style:name="Table1.A5" style:family="table-cell">
      <style:table-cell-properties fo:padding-left="0.0799in" fo:padding-right="0.0403in" fo:padding-top="0.0799in" fo:padding-bottom="0.0201in" fo:border-left="0.05pt solid #000000" fo:border-right="none" fo:border-top="none" fo:border-bottom="0.05pt solid #000000"/>
    </style:style>
    <style:style style:name="Table1.B5" style:family="table-cell">
      <style:table-cell-properties fo:padding-left="0.0799in" fo:padding-right="0.0403in" fo:padding-top="0.0799in" fo:padding-bottom="0.0201in" fo:border-left="0.05pt solid #000000" fo:border-right="none" fo:border-top="none" fo:border-bottom="0.05pt solid #000000"/>
    </style:style>
    <style:style style:name="Table1.C5" style:family="table-cell">
      <style:table-cell-properties fo:padding-left="0.0799in" fo:padding-right="0.0403in" fo:padding-top="0.0799in" fo:padding-bottom="0.0201in" fo:border-left="0.05pt solid #000000" fo:border-right="none" fo:border-top="none" fo:border-bottom="0.05pt solid #000000"/>
    </style:style>
    <style:style style:name="Table1.6" style:family="table-row">
      <style:table-row-properties fo:keep-together="always"/>
    </style:style>
    <style:style style:name="Table1.A6" style:family="table-cell">
      <style:table-cell-properties fo:padding-left="0.0799in" fo:padding-right="0.0403in" fo:padding-top="0.0799in" fo:padding-bottom="0.0201in" fo:border-left="0.05pt solid #000000" fo:border-right="none" fo:border-top="none" fo:border-bottom="0.05pt solid #000000"/>
    </style:style>
    <style:style style:name="Table1.B6" style:family="table-cell">
      <style:table-cell-properties fo:padding-left="0.0799in" fo:padding-right="0.0403in" fo:padding-top="0.0799in" fo:padding-bottom="0.0201in" fo:border-left="0.05pt solid #000000" fo:border-right="none" fo:border-top="none" fo:border-bottom="0.05pt solid #000000"/>
    </style:style>
    <style:style style:name="Table1.C6" style:family="table-cell">
      <style:table-cell-properties fo:padding-left="0.0799in" fo:padding-right="0.0403in" fo:padding-top="0.0799in" fo:padding-bottom="0.0201in" fo:border-left="0.05pt solid #000000" fo:border-right="none" fo:border-top="none" fo:border-bottom="0.05pt solid #000000"/>
    </style:style>
    <style:style style:name="Table1.7" style:family="table-row">
      <style:table-row-properties fo:keep-together="always"/>
    </style:style>
    <style:style style:name="Table1.A7" style:family="table-cell">
      <style:table-cell-properties fo:padding-left="0.0799in" fo:padding-right="0.0403in" fo:padding-top="0.0799in" fo:padding-bottom="0.0201in" fo:border-left="0.05pt solid #000000" fo:border-right="none" fo:border-top="none" fo:border-bottom="0.05pt solid #000000"/>
    </style:style>
    <style:style style:name="Table1.B7" style:family="table-cell">
      <style:table-cell-properties fo:padding-left="0.0799in" fo:padding-right="0.0403in" fo:padding-top="0.0799in" fo:padding-bottom="0.0201in" fo:border-left="0.05pt solid #000000" fo:border-right="none" fo:border-top="none" fo:border-bottom="0.05pt solid #000000"/>
    </style:style>
    <style:style style:name="Table1.C7" style:family="table-cell">
      <style:table-cell-properties fo:padding-left="0.0799in" fo:padding-right="0.0403in" fo:padding-top="0.0799in" fo:padding-bottom="0.0201in" fo:border-left="0.05pt solid #000000" fo:border-right="none" fo:border-top="none" fo:border-bottom="0.05pt solid #000000"/>
    </style:style>
    <style:style style:name="Table1.8" style:family="table-row">
      <style:table-row-properties fo:keep-together="always"/>
    </style:style>
    <style:style style:name="Table1.A8" style:family="table-cell">
      <style:table-cell-properties fo:padding-left="0.0799in" fo:padding-right="0.0403in" fo:padding-top="0.0799in" fo:padding-bottom="0.0201in" fo:border-left="0.05pt solid #000000" fo:border-right="none" fo:border-top="none" fo:border-bottom="0.05pt solid #000000"/>
    </style:style>
    <style:style style:name="Table1.B8" style:family="table-cell">
      <style:table-cell-properties fo:padding-left="0.0799in" fo:padding-right="0.0403in" fo:padding-top="0.0799in" fo:padding-bottom="0.0201in" fo:border-left="0.05pt solid #000000" fo:border-right="none" fo:border-top="none" fo:border-bottom="0.05pt solid #000000"/>
    </style:style>
    <style:style style:name="Table1.C8" style:family="table-cell">
      <style:table-cell-properties fo:padding-left="0.0799in" fo:padding-right="0.0403in" fo:padding-top="0.0799in" fo:padding-bottom="0.0201in" fo:border-left="0.05pt solid #000000" fo:border-right="none" fo:border-top="none" fo:border-bottom="0.05pt solid #000000"/>
    </style:style>
    <style:style style:name="Table1.9" style:family="table-row">
      <style:table-row-properties fo:keep-together="always"/>
    </style:style>
    <style:style style:name="Table1.A9" style:family="table-cell">
      <style:table-cell-properties fo:padding-left="0.0799in" fo:padding-right="0.0403in" fo:padding-top="0.0799in" fo:padding-bottom="0.0201in" fo:border-left="0.05pt solid #000000" fo:border-right="none" fo:border-top="none" fo:border-bottom="0.05pt solid #000000"/>
    </style:style>
    <style:style style:name="Table1.B9" style:family="table-cell">
      <style:table-cell-properties fo:padding-left="0.0799in" fo:padding-right="0.0403in" fo:padding-top="0.0799in" fo:padding-bottom="0.0201in" fo:border-left="0.05pt solid #000000" fo:border-right="none" fo:border-top="none" fo:border-bottom="0.05pt solid #000000"/>
    </style:style>
    <style:style style:name="Table1.C9" style:family="table-cell">
      <style:table-cell-properties fo:padding-left="0.0799in" fo:padding-right="0.0403in" fo:padding-top="0.0799in" fo:padding-bottom="0.0201in" fo:border-left="0.05pt solid #000000" fo:border-right="none" fo:border-top="none" fo:border-bottom="0.05pt solid #000000"/>
    </style:style>
    <style:style style:name="Table1.10" style:family="table-row">
      <style:table-row-properties fo:keep-together="always"/>
    </style:style>
    <style:style style:name="Table1.A10" style:family="table-cell">
      <style:table-cell-properties fo:padding-left="0.0799in" fo:padding-right="0.0403in" fo:padding-top="0.0799in" fo:padding-bottom="0.0201in" fo:border-left="0.05pt solid #000000" fo:border-right="none" fo:border-top="none" fo:border-bottom="0.05pt solid #000000"/>
    </style:style>
    <style:style style:name="Table1.B10" style:family="table-cell">
      <style:table-cell-properties fo:padding-left="0.0799in" fo:padding-right="0.0403in" fo:padding-top="0.0799in" fo:padding-bottom="0.0201in" fo:border-left="0.05pt solid #000000" fo:border-right="none" fo:border-top="none" fo:border-bottom="0.05pt solid #000000"/>
    </style:style>
    <style:style style:name="Table1.C10" style:family="table-cell">
      <style:table-cell-properties fo:padding-left="0.0799in" fo:padding-right="0.0403in" fo:padding-top="0.0799in" fo:padding-bottom="0.0201in" fo:border-left="0.05pt solid #000000" fo:border-right="none" fo:border-top="none" fo:border-bottom="0.05pt solid #000000"/>
    </style:style>
    <style:style style:name="Table1.11" style:family="table-row">
      <style:table-row-properties fo:keep-together="always"/>
    </style:style>
    <style:style style:name="Table1.A11" style:family="table-cell">
      <style:table-cell-properties fo:padding-left="0.0799in" fo:padding-right="0.0403in" fo:padding-top="0.0799in" fo:padding-bottom="0.0201in" fo:border-left="0.05pt solid #000000" fo:border-right="none" fo:border-top="none" fo:border-bottom="0.05pt solid #000000"/>
    </style:style>
    <style:style style:name="Table1.B11" style:family="table-cell">
      <style:table-cell-properties fo:padding-left="0.0799in" fo:padding-right="0.0403in" fo:padding-top="0.0799in" fo:padding-bottom="0.0201in" fo:border-left="0.05pt solid #000000" fo:border-right="none" fo:border-top="none" fo:border-bottom="0.05pt solid #000000"/>
    </style:style>
    <style:style style:name="Table1.C11" style:family="table-cell">
      <style:table-cell-properties fo:padding-left="0.0799in" fo:padding-right="0.0403in" fo:padding-top="0.0799in" fo:padding-bottom="0.0201in" fo:border-left="0.05pt solid #000000" fo:border-right="none" fo:border-top="none" fo:border-bottom="0.05pt solid #000000"/>
    </style:style>
    <style:style style:name="Table1.12" style:family="table-row">
      <style:table-row-properties fo:keep-together="always"/>
    </style:style>
    <style:style style:name="Table1.A12" style:family="table-cell">
      <style:table-cell-properties fo:padding-left="0.0799in" fo:padding-right="0.0403in" fo:padding-top="0.0799in" fo:padding-bottom="0.0201in" fo:border-left="0.05pt solid #000000" fo:border-right="none" fo:border-top="none" fo:border-bottom="0.05pt solid #000000"/>
    </style:style>
    <style:style style:name="Table1.B12" style:family="table-cell">
      <style:table-cell-properties fo:padding-left="0.0799in" fo:padding-right="0.0403in" fo:padding-top="0.0799in" fo:padding-bottom="0.0201in" fo:border-left="0.05pt solid #000000" fo:border-right="none" fo:border-top="none" fo:border-bottom="0.05pt solid #000000"/>
    </style:style>
    <style:style style:name="Table1.C12" style:family="table-cell">
      <style:table-cell-properties fo:padding-left="0.0799in" fo:padding-right="0.0403in" fo:padding-top="0.0799in" fo:padding-bottom="0.0201in" fo:border-left="0.05pt solid #000000" fo:border-right="none" fo:border-top="none" fo:border-bottom="0.05pt solid #000000"/>
    </style:style>
    <style:style style:name="Table1.13" style:family="table-row">
      <style:table-row-properties fo:keep-together="always"/>
    </style:style>
    <style:style style:name="Table1.A13" style:family="table-cell">
      <style:table-cell-properties fo:padding-left="0.0799in" fo:padding-right="0.0403in" fo:padding-top="0.0799in" fo:padding-bottom="0.0201in" fo:border-left="0.05pt solid #000000" fo:border-right="none" fo:border-top="none" fo:border-bottom="0.05pt solid #000000"/>
    </style:style>
    <style:style style:name="Table1.B13" style:family="table-cell">
      <style:table-cell-properties fo:padding-left="0.0799in" fo:padding-right="0.0403in" fo:padding-top="0.0799in" fo:padding-bottom="0.0201in" fo:border-left="0.05pt solid #000000" fo:border-right="none" fo:border-top="none" fo:border-bottom="0.05pt solid #000000"/>
    </style:style>
    <style:style style:name="Table1.C13" style:family="table-cell">
      <style:table-cell-properties fo:padding-left="0.0799in" fo:padding-right="0.0403in" fo:padding-top="0.0799in" fo:padding-bottom="0.0201in" fo:border-left="0.05pt solid #000000" fo:border-right="none" fo:border-top="none" fo:border-bottom="0.05pt solid #000000"/>
    </style:style>
    <style:style style:name="Table1.14" style:family="table-row">
      <style:table-row-properties fo:keep-together="always"/>
    </style:style>
    <style:style style:name="Table1.A14" style:family="table-cell">
      <style:table-cell-properties fo:padding-left="0.0799in" fo:padding-right="0.0403in" fo:padding-top="0.0799in" fo:padding-bottom="0.0201in" fo:border-left="0.05pt solid #000000" fo:border-right="none" fo:border-top="none" fo:border-bottom="0.05pt solid #000000"/>
    </style:style>
    <style:style style:name="Table1.B14" style:family="table-cell">
      <style:table-cell-properties fo:padding-left="0.0799in" fo:padding-right="0.0403in" fo:padding-top="0.0799in" fo:padding-bottom="0.0201in" fo:border-left="0.05pt solid #000000" fo:border-right="none" fo:border-top="none" fo:border-bottom="0.05pt solid #000000"/>
    </style:style>
    <style:style style:name="Table1.C14" style:family="table-cell">
      <style:table-cell-properties fo:padding-left="0.0799in" fo:padding-right="0.0403in" fo:padding-top="0.0799in" fo:padding-bottom="0.0201in" fo:border-left="0.05pt solid #000000" fo:border-right="none" fo:border-top="none" fo:border-bottom="0.05pt solid #000000"/>
    </style:style>
    <style:style style:name="Table1.15" style:family="table-row">
      <style:table-row-properties fo:keep-together="always"/>
    </style:style>
    <style:style style:name="Table1.A15" style:family="table-cell">
      <style:table-cell-properties fo:padding-left="0.0799in" fo:padding-right="0.0403in" fo:padding-top="0.0799in" fo:padding-bottom="0.0201in" fo:border-left="0.05pt solid #000000" fo:border-right="none" fo:border-top="none" fo:border-bottom="0.05pt solid #000000"/>
    </style:style>
    <style:style style:name="Table1.B15" style:family="table-cell">
      <style:table-cell-properties fo:padding-left="0.0799in" fo:padding-right="0.0403in" fo:padding-top="0.0799in" fo:padding-bottom="0.0201in" fo:border-left="0.05pt solid #000000" fo:border-right="none" fo:border-top="none" fo:border-bottom="0.05pt solid #000000"/>
    </style:style>
    <style:style style:name="Table1.C15" style:family="table-cell">
      <style:table-cell-properties fo:padding-left="0.0799in" fo:padding-right="0.0403in" fo:padding-top="0.0799in" fo:padding-bottom="0.0201in" fo:border-left="0.05pt solid #000000" fo:border-right="none" fo:border-top="none" fo:border-bottom="0.05pt solid #000000"/>
    </style:style>
    <style:style style:name="Table1.16" style:family="table-row">
      <style:table-row-properties fo:keep-together="always"/>
    </style:style>
    <style:style style:name="Table1.A16" style:family="table-cell">
      <style:table-cell-properties fo:padding-left="0.0799in" fo:padding-right="0.0403in" fo:padding-top="0.0799in" fo:padding-bottom="0.0201in" fo:border-left="0.05pt solid #000000" fo:border-right="none" fo:border-top="none" fo:border-bottom="0.05pt solid #000000"/>
    </style:style>
    <style:style style:name="Table1.B16" style:family="table-cell">
      <style:table-cell-properties fo:padding-left="0.0799in" fo:padding-right="0.0403in" fo:padding-top="0.0799in" fo:padding-bottom="0.0201in" fo:border-left="0.05pt solid #000000" fo:border-right="none" fo:border-top="none" fo:border-bottom="0.05pt solid #000000"/>
    </style:style>
    <style:style style:name="Table1.C16" style:family="table-cell">
      <style:table-cell-properties fo:padding-left="0.0799in" fo:padding-right="0.0403in" fo:padding-top="0.0799in" fo:padding-bottom="0.0201in" fo:border-left="0.05pt solid #000000" fo:border-right="none" fo:border-top="none" fo:border-bottom="0.05pt solid #000000"/>
    </style:style>
    <style:style style:name="Table1.17" style:family="table-row">
      <style:table-row-properties fo:keep-together="always"/>
    </style:style>
    <style:style style:name="Table1.A17" style:family="table-cell">
      <style:table-cell-properties fo:padding-left="0.0799in" fo:padding-right="0.0403in" fo:padding-top="0.0799in" fo:padding-bottom="0.0201in" fo:border-left="0.05pt solid #000000" fo:border-right="none" fo:border-top="none" fo:border-bottom="0.05pt solid #000000"/>
    </style:style>
    <style:style style:name="Table1.B17" style:family="table-cell">
      <style:table-cell-properties fo:padding-left="0.0799in" fo:padding-right="0.0403in" fo:padding-top="0.0799in" fo:padding-bottom="0.0201in" fo:border-left="0.05pt solid #000000" fo:border-right="none" fo:border-top="none" fo:border-bottom="0.05pt solid #000000"/>
    </style:style>
    <style:style style:name="Table1.C17" style:family="table-cell">
      <style:table-cell-properties fo:padding-left="0.0799in" fo:padding-right="0.0403in" fo:padding-top="0.0799in" fo:padding-bottom="0.0201in" fo:border-left="0.05pt solid #000000" fo:border-right="none" fo:border-top="none" fo:border-bottom="0.05pt solid #000000"/>
    </style:style>
    <style:style style:name="Table1.18" style:family="table-row">
      <style:table-row-properties fo:keep-together="always"/>
    </style:style>
    <style:style style:name="Table1.A18" style:family="table-cell">
      <style:table-cell-properties fo:padding-left="0.0799in" fo:padding-right="0.0403in" fo:padding-top="0.0799in" fo:padding-bottom="0.0201in" fo:border-left="0.05pt solid #000000" fo:border-right="none" fo:border-top="none" fo:border-bottom="0.05pt solid #000000"/>
    </style:style>
    <style:style style:name="Table1.B18" style:family="table-cell">
      <style:table-cell-properties fo:padding-left="0.0799in" fo:padding-right="0.0403in" fo:padding-top="0.0799in" fo:padding-bottom="0.0201in" fo:border-left="0.05pt solid #000000" fo:border-right="none" fo:border-top="none" fo:border-bottom="0.05pt solid #000000"/>
    </style:style>
    <style:style style:name="Table1.C18" style:family="table-cell">
      <style:table-cell-properties fo:padding-left="0.0799in" fo:padding-right="0.0403in" fo:padding-top="0.0799in" fo:padding-bottom="0.0201in" fo:border-left="0.05pt solid #000000" fo:border-right="none" fo:border-top="none" fo:border-bottom="0.05pt solid #000000"/>
    </style:style>
    <style:style style:name="Table1.19" style:family="table-row">
      <style:table-row-properties fo:keep-together="always"/>
    </style:style>
    <style:style style:name="Table1.A19" style:family="table-cell">
      <style:table-cell-properties fo:padding-left="0.0799in" fo:padding-right="0.0403in" fo:padding-top="0.0799in" fo:padding-bottom="0.0201in" fo:border-left="0.05pt solid #000000" fo:border-right="none" fo:border-top="none" fo:border-bottom="0.05pt solid #000000"/>
    </style:style>
    <style:style style:name="Table1.B19" style:family="table-cell">
      <style:table-cell-properties fo:padding-left="0.0799in" fo:padding-right="0.0403in" fo:padding-top="0.0799in" fo:padding-bottom="0.0201in" fo:border-left="0.05pt solid #000000" fo:border-right="none" fo:border-top="none" fo:border-bottom="0.05pt solid #000000"/>
    </style:style>
    <style:style style:name="Table1.C19" style:family="table-cell">
      <style:table-cell-properties fo:padding-left="0.0799in" fo:padding-right="0.0403in" fo:padding-top="0.0799in" fo:padding-bottom="0.0201in" fo:border-left="0.05pt solid #000000" fo:border-right="none" fo:border-top="none" fo:border-bottom="0.05pt solid #000000"/>
    </style:style>
    <style:style style:name="Table1.20" style:family="table-row">
      <style:table-row-properties fo:keep-together="always"/>
    </style:style>
    <style:style style:name="Table1.A20" style:family="table-cell">
      <style:table-cell-properties fo:padding-left="0.0799in" fo:padding-right="0.0403in" fo:padding-top="0.0799in" fo:padding-bottom="0.0201in" fo:border-left="0.05pt solid #000000" fo:border-right="none" fo:border-top="none" fo:border-bottom="0.05pt solid #000000"/>
    </style:style>
    <style:style style:name="Table1.B20" style:family="table-cell">
      <style:table-cell-properties fo:padding-left="0.0799in" fo:padding-right="0.0403in" fo:padding-top="0.0799in" fo:padding-bottom="0.0201in" fo:border-left="0.05pt solid #000000" fo:border-right="none" fo:border-top="none" fo:border-bottom="0.05pt solid #000000"/>
    </style:style>
    <style:style style:name="Table1.C20" style:family="table-cell">
      <style:table-cell-properties fo:padding-left="0.0799in" fo:padding-right="0.0403in" fo:padding-top="0.0799in" fo:padding-bottom="0.0201in" fo:border-left="0.05pt solid #000000" fo:border-right="none" fo:border-top="none" fo:border-bottom="0.05pt solid #000000"/>
    </style:style>
    <style:style style:name="Table1.21" style:family="table-row">
      <style:table-row-properties fo:keep-together="always"/>
    </style:style>
    <style:style style:name="Table1.A21" style:family="table-cell">
      <style:table-cell-properties fo:padding-left="0.0799in" fo:padding-right="0.0403in" fo:padding-top="0.0799in" fo:padding-bottom="0.0201in" fo:border-left="0.05pt solid #000000" fo:border-right="none" fo:border-top="none" fo:border-bottom="0.05pt solid #000000"/>
    </style:style>
    <style:style style:name="Table1.B21" style:family="table-cell">
      <style:table-cell-properties fo:padding-left="0.0799in" fo:padding-right="0.0403in" fo:padding-top="0.0799in" fo:padding-bottom="0.0201in" fo:border-left="0.05pt solid #000000" fo:border-right="none" fo:border-top="none" fo:border-bottom="0.05pt solid #000000"/>
    </style:style>
    <style:style style:name="Table1.C21" style:family="table-cell">
      <style:table-cell-properties fo:padding-left="0.0799in" fo:padding-right="0.0403in" fo:padding-top="0.0799in" fo:padding-bottom="0.0201in" fo:border-left="0.05pt solid #000000" fo:border-right="none" fo:border-top="none" fo:border-bottom="0.05pt solid #000000"/>
    </style:style>
    <style:style style:name="Table1.22" style:family="table-row">
      <style:table-row-properties fo:keep-together="always"/>
    </style:style>
    <style:style style:name="Table1.A22" style:family="table-cell">
      <style:table-cell-properties fo:padding-left="0.0799in" fo:padding-right="0.0403in" fo:padding-top="0.0799in" fo:padding-bottom="0.0201in" fo:border-left="0.05pt solid #000000" fo:border-right="none" fo:border-top="none" fo:border-bottom="0.05pt solid #000000"/>
    </style:style>
    <style:style style:name="Table1.B22" style:family="table-cell">
      <style:table-cell-properties fo:padding-left="0.0799in" fo:padding-right="0.0403in" fo:padding-top="0.0799in" fo:padding-bottom="0.0201in" fo:border-left="0.05pt solid #000000" fo:border-right="none" fo:border-top="none" fo:border-bottom="0.05pt solid #000000"/>
    </style:style>
    <style:style style:name="Table1.C22" style:family="table-cell">
      <style:table-cell-properties fo:padding-left="0.0799in" fo:padding-right="0.0403in" fo:padding-top="0.0799in" fo:padding-bottom="0.0201in" fo:border-left="0.05pt solid #000000" fo:border-right="none" fo:border-top="none" fo:border-bottom="0.05pt solid #000000"/>
    </style:style>
    <style:style style:name="Table1.23" style:family="table-row">
      <style:table-row-properties fo:keep-together="always"/>
    </style:style>
    <style:style style:name="Table1.A23" style:family="table-cell">
      <style:table-cell-properties fo:padding-left="0.0799in" fo:padding-right="0.0403in" fo:padding-top="0.0799in" fo:padding-bottom="0.0201in" fo:border-left="0.05pt solid #000000" fo:border-right="none" fo:border-top="none" fo:border-bottom="0.05pt solid #000000"/>
    </style:style>
    <style:style style:name="Table1.B23" style:family="table-cell">
      <style:table-cell-properties fo:padding-left="0.0799in" fo:padding-right="0.0403in" fo:padding-top="0.0799in" fo:padding-bottom="0.0201in" fo:border-left="0.05pt solid #000000" fo:border-right="none" fo:border-top="none" fo:border-bottom="0.05pt solid #000000"/>
    </style:style>
    <style:style style:name="Table1.C23" style:family="table-cell">
      <style:table-cell-properties fo:padding-left="0.0799in" fo:padding-right="0.0403in" fo:padding-top="0.0799in" fo:padding-bottom="0.0201in" fo:border-left="0.05pt solid #000000" fo:border-right="none" fo:border-top="none" fo:border-bottom="0.05pt solid #000000"/>
    </style:style>
    <style:style style:name="Table1.D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 style:family="table-row">
      <style:table-row-properties fo:keep-together="always"/>
    </style:style>
    <style:style style:name="Table1.A24" style:family="table-cell">
      <style:table-cell-properties fo:padding-left="0.0799in" fo:padding-right="0.0403in" fo:padding-top="0.0799in" fo:padding-bottom="0.0201in" fo:border-left="0.05pt solid #000000" fo:border-right="none" fo:border-top="none" fo:border-bottom="0.05pt solid #000000"/>
    </style:style>
    <style:style style:name="Table1.B24" style:family="table-cell">
      <style:table-cell-properties fo:padding-left="0.0799in" fo:padding-right="0.0403in" fo:padding-top="0.0799in" fo:padding-bottom="0.0201in" fo:border-left="0.05pt solid #000000" fo:border-right="none" fo:border-top="none" fo:border-bottom="0.05pt solid #000000"/>
    </style:style>
    <style:style style:name="Table1.C24" style:family="table-cell">
      <style:table-cell-properties fo:padding-left="0.0799in" fo:padding-right="0.0403in" fo:padding-top="0.0799in" fo:padding-bottom="0.0201in" fo:border-left="0.05pt solid #000000" fo:border-right="none" fo:border-top="none" fo:border-bottom="0.05pt solid #000000"/>
    </style:style>
    <style:style style:name="Table1.25" style:family="table-row">
      <style:table-row-properties fo:keep-together="always"/>
    </style:style>
    <style:style style:name="Table1.A25" style:family="table-cell">
      <style:table-cell-properties fo:padding-left="0.0799in" fo:padding-right="0.0403in" fo:padding-top="0.0799in" fo:padding-bottom="0.0201in" fo:border-left="0.05pt solid #000000" fo:border-right="none" fo:border-top="none" fo:border-bottom="0.05pt solid #000000"/>
    </style:style>
    <style:style style:name="Table1.B25" style:family="table-cell">
      <style:table-cell-properties fo:padding-left="0.0799in" fo:padding-right="0.0403in" fo:padding-top="0.0799in" fo:padding-bottom="0.0201in" fo:border-left="0.05pt solid #000000" fo:border-right="none" fo:border-top="none" fo:border-bottom="0.05pt solid #000000"/>
    </style:style>
    <style:style style:name="Table1.C25" style:family="table-cell">
      <style:table-cell-properties fo:padding-left="0.0799in" fo:padding-right="0.0403in" fo:padding-top="0.0799in" fo:padding-bottom="0.0201in" fo:border-left="0.05pt solid #000000" fo:border-right="none" fo:border-top="none" fo:border-bottom="0.05pt solid #000000"/>
    </style:style>
    <style:style style:name="Table1.26" style:family="table-row">
      <style:table-row-properties fo:keep-together="always"/>
    </style:style>
    <style:style style:name="Table1.A26" style:family="table-cell">
      <style:table-cell-properties fo:padding-left="0.0799in" fo:padding-right="0.0403in" fo:padding-top="0.0799in" fo:padding-bottom="0.0201in" fo:border-left="0.05pt solid #000000" fo:border-right="none" fo:border-top="none" fo:border-bottom="0.05pt solid #000000"/>
    </style:style>
    <style:style style:name="Table1.B26" style:family="table-cell">
      <style:table-cell-properties fo:padding-left="0.0799in" fo:padding-right="0.0403in" fo:padding-top="0.0799in" fo:padding-bottom="0.0201in" fo:border-left="0.05pt solid #000000" fo:border-right="none" fo:border-top="none" fo:border-bottom="0.05pt solid #000000"/>
    </style:style>
    <style:style style:name="Table1.C26" style:family="table-cell">
      <style:table-cell-properties fo:padding-left="0.0799in" fo:padding-right="0.0403in" fo:padding-top="0.0799in" fo:padding-bottom="0.0201in" fo:border-left="0.05pt solid #000000" fo:border-right="none" fo:border-top="none" fo:border-bottom="0.05pt solid #000000"/>
    </style:style>
    <style:style style:name="Table1.27" style:family="table-row">
      <style:table-row-properties fo:keep-together="always"/>
    </style:style>
    <style:style style:name="Table1.A27" style:family="table-cell">
      <style:table-cell-properties fo:padding-left="0.0799in" fo:padding-right="0.0403in" fo:padding-top="0.0799in" fo:padding-bottom="0.0201in" fo:border-left="0.05pt solid #000000" fo:border-right="none" fo:border-top="none" fo:border-bottom="0.05pt solid #000000"/>
    </style:style>
    <style:style style:name="Table1.B27" style:family="table-cell">
      <style:table-cell-properties fo:padding-left="0.0799in" fo:padding-right="0.0403in" fo:padding-top="0.0799in" fo:padding-bottom="0.0201in" fo:border-left="0.05pt solid #000000" fo:border-right="none" fo:border-top="none" fo:border-bottom="0.05pt solid #000000"/>
    </style:style>
    <style:style style:name="Table1.C27" style:family="table-cell">
      <style:table-cell-properties fo:padding-left="0.0799in" fo:padding-right="0.0403in" fo:padding-top="0.0799in" fo:padding-bottom="0.0201in" fo:border-left="0.05pt solid #000000" fo:border-right="none" fo:border-top="none" fo:border-bottom="0.05pt solid #000000"/>
    </style:style>
    <style:style style:name="Table1.D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 style:family="table-row">
      <style:table-row-properties fo:keep-together="always"/>
    </style:style>
    <style:style style:name="Table1.A28" style:family="table-cell">
      <style:table-cell-properties fo:padding-left="0.0799in" fo:padding-right="0.0403in" fo:padding-top="0.0799in" fo:padding-bottom="0.0201in" fo:border-left="0.05pt solid #000000" fo:border-right="none" fo:border-top="none" fo:border-bottom="0.05pt solid #000000"/>
    </style:style>
    <style:style style:name="Table1.B28" style:family="table-cell">
      <style:table-cell-properties fo:padding-left="0.0799in" fo:padding-right="0.0403in" fo:padding-top="0.0799in" fo:padding-bottom="0.0201in" fo:border-left="0.05pt solid #000000" fo:border-right="none" fo:border-top="none" fo:border-bottom="0.05pt solid #000000"/>
    </style:style>
    <style:style style:name="Table1.C28" style:family="table-cell">
      <style:table-cell-properties fo:padding-left="0.0799in" fo:padding-right="0.0403in" fo:padding-top="0.0799in" fo:padding-bottom="0.0201in" fo:border-left="0.05pt solid #000000" fo:border-right="none" fo:border-top="none" fo:border-bottom="0.05pt solid #000000"/>
    </style:style>
    <style:style style:name="Table1.29" style:family="table-row">
      <style:table-row-properties fo:keep-together="always"/>
    </style:style>
    <style:style style:name="Table1.A29" style:family="table-cell">
      <style:table-cell-properties fo:padding-left="0.0799in" fo:padding-right="0.0403in" fo:padding-top="0.0799in" fo:padding-bottom="0.0201in" fo:border-left="0.05pt solid #000000" fo:border-right="none" fo:border-top="none" fo:border-bottom="0.05pt solid #000000"/>
    </style:style>
    <style:style style:name="Table1.B29" style:family="table-cell">
      <style:table-cell-properties fo:padding-left="0.0799in" fo:padding-right="0.0403in" fo:padding-top="0.0799in" fo:padding-bottom="0.0201in" fo:border-left="0.05pt solid #000000" fo:border-right="none" fo:border-top="none" fo:border-bottom="0.05pt solid #000000"/>
    </style:style>
    <style:style style:name="Table1.C29" style:family="table-cell">
      <style:table-cell-properties fo:padding-left="0.0799in" fo:padding-right="0.0403in" fo:padding-top="0.0799in" fo:padding-bottom="0.0201in" fo:border-left="0.05pt solid #000000" fo:border-right="none" fo:border-top="none" fo:border-bottom="0.05pt solid #000000"/>
    </style:style>
    <style:style style:name="Table1.30" style:family="table-row">
      <style:table-row-properties fo:keep-together="always"/>
    </style:style>
    <style:style style:name="Table1.A30" style:family="table-cell">
      <style:table-cell-properties fo:padding-left="0.0799in" fo:padding-right="0.0403in" fo:padding-top="0.0799in" fo:padding-bottom="0.0201in" fo:border-left="0.05pt solid #000000" fo:border-right="none" fo:border-top="none" fo:border-bottom="0.05pt solid #000000"/>
    </style:style>
    <style:style style:name="Table1.B30" style:family="table-cell">
      <style:table-cell-properties fo:padding-left="0.0799in" fo:padding-right="0.0403in" fo:padding-top="0.0799in" fo:padding-bottom="0.0201in" fo:border-left="0.05pt solid #000000" fo:border-right="none" fo:border-top="none" fo:border-bottom="0.05pt solid #000000"/>
    </style:style>
    <style:style style:name="Table1.C30" style:family="table-cell">
      <style:table-cell-properties fo:padding-left="0.0799in" fo:padding-right="0.0403in" fo:padding-top="0.0799in" fo:padding-bottom="0.0201in" fo:border-left="0.05pt solid #000000" fo:border-right="none" fo:border-top="none" fo:border-bottom="0.05pt solid #000000"/>
    </style:style>
    <style:style style:name="Table1.31" style:family="table-row">
      <style:table-row-properties fo:keep-together="always"/>
    </style:style>
    <style:style style:name="Table1.A31" style:family="table-cell">
      <style:table-cell-properties fo:padding-left="0.0799in" fo:padding-right="0.0403in" fo:padding-top="0.0799in" fo:padding-bottom="0.0201in" fo:border-left="0.05pt solid #000000" fo:border-right="none" fo:border-top="none" fo:border-bottom="0.05pt solid #000000"/>
    </style:style>
    <style:style style:name="Table1.B31" style:family="table-cell">
      <style:table-cell-properties fo:padding-left="0.0799in" fo:padding-right="0.0403in" fo:padding-top="0.0799in" fo:padding-bottom="0.0201in" fo:border-left="0.05pt solid #000000" fo:border-right="none" fo:border-top="none" fo:border-bottom="0.05pt solid #000000"/>
    </style:style>
    <style:style style:name="Table1.C31" style:family="table-cell">
      <style:table-cell-properties fo:padding-left="0.0799in" fo:padding-right="0.0403in" fo:padding-top="0.0799in" fo:padding-bottom="0.0201in" fo:border-left="0.05pt solid #000000" fo:border-right="none" fo:border-top="none" fo:border-bottom="0.05pt solid #000000"/>
    </style:style>
    <style:style style:name="Table1.32" style:family="table-row">
      <style:table-row-properties fo:keep-together="always"/>
    </style:style>
    <style:style style:name="Table1.A32" style:family="table-cell">
      <style:table-cell-properties fo:padding-left="0.0799in" fo:padding-right="0.0403in" fo:padding-top="0.0799in" fo:padding-bottom="0.0201in" fo:border-left="0.05pt solid #000000" fo:border-right="none" fo:border-top="none" fo:border-bottom="0.05pt solid #000000"/>
    </style:style>
    <style:style style:name="Table1.B32" style:family="table-cell">
      <style:table-cell-properties fo:padding-left="0.0799in" fo:padding-right="0.0403in" fo:padding-top="0.0799in" fo:padding-bottom="0.0201in" fo:border-left="0.05pt solid #000000" fo:border-right="none" fo:border-top="none" fo:border-bottom="0.05pt solid #000000"/>
    </style:style>
    <style:style style:name="Table1.C32" style:family="table-cell">
      <style:table-cell-properties fo:padding-left="0.0799in" fo:padding-right="0.0403in" fo:padding-top="0.0799in" fo:padding-bottom="0.0201in" fo:border-left="0.05pt solid #000000" fo:border-right="none" fo:border-top="none" fo:border-bottom="0.05pt solid #000000"/>
    </style:style>
    <style:style style:name="Table1.33" style:family="table-row">
      <style:table-row-properties fo:keep-together="always"/>
    </style:style>
    <style:style style:name="Table1.A33" style:family="table-cell">
      <style:table-cell-properties fo:padding-left="0.0799in" fo:padding-right="0.0403in" fo:padding-top="0.0799in" fo:padding-bottom="0.0201in" fo:border-left="0.05pt solid #000000" fo:border-right="none" fo:border-top="none" fo:border-bottom="0.05pt solid #000000"/>
    </style:style>
    <style:style style:name="Table1.B33" style:family="table-cell">
      <style:table-cell-properties fo:padding-left="0.0799in" fo:padding-right="0.0403in" fo:padding-top="0.0799in" fo:padding-bottom="0.0201in" fo:border-left="0.05pt solid #000000" fo:border-right="none" fo:border-top="none" fo:border-bottom="0.05pt solid #000000"/>
    </style:style>
    <style:style style:name="Table1.C33" style:family="table-cell">
      <style:table-cell-properties fo:padding-left="0.0799in" fo:padding-right="0.0403in" fo:padding-top="0.0799in" fo:padding-bottom="0.0201in" fo:border-left="0.05pt solid #000000" fo:border-right="none" fo:border-top="none" fo:border-bottom="0.05pt solid #000000"/>
    </style:style>
    <style:style style:name="Table1.34" style:family="table-row">
      <style:table-row-properties fo:keep-together="always"/>
    </style:style>
    <style:style style:name="Table1.A34" style:family="table-cell">
      <style:table-cell-properties fo:padding-left="0.0799in" fo:padding-right="0.0403in" fo:padding-top="0.0799in" fo:padding-bottom="0.0201in" fo:border-left="0.05pt solid #000000" fo:border-right="none" fo:border-top="none" fo:border-bottom="0.05pt solid #000000"/>
    </style:style>
    <style:style style:name="Table1.B34" style:family="table-cell">
      <style:table-cell-properties fo:padding-left="0.0799in" fo:padding-right="0.0403in" fo:padding-top="0.0799in" fo:padding-bottom="0.0201in" fo:border-left="0.05pt solid #000000" fo:border-right="none" fo:border-top="none" fo:border-bottom="0.05pt solid #000000"/>
    </style:style>
    <style:style style:name="Table1.C34" style:family="table-cell">
      <style:table-cell-properties fo:padding-left="0.0799in" fo:padding-right="0.0403in" fo:padding-top="0.0799in" fo:padding-bottom="0.0201in" fo:border-left="0.05pt solid #000000" fo:border-right="none" fo:border-top="none" fo:border-bottom="0.05pt solid #000000"/>
    </style:style>
    <style:style style:name="Table1.35" style:family="table-row">
      <style:table-row-properties fo:keep-together="always"/>
    </style:style>
    <style:style style:name="Table1.A35" style:family="table-cell">
      <style:table-cell-properties fo:padding-left="0.0799in" fo:padding-right="0.0403in" fo:padding-top="0.0799in" fo:padding-bottom="0.0201in" fo:border-left="0.05pt solid #000000" fo:border-right="none" fo:border-top="none" fo:border-bottom="0.05pt solid #000000"/>
    </style:style>
    <style:style style:name="Table1.B35" style:family="table-cell">
      <style:table-cell-properties fo:padding-left="0.0799in" fo:padding-right="0.0403in" fo:padding-top="0.0799in" fo:padding-bottom="0.0201in" fo:border-left="0.05pt solid #000000" fo:border-right="none" fo:border-top="none" fo:border-bottom="0.05pt solid #000000"/>
    </style:style>
    <style:style style:name="Table1.C35" style:family="table-cell">
      <style:table-cell-properties fo:padding-left="0.0799in" fo:padding-right="0.0403in" fo:padding-top="0.0799in" fo:padding-bottom="0.0201in" fo:border-left="0.05pt solid #000000" fo:border-right="none" fo:border-top="none" fo:border-bottom="0.05pt solid #000000"/>
    </style:style>
    <style:style style:name="Table1.36" style:family="table-row">
      <style:table-row-properties fo:keep-together="always"/>
    </style:style>
    <style:style style:name="Table1.A36" style:family="table-cell">
      <style:table-cell-properties fo:padding-left="0.0799in" fo:padding-right="0.0403in" fo:padding-top="0.0799in" fo:padding-bottom="0.0201in" fo:border-left="0.05pt solid #000000" fo:border-right="none" fo:border-top="none" fo:border-bottom="0.05pt solid #000000"/>
    </style:style>
    <style:style style:name="Table1.B36" style:family="table-cell">
      <style:table-cell-properties fo:padding-left="0.0799in" fo:padding-right="0.0403in" fo:padding-top="0.0799in" fo:padding-bottom="0.0201in" fo:border-left="0.05pt solid #000000" fo:border-right="none" fo:border-top="none" fo:border-bottom="0.05pt solid #000000"/>
    </style:style>
    <style:style style:name="Table1.C36" style:family="table-cell">
      <style:table-cell-properties fo:padding-left="0.0799in" fo:padding-right="0.0403in" fo:padding-top="0.0799in" fo:padding-bottom="0.0201in" fo:border-left="0.05pt solid #000000" fo:border-right="none" fo:border-top="none" fo:border-bottom="0.05pt solid #000000"/>
    </style:style>
    <style:style style:name="Table1.37" style:family="table-row">
      <style:table-row-properties fo:keep-together="always"/>
    </style:style>
    <style:style style:name="Table1.A37" style:family="table-cell">
      <style:table-cell-properties fo:padding-left="0.0799in" fo:padding-right="0.0403in" fo:padding-top="0.0799in" fo:padding-bottom="0.0201in" fo:border-left="0.05pt solid #000000" fo:border-right="none" fo:border-top="none" fo:border-bottom="0.05pt solid #000000"/>
    </style:style>
    <style:style style:name="Table1.B37" style:family="table-cell">
      <style:table-cell-properties fo:padding-left="0.0799in" fo:padding-right="0.0403in" fo:padding-top="0.0799in" fo:padding-bottom="0.0201in" fo:border-left="0.05pt solid #000000" fo:border-right="none" fo:border-top="none" fo:border-bottom="0.05pt solid #000000"/>
    </style:style>
    <style:style style:name="Table1.C37" style:family="table-cell">
      <style:table-cell-properties fo:padding-left="0.0799in" fo:padding-right="0.0403in" fo:padding-top="0.0799in" fo:padding-bottom="0.0201in" fo:border-left="0.05pt solid #000000" fo:border-right="none" fo:border-top="none" fo:border-bottom="0.05pt solid #000000"/>
    </style:style>
    <style:style style:name="Table1.38" style:family="table-row">
      <style:table-row-properties fo:keep-together="always"/>
    </style:style>
    <style:style style:name="Table1.A38" style:family="table-cell">
      <style:table-cell-properties fo:padding-left="0.0799in" fo:padding-right="0.0403in" fo:padding-top="0.0799in" fo:padding-bottom="0.0201in" fo:border-left="0.05pt solid #000000" fo:border-right="none" fo:border-top="none" fo:border-bottom="0.05pt solid #000000"/>
    </style:style>
    <style:style style:name="Table1.B38" style:family="table-cell">
      <style:table-cell-properties fo:padding-left="0.0799in" fo:padding-right="0.0403in" fo:padding-top="0.0799in" fo:padding-bottom="0.0201in" fo:border-left="0.05pt solid #000000" fo:border-right="none" fo:border-top="none" fo:border-bottom="0.05pt solid #000000"/>
    </style:style>
    <style:style style:name="Table1.C38" style:family="table-cell">
      <style:table-cell-properties fo:padding-left="0.0799in" fo:padding-right="0.0403in" fo:padding-top="0.0799in" fo:padding-bottom="0.0201in" fo:border-left="0.05pt solid #000000" fo:border-right="none" fo:border-top="none" fo:border-bottom="0.05pt solid #000000"/>
    </style:style>
    <style:style style:name="Table1.39" style:family="table-row">
      <style:table-row-properties fo:keep-together="always"/>
    </style:style>
    <style:style style:name="Table1.A39" style:family="table-cell">
      <style:table-cell-properties fo:padding-left="0.0799in" fo:padding-right="0.0403in" fo:padding-top="0.0799in" fo:padding-bottom="0.0201in" fo:border-left="0.05pt solid #000000" fo:border-right="none" fo:border-top="none" fo:border-bottom="0.05pt solid #000000"/>
    </style:style>
    <style:style style:name="Table1.B39" style:family="table-cell">
      <style:table-cell-properties fo:padding-left="0.0799in" fo:padding-right="0.0403in" fo:padding-top="0.0799in" fo:padding-bottom="0.0201in" fo:border-left="0.05pt solid #000000" fo:border-right="none" fo:border-top="none" fo:border-bottom="0.05pt solid #000000"/>
    </style:style>
    <style:style style:name="Table1.C39" style:family="table-cell">
      <style:table-cell-properties fo:padding-left="0.0799in" fo:padding-right="0.0403in" fo:padding-top="0.0799in" fo:padding-bottom="0.0201in" fo:border-left="0.05pt solid #000000" fo:border-right="none" fo:border-top="none" fo:border-bottom="0.05pt solid #000000"/>
    </style:style>
    <style:style style:name="Table1.40" style:family="table-row">
      <style:table-row-properties fo:keep-together="always"/>
    </style:style>
    <style:style style:name="Table1.A40" style:family="table-cell">
      <style:table-cell-properties fo:padding-left="0.0799in" fo:padding-right="0.0403in" fo:padding-top="0.0799in" fo:padding-bottom="0.0201in" fo:border-left="0.05pt solid #000000" fo:border-right="none" fo:border-top="none" fo:border-bottom="0.05pt solid #000000"/>
    </style:style>
    <style:style style:name="Table1.B40" style:family="table-cell">
      <style:table-cell-properties fo:padding-left="0.0799in" fo:padding-right="0.0403in" fo:padding-top="0.0799in" fo:padding-bottom="0.0201in" fo:border-left="0.05pt solid #000000" fo:border-right="none" fo:border-top="none" fo:border-bottom="0.05pt solid #000000"/>
    </style:style>
    <style:style style:name="Table1.C40" style:family="table-cell">
      <style:table-cell-properties fo:padding-left="0.0799in" fo:padding-right="0.0403in" fo:padding-top="0.0799in" fo:padding-bottom="0.0201in" fo:border-left="0.05pt solid #000000" fo:border-right="none" fo:border-top="none" fo:border-bottom="0.05pt solid #000000"/>
    </style:style>
    <style:style style:name="Table1.41" style:family="table-row">
      <style:table-row-properties fo:keep-together="always"/>
    </style:style>
    <style:style style:name="Table1.A41" style:family="table-cell">
      <style:table-cell-properties fo:padding-left="0.0799in" fo:padding-right="0.0403in" fo:padding-top="0.0799in" fo:padding-bottom="0.0201in" fo:border-left="0.05pt solid #000000" fo:border-right="none" fo:border-top="none" fo:border-bottom="0.05pt solid #000000"/>
    </style:style>
    <style:style style:name="Table1.B41" style:family="table-cell">
      <style:table-cell-properties fo:padding-left="0.0799in" fo:padding-right="0.0403in" fo:padding-top="0.0799in" fo:padding-bottom="0.0201in" fo:border-left="0.05pt solid #000000" fo:border-right="none" fo:border-top="none" fo:border-bottom="0.05pt solid #000000"/>
    </style:style>
    <style:style style:name="Table1.C41" style:family="table-cell">
      <style:table-cell-properties fo:padding-left="0.0799in" fo:padding-right="0.0403in" fo:padding-top="0.0799in" fo:padding-bottom="0.0201in" fo:border-left="0.05pt solid #000000" fo:border-right="none" fo:border-top="none" fo:border-bottom="0.05pt solid #000000"/>
    </style:style>
    <style:style style:name="Table1.42" style:family="table-row">
      <style:table-row-properties fo:keep-together="always"/>
    </style:style>
    <style:style style:name="Table1.A42" style:family="table-cell">
      <style:table-cell-properties fo:padding-left="0.0799in" fo:padding-right="0.0403in" fo:padding-top="0.0799in" fo:padding-bottom="0.0201in" fo:border-left="0.05pt solid #000000" fo:border-right="none" fo:border-top="none" fo:border-bottom="0.05pt solid #000000"/>
    </style:style>
    <style:style style:name="Table1.B42" style:family="table-cell">
      <style:table-cell-properties fo:padding-left="0.0799in" fo:padding-right="0.0403in" fo:padding-top="0.0799in" fo:padding-bottom="0.0201in" fo:border-left="0.05pt solid #000000" fo:border-right="none" fo:border-top="none" fo:border-bottom="0.05pt solid #000000"/>
    </style:style>
    <style:style style:name="Table1.C42" style:family="table-cell">
      <style:table-cell-properties fo:padding-left="0.0799in" fo:padding-right="0.0403in" fo:padding-top="0.0799in" fo:padding-bottom="0.0201in" fo:border-left="0.05pt solid #000000" fo:border-right="none" fo:border-top="none" fo:border-bottom="0.05pt solid #000000"/>
    </style:style>
    <style:style style:name="Table1.43" style:family="table-row">
      <style:table-row-properties fo:keep-together="always"/>
    </style:style>
    <style:style style:name="Table1.A43" style:family="table-cell">
      <style:table-cell-properties fo:padding-left="0.0799in" fo:padding-right="0.0403in" fo:padding-top="0.0799in" fo:padding-bottom="0.0201in" fo:border-left="0.05pt solid #000000" fo:border-right="none" fo:border-top="none" fo:border-bottom="0.05pt solid #000000"/>
    </style:style>
    <style:style style:name="Table1.B43" style:family="table-cell">
      <style:table-cell-properties fo:padding-left="0.0799in" fo:padding-right="0.0403in" fo:padding-top="0.0799in" fo:padding-bottom="0.0201in" fo:border-left="0.05pt solid #000000" fo:border-right="none" fo:border-top="none" fo:border-bottom="0.05pt solid #000000"/>
    </style:style>
    <style:style style:name="Table1.C43" style:family="table-cell">
      <style:table-cell-properties fo:padding-left="0.0799in" fo:padding-right="0.0403in" fo:padding-top="0.0799in" fo:padding-bottom="0.0201in" fo:border-left="0.05pt solid #000000" fo:border-right="none" fo:border-top="none" fo:border-bottom="0.05pt solid #000000"/>
    </style:style>
    <style:style style:name="Table1.44" style:family="table-row">
      <style:table-row-properties fo:keep-together="always"/>
    </style:style>
    <style:style style:name="Table1.A44" style:family="table-cell">
      <style:table-cell-properties fo:padding-left="0.0799in" fo:padding-right="0.0403in" fo:padding-top="0.0799in" fo:padding-bottom="0.0201in" fo:border-left="0.05pt solid #000000" fo:border-right="none" fo:border-top="none" fo:border-bottom="0.05pt solid #000000"/>
    </style:style>
    <style:style style:name="Table1.B44" style:family="table-cell">
      <style:table-cell-properties fo:padding-left="0.0799in" fo:padding-right="0.0403in" fo:padding-top="0.0799in" fo:padding-bottom="0.0201in" fo:border-left="0.05pt solid #000000" fo:border-right="none" fo:border-top="none" fo:border-bottom="0.05pt solid #000000"/>
    </style:style>
    <style:style style:name="Table1.C44" style:family="table-cell">
      <style:table-cell-properties fo:padding-left="0.0799in" fo:padding-right="0.0403in" fo:padding-top="0.0799in" fo:padding-bottom="0.0201in" fo:border-left="0.05pt solid #000000" fo:border-right="none" fo:border-top="none" fo:border-bottom="0.05pt solid #000000"/>
    </style:style>
    <style:style style:name="Table1.45" style:family="table-row">
      <style:table-row-properties fo:keep-together="always"/>
    </style:style>
    <style:style style:name="Table1.A45" style:family="table-cell">
      <style:table-cell-properties fo:padding-left="0.0799in" fo:padding-right="0.0403in" fo:padding-top="0.0799in" fo:padding-bottom="0.0201in" fo:border-left="0.05pt solid #000000" fo:border-right="none" fo:border-top="none" fo:border-bottom="0.05pt solid #000000"/>
    </style:style>
    <style:style style:name="Table1.B45" style:family="table-cell">
      <style:table-cell-properties fo:padding-left="0.0799in" fo:padding-right="0.0403in" fo:padding-top="0.0799in" fo:padding-bottom="0.0201in" fo:border-left="0.05pt solid #000000" fo:border-right="none" fo:border-top="none" fo:border-bottom="0.05pt solid #000000"/>
    </style:style>
    <style:style style:name="Table1.C45" style:family="table-cell">
      <style:table-cell-properties fo:padding-left="0.0799in" fo:padding-right="0.0403in" fo:padding-top="0.0799in" fo:padding-bottom="0.0201in" fo:border-left="0.05pt solid #000000" fo:border-right="none" fo:border-top="none" fo:border-bottom="0.05pt solid #000000"/>
    </style:style>
    <style:style style:name="Table1.46" style:family="table-row">
      <style:table-row-properties fo:keep-together="always"/>
    </style:style>
    <style:style style:name="Table1.A46" style:family="table-cell">
      <style:table-cell-properties fo:padding-left="0.0799in" fo:padding-right="0.0403in" fo:padding-top="0.0799in" fo:padding-bottom="0.0201in" fo:border-left="0.05pt solid #000000" fo:border-right="none" fo:border-top="none" fo:border-bottom="0.05pt solid #000000"/>
    </style:style>
    <style:style style:name="Table1.B46" style:family="table-cell">
      <style:table-cell-properties fo:padding-left="0.0799in" fo:padding-right="0.0403in" fo:padding-top="0.0799in" fo:padding-bottom="0.0201in" fo:border-left="0.05pt solid #000000" fo:border-right="none" fo:border-top="none" fo:border-bottom="0.05pt solid #000000"/>
    </style:style>
    <style:style style:name="Table1.C46" style:family="table-cell">
      <style:table-cell-properties fo:padding-left="0.0799in" fo:padding-right="0.0403in" fo:padding-top="0.0799in" fo:padding-bottom="0.0201in" fo:border-left="0.05pt solid #000000" fo:border-right="none" fo:border-top="none" fo:border-bottom="0.05pt solid #000000"/>
    </style:style>
    <style:style style:name="Table1.47" style:family="table-row">
      <style:table-row-properties fo:keep-together="always"/>
    </style:style>
    <style:style style:name="Table1.A47" style:family="table-cell">
      <style:table-cell-properties fo:padding-left="0.0799in" fo:padding-right="0.0403in" fo:padding-top="0.0799in" fo:padding-bottom="0.0201in" fo:border-left="0.05pt solid #000000" fo:border-right="none" fo:border-top="none" fo:border-bottom="0.05pt solid #000000"/>
    </style:style>
    <style:style style:name="Table1.B47" style:family="table-cell">
      <style:table-cell-properties fo:padding-left="0.0799in" fo:padding-right="0.0403in" fo:padding-top="0.0799in" fo:padding-bottom="0.0201in" fo:border-left="0.05pt solid #000000" fo:border-right="none" fo:border-top="none" fo:border-bottom="0.05pt solid #000000"/>
    </style:style>
    <style:style style:name="Table1.C47" style:family="table-cell">
      <style:table-cell-properties fo:padding-left="0.0799in" fo:padding-right="0.0403in" fo:padding-top="0.0799in" fo:padding-bottom="0.0201in" fo:border-left="0.05pt solid #000000" fo:border-right="none" fo:border-top="none" fo:border-bottom="0.05pt solid #000000"/>
    </style:style>
    <style:style style:name="Table1.48" style:family="table-row">
      <style:table-row-properties fo:keep-together="always"/>
    </style:style>
    <style:style style:name="Table1.A48" style:family="table-cell">
      <style:table-cell-properties fo:padding-left="0.0799in" fo:padding-right="0.0403in" fo:padding-top="0.0799in" fo:padding-bottom="0.0201in" fo:border-left="0.05pt solid #000000" fo:border-right="none" fo:border-top="none" fo:border-bottom="0.05pt solid #000000"/>
    </style:style>
    <style:style style:name="Table1.B48" style:family="table-cell">
      <style:table-cell-properties fo:padding-left="0.0799in" fo:padding-right="0.0403in" fo:padding-top="0.0799in" fo:padding-bottom="0.0201in" fo:border-left="0.05pt solid #000000" fo:border-right="none" fo:border-top="none" fo:border-bottom="0.05pt solid #000000"/>
    </style:style>
    <style:style style:name="Table1.C48" style:family="table-cell">
      <style:table-cell-properties fo:padding-left="0.0799in" fo:padding-right="0.0403in" fo:padding-top="0.0799in" fo:padding-bottom="0.0201in" fo:border-left="0.05pt solid #000000" fo:border-right="none" fo:border-top="none" fo:border-bottom="0.05pt solid #000000"/>
    </style:style>
    <style:style style:name="Table1.49" style:family="table-row">
      <style:table-row-properties fo:keep-together="always"/>
    </style:style>
    <style:style style:name="Table1.A49" style:family="table-cell">
      <style:table-cell-properties fo:padding-left="0.0799in" fo:padding-right="0.0403in" fo:padding-top="0.0799in" fo:padding-bottom="0.0201in" fo:border-left="0.05pt solid #000000" fo:border-right="none" fo:border-top="none" fo:border-bottom="0.05pt solid #000000"/>
    </style:style>
    <style:style style:name="Table1.B49" style:family="table-cell">
      <style:table-cell-properties fo:padding-left="0.0799in" fo:padding-right="0.0403in" fo:padding-top="0.0799in" fo:padding-bottom="0.0201in" fo:border-left="0.05pt solid #000000" fo:border-right="none" fo:border-top="none" fo:border-bottom="0.05pt solid #000000"/>
    </style:style>
    <style:style style:name="Table1.C49" style:family="table-cell">
      <style:table-cell-properties fo:padding-left="0.0799in" fo:padding-right="0.0403in" fo:padding-top="0.0799in" fo:padding-bottom="0.0201in" fo:border-left="0.05pt solid #000000" fo:border-right="none" fo:border-top="none" fo:border-bottom="0.05pt solid #000000"/>
    </style:style>
    <style:style style:name="Table1.50" style:family="table-row">
      <style:table-row-properties fo:keep-together="always"/>
    </style:style>
    <style:style style:name="Table1.A50" style:family="table-cell">
      <style:table-cell-properties fo:padding-left="0.0799in" fo:padding-right="0.0403in" fo:padding-top="0.0799in" fo:padding-bottom="0.0201in" fo:border-left="0.05pt solid #000000" fo:border-right="none" fo:border-top="none" fo:border-bottom="0.05pt solid #000000"/>
    </style:style>
    <style:style style:name="Table1.B50" style:family="table-cell">
      <style:table-cell-properties fo:padding-left="0.0799in" fo:padding-right="0.0403in" fo:padding-top="0.0799in" fo:padding-bottom="0.0201in" fo:border-left="0.05pt solid #000000" fo:border-right="none" fo:border-top="none" fo:border-bottom="0.05pt solid #000000"/>
    </style:style>
    <style:style style:name="Table1.C50" style:family="table-cell">
      <style:table-cell-properties fo:padding-left="0.0799in" fo:padding-right="0.0403in" fo:padding-top="0.0799in" fo:padding-bottom="0.0201in" fo:border-left="0.05pt solid #000000" fo:border-right="none" fo:border-top="none" fo:border-bottom="0.05pt solid #000000"/>
    </style:style>
    <style:style style:name="Table1.51" style:family="table-row">
      <style:table-row-properties fo:keep-together="always"/>
    </style:style>
    <style:style style:name="Table1.A51" style:family="table-cell">
      <style:table-cell-properties fo:padding-left="0.0799in" fo:padding-right="0.0403in" fo:padding-top="0.0799in" fo:padding-bottom="0.0201in" fo:border-left="0.05pt solid #000000" fo:border-right="none" fo:border-top="none" fo:border-bottom="0.05pt solid #000000"/>
    </style:style>
    <style:style style:name="Table1.B51" style:family="table-cell">
      <style:table-cell-properties fo:padding-left="0.0799in" fo:padding-right="0.0403in" fo:padding-top="0.0799in" fo:padding-bottom="0.0201in" fo:border-left="0.05pt solid #000000" fo:border-right="none" fo:border-top="none" fo:border-bottom="0.05pt solid #000000"/>
    </style:style>
    <style:style style:name="Table1.C51" style:family="table-cell">
      <style:table-cell-properties fo:padding-left="0.0799in" fo:padding-right="0.0403in" fo:padding-top="0.0799in" fo:padding-bottom="0.0201in" fo:border-left="0.05pt solid #000000" fo:border-right="none" fo:border-top="none" fo:border-bottom="0.05pt solid #000000"/>
    </style:style>
    <style:style style:name="Table1.D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2" style:family="table-row">
      <style:table-row-properties fo:keep-together="always"/>
    </style:style>
    <style:style style:name="Table1.A52" style:family="table-cell">
      <style:table-cell-properties fo:padding-left="0.0799in" fo:padding-right="0.0403in" fo:padding-top="0.0799in" fo:padding-bottom="0.0201in" fo:border-left="0.05pt solid #000000" fo:border-right="none" fo:border-top="none" fo:border-bottom="0.05pt solid #000000"/>
    </style:style>
    <style:style style:name="Table1.B52" style:family="table-cell">
      <style:table-cell-properties fo:padding-left="0.0799in" fo:padding-right="0.0403in" fo:padding-top="0.0799in" fo:padding-bottom="0.0201in" fo:border-left="0.05pt solid #000000" fo:border-right="none" fo:border-top="none" fo:border-bottom="0.05pt solid #000000"/>
    </style:style>
    <style:style style:name="Table1.C52" style:family="table-cell">
      <style:table-cell-properties fo:padding-left="0.0799in" fo:padding-right="0.0403in" fo:padding-top="0.0799in" fo:padding-bottom="0.0201in" fo:border-left="0.05pt solid #000000" fo:border-right="none" fo:border-top="none" fo:border-bottom="0.05pt solid #000000"/>
    </style:style>
    <style:style style:name="Table1.D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3" style:family="table-row">
      <style:table-row-properties fo:keep-together="always"/>
    </style:style>
    <style:style style:name="Table1.A53" style:family="table-cell">
      <style:table-cell-properties fo:padding-left="0.0799in" fo:padding-right="0.0403in" fo:padding-top="0.0799in" fo:padding-bottom="0.0201in" fo:border-left="0.05pt solid #000000" fo:border-right="none" fo:border-top="none" fo:border-bottom="0.05pt solid #000000"/>
    </style:style>
    <style:style style:name="Table1.B53" style:family="table-cell">
      <style:table-cell-properties fo:padding-left="0.0799in" fo:padding-right="0.0403in" fo:padding-top="0.0799in" fo:padding-bottom="0.0201in" fo:border-left="0.05pt solid #000000" fo:border-right="none" fo:border-top="none" fo:border-bottom="0.05pt solid #000000"/>
    </style:style>
    <style:style style:name="Table1.C53" style:family="table-cell">
      <style:table-cell-properties fo:padding-left="0.0799in" fo:padding-right="0.0403in" fo:padding-top="0.0799in" fo:padding-bottom="0.0201in" fo:border-left="0.05pt solid #000000" fo:border-right="none" fo:border-top="none" fo:border-bottom="0.05pt solid #000000"/>
    </style:style>
    <style:style style:name="Table1.D5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4" style:family="table-row">
      <style:table-row-properties fo:keep-together="always"/>
    </style:style>
    <style:style style:name="Table1.A54" style:family="table-cell">
      <style:table-cell-properties fo:padding-left="0.0799in" fo:padding-right="0.0403in" fo:padding-top="0.0799in" fo:padding-bottom="0.0201in" fo:border-left="0.05pt solid #000000" fo:border-right="none" fo:border-top="none" fo:border-bottom="0.05pt solid #000000"/>
    </style:style>
    <style:style style:name="Table1.B54" style:family="table-cell">
      <style:table-cell-properties fo:padding-left="0.0799in" fo:padding-right="0.0403in" fo:padding-top="0.0799in" fo:padding-bottom="0.0201in" fo:border-left="0.05pt solid #000000" fo:border-right="none" fo:border-top="none" fo:border-bottom="0.05pt solid #000000"/>
    </style:style>
    <style:style style:name="Table1.C54" style:family="table-cell">
      <style:table-cell-properties fo:padding-left="0.0799in" fo:padding-right="0.0403in" fo:padding-top="0.0799in" fo:padding-bottom="0.0201in" fo:border-left="0.05pt solid #000000" fo:border-right="none" fo:border-top="none" fo:border-bottom="0.05pt solid #000000"/>
    </style:style>
    <style:style style:name="Table1.D5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5" style:family="table-row">
      <style:table-row-properties fo:keep-together="always"/>
    </style:style>
    <style:style style:name="Table1.A55" style:family="table-cell">
      <style:table-cell-properties fo:padding-left="0.0799in" fo:padding-right="0.0403in" fo:padding-top="0.0799in" fo:padding-bottom="0.0201in" fo:border-left="0.05pt solid #000000" fo:border-right="none" fo:border-top="none" fo:border-bottom="0.05pt solid #000000"/>
    </style:style>
    <style:style style:name="Table1.B55" style:family="table-cell">
      <style:table-cell-properties fo:padding-left="0.0799in" fo:padding-right="0.0403in" fo:padding-top="0.0799in" fo:padding-bottom="0.0201in" fo:border-left="0.05pt solid #000000" fo:border-right="none" fo:border-top="none" fo:border-bottom="0.05pt solid #000000"/>
    </style:style>
    <style:style style:name="Table1.C55" style:family="table-cell">
      <style:table-cell-properties fo:padding-left="0.0799in" fo:padding-right="0.0403in" fo:padding-top="0.0799in" fo:padding-bottom="0.0201in" fo:border-left="0.05pt solid #000000" fo:border-right="none" fo:border-top="none" fo:border-bottom="0.05pt solid #000000"/>
    </style:style>
    <style:style style:name="Table1.D5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6" style:family="table-row">
      <style:table-row-properties fo:keep-together="always"/>
    </style:style>
    <style:style style:name="Table1.A56" style:family="table-cell">
      <style:table-cell-properties fo:padding-left="0.0799in" fo:padding-right="0.0403in" fo:padding-top="0.0799in" fo:padding-bottom="0.0201in" fo:border-left="0.05pt solid #000000" fo:border-right="none" fo:border-top="none" fo:border-bottom="0.05pt solid #000000"/>
    </style:style>
    <style:style style:name="Table1.B56" style:family="table-cell">
      <style:table-cell-properties fo:padding-left="0.0799in" fo:padding-right="0.0403in" fo:padding-top="0.0799in" fo:padding-bottom="0.0201in" fo:border-left="0.05pt solid #000000" fo:border-right="none" fo:border-top="none" fo:border-bottom="0.05pt solid #000000"/>
    </style:style>
    <style:style style:name="Table1.C56" style:family="table-cell">
      <style:table-cell-properties fo:padding-left="0.0799in" fo:padding-right="0.0403in" fo:padding-top="0.0799in" fo:padding-bottom="0.0201in" fo:border-left="0.05pt solid #000000" fo:border-right="none" fo:border-top="none" fo:border-bottom="0.05pt solid #000000"/>
    </style:style>
    <style:style style:name="Table1.57" style:family="table-row">
      <style:table-row-properties fo:keep-together="always"/>
    </style:style>
    <style:style style:name="Table1.A57" style:family="table-cell">
      <style:table-cell-properties fo:padding-left="0.0799in" fo:padding-right="0.0403in" fo:padding-top="0.0799in" fo:padding-bottom="0.0201in" fo:border-left="0.05pt solid #000000" fo:border-right="none" fo:border-top="none" fo:border-bottom="0.05pt solid #000000"/>
    </style:style>
    <style:style style:name="Table1.B57" style:family="table-cell">
      <style:table-cell-properties fo:padding-left="0.0799in" fo:padding-right="0.0403in" fo:padding-top="0.0799in" fo:padding-bottom="0.0201in" fo:border-left="0.05pt solid #000000" fo:border-right="none" fo:border-top="none" fo:border-bottom="0.05pt solid #000000"/>
    </style:style>
    <style:style style:name="Table1.C57" style:family="table-cell">
      <style:table-cell-properties fo:padding-left="0.0799in" fo:padding-right="0.0403in" fo:padding-top="0.0799in" fo:padding-bottom="0.0201in" fo:border-left="0.05pt solid #000000" fo:border-right="none" fo:border-top="none" fo:border-bottom="0.05pt solid #000000"/>
    </style:style>
    <style:style style:name="Table1.58" style:family="table-row">
      <style:table-row-properties fo:keep-together="always"/>
    </style:style>
    <style:style style:name="Table1.A58" style:family="table-cell">
      <style:table-cell-properties fo:padding-left="0.0799in" fo:padding-right="0.0403in" fo:padding-top="0.0799in" fo:padding-bottom="0.0201in" fo:border-left="0.05pt solid #000000" fo:border-right="none" fo:border-top="none" fo:border-bottom="0.05pt solid #000000"/>
    </style:style>
    <style:style style:name="Table1.B58" style:family="table-cell">
      <style:table-cell-properties fo:padding-left="0.0799in" fo:padding-right="0.0403in" fo:padding-top="0.0799in" fo:padding-bottom="0.0201in" fo:border-left="0.05pt solid #000000" fo:border-right="none" fo:border-top="none" fo:border-bottom="0.05pt solid #000000"/>
    </style:style>
    <style:style style:name="Table1.C58" style:family="table-cell">
      <style:table-cell-properties fo:padding-left="0.0799in" fo:padding-right="0.0403in" fo:padding-top="0.0799in" fo:padding-bottom="0.0201in" fo:border-left="0.05pt solid #000000" fo:border-right="none" fo:border-top="none" fo:border-bottom="0.05pt solid #000000"/>
    </style:style>
    <style:style style:name="Table1.59" style:family="table-row">
      <style:table-row-properties fo:keep-together="always"/>
    </style:style>
    <style:style style:name="Table1.A59" style:family="table-cell">
      <style:table-cell-properties fo:padding-left="0.0799in" fo:padding-right="0.0403in" fo:padding-top="0.0799in" fo:padding-bottom="0.0201in" fo:border-left="0.05pt solid #000000" fo:border-right="none" fo:border-top="none" fo:border-bottom="0.05pt solid #000000"/>
    </style:style>
    <style:style style:name="Table1.B59" style:family="table-cell">
      <style:table-cell-properties fo:padding-left="0.0799in" fo:padding-right="0.0403in" fo:padding-top="0.0799in" fo:padding-bottom="0.0201in" fo:border-left="0.05pt solid #000000" fo:border-right="none" fo:border-top="none" fo:border-bottom="0.05pt solid #000000"/>
    </style:style>
    <style:style style:name="Table1.C59" style:family="table-cell">
      <style:table-cell-properties fo:padding-left="0.0799in" fo:padding-right="0.0403in" fo:padding-top="0.0799in" fo:padding-bottom="0.0201in" fo:border-left="0.05pt solid #000000" fo:border-right="none" fo:border-top="none" fo:border-bottom="0.05pt solid #000000"/>
    </style:style>
    <style:style style:name="Table1.D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0" style:family="table-row">
      <style:table-row-properties fo:keep-together="always"/>
    </style:style>
    <style:style style:name="Table1.A60" style:family="table-cell">
      <style:table-cell-properties fo:padding-left="0.0799in" fo:padding-right="0.0403in" fo:padding-top="0.0799in" fo:padding-bottom="0.0201in" fo:border-left="0.05pt solid #000000" fo:border-right="none" fo:border-top="none" fo:border-bottom="0.05pt solid #000000"/>
    </style:style>
    <style:style style:name="Table1.B60" style:family="table-cell">
      <style:table-cell-properties fo:padding-left="0.0799in" fo:padding-right="0.0403in" fo:padding-top="0.0799in" fo:padding-bottom="0.0201in" fo:border-left="0.05pt solid #000000" fo:border-right="none" fo:border-top="none" fo:border-bottom="0.05pt solid #000000"/>
    </style:style>
    <style:style style:name="Table1.C60" style:family="table-cell">
      <style:table-cell-properties fo:padding-left="0.0799in" fo:padding-right="0.0403in" fo:padding-top="0.0799in" fo:padding-bottom="0.0201in" fo:border-left="0.05pt solid #000000" fo:border-right="none" fo:border-top="none" fo:border-bottom="0.05pt solid #000000"/>
    </style:style>
    <style:style style:name="Table1.61" style:family="table-row">
      <style:table-row-properties fo:keep-together="always"/>
    </style:style>
    <style:style style:name="Table1.A61" style:family="table-cell">
      <style:table-cell-properties fo:padding-left="0.0799in" fo:padding-right="0.0403in" fo:padding-top="0.0799in" fo:padding-bottom="0.0201in" fo:border-left="0.05pt solid #000000" fo:border-right="none" fo:border-top="none" fo:border-bottom="0.05pt solid #000000"/>
    </style:style>
    <style:style style:name="Table1.B61" style:family="table-cell">
      <style:table-cell-properties fo:padding-left="0.0799in" fo:padding-right="0.0403in" fo:padding-top="0.0799in" fo:padding-bottom="0.0201in" fo:border-left="0.05pt solid #000000" fo:border-right="none" fo:border-top="none" fo:border-bottom="0.05pt solid #000000"/>
    </style:style>
    <style:style style:name="Table1.C61" style:family="table-cell">
      <style:table-cell-properties fo:padding-left="0.0799in" fo:padding-right="0.0403in" fo:padding-top="0.0799in" fo:padding-bottom="0.0201in" fo:border-left="0.05pt solid #000000" fo:border-right="none" fo:border-top="none" fo:border-bottom="0.05pt solid #000000"/>
    </style:style>
    <style:style style:name="Table1.62" style:family="table-row">
      <style:table-row-properties fo:keep-together="always"/>
    </style:style>
    <style:style style:name="Table1.A62" style:family="table-cell">
      <style:table-cell-properties fo:padding-left="0.0799in" fo:padding-right="0.0403in" fo:padding-top="0.0799in" fo:padding-bottom="0.0201in" fo:border-left="0.05pt solid #000000" fo:border-right="none" fo:border-top="none" fo:border-bottom="0.05pt solid #000000"/>
    </style:style>
    <style:style style:name="Table1.B62" style:family="table-cell">
      <style:table-cell-properties fo:padding-left="0.0799in" fo:padding-right="0.0403in" fo:padding-top="0.0799in" fo:padding-bottom="0.0201in" fo:border-left="0.05pt solid #000000" fo:border-right="none" fo:border-top="none" fo:border-bottom="0.05pt solid #000000"/>
    </style:style>
    <style:style style:name="Table1.C62" style:family="table-cell">
      <style:table-cell-properties fo:padding-left="0.0799in" fo:padding-right="0.0403in" fo:padding-top="0.0799in" fo:padding-bottom="0.0201in" fo:border-left="0.05pt solid #000000" fo:border-right="none" fo:border-top="none" fo:border-bottom="0.05pt solid #000000"/>
    </style:style>
    <style:style style:name="Table1.63" style:family="table-row">
      <style:table-row-properties fo:keep-together="always"/>
    </style:style>
    <style:style style:name="Table1.A63" style:family="table-cell">
      <style:table-cell-properties fo:padding-left="0.0799in" fo:padding-right="0.0403in" fo:padding-top="0.0799in" fo:padding-bottom="0.0201in" fo:border-left="0.05pt solid #000000" fo:border-right="none" fo:border-top="none" fo:border-bottom="0.05pt solid #000000"/>
    </style:style>
    <style:style style:name="Table1.B63" style:family="table-cell">
      <style:table-cell-properties fo:padding-left="0.0799in" fo:padding-right="0.0403in" fo:padding-top="0.0799in" fo:padding-bottom="0.0201in" fo:border-left="0.05pt solid #000000" fo:border-right="none" fo:border-top="none" fo:border-bottom="0.05pt solid #000000"/>
    </style:style>
    <style:style style:name="Table1.C63" style:family="table-cell">
      <style:table-cell-properties fo:padding-left="0.0799in" fo:padding-right="0.0403in" fo:padding-top="0.0799in" fo:padding-bottom="0.0201in" fo:border-left="0.05pt solid #000000" fo:border-right="none" fo:border-top="none" fo:border-bottom="0.05pt solid #000000"/>
    </style:style>
    <style:style style:name="Table1.64" style:family="table-row">
      <style:table-row-properties fo:keep-together="always"/>
    </style:style>
    <style:style style:name="Table1.A64" style:family="table-cell">
      <style:table-cell-properties fo:padding-left="0.0799in" fo:padding-right="0.0403in" fo:padding-top="0.0799in" fo:padding-bottom="0.0201in" fo:border-left="0.05pt solid #000000" fo:border-right="none" fo:border-top="none" fo:border-bottom="0.05pt solid #000000"/>
    </style:style>
    <style:style style:name="Table1.B64" style:family="table-cell">
      <style:table-cell-properties fo:padding-left="0.0799in" fo:padding-right="0.0403in" fo:padding-top="0.0799in" fo:padding-bottom="0.0201in" fo:border-left="0.05pt solid #000000" fo:border-right="none" fo:border-top="none" fo:border-bottom="0.05pt solid #000000"/>
    </style:style>
    <style:style style:name="Table1.C64" style:family="table-cell">
      <style:table-cell-properties fo:padding-left="0.0799in" fo:padding-right="0.0403in" fo:padding-top="0.0799in" fo:padding-bottom="0.0201in" fo:border-left="0.05pt solid #000000" fo:border-right="none" fo:border-top="none" fo:border-bottom="0.05pt solid #000000"/>
    </style:style>
    <style:style style:name="Table1.65" style:family="table-row">
      <style:table-row-properties fo:keep-together="always"/>
    </style:style>
    <style:style style:name="Table1.A65" style:family="table-cell">
      <style:table-cell-properties fo:padding-left="0.0799in" fo:padding-right="0.0403in" fo:padding-top="0.0799in" fo:padding-bottom="0.0201in" fo:border-left="0.05pt solid #000000" fo:border-right="none" fo:border-top="none" fo:border-bottom="0.05pt solid #000000"/>
    </style:style>
    <style:style style:name="Table1.B65" style:family="table-cell">
      <style:table-cell-properties fo:padding-left="0.0799in" fo:padding-right="0.0403in" fo:padding-top="0.0799in" fo:padding-bottom="0.0201in" fo:border-left="0.05pt solid #000000" fo:border-right="none" fo:border-top="none" fo:border-bottom="0.05pt solid #000000"/>
    </style:style>
    <style:style style:name="Table1.C65" style:family="table-cell">
      <style:table-cell-properties fo:padding-left="0.0799in" fo:padding-right="0.0403in" fo:padding-top="0.0799in" fo:padding-bottom="0.0201in" fo:border-left="0.05pt solid #000000" fo:border-right="none" fo:border-top="none" fo:border-bottom="0.05pt solid #000000"/>
    </style:style>
    <style:style style:name="Table1.66" style:family="table-row">
      <style:table-row-properties fo:keep-together="always"/>
    </style:style>
    <style:style style:name="Table1.A66" style:family="table-cell">
      <style:table-cell-properties fo:padding-left="0.0799in" fo:padding-right="0.0403in" fo:padding-top="0.0799in" fo:padding-bottom="0.0201in" fo:border-left="0.05pt solid #000000" fo:border-right="none" fo:border-top="none" fo:border-bottom="0.05pt solid #000000"/>
    </style:style>
    <style:style style:name="Table1.B66" style:family="table-cell">
      <style:table-cell-properties fo:padding-left="0.0799in" fo:padding-right="0.0403in" fo:padding-top="0.0799in" fo:padding-bottom="0.0201in" fo:border-left="0.05pt solid #000000" fo:border-right="none" fo:border-top="none" fo:border-bottom="0.05pt solid #000000"/>
    </style:style>
    <style:style style:name="Table1.C66" style:family="table-cell">
      <style:table-cell-properties fo:padding-left="0.0799in" fo:padding-right="0.0403in" fo:padding-top="0.0799in" fo:padding-bottom="0.0201in" fo:border-left="0.05pt solid #000000" fo:border-right="none" fo:border-top="none" fo:border-bottom="0.05pt solid #000000"/>
    </style:style>
    <style:style style:name="Table1.D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7" style:family="table-row">
      <style:table-row-properties fo:keep-together="always"/>
    </style:style>
    <style:style style:name="Table1.A67" style:family="table-cell">
      <style:table-cell-properties fo:padding-left="0.0799in" fo:padding-right="0.0403in" fo:padding-top="0.0799in" fo:padding-bottom="0.0201in" fo:border-left="0.05pt solid #000000" fo:border-right="none" fo:border-top="none" fo:border-bottom="0.05pt solid #000000"/>
    </style:style>
    <style:style style:name="Table1.B67" style:family="table-cell">
      <style:table-cell-properties fo:padding-left="0.0799in" fo:padding-right="0.0403in" fo:padding-top="0.0799in" fo:padding-bottom="0.0201in" fo:border-left="0.05pt solid #000000" fo:border-right="none" fo:border-top="none" fo:border-bottom="0.05pt solid #000000"/>
    </style:style>
    <style:style style:name="Table1.C67" style:family="table-cell">
      <style:table-cell-properties fo:padding-left="0.0799in" fo:padding-right="0.0403in" fo:padding-top="0.0799in" fo:padding-bottom="0.0201in" fo:border-left="0.05pt solid #000000" fo:border-right="none" fo:border-top="none" fo:border-bottom="0.05pt solid #000000"/>
    </style:style>
    <style:style style:name="Table1.68" style:family="table-row">
      <style:table-row-properties fo:keep-together="always"/>
    </style:style>
    <style:style style:name="Table1.A68" style:family="table-cell">
      <style:table-cell-properties fo:padding-left="0.0799in" fo:padding-right="0.0403in" fo:padding-top="0.0799in" fo:padding-bottom="0.0201in" fo:border-left="0.05pt solid #000000" fo:border-right="none" fo:border-top="none" fo:border-bottom="0.05pt solid #000000"/>
    </style:style>
    <style:style style:name="Table1.B68" style:family="table-cell">
      <style:table-cell-properties fo:padding-left="0.0799in" fo:padding-right="0.0403in" fo:padding-top="0.0799in" fo:padding-bottom="0.0201in" fo:border-left="0.05pt solid #000000" fo:border-right="none" fo:border-top="none" fo:border-bottom="0.05pt solid #000000"/>
    </style:style>
    <style:style style:name="Table1.C68" style:family="table-cell">
      <style:table-cell-properties fo:padding-left="0.0799in" fo:padding-right="0.0403in" fo:padding-top="0.0799in" fo:padding-bottom="0.0201in" fo:border-left="0.05pt solid #000000" fo:border-right="none" fo:border-top="none" fo:border-bottom="0.05pt solid #000000"/>
    </style:style>
    <style:style style:name="Table1.69" style:family="table-row">
      <style:table-row-properties fo:keep-together="always"/>
    </style:style>
    <style:style style:name="Table1.A69" style:family="table-cell">
      <style:table-cell-properties fo:padding-left="0.0799in" fo:padding-right="0.0403in" fo:padding-top="0.0799in" fo:padding-bottom="0.0201in" fo:border-left="0.05pt solid #000000" fo:border-right="none" fo:border-top="none" fo:border-bottom="0.05pt solid #000000"/>
    </style:style>
    <style:style style:name="Table1.B69" style:family="table-cell">
      <style:table-cell-properties fo:padding-left="0.0799in" fo:padding-right="0.0403in" fo:padding-top="0.0799in" fo:padding-bottom="0.0201in" fo:border-left="0.05pt solid #000000" fo:border-right="none" fo:border-top="none" fo:border-bottom="0.05pt solid #000000"/>
    </style:style>
    <style:style style:name="Table1.C69" style:family="table-cell">
      <style:table-cell-properties fo:padding-left="0.0799in" fo:padding-right="0.0403in" fo:padding-top="0.0799in" fo:padding-bottom="0.0201in" fo:border-left="0.05pt solid #000000" fo:border-right="none" fo:border-top="none" fo:border-bottom="0.05pt solid #000000"/>
    </style:style>
    <style:style style:name="Table1.D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0" style:family="table-row">
      <style:table-row-properties fo:keep-together="always"/>
    </style:style>
    <style:style style:name="Table1.A70" style:family="table-cell">
      <style:table-cell-properties fo:padding-left="0.0799in" fo:padding-right="0.0403in" fo:padding-top="0.0799in" fo:padding-bottom="0.0201in" fo:border-left="0.05pt solid #000000" fo:border-right="none" fo:border-top="none" fo:border-bottom="0.05pt solid #000000"/>
    </style:style>
    <style:style style:name="Table1.B70" style:family="table-cell">
      <style:table-cell-properties fo:padding-left="0.0799in" fo:padding-right="0.0403in" fo:padding-top="0.0799in" fo:padding-bottom="0.0201in" fo:border-left="0.05pt solid #000000" fo:border-right="none" fo:border-top="none" fo:border-bottom="0.05pt solid #000000"/>
    </style:style>
    <style:style style:name="Table1.C70" style:family="table-cell">
      <style:table-cell-properties fo:padding-left="0.0799in" fo:padding-right="0.0403in" fo:padding-top="0.0799in" fo:padding-bottom="0.0201in" fo:border-left="0.05pt solid #000000" fo:border-right="none" fo:border-top="none" fo:border-bottom="0.05pt solid #000000"/>
    </style:style>
    <style:style style:name="Table1.71" style:family="table-row">
      <style:table-row-properties fo:keep-together="always"/>
    </style:style>
    <style:style style:name="Table1.A71" style:family="table-cell">
      <style:table-cell-properties fo:padding-left="0.0799in" fo:padding-right="0.0403in" fo:padding-top="0.0799in" fo:padding-bottom="0.0201in" fo:border-left="0.05pt solid #000000" fo:border-right="none" fo:border-top="none" fo:border-bottom="0.05pt solid #000000"/>
    </style:style>
    <style:style style:name="Table1.B71" style:family="table-cell">
      <style:table-cell-properties fo:padding-left="0.0799in" fo:padding-right="0.0403in" fo:padding-top="0.0799in" fo:padding-bottom="0.0201in" fo:border-left="0.05pt solid #000000" fo:border-right="none" fo:border-top="none" fo:border-bottom="0.05pt solid #000000"/>
    </style:style>
    <style:style style:name="Table1.C71" style:family="table-cell">
      <style:table-cell-properties fo:padding-left="0.0799in" fo:padding-right="0.0403in" fo:padding-top="0.0799in" fo:padding-bottom="0.0201in" fo:border-left="0.05pt solid #000000" fo:border-right="none" fo:border-top="none" fo:border-bottom="0.05pt solid #000000"/>
    </style:style>
    <style:style style:name="Table1.72" style:family="table-row">
      <style:table-row-properties fo:keep-together="always"/>
    </style:style>
    <style:style style:name="Table1.A72" style:family="table-cell">
      <style:table-cell-properties fo:padding-left="0.0799in" fo:padding-right="0.0403in" fo:padding-top="0.0799in" fo:padding-bottom="0.0201in" fo:border-left="0.05pt solid #000000" fo:border-right="none" fo:border-top="none" fo:border-bottom="0.05pt solid #000000"/>
    </style:style>
    <style:style style:name="Table1.B72" style:family="table-cell">
      <style:table-cell-properties fo:padding-left="0.0799in" fo:padding-right="0.0403in" fo:padding-top="0.0799in" fo:padding-bottom="0.0201in" fo:border-left="0.05pt solid #000000" fo:border-right="none" fo:border-top="none" fo:border-bottom="0.05pt solid #000000"/>
    </style:style>
    <style:style style:name="Table1.C72" style:family="table-cell">
      <style:table-cell-properties fo:padding-left="0.0799in" fo:padding-right="0.0403in" fo:padding-top="0.0799in" fo:padding-bottom="0.0201in" fo:border-left="0.05pt solid #000000" fo:border-right="none" fo:border-top="none" fo:border-bottom="0.05pt solid #000000"/>
    </style:style>
    <style:style style:name="Table1.D7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3" style:family="table-row">
      <style:table-row-properties fo:keep-together="always"/>
    </style:style>
    <style:style style:name="Table1.A73" style:family="table-cell">
      <style:table-cell-properties fo:padding-left="0.0799in" fo:padding-right="0.0403in" fo:padding-top="0.0799in" fo:padding-bottom="0.0201in" fo:border-left="0.05pt solid #000000" fo:border-right="none" fo:border-top="none" fo:border-bottom="0.05pt solid #000000"/>
    </style:style>
    <style:style style:name="Table1.B73" style:family="table-cell">
      <style:table-cell-properties fo:padding-left="0.0799in" fo:padding-right="0.0403in" fo:padding-top="0.0799in" fo:padding-bottom="0.0201in" fo:border-left="0.05pt solid #000000" fo:border-right="none" fo:border-top="none" fo:border-bottom="0.05pt solid #000000"/>
    </style:style>
    <style:style style:name="Table1.C73" style:family="table-cell">
      <style:table-cell-properties fo:padding-left="0.0799in" fo:padding-right="0.0403in" fo:padding-top="0.0799in" fo:padding-bottom="0.0201in" fo:border-left="0.05pt solid #000000" fo:border-right="none" fo:border-top="none" fo:border-bottom="0.05pt solid #000000"/>
    </style:style>
    <style:style style:name="Table1.74" style:family="table-row">
      <style:table-row-properties fo:keep-together="always"/>
    </style:style>
    <style:style style:name="Table1.A74" style:family="table-cell">
      <style:table-cell-properties fo:padding-left="0.0799in" fo:padding-right="0.0403in" fo:padding-top="0.0799in" fo:padding-bottom="0.0201in" fo:border-left="0.05pt solid #000000" fo:border-right="none" fo:border-top="none" fo:border-bottom="0.05pt solid #000000"/>
    </style:style>
    <style:style style:name="Table1.B74" style:family="table-cell">
      <style:table-cell-properties fo:padding-left="0.0799in" fo:padding-right="0.0403in" fo:padding-top="0.0799in" fo:padding-bottom="0.0201in" fo:border-left="0.05pt solid #000000" fo:border-right="none" fo:border-top="none" fo:border-bottom="0.05pt solid #000000"/>
    </style:style>
    <style:style style:name="Table1.C74" style:family="table-cell">
      <style:table-cell-properties fo:padding-left="0.0799in" fo:padding-right="0.0403in" fo:padding-top="0.0799in" fo:padding-bottom="0.0201in" fo:border-left="0.05pt solid #000000" fo:border-right="none" fo:border-top="none" fo:border-bottom="0.05pt solid #000000"/>
    </style:style>
    <style:style style:name="Table1.D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5" style:family="table-row">
      <style:table-row-properties fo:keep-together="always"/>
    </style:style>
    <style:style style:name="Table1.A75" style:family="table-cell">
      <style:table-cell-properties fo:padding-left="0.0799in" fo:padding-right="0.0403in" fo:padding-top="0.0799in" fo:padding-bottom="0.0201in" fo:border-left="0.05pt solid #000000" fo:border-right="none" fo:border-top="none" fo:border-bottom="0.05pt solid #000000"/>
    </style:style>
    <style:style style:name="Table1.B75" style:family="table-cell">
      <style:table-cell-properties fo:padding-left="0.0799in" fo:padding-right="0.0403in" fo:padding-top="0.0799in" fo:padding-bottom="0.0201in" fo:border-left="0.05pt solid #000000" fo:border-right="none" fo:border-top="none" fo:border-bottom="0.05pt solid #000000"/>
    </style:style>
    <style:style style:name="Table1.C75" style:family="table-cell">
      <style:table-cell-properties fo:padding-left="0.0799in" fo:padding-right="0.0403in" fo:padding-top="0.0799in" fo:padding-bottom="0.0201in" fo:border-left="0.05pt solid #000000" fo:border-right="none" fo:border-top="none" fo:border-bottom="0.05pt solid #000000"/>
    </style:style>
    <style:style style:name="Table1.76" style:family="table-row">
      <style:table-row-properties fo:keep-together="always"/>
    </style:style>
    <style:style style:name="Table1.A76" style:family="table-cell">
      <style:table-cell-properties fo:padding-left="0.0799in" fo:padding-right="0.0403in" fo:padding-top="0.0799in" fo:padding-bottom="0.0201in" fo:border-left="0.05pt solid #000000" fo:border-right="none" fo:border-top="none" fo:border-bottom="0.05pt solid #000000"/>
    </style:style>
    <style:style style:name="Table1.B76" style:family="table-cell">
      <style:table-cell-properties fo:padding-left="0.0799in" fo:padding-right="0.0403in" fo:padding-top="0.0799in" fo:padding-bottom="0.0201in" fo:border-left="0.05pt solid #000000" fo:border-right="none" fo:border-top="none" fo:border-bottom="0.05pt solid #000000"/>
    </style:style>
    <style:style style:name="Table1.C76" style:family="table-cell">
      <style:table-cell-properties fo:padding-left="0.0799in" fo:padding-right="0.0403in" fo:padding-top="0.0799in" fo:padding-bottom="0.0201in" fo:border-left="0.05pt solid #000000" fo:border-right="none" fo:border-top="none" fo:border-bottom="0.05pt solid #000000"/>
    </style:style>
    <style:style style:name="Table1.D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7" style:family="table-row">
      <style:table-row-properties fo:keep-together="always"/>
    </style:style>
    <style:style style:name="Table1.A77" style:family="table-cell">
      <style:table-cell-properties fo:padding-left="0.0799in" fo:padding-right="0.0403in" fo:padding-top="0.0799in" fo:padding-bottom="0.0201in" fo:border-left="0.05pt solid #000000" fo:border-right="none" fo:border-top="none" fo:border-bottom="0.05pt solid #000000"/>
    </style:style>
    <style:style style:name="Table1.B77" style:family="table-cell">
      <style:table-cell-properties fo:padding-left="0.0799in" fo:padding-right="0.0403in" fo:padding-top="0.0799in" fo:padding-bottom="0.0201in" fo:border-left="0.05pt solid #000000" fo:border-right="none" fo:border-top="none" fo:border-bottom="0.05pt solid #000000"/>
    </style:style>
    <style:style style:name="Table1.C77" style:family="table-cell">
      <style:table-cell-properties fo:padding-left="0.0799in" fo:padding-right="0.0403in" fo:padding-top="0.0799in" fo:padding-bottom="0.0201in" fo:border-left="0.05pt solid #000000" fo:border-right="none" fo:border-top="none" fo:border-bottom="0.05pt solid #000000"/>
    </style:style>
    <style:style style:name="Table1.78" style:family="table-row">
      <style:table-row-properties fo:keep-together="always"/>
    </style:style>
    <style:style style:name="Table1.A78" style:family="table-cell">
      <style:table-cell-properties fo:padding-left="0.0799in" fo:padding-right="0.0403in" fo:padding-top="0.0799in" fo:padding-bottom="0.0201in" fo:border-left="0.05pt solid #000000" fo:border-right="none" fo:border-top="none" fo:border-bottom="0.05pt solid #000000"/>
    </style:style>
    <style:style style:name="Table1.B78" style:family="table-cell">
      <style:table-cell-properties fo:padding-left="0.0799in" fo:padding-right="0.0403in" fo:padding-top="0.0799in" fo:padding-bottom="0.0201in" fo:border-left="0.05pt solid #000000" fo:border-right="none" fo:border-top="none" fo:border-bottom="0.05pt solid #000000"/>
    </style:style>
    <style:style style:name="Table1.C78" style:family="table-cell">
      <style:table-cell-properties fo:padding-left="0.0799in" fo:padding-right="0.0403in" fo:padding-top="0.0799in" fo:padding-bottom="0.0201in" fo:border-left="0.05pt solid #000000" fo:border-right="none" fo:border-top="none" fo:border-bottom="0.05pt solid #000000"/>
    </style:style>
    <style:style style:name="Table1.79" style:family="table-row">
      <style:table-row-properties fo:keep-together="always"/>
    </style:style>
    <style:style style:name="Table1.A79" style:family="table-cell">
      <style:table-cell-properties fo:padding-left="0.0799in" fo:padding-right="0.0403in" fo:padding-top="0.0799in" fo:padding-bottom="0.0201in" fo:border-left="0.05pt solid #000000" fo:border-right="none" fo:border-top="none" fo:border-bottom="0.05pt solid #000000"/>
    </style:style>
    <style:style style:name="Table1.B79" style:family="table-cell">
      <style:table-cell-properties fo:padding-left="0.0799in" fo:padding-right="0.0403in" fo:padding-top="0.0799in" fo:padding-bottom="0.0201in" fo:border-left="0.05pt solid #000000" fo:border-right="none" fo:border-top="none" fo:border-bottom="0.05pt solid #000000"/>
    </style:style>
    <style:style style:name="Table1.C79" style:family="table-cell">
      <style:table-cell-properties fo:padding-left="0.0799in" fo:padding-right="0.0403in" fo:padding-top="0.0799in" fo:padding-bottom="0.0201in" fo:border-left="0.05pt solid #000000" fo:border-right="none" fo:border-top="none" fo:border-bottom="0.05pt solid #000000"/>
    </style:style>
    <style:style style:name="Table1.80" style:family="table-row">
      <style:table-row-properties fo:keep-together="always"/>
    </style:style>
    <style:style style:name="Table1.A80" style:family="table-cell">
      <style:table-cell-properties fo:padding-left="0.0799in" fo:padding-right="0.0403in" fo:padding-top="0.0799in" fo:padding-bottom="0.0201in" fo:border-left="0.05pt solid #000000" fo:border-right="none" fo:border-top="none" fo:border-bottom="0.05pt solid #000000"/>
    </style:style>
    <style:style style:name="Table1.B80" style:family="table-cell">
      <style:table-cell-properties fo:padding-left="0.0799in" fo:padding-right="0.0403in" fo:padding-top="0.0799in" fo:padding-bottom="0.0201in" fo:border-left="0.05pt solid #000000" fo:border-right="none" fo:border-top="none" fo:border-bottom="0.05pt solid #000000"/>
    </style:style>
    <style:style style:name="Table1.C80" style:family="table-cell">
      <style:table-cell-properties fo:padding-left="0.0799in" fo:padding-right="0.0403in" fo:padding-top="0.0799in" fo:padding-bottom="0.0201in" fo:border-left="0.05pt solid #000000" fo:border-right="none" fo:border-top="none" fo:border-bottom="0.05pt solid #000000"/>
    </style:style>
    <style:style style:name="Table1.81" style:family="table-row">
      <style:table-row-properties fo:keep-together="always"/>
    </style:style>
    <style:style style:name="Table1.A81" style:family="table-cell">
      <style:table-cell-properties fo:padding-left="0.0799in" fo:padding-right="0.0403in" fo:padding-top="0.0799in" fo:padding-bottom="0.0201in" fo:border-left="0.05pt solid #000000" fo:border-right="none" fo:border-top="none" fo:border-bottom="0.05pt solid #000000"/>
    </style:style>
    <style:style style:name="Table1.B81" style:family="table-cell">
      <style:table-cell-properties fo:padding-left="0.0799in" fo:padding-right="0.0403in" fo:padding-top="0.0799in" fo:padding-bottom="0.0201in" fo:border-left="0.05pt solid #000000" fo:border-right="none" fo:border-top="none" fo:border-bottom="0.05pt solid #000000"/>
    </style:style>
    <style:style style:name="Table1.C81" style:family="table-cell">
      <style:table-cell-properties fo:padding-left="0.0799in" fo:padding-right="0.0403in" fo:padding-top="0.0799in" fo:padding-bottom="0.0201in" fo:border-left="0.05pt solid #000000" fo:border-right="none" fo:border-top="none" fo:border-bottom="0.05pt solid #000000"/>
    </style:style>
    <style:style style:name="Table1.82" style:family="table-row">
      <style:table-row-properties fo:keep-together="always"/>
    </style:style>
    <style:style style:name="Table1.A82" style:family="table-cell">
      <style:table-cell-properties fo:padding-left="0.0799in" fo:padding-right="0.0403in" fo:padding-top="0.0799in" fo:padding-bottom="0.0201in" fo:border-left="0.05pt solid #000000" fo:border-right="none" fo:border-top="none" fo:border-bottom="0.05pt solid #000000"/>
    </style:style>
    <style:style style:name="Table1.B82" style:family="table-cell">
      <style:table-cell-properties fo:padding-left="0.0799in" fo:padding-right="0.0403in" fo:padding-top="0.0799in" fo:padding-bottom="0.0201in" fo:border-left="0.05pt solid #000000" fo:border-right="none" fo:border-top="none" fo:border-bottom="0.05pt solid #000000"/>
    </style:style>
    <style:style style:name="Table1.C82" style:family="table-cell">
      <style:table-cell-properties fo:padding-left="0.0799in" fo:padding-right="0.0403in" fo:padding-top="0.0799in" fo:padding-bottom="0.0201in" fo:border-left="0.05pt solid #000000" fo:border-right="none" fo:border-top="none" fo:border-bottom="0.05pt solid #000000"/>
    </style:style>
    <style:style style:name="Table1.D8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3" style:family="table-row">
      <style:table-row-properties fo:keep-together="always"/>
    </style:style>
    <style:style style:name="Table1.A83" style:family="table-cell">
      <style:table-cell-properties fo:padding-left="0.0799in" fo:padding-right="0.0403in" fo:padding-top="0.0799in" fo:padding-bottom="0.0201in" fo:border-left="0.05pt solid #000000" fo:border-right="none" fo:border-top="none" fo:border-bottom="0.05pt solid #000000"/>
    </style:style>
    <style:style style:name="Table1.B83" style:family="table-cell">
      <style:table-cell-properties fo:padding-left="0.0799in" fo:padding-right="0.0403in" fo:padding-top="0.0799in" fo:padding-bottom="0.0201in" fo:border-left="0.05pt solid #000000" fo:border-right="none" fo:border-top="none" fo:border-bottom="0.05pt solid #000000"/>
    </style:style>
    <style:style style:name="Table1.C83" style:family="table-cell">
      <style:table-cell-properties fo:padding-left="0.0799in" fo:padding-right="0.0403in" fo:padding-top="0.0799in" fo:padding-bottom="0.0201in" fo:border-left="0.05pt solid #000000" fo:border-right="none" fo:border-top="none" fo:border-bottom="0.05pt solid #000000"/>
    </style:style>
    <style:style style:name="Table1.84" style:family="table-row">
      <style:table-row-properties fo:keep-together="always"/>
    </style:style>
    <style:style style:name="Table1.A84" style:family="table-cell">
      <style:table-cell-properties fo:padding-left="0.0799in" fo:padding-right="0.0403in" fo:padding-top="0.0799in" fo:padding-bottom="0.0201in" fo:border-left="0.05pt solid #000000" fo:border-right="none" fo:border-top="none" fo:border-bottom="0.05pt solid #000000"/>
    </style:style>
    <style:style style:name="Table1.B84" style:family="table-cell">
      <style:table-cell-properties fo:padding-left="0.0799in" fo:padding-right="0.0403in" fo:padding-top="0.0799in" fo:padding-bottom="0.0201in" fo:border-left="0.05pt solid #000000" fo:border-right="none" fo:border-top="none" fo:border-bottom="0.05pt solid #000000"/>
    </style:style>
    <style:style style:name="Table1.C84" style:family="table-cell">
      <style:table-cell-properties fo:padding-left="0.0799in" fo:padding-right="0.0403in" fo:padding-top="0.0799in" fo:padding-bottom="0.0201in" fo:border-left="0.05pt solid #000000" fo:border-right="none" fo:border-top="none" fo:border-bottom="0.05pt solid #000000"/>
    </style:style>
    <style:style style:name="Table1.85" style:family="table-row">
      <style:table-row-properties fo:keep-together="always"/>
    </style:style>
    <style:style style:name="Table1.A85" style:family="table-cell">
      <style:table-cell-properties fo:padding-left="0.0799in" fo:padding-right="0.0403in" fo:padding-top="0.0799in" fo:padding-bottom="0.0201in" fo:border-left="0.05pt solid #000000" fo:border-right="none" fo:border-top="none" fo:border-bottom="0.05pt solid #000000"/>
    </style:style>
    <style:style style:name="Table1.B85" style:family="table-cell">
      <style:table-cell-properties fo:padding-left="0.0799in" fo:padding-right="0.0403in" fo:padding-top="0.0799in" fo:padding-bottom="0.0201in" fo:border-left="0.05pt solid #000000" fo:border-right="none" fo:border-top="none" fo:border-bottom="0.05pt solid #000000"/>
    </style:style>
    <style:style style:name="Table1.C85" style:family="table-cell">
      <style:table-cell-properties fo:padding-left="0.0799in" fo:padding-right="0.0403in" fo:padding-top="0.0799in" fo:padding-bottom="0.0201in" fo:border-left="0.05pt solid #000000" fo:border-right="none" fo:border-top="none" fo:border-bottom="0.05pt solid #000000"/>
    </style:style>
    <style:style style:name="Table1.86" style:family="table-row">
      <style:table-row-properties fo:keep-together="always"/>
    </style:style>
    <style:style style:name="Table1.A86" style:family="table-cell">
      <style:table-cell-properties fo:padding-left="0.0799in" fo:padding-right="0.0403in" fo:padding-top="0.0799in" fo:padding-bottom="0.0201in" fo:border-left="0.05pt solid #000000" fo:border-right="none" fo:border-top="none" fo:border-bottom="0.05pt solid #000000"/>
    </style:style>
    <style:style style:name="Table1.B86" style:family="table-cell">
      <style:table-cell-properties fo:padding-left="0.0799in" fo:padding-right="0.0403in" fo:padding-top="0.0799in" fo:padding-bottom="0.0201in" fo:border-left="0.05pt solid #000000" fo:border-right="none" fo:border-top="none" fo:border-bottom="0.05pt solid #000000"/>
    </style:style>
    <style:style style:name="Table1.C86" style:family="table-cell">
      <style:table-cell-properties fo:padding-left="0.0799in" fo:padding-right="0.0403in" fo:padding-top="0.0799in" fo:padding-bottom="0.0201in" fo:border-left="0.05pt solid #000000" fo:border-right="none" fo:border-top="none" fo:border-bottom="0.05pt solid #000000"/>
    </style:style>
    <style:style style:name="Table1.87" style:family="table-row">
      <style:table-row-properties fo:keep-together="always"/>
    </style:style>
    <style:style style:name="Table1.A87" style:family="table-cell">
      <style:table-cell-properties fo:padding-left="0.0799in" fo:padding-right="0.0403in" fo:padding-top="0.0799in" fo:padding-bottom="0.0201in" fo:border-left="0.05pt solid #000000" fo:border-right="none" fo:border-top="none" fo:border-bottom="0.05pt solid #000000"/>
    </style:style>
    <style:style style:name="Table1.B87" style:family="table-cell">
      <style:table-cell-properties fo:padding-left="0.0799in" fo:padding-right="0.0403in" fo:padding-top="0.0799in" fo:padding-bottom="0.0201in" fo:border-left="0.05pt solid #000000" fo:border-right="none" fo:border-top="none" fo:border-bottom="0.05pt solid #000000"/>
    </style:style>
    <style:style style:name="Table1.C87" style:family="table-cell">
      <style:table-cell-properties fo:padding-left="0.0799in" fo:padding-right="0.0403in" fo:padding-top="0.0799in" fo:padding-bottom="0.0201in" fo:border-left="0.05pt solid #000000" fo:border-right="none" fo:border-top="none" fo:border-bottom="0.05pt solid #000000"/>
    </style:style>
    <style:style style:name="Table1.D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8" style:family="table-row">
      <style:table-row-properties fo:keep-together="always"/>
    </style:style>
    <style:style style:name="Table1.A88" style:family="table-cell">
      <style:table-cell-properties fo:padding-left="0.0799in" fo:padding-right="0.0403in" fo:padding-top="0.0799in" fo:padding-bottom="0.0201in" fo:border-left="0.05pt solid #000000" fo:border-right="none" fo:border-top="none" fo:border-bottom="0.05pt solid #000000"/>
    </style:style>
    <style:style style:name="Table1.B88" style:family="table-cell">
      <style:table-cell-properties fo:padding-left="0.0799in" fo:padding-right="0.0403in" fo:padding-top="0.0799in" fo:padding-bottom="0.0201in" fo:border-left="0.05pt solid #000000" fo:border-right="none" fo:border-top="none" fo:border-bottom="0.05pt solid #000000"/>
    </style:style>
    <style:style style:name="Table1.C88" style:family="table-cell">
      <style:table-cell-properties fo:padding-left="0.0799in" fo:padding-right="0.0403in" fo:padding-top="0.0799in" fo:padding-bottom="0.0201in" fo:border-left="0.05pt solid #000000" fo:border-right="none" fo:border-top="none" fo:border-bottom="0.05pt solid #000000"/>
    </style:style>
    <style:style style:name="Table1.89" style:family="table-row">
      <style:table-row-properties fo:keep-together="always"/>
    </style:style>
    <style:style style:name="Table1.A89" style:family="table-cell">
      <style:table-cell-properties fo:padding-left="0.0799in" fo:padding-right="0.0403in" fo:padding-top="0.0799in" fo:padding-bottom="0.0201in" fo:border-left="0.05pt solid #000000" fo:border-right="none" fo:border-top="none" fo:border-bottom="0.05pt solid #000000"/>
    </style:style>
    <style:style style:name="Table1.B89" style:family="table-cell">
      <style:table-cell-properties fo:padding-left="0.0799in" fo:padding-right="0.0403in" fo:padding-top="0.0799in" fo:padding-bottom="0.0201in" fo:border-left="0.05pt solid #000000" fo:border-right="none" fo:border-top="none" fo:border-bottom="0.05pt solid #000000"/>
    </style:style>
    <style:style style:name="Table1.C89" style:family="table-cell">
      <style:table-cell-properties fo:padding-left="0.0799in" fo:padding-right="0.0403in" fo:padding-top="0.0799in" fo:padding-bottom="0.0201in" fo:border-left="0.05pt solid #000000" fo:border-right="none" fo:border-top="none" fo:border-bottom="0.05pt solid #000000"/>
    </style:style>
    <style:style style:name="Table1.D8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0" style:family="table-row">
      <style:table-row-properties fo:keep-together="always"/>
    </style:style>
    <style:style style:name="Table1.A90" style:family="table-cell">
      <style:table-cell-properties fo:padding-left="0.0799in" fo:padding-right="0.0403in" fo:padding-top="0.0799in" fo:padding-bottom="0.0201in" fo:border-left="0.05pt solid #000000" fo:border-right="none" fo:border-top="none" fo:border-bottom="0.05pt solid #000000"/>
    </style:style>
    <style:style style:name="Table1.B90" style:family="table-cell">
      <style:table-cell-properties fo:padding-left="0.0799in" fo:padding-right="0.0403in" fo:padding-top="0.0799in" fo:padding-bottom="0.0201in" fo:border-left="0.05pt solid #000000" fo:border-right="none" fo:border-top="none" fo:border-bottom="0.05pt solid #000000"/>
    </style:style>
    <style:style style:name="Table1.C90" style:family="table-cell">
      <style:table-cell-properties fo:padding-left="0.0799in" fo:padding-right="0.0403in" fo:padding-top="0.0799in" fo:padding-bottom="0.0201in" fo:border-left="0.05pt solid #000000" fo:border-right="none" fo:border-top="none" fo:border-bottom="0.05pt solid #000000"/>
    </style:style>
    <style:style style:name="Table1.D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1" style:family="table-row">
      <style:table-row-properties fo:keep-together="always"/>
    </style:style>
    <style:style style:name="Table1.A91" style:family="table-cell">
      <style:table-cell-properties fo:padding-left="0.0799in" fo:padding-right="0.0403in" fo:padding-top="0.0799in" fo:padding-bottom="0.0201in" fo:border-left="0.05pt solid #000000" fo:border-right="none" fo:border-top="none" fo:border-bottom="0.05pt solid #000000"/>
    </style:style>
    <style:style style:name="Table1.B91" style:family="table-cell">
      <style:table-cell-properties fo:padding-left="0.0799in" fo:padding-right="0.0403in" fo:padding-top="0.0799in" fo:padding-bottom="0.0201in" fo:border-left="0.05pt solid #000000" fo:border-right="none" fo:border-top="none" fo:border-bottom="0.05pt solid #000000"/>
    </style:style>
    <style:style style:name="Table1.C91" style:family="table-cell">
      <style:table-cell-properties fo:padding-left="0.0799in" fo:padding-right="0.0403in" fo:padding-top="0.0799in" fo:padding-bottom="0.0201in" fo:border-left="0.05pt solid #000000" fo:border-right="none" fo:border-top="none" fo:border-bottom="0.05pt solid #000000"/>
    </style:style>
    <style:style style:name="Table1.92" style:family="table-row">
      <style:table-row-properties fo:keep-together="always"/>
    </style:style>
    <style:style style:name="Table1.A92" style:family="table-cell">
      <style:table-cell-properties fo:padding-left="0.0799in" fo:padding-right="0.0403in" fo:padding-top="0.0799in" fo:padding-bottom="0.0201in" fo:border-left="0.05pt solid #000000" fo:border-right="none" fo:border-top="none" fo:border-bottom="0.05pt solid #000000"/>
    </style:style>
    <style:style style:name="Table1.B92" style:family="table-cell">
      <style:table-cell-properties fo:padding-left="0.0799in" fo:padding-right="0.0403in" fo:padding-top="0.0799in" fo:padding-bottom="0.0201in" fo:border-left="0.05pt solid #000000" fo:border-right="none" fo:border-top="none" fo:border-bottom="0.05pt solid #000000"/>
    </style:style>
    <style:style style:name="Table1.C92" style:family="table-cell">
      <style:table-cell-properties fo:padding-left="0.0799in" fo:padding-right="0.0403in" fo:padding-top="0.0799in" fo:padding-bottom="0.0201in" fo:border-left="0.05pt solid #000000" fo:border-right="none" fo:border-top="none" fo:border-bottom="0.05pt solid #000000"/>
    </style:style>
    <style:style style:name="Table1.93" style:family="table-row">
      <style:table-row-properties fo:keep-together="always"/>
    </style:style>
    <style:style style:name="Table1.A93" style:family="table-cell">
      <style:table-cell-properties fo:padding-left="0.0799in" fo:padding-right="0.0403in" fo:padding-top="0.0799in" fo:padding-bottom="0.0201in" fo:border-left="0.05pt solid #000000" fo:border-right="none" fo:border-top="none" fo:border-bottom="0.05pt solid #000000"/>
    </style:style>
    <style:style style:name="Table1.B93" style:family="table-cell">
      <style:table-cell-properties fo:padding-left="0.0799in" fo:padding-right="0.0403in" fo:padding-top="0.0799in" fo:padding-bottom="0.0201in" fo:border-left="0.05pt solid #000000" fo:border-right="none" fo:border-top="none" fo:border-bottom="0.05pt solid #000000"/>
    </style:style>
    <style:style style:name="Table1.C93" style:family="table-cell">
      <style:table-cell-properties fo:padding-left="0.0799in" fo:padding-right="0.0403in" fo:padding-top="0.0799in" fo:padding-bottom="0.0201in" fo:border-left="0.05pt solid #000000" fo:border-right="none" fo:border-top="none" fo:border-bottom="0.05pt solid #000000"/>
    </style:style>
    <style:style style:name="Table1.94" style:family="table-row">
      <style:table-row-properties fo:keep-together="always"/>
    </style:style>
    <style:style style:name="Table1.A94" style:family="table-cell">
      <style:table-cell-properties fo:padding-left="0.0799in" fo:padding-right="0.0403in" fo:padding-top="0.0799in" fo:padding-bottom="0.0201in" fo:border-left="0.05pt solid #000000" fo:border-right="none" fo:border-top="none" fo:border-bottom="0.05pt solid #000000"/>
    </style:style>
    <style:style style:name="Table1.B94" style:family="table-cell">
      <style:table-cell-properties fo:padding-left="0.0799in" fo:padding-right="0.0403in" fo:padding-top="0.0799in" fo:padding-bottom="0.0201in" fo:border-left="0.05pt solid #000000" fo:border-right="none" fo:border-top="none" fo:border-bottom="0.05pt solid #000000"/>
    </style:style>
    <style:style style:name="Table1.C94" style:family="table-cell">
      <style:table-cell-properties fo:padding-left="0.0799in" fo:padding-right="0.0403in" fo:padding-top="0.0799in" fo:padding-bottom="0.0201in" fo:border-left="0.05pt solid #000000" fo:border-right="none" fo:border-top="none" fo:border-bottom="0.05pt solid #000000"/>
    </style:style>
    <style:style style:name="Table1.95" style:family="table-row">
      <style:table-row-properties fo:keep-together="always"/>
    </style:style>
    <style:style style:name="Table1.A95" style:family="table-cell">
      <style:table-cell-properties fo:padding-left="0.0799in" fo:padding-right="0.0403in" fo:padding-top="0.0799in" fo:padding-bottom="0.0201in" fo:border-left="0.05pt solid #000000" fo:border-right="none" fo:border-top="none" fo:border-bottom="0.05pt solid #000000"/>
    </style:style>
    <style:style style:name="Table1.B95" style:family="table-cell">
      <style:table-cell-properties fo:padding-left="0.0799in" fo:padding-right="0.0403in" fo:padding-top="0.0799in" fo:padding-bottom="0.0201in" fo:border-left="0.05pt solid #000000" fo:border-right="none" fo:border-top="none" fo:border-bottom="0.05pt solid #000000"/>
    </style:style>
    <style:style style:name="Table1.C95" style:family="table-cell">
      <style:table-cell-properties fo:padding-left="0.0799in" fo:padding-right="0.0403in" fo:padding-top="0.0799in" fo:padding-bottom="0.0201in" fo:border-left="0.05pt solid #000000" fo:border-right="none" fo:border-top="none" fo:border-bottom="0.05pt solid #000000"/>
    </style:style>
    <style:style style:name="Table1.D9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6" style:family="table-row">
      <style:table-row-properties fo:keep-together="always"/>
    </style:style>
    <style:style style:name="Table1.A96" style:family="table-cell">
      <style:table-cell-properties fo:padding-left="0.0799in" fo:padding-right="0.0403in" fo:padding-top="0.0799in" fo:padding-bottom="0.0201in" fo:border-left="0.05pt solid #000000" fo:border-right="none" fo:border-top="none" fo:border-bottom="0.05pt solid #000000"/>
    </style:style>
    <style:style style:name="Table1.B96" style:family="table-cell">
      <style:table-cell-properties fo:padding-left="0.0799in" fo:padding-right="0.0403in" fo:padding-top="0.0799in" fo:padding-bottom="0.0201in" fo:border-left="0.05pt solid #000000" fo:border-right="none" fo:border-top="none" fo:border-bottom="0.05pt solid #000000"/>
    </style:style>
    <style:style style:name="Table1.C96" style:family="table-cell">
      <style:table-cell-properties fo:padding-left="0.0799in" fo:padding-right="0.0403in" fo:padding-top="0.0799in" fo:padding-bottom="0.0201in" fo:border-left="0.05pt solid #000000" fo:border-right="none" fo:border-top="none" fo:border-bottom="0.05pt solid #000000"/>
    </style:style>
    <style:style style:name="Table1.97" style:family="table-row">
      <style:table-row-properties fo:keep-together="always"/>
    </style:style>
    <style:style style:name="Table1.A97" style:family="table-cell">
      <style:table-cell-properties fo:padding-left="0.0799in" fo:padding-right="0.0403in" fo:padding-top="0.0799in" fo:padding-bottom="0.0201in" fo:border-left="0.05pt solid #000000" fo:border-right="none" fo:border-top="none" fo:border-bottom="0.05pt solid #000000"/>
    </style:style>
    <style:style style:name="Table1.B97" style:family="table-cell">
      <style:table-cell-properties fo:padding-left="0.0799in" fo:padding-right="0.0403in" fo:padding-top="0.0799in" fo:padding-bottom="0.0201in" fo:border-left="0.05pt solid #000000" fo:border-right="none" fo:border-top="none" fo:border-bottom="0.05pt solid #000000"/>
    </style:style>
    <style:style style:name="Table1.C97" style:family="table-cell">
      <style:table-cell-properties fo:padding-left="0.0799in" fo:padding-right="0.0403in" fo:padding-top="0.0799in" fo:padding-bottom="0.0201in" fo:border-left="0.05pt solid #000000" fo:border-right="none" fo:border-top="none" fo:border-bottom="0.05pt solid #000000"/>
    </style:style>
    <style:style style:name="Table1.98" style:family="table-row">
      <style:table-row-properties fo:keep-together="always"/>
    </style:style>
    <style:style style:name="Table1.A98" style:family="table-cell">
      <style:table-cell-properties fo:padding-left="0.0799in" fo:padding-right="0.0403in" fo:padding-top="0.0799in" fo:padding-bottom="0.0201in" fo:border-left="0.05pt solid #000000" fo:border-right="none" fo:border-top="none" fo:border-bottom="0.05pt solid #000000"/>
    </style:style>
    <style:style style:name="Table1.B98" style:family="table-cell">
      <style:table-cell-properties fo:padding-left="0.0799in" fo:padding-right="0.0403in" fo:padding-top="0.0799in" fo:padding-bottom="0.0201in" fo:border-left="0.05pt solid #000000" fo:border-right="none" fo:border-top="none" fo:border-bottom="0.05pt solid #000000"/>
    </style:style>
    <style:style style:name="Table1.C98" style:family="table-cell">
      <style:table-cell-properties fo:padding-left="0.0799in" fo:padding-right="0.0403in" fo:padding-top="0.0799in" fo:padding-bottom="0.0201in" fo:border-left="0.05pt solid #000000" fo:border-right="none" fo:border-top="none" fo:border-bottom="0.05pt solid #000000"/>
    </style:style>
    <style:style style:name="Table1.D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9" style:family="table-row">
      <style:table-row-properties fo:keep-together="always"/>
    </style:style>
    <style:style style:name="Table1.A99" style:family="table-cell">
      <style:table-cell-properties fo:padding-left="0.0799in" fo:padding-right="0.0403in" fo:padding-top="0.0799in" fo:padding-bottom="0.0201in" fo:border-left="0.05pt solid #000000" fo:border-right="none" fo:border-top="none" fo:border-bottom="0.05pt solid #000000"/>
    </style:style>
    <style:style style:name="Table1.B99" style:family="table-cell">
      <style:table-cell-properties fo:padding-left="0.0799in" fo:padding-right="0.0403in" fo:padding-top="0.0799in" fo:padding-bottom="0.0201in" fo:border-left="0.05pt solid #000000" fo:border-right="none" fo:border-top="none" fo:border-bottom="0.05pt solid #000000"/>
    </style:style>
    <style:style style:name="Table1.C99" style:family="table-cell">
      <style:table-cell-properties fo:padding-left="0.0799in" fo:padding-right="0.0403in" fo:padding-top="0.0799in" fo:padding-bottom="0.0201in" fo:border-left="0.05pt solid #000000" fo:border-right="none" fo:border-top="none" fo:border-bottom="0.05pt solid #000000"/>
    </style:style>
    <style:style style:name="Table1.D9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0" style:family="table-row">
      <style:table-row-properties fo:keep-together="always"/>
    </style:style>
    <style:style style:name="Table1.A100" style:family="table-cell">
      <style:table-cell-properties fo:padding-left="0.0799in" fo:padding-right="0.0403in" fo:padding-top="0.0799in" fo:padding-bottom="0.0201in" fo:border-left="0.05pt solid #000000" fo:border-right="none" fo:border-top="none" fo:border-bottom="0.05pt solid #000000"/>
    </style:style>
    <style:style style:name="Table1.B100" style:family="table-cell">
      <style:table-cell-properties fo:padding-left="0.0799in" fo:padding-right="0.0403in" fo:padding-top="0.0799in" fo:padding-bottom="0.0201in" fo:border-left="0.05pt solid #000000" fo:border-right="none" fo:border-top="none" fo:border-bottom="0.05pt solid #000000"/>
    </style:style>
    <style:style style:name="Table1.C100" style:family="table-cell">
      <style:table-cell-properties fo:padding-left="0.0799in" fo:padding-right="0.0403in" fo:padding-top="0.0799in" fo:padding-bottom="0.0201in" fo:border-left="0.05pt solid #000000" fo:border-right="none" fo:border-top="none" fo:border-bottom="0.05pt solid #000000"/>
    </style:style>
    <style:style style:name="Table1.101" style:family="table-row">
      <style:table-row-properties fo:keep-together="always"/>
    </style:style>
    <style:style style:name="Table1.A101" style:family="table-cell">
      <style:table-cell-properties fo:padding-left="0.0799in" fo:padding-right="0.0403in" fo:padding-top="0.0799in" fo:padding-bottom="0.0201in" fo:border-left="0.05pt solid #000000" fo:border-right="none" fo:border-top="none" fo:border-bottom="0.05pt solid #000000"/>
    </style:style>
    <style:style style:name="Table1.B101" style:family="table-cell">
      <style:table-cell-properties fo:padding-left="0.0799in" fo:padding-right="0.0403in" fo:padding-top="0.0799in" fo:padding-bottom="0.0201in" fo:border-left="0.05pt solid #000000" fo:border-right="none" fo:border-top="none" fo:border-bottom="0.05pt solid #000000"/>
    </style:style>
    <style:style style:name="Table1.C101" style:family="table-cell">
      <style:table-cell-properties fo:padding-left="0.0799in" fo:padding-right="0.0403in" fo:padding-top="0.0799in" fo:padding-bottom="0.0201in" fo:border-left="0.05pt solid #000000" fo:border-right="none" fo:border-top="none" fo:border-bottom="0.05pt solid #000000"/>
    </style:style>
    <style:style style:name="Table1.D10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2" style:family="table-row">
      <style:table-row-properties fo:keep-together="always"/>
    </style:style>
    <style:style style:name="Table1.A102" style:family="table-cell">
      <style:table-cell-properties fo:padding-left="0.0799in" fo:padding-right="0.0403in" fo:padding-top="0.0799in" fo:padding-bottom="0.0201in" fo:border-left="0.05pt solid #000000" fo:border-right="none" fo:border-top="none" fo:border-bottom="0.05pt solid #000000"/>
    </style:style>
    <style:style style:name="Table1.B102" style:family="table-cell">
      <style:table-cell-properties fo:padding-left="0.0799in" fo:padding-right="0.0403in" fo:padding-top="0.0799in" fo:padding-bottom="0.0201in" fo:border-left="0.05pt solid #000000" fo:border-right="none" fo:border-top="none" fo:border-bottom="0.05pt solid #000000"/>
    </style:style>
    <style:style style:name="Table1.C102" style:family="table-cell">
      <style:table-cell-properties fo:padding-left="0.0799in" fo:padding-right="0.0403in" fo:padding-top="0.0799in" fo:padding-bottom="0.0201in" fo:border-left="0.05pt solid #000000" fo:border-right="none" fo:border-top="none" fo:border-bottom="0.05pt solid #000000"/>
    </style:style>
    <style:style style:name="Table1.D1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3" style:family="table-row">
      <style:table-row-properties fo:keep-together="always"/>
    </style:style>
    <style:style style:name="Table1.A103" style:family="table-cell">
      <style:table-cell-properties fo:padding-left="0.0799in" fo:padding-right="0.0403in" fo:padding-top="0.0799in" fo:padding-bottom="0.0201in" fo:border-left="0.05pt solid #000000" fo:border-right="none" fo:border-top="none" fo:border-bottom="0.05pt solid #000000"/>
    </style:style>
    <style:style style:name="Table1.B103" style:family="table-cell">
      <style:table-cell-properties fo:padding-left="0.0799in" fo:padding-right="0.0403in" fo:padding-top="0.0799in" fo:padding-bottom="0.0201in" fo:border-left="0.05pt solid #000000" fo:border-right="none" fo:border-top="none" fo:border-bottom="0.05pt solid #000000"/>
    </style:style>
    <style:style style:name="Table1.C103" style:family="table-cell">
      <style:table-cell-properties fo:padding-left="0.0799in" fo:padding-right="0.0403in" fo:padding-top="0.0799in" fo:padding-bottom="0.0201in" fo:border-left="0.05pt solid #000000" fo:border-right="none" fo:border-top="none" fo:border-bottom="0.05pt solid #000000"/>
    </style:style>
    <style:style style:name="Table1.D10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4" style:family="table-row">
      <style:table-row-properties fo:keep-together="always"/>
    </style:style>
    <style:style style:name="Table1.A104" style:family="table-cell">
      <style:table-cell-properties fo:padding-left="0.0799in" fo:padding-right="0.0403in" fo:padding-top="0.0799in" fo:padding-bottom="0.0201in" fo:border-left="0.05pt solid #000000" fo:border-right="none" fo:border-top="none" fo:border-bottom="0.05pt solid #000000"/>
    </style:style>
    <style:style style:name="Table1.B104" style:family="table-cell">
      <style:table-cell-properties fo:padding-left="0.0799in" fo:padding-right="0.0403in" fo:padding-top="0.0799in" fo:padding-bottom="0.0201in" fo:border-left="0.05pt solid #000000" fo:border-right="none" fo:border-top="none" fo:border-bottom="0.05pt solid #000000"/>
    </style:style>
    <style:style style:name="Table1.C104" style:family="table-cell">
      <style:table-cell-properties fo:padding-left="0.0799in" fo:padding-right="0.0403in" fo:padding-top="0.0799in" fo:padding-bottom="0.0201in" fo:border-left="0.05pt solid #000000" fo:border-right="none" fo:border-top="none" fo:border-bottom="0.05pt solid #000000"/>
    </style:style>
    <style:style style:name="Table1.D10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5" style:family="table-row">
      <style:table-row-properties fo:keep-together="always"/>
    </style:style>
    <style:style style:name="Table1.A105" style:family="table-cell">
      <style:table-cell-properties fo:padding-left="0.0799in" fo:padding-right="0.0403in" fo:padding-top="0.0799in" fo:padding-bottom="0.0201in" fo:border-left="0.05pt solid #000000" fo:border-right="none" fo:border-top="none" fo:border-bottom="0.05pt solid #000000"/>
    </style:style>
    <style:style style:name="Table1.B105" style:family="table-cell">
      <style:table-cell-properties fo:padding-left="0.0799in" fo:padding-right="0.0403in" fo:padding-top="0.0799in" fo:padding-bottom="0.0201in" fo:border-left="0.05pt solid #000000" fo:border-right="none" fo:border-top="none" fo:border-bottom="0.05pt solid #000000"/>
    </style:style>
    <style:style style:name="Table1.C105" style:family="table-cell">
      <style:table-cell-properties fo:padding-left="0.0799in" fo:padding-right="0.0403in" fo:padding-top="0.0799in" fo:padding-bottom="0.0201in" fo:border-left="0.05pt solid #000000" fo:border-right="none" fo:border-top="none" fo:border-bottom="0.05pt solid #000000"/>
    </style:style>
    <style:style style:name="Table1.106" style:family="table-row">
      <style:table-row-properties fo:keep-together="always"/>
    </style:style>
    <style:style style:name="Table1.A106" style:family="table-cell">
      <style:table-cell-properties fo:padding-left="0.0799in" fo:padding-right="0.0403in" fo:padding-top="0.0799in" fo:padding-bottom="0.0201in" fo:border-left="0.05pt solid #000000" fo:border-right="none" fo:border-top="none" fo:border-bottom="0.05pt solid #000000"/>
    </style:style>
    <style:style style:name="Table1.B106" style:family="table-cell">
      <style:table-cell-properties fo:padding-left="0.0799in" fo:padding-right="0.0403in" fo:padding-top="0.0799in" fo:padding-bottom="0.0201in" fo:border-left="0.05pt solid #000000" fo:border-right="none" fo:border-top="none" fo:border-bottom="0.05pt solid #000000"/>
    </style:style>
    <style:style style:name="Table1.C106" style:family="table-cell">
      <style:table-cell-properties fo:padding-left="0.0799in" fo:padding-right="0.0403in" fo:padding-top="0.0799in" fo:padding-bottom="0.0201in" fo:border-left="0.05pt solid #000000" fo:border-right="none" fo:border-top="none" fo:border-bottom="0.05pt solid #000000"/>
    </style:style>
    <style:style style:name="Table1.107" style:family="table-row">
      <style:table-row-properties fo:keep-together="always"/>
    </style:style>
    <style:style style:name="Table1.A107" style:family="table-cell">
      <style:table-cell-properties fo:padding-left="0.0799in" fo:padding-right="0.0403in" fo:padding-top="0.0799in" fo:padding-bottom="0.0201in" fo:border-left="0.05pt solid #000000" fo:border-right="none" fo:border-top="none" fo:border-bottom="0.05pt solid #000000"/>
    </style:style>
    <style:style style:name="Table1.B107" style:family="table-cell">
      <style:table-cell-properties fo:padding-left="0.0799in" fo:padding-right="0.0403in" fo:padding-top="0.0799in" fo:padding-bottom="0.0201in" fo:border-left="0.05pt solid #000000" fo:border-right="none" fo:border-top="none" fo:border-bottom="0.05pt solid #000000"/>
    </style:style>
    <style:style style:name="Table1.C107" style:family="table-cell">
      <style:table-cell-properties fo:padding-left="0.0799in" fo:padding-right="0.0403in" fo:padding-top="0.0799in" fo:padding-bottom="0.0201in" fo:border-left="0.05pt solid #000000" fo:border-right="none" fo:border-top="none" fo:border-bottom="0.05pt solid #000000"/>
    </style:style>
    <style:style style:name="Table1.108" style:family="table-row">
      <style:table-row-properties fo:keep-together="always"/>
    </style:style>
    <style:style style:name="Table1.A108" style:family="table-cell">
      <style:table-cell-properties fo:padding-left="0.0799in" fo:padding-right="0.0403in" fo:padding-top="0.0799in" fo:padding-bottom="0.0201in" fo:border-left="0.05pt solid #000000" fo:border-right="none" fo:border-top="none" fo:border-bottom="0.05pt solid #000000"/>
    </style:style>
    <style:style style:name="Table1.B108" style:family="table-cell">
      <style:table-cell-properties fo:padding-left="0.0799in" fo:padding-right="0.0403in" fo:padding-top="0.0799in" fo:padding-bottom="0.0201in" fo:border-left="0.05pt solid #000000" fo:border-right="none" fo:border-top="none" fo:border-bottom="0.05pt solid #000000"/>
    </style:style>
    <style:style style:name="Table1.C108" style:family="table-cell">
      <style:table-cell-properties fo:padding-left="0.0799in" fo:padding-right="0.0403in" fo:padding-top="0.0799in" fo:padding-bottom="0.0201in" fo:border-left="0.05pt solid #000000" fo:border-right="none" fo:border-top="none" fo:border-bottom="0.05pt solid #000000"/>
    </style:style>
    <style:style style:name="Table1.109" style:family="table-row">
      <style:table-row-properties fo:keep-together="always"/>
    </style:style>
    <style:style style:name="Table1.A109" style:family="table-cell">
      <style:table-cell-properties fo:padding-left="0.0799in" fo:padding-right="0.0403in" fo:padding-top="0.0799in" fo:padding-bottom="0.0201in" fo:border-left="0.05pt solid #000000" fo:border-right="none" fo:border-top="none" fo:border-bottom="0.05pt solid #000000"/>
    </style:style>
    <style:style style:name="Table1.B109" style:family="table-cell">
      <style:table-cell-properties fo:padding-left="0.0799in" fo:padding-right="0.0403in" fo:padding-top="0.0799in" fo:padding-bottom="0.0201in" fo:border-left="0.05pt solid #000000" fo:border-right="none" fo:border-top="none" fo:border-bottom="0.05pt solid #000000"/>
    </style:style>
    <style:style style:name="Table1.C109" style:family="table-cell">
      <style:table-cell-properties fo:padding-left="0.0799in" fo:padding-right="0.0403in" fo:padding-top="0.0799in" fo:padding-bottom="0.0201in" fo:border-left="0.05pt solid #000000" fo:border-right="none" fo:border-top="none" fo:border-bottom="0.05pt solid #000000"/>
    </style:style>
    <style:style style:name="Table1.110" style:family="table-row">
      <style:table-row-properties fo:keep-together="always"/>
    </style:style>
    <style:style style:name="Table1.A110" style:family="table-cell">
      <style:table-cell-properties fo:padding-left="0.0799in" fo:padding-right="0.0403in" fo:padding-top="0.0799in" fo:padding-bottom="0.0201in" fo:border-left="0.05pt solid #000000" fo:border-right="none" fo:border-top="none" fo:border-bottom="0.05pt solid #000000"/>
    </style:style>
    <style:style style:name="Table1.B110" style:family="table-cell">
      <style:table-cell-properties fo:padding-left="0.0799in" fo:padding-right="0.0403in" fo:padding-top="0.0799in" fo:padding-bottom="0.0201in" fo:border-left="0.05pt solid #000000" fo:border-right="none" fo:border-top="none" fo:border-bottom="0.05pt solid #000000"/>
    </style:style>
    <style:style style:name="Table1.C110" style:family="table-cell">
      <style:table-cell-properties fo:padding-left="0.0799in" fo:padding-right="0.0403in" fo:padding-top="0.0799in" fo:padding-bottom="0.0201in" fo:border-left="0.05pt solid #000000" fo:border-right="none" fo:border-top="none" fo:border-bottom="0.05pt solid #000000"/>
    </style:style>
    <style:style style:name="Table1.111" style:family="table-row">
      <style:table-row-properties fo:keep-together="always"/>
    </style:style>
    <style:style style:name="Table1.A111" style:family="table-cell">
      <style:table-cell-properties fo:padding-left="0.0799in" fo:padding-right="0.0403in" fo:padding-top="0.0799in" fo:padding-bottom="0.0201in" fo:border-left="0.05pt solid #000000" fo:border-right="none" fo:border-top="none" fo:border-bottom="0.05pt solid #000000"/>
    </style:style>
    <style:style style:name="Table1.B111" style:family="table-cell">
      <style:table-cell-properties fo:padding-left="0.0799in" fo:padding-right="0.0403in" fo:padding-top="0.0799in" fo:padding-bottom="0.0201in" fo:border-left="0.05pt solid #000000" fo:border-right="none" fo:border-top="none" fo:border-bottom="0.05pt solid #000000"/>
    </style:style>
    <style:style style:name="Table1.C111" style:family="table-cell">
      <style:table-cell-properties fo:padding-left="0.0799in" fo:padding-right="0.0403in" fo:padding-top="0.0799in" fo:padding-bottom="0.0201in" fo:border-left="0.05pt solid #000000" fo:border-right="none" fo:border-top="none" fo:border-bottom="0.05pt solid #000000"/>
    </style:style>
    <style:style style:name="Table1.D1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2" style:family="table-row">
      <style:table-row-properties fo:keep-together="always"/>
    </style:style>
    <style:style style:name="Table1.A112" style:family="table-cell">
      <style:table-cell-properties fo:padding-left="0.0799in" fo:padding-right="0.0403in" fo:padding-top="0.0799in" fo:padding-bottom="0.0201in" fo:border-left="0.05pt solid #000000" fo:border-right="none" fo:border-top="none" fo:border-bottom="0.05pt solid #000000"/>
    </style:style>
    <style:style style:name="Table1.B112" style:family="table-cell">
      <style:table-cell-properties fo:padding-left="0.0799in" fo:padding-right="0.0403in" fo:padding-top="0.0799in" fo:padding-bottom="0.0201in" fo:border-left="0.05pt solid #000000" fo:border-right="none" fo:border-top="none" fo:border-bottom="0.05pt solid #000000"/>
    </style:style>
    <style:style style:name="Table1.C112" style:family="table-cell">
      <style:table-cell-properties fo:padding-left="0.0799in" fo:padding-right="0.0403in" fo:padding-top="0.0799in" fo:padding-bottom="0.0201in" fo:border-left="0.05pt solid #000000" fo:border-right="none" fo:border-top="none" fo:border-bottom="0.05pt solid #000000"/>
    </style:style>
    <style:style style:name="Table1.113" style:family="table-row">
      <style:table-row-properties fo:keep-together="always"/>
    </style:style>
    <style:style style:name="Table1.A113" style:family="table-cell">
      <style:table-cell-properties fo:padding-left="0.0799in" fo:padding-right="0.0403in" fo:padding-top="0.0799in" fo:padding-bottom="0.0201in" fo:border-left="0.05pt solid #000000" fo:border-right="none" fo:border-top="none" fo:border-bottom="0.05pt solid #000000"/>
    </style:style>
    <style:style style:name="Table1.B113" style:family="table-cell">
      <style:table-cell-properties fo:padding-left="0.0799in" fo:padding-right="0.0403in" fo:padding-top="0.0799in" fo:padding-bottom="0.0201in" fo:border-left="0.05pt solid #000000" fo:border-right="none" fo:border-top="none" fo:border-bottom="0.05pt solid #000000"/>
    </style:style>
    <style:style style:name="Table1.C113" style:family="table-cell">
      <style:table-cell-properties fo:padding-left="0.0799in" fo:padding-right="0.0403in" fo:padding-top="0.0799in" fo:padding-bottom="0.0201in" fo:border-left="0.05pt solid #000000" fo:border-right="none" fo:border-top="none" fo:border-bottom="0.05pt solid #000000"/>
    </style:style>
    <style:style style:name="Table1.114" style:family="table-row">
      <style:table-row-properties fo:keep-together="always"/>
    </style:style>
    <style:style style:name="Table1.A114" style:family="table-cell">
      <style:table-cell-properties fo:padding-left="0.0799in" fo:padding-right="0.0403in" fo:padding-top="0.0799in" fo:padding-bottom="0.0201in" fo:border-left="0.05pt solid #000000" fo:border-right="none" fo:border-top="none" fo:border-bottom="0.05pt solid #000000"/>
    </style:style>
    <style:style style:name="Table1.B114" style:family="table-cell">
      <style:table-cell-properties fo:padding-left="0.0799in" fo:padding-right="0.0403in" fo:padding-top="0.0799in" fo:padding-bottom="0.0201in" fo:border-left="0.05pt solid #000000" fo:border-right="none" fo:border-top="none" fo:border-bottom="0.05pt solid #000000"/>
    </style:style>
    <style:style style:name="Table1.C114" style:family="table-cell">
      <style:table-cell-properties fo:padding-left="0.0799in" fo:padding-right="0.0403in" fo:padding-top="0.0799in" fo:padding-bottom="0.0201in" fo:border-left="0.05pt solid #000000" fo:border-right="none" fo:border-top="none" fo:border-bottom="0.05pt solid #000000"/>
    </style:style>
    <style:style style:name="Table1.115" style:family="table-row">
      <style:table-row-properties fo:keep-together="always"/>
    </style:style>
    <style:style style:name="Table1.A115" style:family="table-cell">
      <style:table-cell-properties fo:padding-left="0.0799in" fo:padding-right="0.0403in" fo:padding-top="0.0799in" fo:padding-bottom="0.0201in" fo:border-left="0.05pt solid #000000" fo:border-right="none" fo:border-top="none" fo:border-bottom="0.05pt solid #000000"/>
    </style:style>
    <style:style style:name="Table1.B115" style:family="table-cell">
      <style:table-cell-properties fo:padding-left="0.0799in" fo:padding-right="0.0403in" fo:padding-top="0.0799in" fo:padding-bottom="0.0201in" fo:border-left="0.05pt solid #000000" fo:border-right="none" fo:border-top="none" fo:border-bottom="0.05pt solid #000000"/>
    </style:style>
    <style:style style:name="Table1.C115" style:family="table-cell">
      <style:table-cell-properties fo:padding-left="0.0799in" fo:padding-right="0.0403in" fo:padding-top="0.0799in" fo:padding-bottom="0.0201in" fo:border-left="0.05pt solid #000000" fo:border-right="none" fo:border-top="none" fo:border-bottom="0.05pt solid #000000"/>
    </style:style>
    <style:style style:name="Table1.D1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6" style:family="table-row">
      <style:table-row-properties fo:keep-together="always"/>
    </style:style>
    <style:style style:name="Table1.A116" style:family="table-cell">
      <style:table-cell-properties fo:padding-left="0.0799in" fo:padding-right="0.0403in" fo:padding-top="0.0799in" fo:padding-bottom="0.0201in" fo:border-left="0.05pt solid #000000" fo:border-right="none" fo:border-top="none" fo:border-bottom="0.05pt solid #000000"/>
    </style:style>
    <style:style style:name="Table1.B116" style:family="table-cell">
      <style:table-cell-properties fo:padding-left="0.0799in" fo:padding-right="0.0403in" fo:padding-top="0.0799in" fo:padding-bottom="0.0201in" fo:border-left="0.05pt solid #000000" fo:border-right="none" fo:border-top="none" fo:border-bottom="0.05pt solid #000000"/>
    </style:style>
    <style:style style:name="Table1.C116" style:family="table-cell">
      <style:table-cell-properties fo:padding-left="0.0799in" fo:padding-right="0.0403in" fo:padding-top="0.0799in" fo:padding-bottom="0.0201in" fo:border-left="0.05pt solid #000000" fo:border-right="none" fo:border-top="none" fo:border-bottom="0.05pt solid #000000"/>
    </style:style>
    <style:style style:name="Table1.D1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7" style:family="table-row">
      <style:table-row-properties fo:keep-together="always"/>
    </style:style>
    <style:style style:name="Table1.A117" style:family="table-cell">
      <style:table-cell-properties fo:padding-left="0.0799in" fo:padding-right="0.0403in" fo:padding-top="0.0799in" fo:padding-bottom="0.0201in" fo:border-left="0.05pt solid #000000" fo:border-right="none" fo:border-top="none" fo:border-bottom="0.05pt solid #000000"/>
    </style:style>
    <style:style style:name="Table1.B117" style:family="table-cell">
      <style:table-cell-properties fo:padding-left="0.0799in" fo:padding-right="0.0403in" fo:padding-top="0.0799in" fo:padding-bottom="0.0201in" fo:border-left="0.05pt solid #000000" fo:border-right="none" fo:border-top="none" fo:border-bottom="0.05pt solid #000000"/>
    </style:style>
    <style:style style:name="Table1.C117" style:family="table-cell">
      <style:table-cell-properties fo:padding-left="0.0799in" fo:padding-right="0.0403in" fo:padding-top="0.0799in" fo:padding-bottom="0.0201in" fo:border-left="0.05pt solid #000000" fo:border-right="none" fo:border-top="none" fo:border-bottom="0.05pt solid #000000"/>
    </style:style>
    <style:style style:name="Table1.D1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8" style:family="table-row">
      <style:table-row-properties fo:keep-together="always"/>
    </style:style>
    <style:style style:name="Table1.A118" style:family="table-cell">
      <style:table-cell-properties fo:padding-left="0.0799in" fo:padding-right="0.0403in" fo:padding-top="0.0799in" fo:padding-bottom="0.0201in" fo:border-left="0.05pt solid #000000" fo:border-right="none" fo:border-top="none" fo:border-bottom="0.05pt solid #000000"/>
    </style:style>
    <style:style style:name="Table1.B118" style:family="table-cell">
      <style:table-cell-properties fo:padding-left="0.0799in" fo:padding-right="0.0403in" fo:padding-top="0.0799in" fo:padding-bottom="0.0201in" fo:border-left="0.05pt solid #000000" fo:border-right="none" fo:border-top="none" fo:border-bottom="0.05pt solid #000000"/>
    </style:style>
    <style:style style:name="Table1.C118" style:family="table-cell">
      <style:table-cell-properties fo:padding-left="0.0799in" fo:padding-right="0.0403in" fo:padding-top="0.0799in" fo:padding-bottom="0.0201in" fo:border-left="0.05pt solid #000000" fo:border-right="none" fo:border-top="none" fo:border-bottom="0.05pt solid #000000"/>
    </style:style>
    <style:style style:name="Table1.D1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9" style:family="table-row">
      <style:table-row-properties fo:keep-together="always"/>
    </style:style>
    <style:style style:name="Table1.A119" style:family="table-cell">
      <style:table-cell-properties fo:padding-left="0.0799in" fo:padding-right="0.0403in" fo:padding-top="0.0799in" fo:padding-bottom="0.0201in" fo:border-left="0.05pt solid #000000" fo:border-right="none" fo:border-top="none" fo:border-bottom="0.05pt solid #000000"/>
    </style:style>
    <style:style style:name="Table1.B119" style:family="table-cell">
      <style:table-cell-properties fo:padding-left="0.0799in" fo:padding-right="0.0403in" fo:padding-top="0.0799in" fo:padding-bottom="0.0201in" fo:border-left="0.05pt solid #000000" fo:border-right="none" fo:border-top="none" fo:border-bottom="0.05pt solid #000000"/>
    </style:style>
    <style:style style:name="Table1.C119" style:family="table-cell">
      <style:table-cell-properties fo:padding-left="0.0799in" fo:padding-right="0.0403in" fo:padding-top="0.0799in" fo:padding-bottom="0.0201in" fo:border-left="0.05pt solid #000000" fo:border-right="none" fo:border-top="none" fo:border-bottom="0.05pt solid #000000"/>
    </style:style>
    <style:style style:name="Table1.120" style:family="table-row">
      <style:table-row-properties fo:keep-together="always"/>
    </style:style>
    <style:style style:name="Table1.A120" style:family="table-cell">
      <style:table-cell-properties fo:padding-left="0.0799in" fo:padding-right="0.0403in" fo:padding-top="0.0799in" fo:padding-bottom="0.0201in" fo:border-left="0.05pt solid #000000" fo:border-right="none" fo:border-top="none" fo:border-bottom="0.05pt solid #000000"/>
    </style:style>
    <style:style style:name="Table1.B120" style:family="table-cell">
      <style:table-cell-properties fo:padding-left="0.0799in" fo:padding-right="0.0403in" fo:padding-top="0.0799in" fo:padding-bottom="0.0201in" fo:border-left="0.05pt solid #000000" fo:border-right="none" fo:border-top="none" fo:border-bottom="0.05pt solid #000000"/>
    </style:style>
    <style:style style:name="Table1.C120" style:family="table-cell">
      <style:table-cell-properties fo:padding-left="0.0799in" fo:padding-right="0.0403in" fo:padding-top="0.0799in" fo:padding-bottom="0.0201in" fo:border-left="0.05pt solid #000000" fo:border-right="none" fo:border-top="none" fo:border-bottom="0.05pt solid #000000"/>
    </style:style>
    <style:style style:name="Table1.121" style:family="table-row">
      <style:table-row-properties fo:keep-together="always"/>
    </style:style>
    <style:style style:name="Table1.A121" style:family="table-cell">
      <style:table-cell-properties fo:padding-left="0.0799in" fo:padding-right="0.0403in" fo:padding-top="0.0799in" fo:padding-bottom="0.0201in" fo:border-left="0.05pt solid #000000" fo:border-right="none" fo:border-top="none" fo:border-bottom="0.05pt solid #000000"/>
    </style:style>
    <style:style style:name="Table1.B121" style:family="table-cell">
      <style:table-cell-properties fo:padding-left="0.0799in" fo:padding-right="0.0403in" fo:padding-top="0.0799in" fo:padding-bottom="0.0201in" fo:border-left="0.05pt solid #000000" fo:border-right="none" fo:border-top="none" fo:border-bottom="0.05pt solid #000000"/>
    </style:style>
    <style:style style:name="Table1.C121" style:family="table-cell">
      <style:table-cell-properties fo:padding-left="0.0799in" fo:padding-right="0.0403in" fo:padding-top="0.0799in" fo:padding-bottom="0.0201in" fo:border-left="0.05pt solid #000000" fo:border-right="none" fo:border-top="none" fo:border-bottom="0.05pt solid #000000"/>
    </style:style>
    <style:style style:name="Table1.D1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2" style:family="table-row">
      <style:table-row-properties fo:keep-together="always"/>
    </style:style>
    <style:style style:name="Table1.A122" style:family="table-cell">
      <style:table-cell-properties fo:padding-left="0.0799in" fo:padding-right="0.0403in" fo:padding-top="0.0799in" fo:padding-bottom="0.0201in" fo:border-left="0.05pt solid #000000" fo:border-right="none" fo:border-top="none" fo:border-bottom="0.05pt solid #000000"/>
    </style:style>
    <style:style style:name="Table1.B122" style:family="table-cell">
      <style:table-cell-properties fo:padding-left="0.0799in" fo:padding-right="0.0403in" fo:padding-top="0.0799in" fo:padding-bottom="0.0201in" fo:border-left="0.05pt solid #000000" fo:border-right="none" fo:border-top="none" fo:border-bottom="0.05pt solid #000000"/>
    </style:style>
    <style:style style:name="Table1.C122" style:family="table-cell">
      <style:table-cell-properties fo:padding-left="0.0799in" fo:padding-right="0.0403in" fo:padding-top="0.0799in" fo:padding-bottom="0.0201in" fo:border-left="0.05pt solid #000000" fo:border-right="none" fo:border-top="none" fo:border-bottom="0.05pt solid #000000"/>
    </style:style>
    <style:style style:name="Table1.D1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3" style:family="table-row">
      <style:table-row-properties fo:keep-together="always"/>
    </style:style>
    <style:style style:name="Table1.A123" style:family="table-cell">
      <style:table-cell-properties fo:padding-left="0.0799in" fo:padding-right="0.0403in" fo:padding-top="0.0799in" fo:padding-bottom="0.0201in" fo:border-left="0.05pt solid #000000" fo:border-right="none" fo:border-top="none" fo:border-bottom="0.05pt solid #000000"/>
    </style:style>
    <style:style style:name="Table1.B123" style:family="table-cell">
      <style:table-cell-properties fo:padding-left="0.0799in" fo:padding-right="0.0403in" fo:padding-top="0.0799in" fo:padding-bottom="0.0201in" fo:border-left="0.05pt solid #000000" fo:border-right="none" fo:border-top="none" fo:border-bottom="0.05pt solid #000000"/>
    </style:style>
    <style:style style:name="Table1.C123" style:family="table-cell">
      <style:table-cell-properties fo:padding-left="0.0799in" fo:padding-right="0.0403in" fo:padding-top="0.0799in" fo:padding-bottom="0.0201in" fo:border-left="0.05pt solid #000000" fo:border-right="none" fo:border-top="none" fo:border-bottom="0.05pt solid #000000"/>
    </style:style>
    <style:style style:name="Table1.124" style:family="table-row">
      <style:table-row-properties fo:keep-together="always"/>
    </style:style>
    <style:style style:name="Table1.A124" style:family="table-cell">
      <style:table-cell-properties fo:padding-left="0.0799in" fo:padding-right="0.0403in" fo:padding-top="0.0799in" fo:padding-bottom="0.0201in" fo:border-left="0.05pt solid #000000" fo:border-right="none" fo:border-top="none" fo:border-bottom="0.05pt solid #000000"/>
    </style:style>
    <style:style style:name="Table1.B124" style:family="table-cell">
      <style:table-cell-properties fo:padding-left="0.0799in" fo:padding-right="0.0403in" fo:padding-top="0.0799in" fo:padding-bottom="0.0201in" fo:border-left="0.05pt solid #000000" fo:border-right="none" fo:border-top="none" fo:border-bottom="0.05pt solid #000000"/>
    </style:style>
    <style:style style:name="Table1.C124" style:family="table-cell">
      <style:table-cell-properties fo:padding-left="0.0799in" fo:padding-right="0.0403in" fo:padding-top="0.0799in" fo:padding-bottom="0.0201in" fo:border-left="0.05pt solid #000000" fo:border-right="none" fo:border-top="none" fo:border-bottom="0.05pt solid #000000"/>
    </style:style>
    <style:style style:name="Table1.125" style:family="table-row">
      <style:table-row-properties fo:keep-together="always"/>
    </style:style>
    <style:style style:name="Table1.A125" style:family="table-cell">
      <style:table-cell-properties fo:padding-left="0.0799in" fo:padding-right="0.0403in" fo:padding-top="0.0799in" fo:padding-bottom="0.0201in" fo:border-left="0.05pt solid #000000" fo:border-right="none" fo:border-top="none" fo:border-bottom="0.05pt solid #000000"/>
    </style:style>
    <style:style style:name="Table1.B125" style:family="table-cell">
      <style:table-cell-properties fo:padding-left="0.0799in" fo:padding-right="0.0403in" fo:padding-top="0.0799in" fo:padding-bottom="0.0201in" fo:border-left="0.05pt solid #000000" fo:border-right="none" fo:border-top="none" fo:border-bottom="0.05pt solid #000000"/>
    </style:style>
    <style:style style:name="Table1.C125" style:family="table-cell">
      <style:table-cell-properties fo:padding-left="0.0799in" fo:padding-right="0.0403in" fo:padding-top="0.0799in" fo:padding-bottom="0.0201in" fo:border-left="0.05pt solid #000000" fo:border-right="none" fo:border-top="none" fo:border-bottom="0.05pt solid #000000"/>
    </style:style>
    <style:style style:name="Table1.D1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6" style:family="table-row">
      <style:table-row-properties fo:keep-together="always"/>
    </style:style>
    <style:style style:name="Table1.A126" style:family="table-cell">
      <style:table-cell-properties fo:padding-left="0.0799in" fo:padding-right="0.0403in" fo:padding-top="0.0799in" fo:padding-bottom="0.0201in" fo:border-left="0.05pt solid #000000" fo:border-right="none" fo:border-top="none" fo:border-bottom="0.05pt solid #000000"/>
    </style:style>
    <style:style style:name="Table1.B126" style:family="table-cell">
      <style:table-cell-properties fo:padding-left="0.0799in" fo:padding-right="0.0403in" fo:padding-top="0.0799in" fo:padding-bottom="0.0201in" fo:border-left="0.05pt solid #000000" fo:border-right="none" fo:border-top="none" fo:border-bottom="0.05pt solid #000000"/>
    </style:style>
    <style:style style:name="Table1.C126" style:family="table-cell">
      <style:table-cell-properties fo:padding-left="0.0799in" fo:padding-right="0.0403in" fo:padding-top="0.0799in" fo:padding-bottom="0.0201in" fo:border-left="0.05pt solid #000000" fo:border-right="none" fo:border-top="none" fo:border-bottom="0.05pt solid #000000"/>
    </style:style>
    <style:style style:name="Table1.D1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7" style:family="table-row">
      <style:table-row-properties fo:keep-together="always"/>
    </style:style>
    <style:style style:name="Table1.A127" style:family="table-cell">
      <style:table-cell-properties fo:padding-left="0.0799in" fo:padding-right="0.0403in" fo:padding-top="0.0799in" fo:padding-bottom="0.0201in" fo:border-left="0.05pt solid #000000" fo:border-right="none" fo:border-top="none" fo:border-bottom="0.05pt solid #000000"/>
    </style:style>
    <style:style style:name="Table1.B127" style:family="table-cell">
      <style:table-cell-properties fo:padding-left="0.0799in" fo:padding-right="0.0403in" fo:padding-top="0.0799in" fo:padding-bottom="0.0201in" fo:border-left="0.05pt solid #000000" fo:border-right="none" fo:border-top="none" fo:border-bottom="0.05pt solid #000000"/>
    </style:style>
    <style:style style:name="Table1.C127" style:family="table-cell">
      <style:table-cell-properties fo:padding-left="0.0799in" fo:padding-right="0.0403in" fo:padding-top="0.0799in" fo:padding-bottom="0.0201in" fo:border-left="0.05pt solid #000000" fo:border-right="none" fo:border-top="none" fo:border-bottom="0.05pt solid #000000"/>
    </style:style>
    <style:style style:name="Table1.128" style:family="table-row">
      <style:table-row-properties fo:keep-together="always"/>
    </style:style>
    <style:style style:name="Table1.A128" style:family="table-cell">
      <style:table-cell-properties fo:padding-left="0.0799in" fo:padding-right="0.0403in" fo:padding-top="0.0799in" fo:padding-bottom="0.0201in" fo:border-left="0.05pt solid #000000" fo:border-right="none" fo:border-top="none" fo:border-bottom="0.05pt solid #000000"/>
    </style:style>
    <style:style style:name="Table1.B128" style:family="table-cell">
      <style:table-cell-properties fo:padding-left="0.0799in" fo:padding-right="0.0403in" fo:padding-top="0.0799in" fo:padding-bottom="0.0201in" fo:border-left="0.05pt solid #000000" fo:border-right="none" fo:border-top="none" fo:border-bottom="0.05pt solid #000000"/>
    </style:style>
    <style:style style:name="Table1.C128" style:family="table-cell">
      <style:table-cell-properties fo:padding-left="0.0799in" fo:padding-right="0.0403in" fo:padding-top="0.0799in" fo:padding-bottom="0.0201in" fo:border-left="0.05pt solid #000000" fo:border-right="none" fo:border-top="none" fo:border-bottom="0.05pt solid #000000"/>
    </style:style>
    <style:style style:name="Table1.D1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9" style:family="table-row">
      <style:table-row-properties fo:keep-together="always"/>
    </style:style>
    <style:style style:name="Table1.A129" style:family="table-cell">
      <style:table-cell-properties fo:padding-left="0.0799in" fo:padding-right="0.0403in" fo:padding-top="0.0799in" fo:padding-bottom="0.0201in" fo:border-left="0.05pt solid #000000" fo:border-right="none" fo:border-top="none" fo:border-bottom="0.05pt solid #000000"/>
    </style:style>
    <style:style style:name="Table1.B129" style:family="table-cell">
      <style:table-cell-properties fo:padding-left="0.0799in" fo:padding-right="0.0403in" fo:padding-top="0.0799in" fo:padding-bottom="0.0201in" fo:border-left="0.05pt solid #000000" fo:border-right="none" fo:border-top="none" fo:border-bottom="0.05pt solid #000000"/>
    </style:style>
    <style:style style:name="Table1.C129" style:family="table-cell">
      <style:table-cell-properties fo:padding-left="0.0799in" fo:padding-right="0.0403in" fo:padding-top="0.0799in" fo:padding-bottom="0.0201in" fo:border-left="0.05pt solid #000000" fo:border-right="none" fo:border-top="none" fo:border-bottom="0.05pt solid #000000"/>
    </style:style>
    <style:style style:name="Table1.130" style:family="table-row">
      <style:table-row-properties fo:keep-together="always"/>
    </style:style>
    <style:style style:name="Table1.A130" style:family="table-cell">
      <style:table-cell-properties fo:padding-left="0.0799in" fo:padding-right="0.0403in" fo:padding-top="0.0799in" fo:padding-bottom="0.0201in" fo:border-left="0.05pt solid #000000" fo:border-right="none" fo:border-top="none" fo:border-bottom="0.05pt solid #000000"/>
    </style:style>
    <style:style style:name="Table1.B130" style:family="table-cell">
      <style:table-cell-properties fo:padding-left="0.0799in" fo:padding-right="0.0403in" fo:padding-top="0.0799in" fo:padding-bottom="0.0201in" fo:border-left="0.05pt solid #000000" fo:border-right="none" fo:border-top="none" fo:border-bottom="0.05pt solid #000000"/>
    </style:style>
    <style:style style:name="Table1.C130" style:family="table-cell">
      <style:table-cell-properties fo:padding-left="0.0799in" fo:padding-right="0.0403in" fo:padding-top="0.0799in" fo:padding-bottom="0.0201in" fo:border-left="0.05pt solid #000000" fo:border-right="none" fo:border-top="none" fo:border-bottom="0.05pt solid #000000"/>
    </style:style>
    <style:style style:name="Table1.D1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1" style:family="table-row">
      <style:table-row-properties fo:keep-together="always"/>
    </style:style>
    <style:style style:name="Table1.A131" style:family="table-cell">
      <style:table-cell-properties fo:padding-left="0.0799in" fo:padding-right="0.0403in" fo:padding-top="0.0799in" fo:padding-bottom="0.0201in" fo:border-left="0.05pt solid #000000" fo:border-right="none" fo:border-top="none" fo:border-bottom="0.05pt solid #000000"/>
    </style:style>
    <style:style style:name="Table1.B131" style:family="table-cell">
      <style:table-cell-properties fo:padding-left="0.0799in" fo:padding-right="0.0403in" fo:padding-top="0.0799in" fo:padding-bottom="0.0201in" fo:border-left="0.05pt solid #000000" fo:border-right="none" fo:border-top="none" fo:border-bottom="0.05pt solid #000000"/>
    </style:style>
    <style:style style:name="Table1.C131" style:family="table-cell">
      <style:table-cell-properties fo:padding-left="0.0799in" fo:padding-right="0.0403in" fo:padding-top="0.0799in" fo:padding-bottom="0.0201in" fo:border-left="0.05pt solid #000000" fo:border-right="none" fo:border-top="none" fo:border-bottom="0.05pt solid #000000"/>
    </style:style>
    <style:style style:name="Table1.132" style:family="table-row">
      <style:table-row-properties fo:keep-together="always"/>
    </style:style>
    <style:style style:name="Table1.A132" style:family="table-cell">
      <style:table-cell-properties fo:padding-left="0.0799in" fo:padding-right="0.0403in" fo:padding-top="0.0799in" fo:padding-bottom="0.0201in" fo:border-left="0.05pt solid #000000" fo:border-right="none" fo:border-top="none" fo:border-bottom="0.05pt solid #000000"/>
    </style:style>
    <style:style style:name="Table1.B132" style:family="table-cell">
      <style:table-cell-properties fo:padding-left="0.0799in" fo:padding-right="0.0403in" fo:padding-top="0.0799in" fo:padding-bottom="0.0201in" fo:border-left="0.05pt solid #000000" fo:border-right="none" fo:border-top="none" fo:border-bottom="0.05pt solid #000000"/>
    </style:style>
    <style:style style:name="Table1.C132" style:family="table-cell">
      <style:table-cell-properties fo:padding-left="0.0799in" fo:padding-right="0.0403in" fo:padding-top="0.0799in" fo:padding-bottom="0.0201in" fo:border-left="0.05pt solid #000000" fo:border-right="none" fo:border-top="none" fo:border-bottom="0.05pt solid #000000"/>
    </style:style>
    <style:style style:name="Table1.133" style:family="table-row">
      <style:table-row-properties fo:keep-together="always"/>
    </style:style>
    <style:style style:name="Table1.A133" style:family="table-cell">
      <style:table-cell-properties fo:padding-left="0.0799in" fo:padding-right="0.0403in" fo:padding-top="0.0799in" fo:padding-bottom="0.0201in" fo:border-left="0.05pt solid #000000" fo:border-right="none" fo:border-top="none" fo:border-bottom="0.05pt solid #000000"/>
    </style:style>
    <style:style style:name="Table1.B133" style:family="table-cell">
      <style:table-cell-properties fo:padding-left="0.0799in" fo:padding-right="0.0403in" fo:padding-top="0.0799in" fo:padding-bottom="0.0201in" fo:border-left="0.05pt solid #000000" fo:border-right="none" fo:border-top="none" fo:border-bottom="0.05pt solid #000000"/>
    </style:style>
    <style:style style:name="Table1.C133" style:family="table-cell">
      <style:table-cell-properties fo:padding-left="0.0799in" fo:padding-right="0.0403in" fo:padding-top="0.0799in" fo:padding-bottom="0.0201in" fo:border-left="0.05pt solid #000000" fo:border-right="none" fo:border-top="none" fo:border-bottom="0.05pt solid #000000"/>
    </style:style>
    <style:style style:name="Table1.134" style:family="table-row">
      <style:table-row-properties fo:keep-together="always"/>
    </style:style>
    <style:style style:name="Table1.A134" style:family="table-cell">
      <style:table-cell-properties fo:padding-left="0.0799in" fo:padding-right="0.0403in" fo:padding-top="0.0799in" fo:padding-bottom="0.0201in" fo:border-left="0.05pt solid #000000" fo:border-right="none" fo:border-top="none" fo:border-bottom="0.05pt solid #000000"/>
    </style:style>
    <style:style style:name="Table1.B134" style:family="table-cell">
      <style:table-cell-properties fo:padding-left="0.0799in" fo:padding-right="0.0403in" fo:padding-top="0.0799in" fo:padding-bottom="0.0201in" fo:border-left="0.05pt solid #000000" fo:border-right="none" fo:border-top="none" fo:border-bottom="0.05pt solid #000000"/>
    </style:style>
    <style:style style:name="Table1.C134" style:family="table-cell">
      <style:table-cell-properties fo:padding-left="0.0799in" fo:padding-right="0.0403in" fo:padding-top="0.0799in" fo:padding-bottom="0.0201in" fo:border-left="0.05pt solid #000000" fo:border-right="none" fo:border-top="none" fo:border-bottom="0.05pt solid #000000"/>
    </style:style>
    <style:style style:name="Table1.135" style:family="table-row">
      <style:table-row-properties fo:keep-together="always"/>
    </style:style>
    <style:style style:name="Table1.A135" style:family="table-cell">
      <style:table-cell-properties fo:padding-left="0.0799in" fo:padding-right="0.0403in" fo:padding-top="0.0799in" fo:padding-bottom="0.0201in" fo:border-left="0.05pt solid #000000" fo:border-right="none" fo:border-top="none" fo:border-bottom="0.05pt solid #000000"/>
    </style:style>
    <style:style style:name="Table1.B135" style:family="table-cell">
      <style:table-cell-properties fo:padding-left="0.0799in" fo:padding-right="0.0403in" fo:padding-top="0.0799in" fo:padding-bottom="0.0201in" fo:border-left="0.05pt solid #000000" fo:border-right="none" fo:border-top="none" fo:border-bottom="0.05pt solid #000000"/>
    </style:style>
    <style:style style:name="Table1.C135" style:family="table-cell">
      <style:table-cell-properties fo:padding-left="0.0799in" fo:padding-right="0.0403in" fo:padding-top="0.0799in" fo:padding-bottom="0.0201in" fo:border-left="0.05pt solid #000000" fo:border-right="none" fo:border-top="none" fo:border-bottom="0.05pt solid #000000"/>
    </style:style>
    <style:style style:name="Table1.136" style:family="table-row">
      <style:table-row-properties fo:keep-together="always"/>
    </style:style>
    <style:style style:name="Table1.A136" style:family="table-cell">
      <style:table-cell-properties fo:padding-left="0.0799in" fo:padding-right="0.0403in" fo:padding-top="0.0799in" fo:padding-bottom="0.0201in" fo:border-left="0.05pt solid #000000" fo:border-right="none" fo:border-top="none" fo:border-bottom="0.05pt solid #000000"/>
    </style:style>
    <style:style style:name="Table1.B136" style:family="table-cell">
      <style:table-cell-properties fo:padding-left="0.0799in" fo:padding-right="0.0403in" fo:padding-top="0.0799in" fo:padding-bottom="0.0201in" fo:border-left="0.05pt solid #000000" fo:border-right="none" fo:border-top="none" fo:border-bottom="0.05pt solid #000000"/>
    </style:style>
    <style:style style:name="Table1.C136" style:family="table-cell">
      <style:table-cell-properties fo:padding-left="0.0799in" fo:padding-right="0.0403in" fo:padding-top="0.0799in" fo:padding-bottom="0.0201in" fo:border-left="0.05pt solid #000000" fo:border-right="none" fo:border-top="none" fo:border-bottom="0.05pt solid #000000"/>
    </style:style>
    <style:style style:name="Table1.D1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7" style:family="table-row">
      <style:table-row-properties fo:keep-together="always"/>
    </style:style>
    <style:style style:name="Table1.A137" style:family="table-cell">
      <style:table-cell-properties fo:padding-left="0.0799in" fo:padding-right="0.0403in" fo:padding-top="0.0799in" fo:padding-bottom="0.0201in" fo:border-left="0.05pt solid #000000" fo:border-right="none" fo:border-top="none" fo:border-bottom="0.05pt solid #000000"/>
    </style:style>
    <style:style style:name="Table1.B137" style:family="table-cell">
      <style:table-cell-properties fo:padding-left="0.0799in" fo:padding-right="0.0403in" fo:padding-top="0.0799in" fo:padding-bottom="0.0201in" fo:border-left="0.05pt solid #000000" fo:border-right="none" fo:border-top="none" fo:border-bottom="0.05pt solid #000000"/>
    </style:style>
    <style:style style:name="Table1.C137" style:family="table-cell">
      <style:table-cell-properties fo:padding-left="0.0799in" fo:padding-right="0.0403in" fo:padding-top="0.0799in" fo:padding-bottom="0.0201in" fo:border-left="0.05pt solid #000000" fo:border-right="none" fo:border-top="none" fo:border-bottom="0.05pt solid #000000"/>
    </style:style>
    <style:style style:name="Table1.138" style:family="table-row">
      <style:table-row-properties fo:keep-together="always"/>
    </style:style>
    <style:style style:name="Table1.A138" style:family="table-cell">
      <style:table-cell-properties fo:padding-left="0.0799in" fo:padding-right="0.0403in" fo:padding-top="0.0799in" fo:padding-bottom="0.0201in" fo:border-left="0.05pt solid #000000" fo:border-right="none" fo:border-top="none" fo:border-bottom="0.05pt solid #000000"/>
    </style:style>
    <style:style style:name="Table1.B138" style:family="table-cell">
      <style:table-cell-properties fo:padding-left="0.0799in" fo:padding-right="0.0403in" fo:padding-top="0.0799in" fo:padding-bottom="0.0201in" fo:border-left="0.05pt solid #000000" fo:border-right="none" fo:border-top="none" fo:border-bottom="0.05pt solid #000000"/>
    </style:style>
    <style:style style:name="Table1.C138" style:family="table-cell">
      <style:table-cell-properties fo:padding-left="0.0799in" fo:padding-right="0.0403in" fo:padding-top="0.0799in" fo:padding-bottom="0.0201in" fo:border-left="0.05pt solid #000000" fo:border-right="none" fo:border-top="none" fo:border-bottom="0.05pt solid #000000"/>
    </style:style>
    <style:style style:name="Table1.139" style:family="table-row">
      <style:table-row-properties fo:keep-together="always"/>
    </style:style>
    <style:style style:name="Table1.A139" style:family="table-cell">
      <style:table-cell-properties fo:padding-left="0.0799in" fo:padding-right="0.0403in" fo:padding-top="0.0799in" fo:padding-bottom="0.0201in" fo:border-left="0.05pt solid #000000" fo:border-right="none" fo:border-top="none" fo:border-bottom="0.05pt solid #000000"/>
    </style:style>
    <style:style style:name="Table1.B139" style:family="table-cell">
      <style:table-cell-properties fo:padding-left="0.0799in" fo:padding-right="0.0403in" fo:padding-top="0.0799in" fo:padding-bottom="0.0201in" fo:border-left="0.05pt solid #000000" fo:border-right="none" fo:border-top="none" fo:border-bottom="0.05pt solid #000000"/>
    </style:style>
    <style:style style:name="Table1.C139" style:family="table-cell">
      <style:table-cell-properties fo:padding-left="0.0799in" fo:padding-right="0.0403in" fo:padding-top="0.0799in" fo:padding-bottom="0.0201in" fo:border-left="0.05pt solid #000000" fo:border-right="none" fo:border-top="none" fo:border-bottom="0.05pt solid #000000"/>
    </style:style>
    <style:style style:name="Table1.D1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0" style:family="table-row">
      <style:table-row-properties fo:keep-together="always"/>
    </style:style>
    <style:style style:name="Table1.A140" style:family="table-cell">
      <style:table-cell-properties fo:padding-left="0.0799in" fo:padding-right="0.0403in" fo:padding-top="0.0799in" fo:padding-bottom="0.0201in" fo:border-left="0.05pt solid #000000" fo:border-right="none" fo:border-top="none" fo:border-bottom="0.05pt solid #000000"/>
    </style:style>
    <style:style style:name="Table1.B140" style:family="table-cell">
      <style:table-cell-properties fo:padding-left="0.0799in" fo:padding-right="0.0403in" fo:padding-top="0.0799in" fo:padding-bottom="0.0201in" fo:border-left="0.05pt solid #000000" fo:border-right="none" fo:border-top="none" fo:border-bottom="0.05pt solid #000000"/>
    </style:style>
    <style:style style:name="Table1.C140" style:family="table-cell">
      <style:table-cell-properties fo:padding-left="0.0799in" fo:padding-right="0.0403in" fo:padding-top="0.0799in" fo:padding-bottom="0.0201in" fo:border-left="0.05pt solid #000000" fo:border-right="none" fo:border-top="none" fo:border-bottom="0.05pt solid #000000"/>
    </style:style>
    <style:style style:name="Table1.D1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1" style:family="table-row">
      <style:table-row-properties fo:keep-together="always"/>
    </style:style>
    <style:style style:name="Table1.A141" style:family="table-cell">
      <style:table-cell-properties fo:padding-left="0.0799in" fo:padding-right="0.0403in" fo:padding-top="0.0799in" fo:padding-bottom="0.0201in" fo:border-left="0.05pt solid #000000" fo:border-right="none" fo:border-top="none" fo:border-bottom="0.05pt solid #000000"/>
    </style:style>
    <style:style style:name="Table1.B141" style:family="table-cell">
      <style:table-cell-properties fo:padding-left="0.0799in" fo:padding-right="0.0403in" fo:padding-top="0.0799in" fo:padding-bottom="0.0201in" fo:border-left="0.05pt solid #000000" fo:border-right="none" fo:border-top="none" fo:border-bottom="0.05pt solid #000000"/>
    </style:style>
    <style:style style:name="Table1.C141" style:family="table-cell">
      <style:table-cell-properties fo:padding-left="0.0799in" fo:padding-right="0.0403in" fo:padding-top="0.0799in" fo:padding-bottom="0.0201in" fo:border-left="0.05pt solid #000000" fo:border-right="none" fo:border-top="none" fo:border-bottom="0.05pt solid #000000"/>
    </style:style>
    <style:style style:name="Table1.142" style:family="table-row">
      <style:table-row-properties fo:keep-together="always"/>
    </style:style>
    <style:style style:name="Table1.A142" style:family="table-cell">
      <style:table-cell-properties fo:padding-left="0.0799in" fo:padding-right="0.0403in" fo:padding-top="0.0799in" fo:padding-bottom="0.0201in" fo:border-left="0.05pt solid #000000" fo:border-right="none" fo:border-top="none" fo:border-bottom="0.05pt solid #000000"/>
    </style:style>
    <style:style style:name="Table1.B142" style:family="table-cell">
      <style:table-cell-properties fo:padding-left="0.0799in" fo:padding-right="0.0403in" fo:padding-top="0.0799in" fo:padding-bottom="0.0201in" fo:border-left="0.05pt solid #000000" fo:border-right="none" fo:border-top="none" fo:border-bottom="0.05pt solid #000000"/>
    </style:style>
    <style:style style:name="Table1.C142" style:family="table-cell">
      <style:table-cell-properties fo:padding-left="0.0799in" fo:padding-right="0.0403in" fo:padding-top="0.0799in" fo:padding-bottom="0.0201in" fo:border-left="0.05pt solid #000000" fo:border-right="none" fo:border-top="none" fo:border-bottom="0.05pt solid #000000"/>
    </style:style>
    <style:style style:name="Table1.143" style:family="table-row">
      <style:table-row-properties fo:keep-together="always"/>
    </style:style>
    <style:style style:name="Table1.A143" style:family="table-cell">
      <style:table-cell-properties fo:padding-left="0.0799in" fo:padding-right="0.0403in" fo:padding-top="0.0799in" fo:padding-bottom="0.0201in" fo:border-left="0.05pt solid #000000" fo:border-right="none" fo:border-top="none" fo:border-bottom="0.05pt solid #000000"/>
    </style:style>
    <style:style style:name="Table1.B143" style:family="table-cell">
      <style:table-cell-properties fo:padding-left="0.0799in" fo:padding-right="0.0403in" fo:padding-top="0.0799in" fo:padding-bottom="0.0201in" fo:border-left="0.05pt solid #000000" fo:border-right="none" fo:border-top="none" fo:border-bottom="0.05pt solid #000000"/>
    </style:style>
    <style:style style:name="Table1.C143" style:family="table-cell">
      <style:table-cell-properties fo:padding-left="0.0799in" fo:padding-right="0.0403in" fo:padding-top="0.0799in" fo:padding-bottom="0.0201in" fo:border-left="0.05pt solid #000000" fo:border-right="none" fo:border-top="none" fo:border-bottom="0.05pt solid #000000"/>
    </style:style>
    <style:style style:name="Table1.D1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4" style:family="table-row">
      <style:table-row-properties fo:keep-together="always"/>
    </style:style>
    <style:style style:name="Table1.A144" style:family="table-cell">
      <style:table-cell-properties fo:padding-left="0.0799in" fo:padding-right="0.0403in" fo:padding-top="0.0799in" fo:padding-bottom="0.0201in" fo:border-left="0.05pt solid #000000" fo:border-right="none" fo:border-top="none" fo:border-bottom="0.05pt solid #000000"/>
    </style:style>
    <style:style style:name="Table1.B144" style:family="table-cell">
      <style:table-cell-properties fo:padding-left="0.0799in" fo:padding-right="0.0403in" fo:padding-top="0.0799in" fo:padding-bottom="0.0201in" fo:border-left="0.05pt solid #000000" fo:border-right="none" fo:border-top="none" fo:border-bottom="0.05pt solid #000000"/>
    </style:style>
    <style:style style:name="Table1.C144" style:family="table-cell">
      <style:table-cell-properties fo:padding-left="0.0799in" fo:padding-right="0.0403in" fo:padding-top="0.0799in" fo:padding-bottom="0.0201in" fo:border-left="0.05pt solid #000000" fo:border-right="none" fo:border-top="none" fo:border-bottom="0.05pt solid #000000"/>
    </style:style>
    <style:style style:name="Table1.D1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5" style:family="table-row">
      <style:table-row-properties fo:keep-together="always"/>
    </style:style>
    <style:style style:name="Table1.A145" style:family="table-cell">
      <style:table-cell-properties fo:padding-left="0.0799in" fo:padding-right="0.0403in" fo:padding-top="0.0799in" fo:padding-bottom="0.0201in" fo:border-left="0.05pt solid #000000" fo:border-right="none" fo:border-top="none" fo:border-bottom="0.05pt solid #000000"/>
    </style:style>
    <style:style style:name="Table1.B145" style:family="table-cell">
      <style:table-cell-properties fo:padding-left="0.0799in" fo:padding-right="0.0403in" fo:padding-top="0.0799in" fo:padding-bottom="0.0201in" fo:border-left="0.05pt solid #000000" fo:border-right="none" fo:border-top="none" fo:border-bottom="0.05pt solid #000000"/>
    </style:style>
    <style:style style:name="Table1.C145" style:family="table-cell">
      <style:table-cell-properties fo:padding-left="0.0799in" fo:padding-right="0.0403in" fo:padding-top="0.0799in" fo:padding-bottom="0.0201in" fo:border-left="0.05pt solid #000000" fo:border-right="none" fo:border-top="none" fo:border-bottom="0.05pt solid #000000"/>
    </style:style>
    <style:style style:name="Table1.146" style:family="table-row">
      <style:table-row-properties fo:keep-together="always"/>
    </style:style>
    <style:style style:name="Table1.A146" style:family="table-cell">
      <style:table-cell-properties fo:padding-left="0.0799in" fo:padding-right="0.0403in" fo:padding-top="0.0799in" fo:padding-bottom="0.0201in" fo:border-left="0.05pt solid #000000" fo:border-right="none" fo:border-top="none" fo:border-bottom="0.05pt solid #000000"/>
    </style:style>
    <style:style style:name="Table1.B146" style:family="table-cell">
      <style:table-cell-properties fo:padding-left="0.0799in" fo:padding-right="0.0403in" fo:padding-top="0.0799in" fo:padding-bottom="0.0201in" fo:border-left="0.05pt solid #000000" fo:border-right="none" fo:border-top="none" fo:border-bottom="0.05pt solid #000000"/>
    </style:style>
    <style:style style:name="Table1.C146" style:family="table-cell">
      <style:table-cell-properties fo:padding-left="0.0799in" fo:padding-right="0.0403in" fo:padding-top="0.0799in" fo:padding-bottom="0.0201in" fo:border-left="0.05pt solid #000000" fo:border-right="none" fo:border-top="none" fo:border-bottom="0.05pt solid #000000"/>
    </style:style>
    <style:style style:name="Table1.147" style:family="table-row">
      <style:table-row-properties fo:keep-together="always"/>
    </style:style>
    <style:style style:name="Table1.A147" style:family="table-cell">
      <style:table-cell-properties fo:padding-left="0.0799in" fo:padding-right="0.0403in" fo:padding-top="0.0799in" fo:padding-bottom="0.0201in" fo:border-left="0.05pt solid #000000" fo:border-right="none" fo:border-top="none" fo:border-bottom="0.05pt solid #000000"/>
    </style:style>
    <style:style style:name="Table1.B147" style:family="table-cell">
      <style:table-cell-properties fo:padding-left="0.0799in" fo:padding-right="0.0403in" fo:padding-top="0.0799in" fo:padding-bottom="0.0201in" fo:border-left="0.05pt solid #000000" fo:border-right="none" fo:border-top="none" fo:border-bottom="0.05pt solid #000000"/>
    </style:style>
    <style:style style:name="Table1.C147" style:family="table-cell">
      <style:table-cell-properties fo:padding-left="0.0799in" fo:padding-right="0.0403in" fo:padding-top="0.0799in" fo:padding-bottom="0.0201in" fo:border-left="0.05pt solid #000000" fo:border-right="none" fo:border-top="none" fo:border-bottom="0.05pt solid #000000"/>
    </style:style>
    <style:style style:name="Table1.148" style:family="table-row">
      <style:table-row-properties fo:keep-together="always"/>
    </style:style>
    <style:style style:name="Table1.A148" style:family="table-cell">
      <style:table-cell-properties fo:padding-left="0.0799in" fo:padding-right="0.0403in" fo:padding-top="0.0799in" fo:padding-bottom="0.0201in" fo:border-left="0.05pt solid #000000" fo:border-right="none" fo:border-top="none" fo:border-bottom="0.05pt solid #000000"/>
    </style:style>
    <style:style style:name="Table1.B148" style:family="table-cell">
      <style:table-cell-properties fo:padding-left="0.0799in" fo:padding-right="0.0403in" fo:padding-top="0.0799in" fo:padding-bottom="0.0201in" fo:border-left="0.05pt solid #000000" fo:border-right="none" fo:border-top="none" fo:border-bottom="0.05pt solid #000000"/>
    </style:style>
    <style:style style:name="Table1.C148" style:family="table-cell">
      <style:table-cell-properties fo:padding-left="0.0799in" fo:padding-right="0.0403in" fo:padding-top="0.0799in" fo:padding-bottom="0.0201in" fo:border-left="0.05pt solid #000000" fo:border-right="none" fo:border-top="none" fo:border-bottom="0.05pt solid #000000"/>
    </style:style>
    <style:style style:name="Table1.149" style:family="table-row">
      <style:table-row-properties fo:keep-together="always"/>
    </style:style>
    <style:style style:name="Table1.A149" style:family="table-cell">
      <style:table-cell-properties fo:padding-left="0.0799in" fo:padding-right="0.0403in" fo:padding-top="0.0799in" fo:padding-bottom="0.0201in" fo:border-left="0.05pt solid #000000" fo:border-right="none" fo:border-top="none" fo:border-bottom="0.05pt solid #000000"/>
    </style:style>
    <style:style style:name="Table1.B149" style:family="table-cell">
      <style:table-cell-properties fo:padding-left="0.0799in" fo:padding-right="0.0403in" fo:padding-top="0.0799in" fo:padding-bottom="0.0201in" fo:border-left="0.05pt solid #000000" fo:border-right="none" fo:border-top="none" fo:border-bottom="0.05pt solid #000000"/>
    </style:style>
    <style:style style:name="Table1.C149" style:family="table-cell">
      <style:table-cell-properties fo:padding-left="0.0799in" fo:padding-right="0.0403in" fo:padding-top="0.0799in" fo:padding-bottom="0.0201in" fo:border-left="0.05pt solid #000000" fo:border-right="none" fo:border-top="none" fo:border-bottom="0.05pt solid #000000"/>
    </style:style>
    <style:style style:name="Table1.150" style:family="table-row">
      <style:table-row-properties fo:keep-together="always"/>
    </style:style>
    <style:style style:name="Table1.A150" style:family="table-cell">
      <style:table-cell-properties fo:padding-left="0.0799in" fo:padding-right="0.0403in" fo:padding-top="0.0799in" fo:padding-bottom="0.0201in" fo:border-left="0.05pt solid #000000" fo:border-right="none" fo:border-top="none" fo:border-bottom="0.05pt solid #000000"/>
    </style:style>
    <style:style style:name="Table1.B150" style:family="table-cell">
      <style:table-cell-properties fo:padding-left="0.0799in" fo:padding-right="0.0403in" fo:padding-top="0.0799in" fo:padding-bottom="0.0201in" fo:border-left="0.05pt solid #000000" fo:border-right="none" fo:border-top="none" fo:border-bottom="0.05pt solid #000000"/>
    </style:style>
    <style:style style:name="Table1.C150" style:family="table-cell">
      <style:table-cell-properties fo:padding-left="0.0799in" fo:padding-right="0.0403in" fo:padding-top="0.0799in" fo:padding-bottom="0.0201in" fo:border-left="0.05pt solid #000000" fo:border-right="none" fo:border-top="none" fo:border-bottom="0.05pt solid #000000"/>
    </style:style>
    <style:style style:name="Table1.151" style:family="table-row">
      <style:table-row-properties fo:keep-together="always"/>
    </style:style>
    <style:style style:name="Table1.A151" style:family="table-cell">
      <style:table-cell-properties fo:padding-left="0.0799in" fo:padding-right="0.0403in" fo:padding-top="0.0799in" fo:padding-bottom="0.0201in" fo:border-left="0.05pt solid #000000" fo:border-right="none" fo:border-top="none" fo:border-bottom="0.05pt solid #000000"/>
    </style:style>
    <style:style style:name="Table1.B151" style:family="table-cell">
      <style:table-cell-properties fo:padding-left="0.0799in" fo:padding-right="0.0403in" fo:padding-top="0.0799in" fo:padding-bottom="0.0201in" fo:border-left="0.05pt solid #000000" fo:border-right="none" fo:border-top="none" fo:border-bottom="0.05pt solid #000000"/>
    </style:style>
    <style:style style:name="Table1.C151" style:family="table-cell">
      <style:table-cell-properties fo:padding-left="0.0799in" fo:padding-right="0.0403in" fo:padding-top="0.0799in" fo:padding-bottom="0.0201in" fo:border-left="0.05pt solid #000000" fo:border-right="none" fo:border-top="none" fo:border-bottom="0.05pt solid #000000"/>
    </style:style>
    <style:style style:name="Table1.152" style:family="table-row">
      <style:table-row-properties fo:keep-together="always"/>
    </style:style>
    <style:style style:name="Table1.A152" style:family="table-cell">
      <style:table-cell-properties fo:padding-left="0.0799in" fo:padding-right="0.0403in" fo:padding-top="0.0799in" fo:padding-bottom="0.0201in" fo:border-left="0.05pt solid #000000" fo:border-right="none" fo:border-top="none" fo:border-bottom="0.05pt solid #000000"/>
    </style:style>
    <style:style style:name="Table1.B152" style:family="table-cell">
      <style:table-cell-properties fo:padding-left="0.0799in" fo:padding-right="0.0403in" fo:padding-top="0.0799in" fo:padding-bottom="0.0201in" fo:border-left="0.05pt solid #000000" fo:border-right="none" fo:border-top="none" fo:border-bottom="0.05pt solid #000000"/>
    </style:style>
    <style:style style:name="Table1.C152" style:family="table-cell">
      <style:table-cell-properties fo:padding-left="0.0799in" fo:padding-right="0.0403in" fo:padding-top="0.0799in" fo:padding-bottom="0.0201in" fo:border-left="0.05pt solid #000000" fo:border-right="none" fo:border-top="none" fo:border-bottom="0.05pt solid #000000"/>
    </style:style>
    <style:style style:name="Table1.153" style:family="table-row">
      <style:table-row-properties fo:keep-together="always"/>
    </style:style>
    <style:style style:name="Table1.A153" style:family="table-cell">
      <style:table-cell-properties fo:padding-left="0.0799in" fo:padding-right="0.0403in" fo:padding-top="0.0799in" fo:padding-bottom="0.0201in" fo:border-left="0.05pt solid #000000" fo:border-right="none" fo:border-top="none" fo:border-bottom="0.05pt solid #000000"/>
    </style:style>
    <style:style style:name="Table1.B153" style:family="table-cell">
      <style:table-cell-properties fo:padding-left="0.0799in" fo:padding-right="0.0403in" fo:padding-top="0.0799in" fo:padding-bottom="0.0201in" fo:border-left="0.05pt solid #000000" fo:border-right="none" fo:border-top="none" fo:border-bottom="0.05pt solid #000000"/>
    </style:style>
    <style:style style:name="Table1.C153" style:family="table-cell">
      <style:table-cell-properties fo:padding-left="0.0799in" fo:padding-right="0.0403in" fo:padding-top="0.0799in" fo:padding-bottom="0.0201in" fo:border-left="0.05pt solid #000000" fo:border-right="none" fo:border-top="none" fo:border-bottom="0.05pt solid #000000"/>
    </style:style>
    <style:style style:name="Table1.154" style:family="table-row">
      <style:table-row-properties fo:keep-together="always"/>
    </style:style>
    <style:style style:name="Table1.A154" style:family="table-cell">
      <style:table-cell-properties fo:padding-left="0.0799in" fo:padding-right="0.0403in" fo:padding-top="0.0799in" fo:padding-bottom="0.0201in" fo:border-left="0.05pt solid #000000" fo:border-right="none" fo:border-top="none" fo:border-bottom="0.05pt solid #000000"/>
    </style:style>
    <style:style style:name="Table1.B154" style:family="table-cell">
      <style:table-cell-properties fo:padding-left="0.0799in" fo:padding-right="0.0403in" fo:padding-top="0.0799in" fo:padding-bottom="0.0201in" fo:border-left="0.05pt solid #000000" fo:border-right="none" fo:border-top="none" fo:border-bottom="0.05pt solid #000000"/>
    </style:style>
    <style:style style:name="Table1.C154" style:family="table-cell">
      <style:table-cell-properties fo:padding-left="0.0799in" fo:padding-right="0.0403in" fo:padding-top="0.0799in" fo:padding-bottom="0.0201in" fo:border-left="0.05pt solid #000000" fo:border-right="none" fo:border-top="none" fo:border-bottom="0.05pt solid #000000"/>
    </style:style>
    <style:style style:name="Table1.155" style:family="table-row">
      <style:table-row-properties fo:keep-together="always"/>
    </style:style>
    <style:style style:name="Table1.A155" style:family="table-cell">
      <style:table-cell-properties fo:padding-left="0.0799in" fo:padding-right="0.0403in" fo:padding-top="0.0799in" fo:padding-bottom="0.0201in" fo:border-left="0.05pt solid #000000" fo:border-right="none" fo:border-top="none" fo:border-bottom="0.05pt solid #000000"/>
    </style:style>
    <style:style style:name="Table1.B155" style:family="table-cell">
      <style:table-cell-properties fo:padding-left="0.0799in" fo:padding-right="0.0403in" fo:padding-top="0.0799in" fo:padding-bottom="0.0201in" fo:border-left="0.05pt solid #000000" fo:border-right="none" fo:border-top="none" fo:border-bottom="0.05pt solid #000000"/>
    </style:style>
    <style:style style:name="Table1.C155" style:family="table-cell">
      <style:table-cell-properties fo:padding-left="0.0799in" fo:padding-right="0.0403in" fo:padding-top="0.0799in" fo:padding-bottom="0.0201in" fo:border-left="0.05pt solid #000000" fo:border-right="none" fo:border-top="none" fo:border-bottom="0.05pt solid #000000"/>
    </style:style>
    <style:style style:name="Table1.156" style:family="table-row">
      <style:table-row-properties fo:keep-together="always"/>
    </style:style>
    <style:style style:name="Table1.A156" style:family="table-cell">
      <style:table-cell-properties fo:padding-left="0.0799in" fo:padding-right="0.0403in" fo:padding-top="0.0799in" fo:padding-bottom="0.0201in" fo:border-left="0.05pt solid #000000" fo:border-right="none" fo:border-top="none" fo:border-bottom="0.05pt solid #000000"/>
    </style:style>
    <style:style style:name="Table1.B156" style:family="table-cell">
      <style:table-cell-properties fo:padding-left="0.0799in" fo:padding-right="0.0403in" fo:padding-top="0.0799in" fo:padding-bottom="0.0201in" fo:border-left="0.05pt solid #000000" fo:border-right="none" fo:border-top="none" fo:border-bottom="0.05pt solid #000000"/>
    </style:style>
    <style:style style:name="Table1.C156" style:family="table-cell">
      <style:table-cell-properties fo:padding-left="0.0799in" fo:padding-right="0.0403in" fo:padding-top="0.0799in" fo:padding-bottom="0.0201in" fo:border-left="0.05pt solid #000000" fo:border-right="none" fo:border-top="none" fo:border-bottom="0.05pt solid #000000"/>
    </style:style>
    <style:style style:name="Table1.D15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7" style:family="table-row">
      <style:table-row-properties fo:keep-together="always"/>
    </style:style>
    <style:style style:name="Table1.A157" style:family="table-cell">
      <style:table-cell-properties fo:padding-left="0.0799in" fo:padding-right="0.0403in" fo:padding-top="0.0799in" fo:padding-bottom="0.0201in" fo:border-left="0.05pt solid #000000" fo:border-right="none" fo:border-top="none" fo:border-bottom="0.05pt solid #000000"/>
    </style:style>
    <style:style style:name="Table1.B157" style:family="table-cell">
      <style:table-cell-properties fo:padding-left="0.0799in" fo:padding-right="0.0403in" fo:padding-top="0.0799in" fo:padding-bottom="0.0201in" fo:border-left="0.05pt solid #000000" fo:border-right="none" fo:border-top="none" fo:border-bottom="0.05pt solid #000000"/>
    </style:style>
    <style:style style:name="Table1.C157" style:family="table-cell">
      <style:table-cell-properties fo:padding-left="0.0799in" fo:padding-right="0.0403in" fo:padding-top="0.0799in" fo:padding-bottom="0.0201in" fo:border-left="0.05pt solid #000000" fo:border-right="none" fo:border-top="none" fo:border-bottom="0.05pt solid #000000"/>
    </style:style>
    <style:style style:name="Table1.158" style:family="table-row">
      <style:table-row-properties fo:keep-together="always"/>
    </style:style>
    <style:style style:name="Table1.A158" style:family="table-cell">
      <style:table-cell-properties fo:padding-left="0.0799in" fo:padding-right="0.0403in" fo:padding-top="0.0799in" fo:padding-bottom="0.0201in" fo:border-left="0.05pt solid #000000" fo:border-right="none" fo:border-top="none" fo:border-bottom="0.05pt solid #000000"/>
    </style:style>
    <style:style style:name="Table1.B158" style:family="table-cell">
      <style:table-cell-properties fo:padding-left="0.0799in" fo:padding-right="0.0403in" fo:padding-top="0.0799in" fo:padding-bottom="0.0201in" fo:border-left="0.05pt solid #000000" fo:border-right="none" fo:border-top="none" fo:border-bottom="0.05pt solid #000000"/>
    </style:style>
    <style:style style:name="Table1.C158" style:family="table-cell">
      <style:table-cell-properties fo:padding-left="0.0799in" fo:padding-right="0.0403in" fo:padding-top="0.0799in" fo:padding-bottom="0.0201in" fo:border-left="0.05pt solid #000000" fo:border-right="none" fo:border-top="none" fo:border-bottom="0.05pt solid #000000"/>
    </style:style>
    <style:style style:name="Table1.D1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9" style:family="table-row">
      <style:table-row-properties fo:keep-together="always"/>
    </style:style>
    <style:style style:name="Table1.A159" style:family="table-cell">
      <style:table-cell-properties fo:padding-left="0.0799in" fo:padding-right="0.0403in" fo:padding-top="0.0799in" fo:padding-bottom="0.0201in" fo:border-left="0.05pt solid #000000" fo:border-right="none" fo:border-top="none" fo:border-bottom="0.05pt solid #000000"/>
    </style:style>
    <style:style style:name="Table1.B159" style:family="table-cell">
      <style:table-cell-properties fo:padding-left="0.0799in" fo:padding-right="0.0403in" fo:padding-top="0.0799in" fo:padding-bottom="0.0201in" fo:border-left="0.05pt solid #000000" fo:border-right="none" fo:border-top="none" fo:border-bottom="0.05pt solid #000000"/>
    </style:style>
    <style:style style:name="Table1.C159" style:family="table-cell">
      <style:table-cell-properties fo:padding-left="0.0799in" fo:padding-right="0.0403in" fo:padding-top="0.0799in" fo:padding-bottom="0.0201in" fo:border-left="0.05pt solid #000000" fo:border-right="none" fo:border-top="none" fo:border-bottom="0.05pt solid #000000"/>
    </style:style>
    <style:style style:name="Table1.D1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0" style:family="table-row">
      <style:table-row-properties fo:keep-together="always"/>
    </style:style>
    <style:style style:name="Table1.A160" style:family="table-cell">
      <style:table-cell-properties fo:padding-left="0.0799in" fo:padding-right="0.0403in" fo:padding-top="0.0799in" fo:padding-bottom="0.0201in" fo:border-left="0.05pt solid #000000" fo:border-right="none" fo:border-top="none" fo:border-bottom="0.05pt solid #000000"/>
    </style:style>
    <style:style style:name="Table1.B160" style:family="table-cell">
      <style:table-cell-properties fo:padding-left="0.0799in" fo:padding-right="0.0403in" fo:padding-top="0.0799in" fo:padding-bottom="0.0201in" fo:border-left="0.05pt solid #000000" fo:border-right="none" fo:border-top="none" fo:border-bottom="0.05pt solid #000000"/>
    </style:style>
    <style:style style:name="Table1.C160" style:family="table-cell">
      <style:table-cell-properties fo:padding-left="0.0799in" fo:padding-right="0.0403in" fo:padding-top="0.0799in" fo:padding-bottom="0.0201in" fo:border-left="0.05pt solid #000000" fo:border-right="none" fo:border-top="none" fo:border-bottom="0.05pt solid #000000"/>
    </style:style>
    <style:style style:name="Table1.161" style:family="table-row">
      <style:table-row-properties fo:keep-together="always"/>
    </style:style>
    <style:style style:name="Table1.A161" style:family="table-cell">
      <style:table-cell-properties fo:padding-left="0.0799in" fo:padding-right="0.0403in" fo:padding-top="0.0799in" fo:padding-bottom="0.0201in" fo:border-left="0.05pt solid #000000" fo:border-right="none" fo:border-top="none" fo:border-bottom="0.05pt solid #000000"/>
    </style:style>
    <style:style style:name="Table1.B161" style:family="table-cell">
      <style:table-cell-properties fo:padding-left="0.0799in" fo:padding-right="0.0403in" fo:padding-top="0.0799in" fo:padding-bottom="0.0201in" fo:border-left="0.05pt solid #000000" fo:border-right="none" fo:border-top="none" fo:border-bottom="0.05pt solid #000000"/>
    </style:style>
    <style:style style:name="Table1.C161" style:family="table-cell">
      <style:table-cell-properties fo:padding-left="0.0799in" fo:padding-right="0.0403in" fo:padding-top="0.0799in" fo:padding-bottom="0.0201in" fo:border-left="0.05pt solid #000000" fo:border-right="none" fo:border-top="none" fo:border-bottom="0.05pt solid #000000"/>
    </style:style>
    <style:style style:name="Table1.162" style:family="table-row">
      <style:table-row-properties fo:keep-together="always"/>
    </style:style>
    <style:style style:name="Table1.A162" style:family="table-cell">
      <style:table-cell-properties fo:padding-left="0.0799in" fo:padding-right="0.0403in" fo:padding-top="0.0799in" fo:padding-bottom="0.0201in" fo:border-left="0.05pt solid #000000" fo:border-right="none" fo:border-top="none" fo:border-bottom="0.05pt solid #000000"/>
    </style:style>
    <style:style style:name="Table1.B162" style:family="table-cell">
      <style:table-cell-properties fo:padding-left="0.0799in" fo:padding-right="0.0403in" fo:padding-top="0.0799in" fo:padding-bottom="0.0201in" fo:border-left="0.05pt solid #000000" fo:border-right="none" fo:border-top="none" fo:border-bottom="0.05pt solid #000000"/>
    </style:style>
    <style:style style:name="Table1.C162" style:family="table-cell">
      <style:table-cell-properties fo:padding-left="0.0799in" fo:padding-right="0.0403in" fo:padding-top="0.0799in" fo:padding-bottom="0.0201in" fo:border-left="0.05pt solid #000000" fo:border-right="none" fo:border-top="none" fo:border-bottom="0.05pt solid #000000"/>
    </style:style>
    <style:style style:name="Table1.D1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3" style:family="table-row">
      <style:table-row-properties fo:keep-together="always"/>
    </style:style>
    <style:style style:name="Table1.A163" style:family="table-cell">
      <style:table-cell-properties fo:padding-left="0.0799in" fo:padding-right="0.0403in" fo:padding-top="0.0799in" fo:padding-bottom="0.0201in" fo:border-left="0.05pt solid #000000" fo:border-right="none" fo:border-top="none" fo:border-bottom="0.05pt solid #000000"/>
    </style:style>
    <style:style style:name="Table1.B163" style:family="table-cell">
      <style:table-cell-properties fo:padding-left="0.0799in" fo:padding-right="0.0403in" fo:padding-top="0.0799in" fo:padding-bottom="0.0201in" fo:border-left="0.05pt solid #000000" fo:border-right="none" fo:border-top="none" fo:border-bottom="0.05pt solid #000000"/>
    </style:style>
    <style:style style:name="Table1.C163" style:family="table-cell">
      <style:table-cell-properties fo:padding-left="0.0799in" fo:padding-right="0.0403in" fo:padding-top="0.0799in" fo:padding-bottom="0.0201in" fo:border-left="0.05pt solid #000000" fo:border-right="none" fo:border-top="none" fo:border-bottom="0.05pt solid #000000"/>
    </style:style>
    <style:style style:name="Table1.D1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4" style:family="table-row">
      <style:table-row-properties fo:keep-together="always"/>
    </style:style>
    <style:style style:name="Table1.A164" style:family="table-cell">
      <style:table-cell-properties fo:padding-left="0.0799in" fo:padding-right="0.0403in" fo:padding-top="0.0799in" fo:padding-bottom="0.0201in" fo:border-left="0.05pt solid #000000" fo:border-right="none" fo:border-top="none" fo:border-bottom="0.05pt solid #000000"/>
    </style:style>
    <style:style style:name="Table1.B164" style:family="table-cell">
      <style:table-cell-properties fo:padding-left="0.0799in" fo:padding-right="0.0403in" fo:padding-top="0.0799in" fo:padding-bottom="0.0201in" fo:border-left="0.05pt solid #000000" fo:border-right="none" fo:border-top="none" fo:border-bottom="0.05pt solid #000000"/>
    </style:style>
    <style:style style:name="Table1.C164" style:family="table-cell">
      <style:table-cell-properties fo:padding-left="0.0799in" fo:padding-right="0.0403in" fo:padding-top="0.0799in" fo:padding-bottom="0.0201in" fo:border-left="0.05pt solid #000000" fo:border-right="none" fo:border-top="none" fo:border-bottom="0.05pt solid #000000"/>
    </style:style>
    <style:style style:name="Table1.D1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5" style:family="table-row">
      <style:table-row-properties fo:keep-together="always"/>
    </style:style>
    <style:style style:name="Table1.A165" style:family="table-cell">
      <style:table-cell-properties fo:padding-left="0.0799in" fo:padding-right="0.0403in" fo:padding-top="0.0799in" fo:padding-bottom="0.0201in" fo:border-left="0.05pt solid #000000" fo:border-right="none" fo:border-top="none" fo:border-bottom="0.05pt solid #000000"/>
    </style:style>
    <style:style style:name="Table1.B165" style:family="table-cell">
      <style:table-cell-properties fo:padding-left="0.0799in" fo:padding-right="0.0403in" fo:padding-top="0.0799in" fo:padding-bottom="0.0201in" fo:border-left="0.05pt solid #000000" fo:border-right="none" fo:border-top="none" fo:border-bottom="0.05pt solid #000000"/>
    </style:style>
    <style:style style:name="Table1.C165" style:family="table-cell">
      <style:table-cell-properties fo:padding-left="0.0799in" fo:padding-right="0.0403in" fo:padding-top="0.0799in" fo:padding-bottom="0.0201in" fo:border-left="0.05pt solid #000000" fo:border-right="none" fo:border-top="none" fo:border-bottom="0.05pt solid #000000"/>
    </style:style>
    <style:style style:name="Table1.166" style:family="table-row">
      <style:table-row-properties fo:keep-together="always"/>
    </style:style>
    <style:style style:name="Table1.A166" style:family="table-cell">
      <style:table-cell-properties fo:padding-left="0.0799in" fo:padding-right="0.0403in" fo:padding-top="0.0799in" fo:padding-bottom="0.0201in" fo:border-left="0.05pt solid #000000" fo:border-right="none" fo:border-top="none" fo:border-bottom="0.05pt solid #000000"/>
    </style:style>
    <style:style style:name="Table1.B166" style:family="table-cell">
      <style:table-cell-properties fo:padding-left="0.0799in" fo:padding-right="0.0403in" fo:padding-top="0.0799in" fo:padding-bottom="0.0201in" fo:border-left="0.05pt solid #000000" fo:border-right="none" fo:border-top="none" fo:border-bottom="0.05pt solid #000000"/>
    </style:style>
    <style:style style:name="Table1.C166" style:family="table-cell">
      <style:table-cell-properties fo:padding-left="0.0799in" fo:padding-right="0.0403in" fo:padding-top="0.0799in" fo:padding-bottom="0.0201in" fo:border-left="0.05pt solid #000000" fo:border-right="none" fo:border-top="none" fo:border-bottom="0.05pt solid #000000"/>
    </style:style>
    <style:style style:name="Table1.167" style:family="table-row">
      <style:table-row-properties fo:keep-together="always"/>
    </style:style>
    <style:style style:name="Table1.A167" style:family="table-cell">
      <style:table-cell-properties fo:padding-left="0.0799in" fo:padding-right="0.0403in" fo:padding-top="0.0799in" fo:padding-bottom="0.0201in" fo:border-left="0.05pt solid #000000" fo:border-right="none" fo:border-top="none" fo:border-bottom="0.05pt solid #000000"/>
    </style:style>
    <style:style style:name="Table1.B167" style:family="table-cell">
      <style:table-cell-properties fo:padding-left="0.0799in" fo:padding-right="0.0403in" fo:padding-top="0.0799in" fo:padding-bottom="0.0201in" fo:border-left="0.05pt solid #000000" fo:border-right="none" fo:border-top="none" fo:border-bottom="0.05pt solid #000000"/>
    </style:style>
    <style:style style:name="Table1.C167" style:family="table-cell">
      <style:table-cell-properties fo:padding-left="0.0799in" fo:padding-right="0.0403in" fo:padding-top="0.0799in" fo:padding-bottom="0.0201in" fo:border-left="0.05pt solid #000000" fo:border-right="none" fo:border-top="none" fo:border-bottom="0.05pt solid #000000"/>
    </style:style>
    <style:style style:name="Table1.D16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8" style:family="table-row">
      <style:table-row-properties fo:keep-together="always"/>
    </style:style>
    <style:style style:name="Table1.A168" style:family="table-cell">
      <style:table-cell-properties fo:padding-left="0.0799in" fo:padding-right="0.0403in" fo:padding-top="0.0799in" fo:padding-bottom="0.0201in" fo:border-left="0.05pt solid #000000" fo:border-right="none" fo:border-top="none" fo:border-bottom="0.05pt solid #000000"/>
    </style:style>
    <style:style style:name="Table1.B168" style:family="table-cell">
      <style:table-cell-properties fo:padding-left="0.0799in" fo:padding-right="0.0403in" fo:padding-top="0.0799in" fo:padding-bottom="0.0201in" fo:border-left="0.05pt solid #000000" fo:border-right="none" fo:border-top="none" fo:border-bottom="0.05pt solid #000000"/>
    </style:style>
    <style:style style:name="Table1.C168" style:family="table-cell">
      <style:table-cell-properties fo:padding-left="0.0799in" fo:padding-right="0.0403in" fo:padding-top="0.0799in" fo:padding-bottom="0.0201in" fo:border-left="0.05pt solid #000000" fo:border-right="none" fo:border-top="none" fo:border-bottom="0.05pt solid #000000"/>
    </style:style>
    <style:style style:name="Table1.D16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9" style:family="table-row">
      <style:table-row-properties fo:keep-together="always"/>
    </style:style>
    <style:style style:name="Table1.A169" style:family="table-cell">
      <style:table-cell-properties fo:padding-left="0.0799in" fo:padding-right="0.0403in" fo:padding-top="0.0799in" fo:padding-bottom="0.0201in" fo:border-left="0.05pt solid #000000" fo:border-right="none" fo:border-top="none" fo:border-bottom="0.05pt solid #000000"/>
    </style:style>
    <style:style style:name="Table1.B169" style:family="table-cell">
      <style:table-cell-properties fo:padding-left="0.0799in" fo:padding-right="0.0403in" fo:padding-top="0.0799in" fo:padding-bottom="0.0201in" fo:border-left="0.05pt solid #000000" fo:border-right="none" fo:border-top="none" fo:border-bottom="0.05pt solid #000000"/>
    </style:style>
    <style:style style:name="Table1.C169" style:family="table-cell">
      <style:table-cell-properties fo:padding-left="0.0799in" fo:padding-right="0.0403in" fo:padding-top="0.0799in" fo:padding-bottom="0.0201in" fo:border-left="0.05pt solid #000000" fo:border-right="none" fo:border-top="none" fo:border-bottom="0.05pt solid #000000"/>
    </style:style>
    <style:style style:name="Table1.D1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0" style:family="table-row">
      <style:table-row-properties fo:keep-together="always"/>
    </style:style>
    <style:style style:name="Table1.A170" style:family="table-cell">
      <style:table-cell-properties fo:padding-left="0.0799in" fo:padding-right="0.0403in" fo:padding-top="0.0799in" fo:padding-bottom="0.0201in" fo:border-left="0.05pt solid #000000" fo:border-right="none" fo:border-top="none" fo:border-bottom="0.05pt solid #000000"/>
    </style:style>
    <style:style style:name="Table1.B170" style:family="table-cell">
      <style:table-cell-properties fo:padding-left="0.0799in" fo:padding-right="0.0403in" fo:padding-top="0.0799in" fo:padding-bottom="0.0201in" fo:border-left="0.05pt solid #000000" fo:border-right="none" fo:border-top="none" fo:border-bottom="0.05pt solid #000000"/>
    </style:style>
    <style:style style:name="Table1.C170" style:family="table-cell">
      <style:table-cell-properties fo:padding-left="0.0799in" fo:padding-right="0.0403in" fo:padding-top="0.0799in" fo:padding-bottom="0.0201in" fo:border-left="0.05pt solid #000000" fo:border-right="none" fo:border-top="none" fo:border-bottom="0.05pt solid #000000"/>
    </style:style>
    <style:style style:name="Table1.D17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1" style:family="table-row">
      <style:table-row-properties fo:keep-together="always"/>
    </style:style>
    <style:style style:name="Table1.A171" style:family="table-cell">
      <style:table-cell-properties fo:padding-left="0.0799in" fo:padding-right="0.0403in" fo:padding-top="0.0799in" fo:padding-bottom="0.0201in" fo:border-left="0.05pt solid #000000" fo:border-right="none" fo:border-top="none" fo:border-bottom="0.05pt solid #000000"/>
    </style:style>
    <style:style style:name="Table1.B171" style:family="table-cell">
      <style:table-cell-properties fo:padding-left="0.0799in" fo:padding-right="0.0403in" fo:padding-top="0.0799in" fo:padding-bottom="0.0201in" fo:border-left="0.05pt solid #000000" fo:border-right="none" fo:border-top="none" fo:border-bottom="0.05pt solid #000000"/>
    </style:style>
    <style:style style:name="Table1.C171" style:family="table-cell">
      <style:table-cell-properties fo:padding-left="0.0799in" fo:padding-right="0.0403in" fo:padding-top="0.0799in" fo:padding-bottom="0.0201in" fo:border-left="0.05pt solid #000000" fo:border-right="none" fo:border-top="none" fo:border-bottom="0.05pt solid #000000"/>
    </style:style>
    <style:style style:name="Table1.D17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2" style:family="table-row">
      <style:table-row-properties fo:keep-together="always"/>
    </style:style>
    <style:style style:name="Table1.A172" style:family="table-cell">
      <style:table-cell-properties fo:padding-left="0.0799in" fo:padding-right="0.0403in" fo:padding-top="0.0799in" fo:padding-bottom="0.0201in" fo:border-left="0.05pt solid #000000" fo:border-right="none" fo:border-top="none" fo:border-bottom="0.05pt solid #000000"/>
    </style:style>
    <style:style style:name="Table1.B172" style:family="table-cell">
      <style:table-cell-properties fo:padding-left="0.0799in" fo:padding-right="0.0403in" fo:padding-top="0.0799in" fo:padding-bottom="0.0201in" fo:border-left="0.05pt solid #000000" fo:border-right="none" fo:border-top="none" fo:border-bottom="0.05pt solid #000000"/>
    </style:style>
    <style:style style:name="Table1.C172" style:family="table-cell">
      <style:table-cell-properties fo:padding-left="0.0799in" fo:padding-right="0.0403in" fo:padding-top="0.0799in" fo:padding-bottom="0.0201in" fo:border-left="0.05pt solid #000000" fo:border-right="none" fo:border-top="none" fo:border-bottom="0.05pt solid #000000"/>
    </style:style>
    <style:style style:name="Table1.173" style:family="table-row">
      <style:table-row-properties fo:keep-together="always"/>
    </style:style>
    <style:style style:name="Table1.A173" style:family="table-cell">
      <style:table-cell-properties fo:padding-left="0.0799in" fo:padding-right="0.0403in" fo:padding-top="0.0799in" fo:padding-bottom="0.0201in" fo:border-left="0.05pt solid #000000" fo:border-right="none" fo:border-top="none" fo:border-bottom="0.05pt solid #000000"/>
    </style:style>
    <style:style style:name="Table1.B173" style:family="table-cell">
      <style:table-cell-properties fo:padding-left="0.0799in" fo:padding-right="0.0403in" fo:padding-top="0.0799in" fo:padding-bottom="0.0201in" fo:border-left="0.05pt solid #000000" fo:border-right="none" fo:border-top="none" fo:border-bottom="0.05pt solid #000000"/>
    </style:style>
    <style:style style:name="Table1.C173" style:family="table-cell">
      <style:table-cell-properties fo:padding-left="0.0799in" fo:padding-right="0.0403in" fo:padding-top="0.0799in" fo:padding-bottom="0.0201in" fo:border-left="0.05pt solid #000000" fo:border-right="none" fo:border-top="none" fo:border-bottom="0.05pt solid #000000"/>
    </style:style>
    <style:style style:name="Table1.174" style:family="table-row">
      <style:table-row-properties fo:keep-together="always"/>
    </style:style>
    <style:style style:name="Table1.A174" style:family="table-cell">
      <style:table-cell-properties fo:padding-left="0.0799in" fo:padding-right="0.0403in" fo:padding-top="0.0799in" fo:padding-bottom="0.0201in" fo:border-left="0.05pt solid #000000" fo:border-right="none" fo:border-top="none" fo:border-bottom="0.05pt solid #000000"/>
    </style:style>
    <style:style style:name="Table1.B174" style:family="table-cell">
      <style:table-cell-properties fo:padding-left="0.0799in" fo:padding-right="0.0403in" fo:padding-top="0.0799in" fo:padding-bottom="0.0201in" fo:border-left="0.05pt solid #000000" fo:border-right="none" fo:border-top="none" fo:border-bottom="0.05pt solid #000000"/>
    </style:style>
    <style:style style:name="Table1.C174" style:family="table-cell">
      <style:table-cell-properties fo:padding-left="0.0799in" fo:padding-right="0.0403in" fo:padding-top="0.0799in" fo:padding-bottom="0.0201in" fo:border-left="0.05pt solid #000000" fo:border-right="none" fo:border-top="none" fo:border-bottom="0.05pt solid #000000"/>
    </style:style>
    <style:style style:name="Table1.D1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5" style:family="table-row">
      <style:table-row-properties fo:keep-together="always"/>
    </style:style>
    <style:style style:name="Table1.A175" style:family="table-cell">
      <style:table-cell-properties fo:padding-left="0.0799in" fo:padding-right="0.0403in" fo:padding-top="0.0799in" fo:padding-bottom="0.0201in" fo:border-left="0.05pt solid #000000" fo:border-right="none" fo:border-top="none" fo:border-bottom="0.05pt solid #000000"/>
    </style:style>
    <style:style style:name="Table1.B175" style:family="table-cell">
      <style:table-cell-properties fo:padding-left="0.0799in" fo:padding-right="0.0403in" fo:padding-top="0.0799in" fo:padding-bottom="0.0201in" fo:border-left="0.05pt solid #000000" fo:border-right="none" fo:border-top="none" fo:border-bottom="0.05pt solid #000000"/>
    </style:style>
    <style:style style:name="Table1.C175" style:family="table-cell">
      <style:table-cell-properties fo:padding-left="0.0799in" fo:padding-right="0.0403in" fo:padding-top="0.0799in" fo:padding-bottom="0.0201in" fo:border-left="0.05pt solid #000000" fo:border-right="none" fo:border-top="none" fo:border-bottom="0.05pt solid #000000"/>
    </style:style>
    <style:style style:name="Table1.D17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6" style:family="table-row">
      <style:table-row-properties fo:keep-together="always"/>
    </style:style>
    <style:style style:name="Table1.A176" style:family="table-cell">
      <style:table-cell-properties fo:padding-left="0.0799in" fo:padding-right="0.0403in" fo:padding-top="0.0799in" fo:padding-bottom="0.0201in" fo:border-left="0.05pt solid #000000" fo:border-right="none" fo:border-top="none" fo:border-bottom="0.05pt solid #000000"/>
    </style:style>
    <style:style style:name="Table1.B176" style:family="table-cell">
      <style:table-cell-properties fo:padding-left="0.0799in" fo:padding-right="0.0403in" fo:padding-top="0.0799in" fo:padding-bottom="0.0201in" fo:border-left="0.05pt solid #000000" fo:border-right="none" fo:border-top="none" fo:border-bottom="0.05pt solid #000000"/>
    </style:style>
    <style:style style:name="Table1.C176" style:family="table-cell">
      <style:table-cell-properties fo:padding-left="0.0799in" fo:padding-right="0.0403in" fo:padding-top="0.0799in" fo:padding-bottom="0.0201in" fo:border-left="0.05pt solid #000000" fo:border-right="none" fo:border-top="none" fo:border-bottom="0.05pt solid #000000"/>
    </style:style>
    <style:style style:name="Table1.D1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7" style:family="table-row">
      <style:table-row-properties fo:keep-together="always"/>
    </style:style>
    <style:style style:name="Table1.A177" style:family="table-cell">
      <style:table-cell-properties fo:padding-left="0.0799in" fo:padding-right="0.0403in" fo:padding-top="0.0799in" fo:padding-bottom="0.0201in" fo:border-left="0.05pt solid #000000" fo:border-right="none" fo:border-top="none" fo:border-bottom="0.05pt solid #000000"/>
    </style:style>
    <style:style style:name="Table1.B177" style:family="table-cell">
      <style:table-cell-properties fo:padding-left="0.0799in" fo:padding-right="0.0403in" fo:padding-top="0.0799in" fo:padding-bottom="0.0201in" fo:border-left="0.05pt solid #000000" fo:border-right="none" fo:border-top="none" fo:border-bottom="0.05pt solid #000000"/>
    </style:style>
    <style:style style:name="Table1.C177" style:family="table-cell">
      <style:table-cell-properties fo:padding-left="0.0799in" fo:padding-right="0.0403in" fo:padding-top="0.0799in" fo:padding-bottom="0.0201in" fo:border-left="0.05pt solid #000000" fo:border-right="none" fo:border-top="none" fo:border-bottom="0.05pt solid #000000"/>
    </style:style>
    <style:style style:name="Table1.D17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8" style:family="table-row">
      <style:table-row-properties fo:keep-together="always"/>
    </style:style>
    <style:style style:name="Table1.A178" style:family="table-cell">
      <style:table-cell-properties fo:padding-left="0.0799in" fo:padding-right="0.0403in" fo:padding-top="0.0799in" fo:padding-bottom="0.0201in" fo:border-left="0.05pt solid #000000" fo:border-right="none" fo:border-top="none" fo:border-bottom="0.05pt solid #000000"/>
    </style:style>
    <style:style style:name="Table1.B178" style:family="table-cell">
      <style:table-cell-properties fo:padding-left="0.0799in" fo:padding-right="0.0403in" fo:padding-top="0.0799in" fo:padding-bottom="0.0201in" fo:border-left="0.05pt solid #000000" fo:border-right="none" fo:border-top="none" fo:border-bottom="0.05pt solid #000000"/>
    </style:style>
    <style:style style:name="Table1.C178" style:family="table-cell">
      <style:table-cell-properties fo:padding-left="0.0799in" fo:padding-right="0.0403in" fo:padding-top="0.0799in" fo:padding-bottom="0.0201in" fo:border-left="0.05pt solid #000000" fo:border-right="none" fo:border-top="none" fo:border-bottom="0.05pt solid #000000"/>
    </style:style>
    <style:style style:name="Table1.D17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9" style:family="table-row">
      <style:table-row-properties fo:keep-together="always"/>
    </style:style>
    <style:style style:name="Table1.A179" style:family="table-cell">
      <style:table-cell-properties fo:padding-left="0.0799in" fo:padding-right="0.0403in" fo:padding-top="0.0799in" fo:padding-bottom="0.0201in" fo:border-left="0.05pt solid #000000" fo:border-right="none" fo:border-top="none" fo:border-bottom="0.05pt solid #000000"/>
    </style:style>
    <style:style style:name="Table1.B179" style:family="table-cell">
      <style:table-cell-properties fo:padding-left="0.0799in" fo:padding-right="0.0403in" fo:padding-top="0.0799in" fo:padding-bottom="0.0201in" fo:border-left="0.05pt solid #000000" fo:border-right="none" fo:border-top="none" fo:border-bottom="0.05pt solid #000000"/>
    </style:style>
    <style:style style:name="Table1.C179" style:family="table-cell">
      <style:table-cell-properties fo:padding-left="0.0799in" fo:padding-right="0.0403in" fo:padding-top="0.0799in" fo:padding-bottom="0.0201in" fo:border-left="0.05pt solid #000000" fo:border-right="none" fo:border-top="none" fo:border-bottom="0.05pt solid #000000"/>
    </style:style>
    <style:style style:name="Table1.D17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0" style:family="table-row">
      <style:table-row-properties fo:keep-together="always"/>
    </style:style>
    <style:style style:name="Table1.A180" style:family="table-cell">
      <style:table-cell-properties fo:padding-left="0.0799in" fo:padding-right="0.0403in" fo:padding-top="0.0799in" fo:padding-bottom="0.0201in" fo:border-left="0.05pt solid #000000" fo:border-right="none" fo:border-top="none" fo:border-bottom="0.05pt solid #000000"/>
    </style:style>
    <style:style style:name="Table1.B180" style:family="table-cell">
      <style:table-cell-properties fo:padding-left="0.0799in" fo:padding-right="0.0403in" fo:padding-top="0.0799in" fo:padding-bottom="0.0201in" fo:border-left="0.05pt solid #000000" fo:border-right="none" fo:border-top="none" fo:border-bottom="0.05pt solid #000000"/>
    </style:style>
    <style:style style:name="Table1.C180" style:family="table-cell">
      <style:table-cell-properties fo:padding-left="0.0799in" fo:padding-right="0.0403in" fo:padding-top="0.0799in" fo:padding-bottom="0.0201in" fo:border-left="0.05pt solid #000000" fo:border-right="none" fo:border-top="none" fo:border-bottom="0.05pt solid #000000"/>
    </style:style>
    <style:style style:name="Table1.D18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1" style:family="table-row">
      <style:table-row-properties fo:keep-together="always"/>
    </style:style>
    <style:style style:name="Table1.A181" style:family="table-cell">
      <style:table-cell-properties fo:padding-left="0.0799in" fo:padding-right="0.0403in" fo:padding-top="0.0799in" fo:padding-bottom="0.0201in" fo:border-left="0.05pt solid #000000" fo:border-right="none" fo:border-top="none" fo:border-bottom="0.05pt solid #000000"/>
    </style:style>
    <style:style style:name="Table1.B181" style:family="table-cell">
      <style:table-cell-properties fo:padding-left="0.0799in" fo:padding-right="0.0403in" fo:padding-top="0.0799in" fo:padding-bottom="0.0201in" fo:border-left="0.05pt solid #000000" fo:border-right="none" fo:border-top="none" fo:border-bottom="0.05pt solid #000000"/>
    </style:style>
    <style:style style:name="Table1.C181" style:family="table-cell">
      <style:table-cell-properties fo:padding-left="0.0799in" fo:padding-right="0.0403in" fo:padding-top="0.0799in" fo:padding-bottom="0.0201in" fo:border-left="0.05pt solid #000000" fo:border-right="none" fo:border-top="none" fo:border-bottom="0.05pt solid #000000"/>
    </style:style>
    <style:style style:name="Table1.182" style:family="table-row">
      <style:table-row-properties fo:keep-together="always"/>
    </style:style>
    <style:style style:name="Table1.A182" style:family="table-cell">
      <style:table-cell-properties fo:padding-left="0.0799in" fo:padding-right="0.0403in" fo:padding-top="0.0799in" fo:padding-bottom="0.0201in" fo:border-left="0.05pt solid #000000" fo:border-right="none" fo:border-top="none" fo:border-bottom="0.05pt solid #000000"/>
    </style:style>
    <style:style style:name="Table1.B182" style:family="table-cell">
      <style:table-cell-properties fo:padding-left="0.0799in" fo:padding-right="0.0403in" fo:padding-top="0.0799in" fo:padding-bottom="0.0201in" fo:border-left="0.05pt solid #000000" fo:border-right="none" fo:border-top="none" fo:border-bottom="0.05pt solid #000000"/>
    </style:style>
    <style:style style:name="Table1.C182" style:family="table-cell">
      <style:table-cell-properties fo:padding-left="0.0799in" fo:padding-right="0.0403in" fo:padding-top="0.0799in" fo:padding-bottom="0.0201in" fo:border-left="0.05pt solid #000000" fo:border-right="none" fo:border-top="none" fo:border-bottom="0.05pt solid #000000"/>
    </style:style>
    <style:style style:name="Table1.183" style:family="table-row">
      <style:table-row-properties fo:keep-together="always"/>
    </style:style>
    <style:style style:name="Table1.A183" style:family="table-cell">
      <style:table-cell-properties fo:padding-left="0.0799in" fo:padding-right="0.0403in" fo:padding-top="0.0799in" fo:padding-bottom="0.0201in" fo:border-left="0.05pt solid #000000" fo:border-right="none" fo:border-top="none" fo:border-bottom="0.05pt solid #000000"/>
    </style:style>
    <style:style style:name="Table1.B183" style:family="table-cell">
      <style:table-cell-properties fo:padding-left="0.0799in" fo:padding-right="0.0403in" fo:padding-top="0.0799in" fo:padding-bottom="0.0201in" fo:border-left="0.05pt solid #000000" fo:border-right="none" fo:border-top="none" fo:border-bottom="0.05pt solid #000000"/>
    </style:style>
    <style:style style:name="Table1.C183" style:family="table-cell">
      <style:table-cell-properties fo:padding-left="0.0799in" fo:padding-right="0.0403in" fo:padding-top="0.0799in" fo:padding-bottom="0.0201in" fo:border-left="0.05pt solid #000000" fo:border-right="none" fo:border-top="none" fo:border-bottom="0.05pt solid #000000"/>
    </style:style>
    <style:style style:name="Table1.184" style:family="table-row">
      <style:table-row-properties fo:keep-together="always"/>
    </style:style>
    <style:style style:name="Table1.A184" style:family="table-cell">
      <style:table-cell-properties fo:padding-left="0.0799in" fo:padding-right="0.0403in" fo:padding-top="0.0799in" fo:padding-bottom="0.0201in" fo:border-left="0.05pt solid #000000" fo:border-right="none" fo:border-top="none" fo:border-bottom="0.05pt solid #000000"/>
    </style:style>
    <style:style style:name="Table1.B184" style:family="table-cell">
      <style:table-cell-properties fo:padding-left="0.0799in" fo:padding-right="0.0403in" fo:padding-top="0.0799in" fo:padding-bottom="0.0201in" fo:border-left="0.05pt solid #000000" fo:border-right="none" fo:border-top="none" fo:border-bottom="0.05pt solid #000000"/>
    </style:style>
    <style:style style:name="Table1.C184" style:family="table-cell">
      <style:table-cell-properties fo:padding-left="0.0799in" fo:padding-right="0.0403in" fo:padding-top="0.0799in" fo:padding-bottom="0.0201in" fo:border-left="0.05pt solid #000000" fo:border-right="none" fo:border-top="none" fo:border-bottom="0.05pt solid #000000"/>
    </style:style>
    <style:style style:name="Table1.185" style:family="table-row">
      <style:table-row-properties fo:keep-together="always"/>
    </style:style>
    <style:style style:name="Table1.A185" style:family="table-cell">
      <style:table-cell-properties fo:padding-left="0.0799in" fo:padding-right="0.0403in" fo:padding-top="0.0799in" fo:padding-bottom="0.0201in" fo:border-left="0.05pt solid #000000" fo:border-right="none" fo:border-top="none" fo:border-bottom="0.05pt solid #000000"/>
    </style:style>
    <style:style style:name="Table1.B185" style:family="table-cell">
      <style:table-cell-properties fo:padding-left="0.0799in" fo:padding-right="0.0403in" fo:padding-top="0.0799in" fo:padding-bottom="0.0201in" fo:border-left="0.05pt solid #000000" fo:border-right="none" fo:border-top="none" fo:border-bottom="0.05pt solid #000000"/>
    </style:style>
    <style:style style:name="Table1.C185" style:family="table-cell">
      <style:table-cell-properties fo:padding-left="0.0799in" fo:padding-right="0.0403in" fo:padding-top="0.0799in" fo:padding-bottom="0.0201in" fo:border-left="0.05pt solid #000000" fo:border-right="none" fo:border-top="none" fo:border-bottom="0.05pt solid #000000"/>
    </style:style>
    <style:style style:name="Table1.D18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6" style:family="table-row">
      <style:table-row-properties fo:keep-together="always"/>
    </style:style>
    <style:style style:name="Table1.A186" style:family="table-cell">
      <style:table-cell-properties fo:padding-left="0.0799in" fo:padding-right="0.0403in" fo:padding-top="0.0799in" fo:padding-bottom="0.0201in" fo:border-left="0.05pt solid #000000" fo:border-right="none" fo:border-top="none" fo:border-bottom="0.05pt solid #000000"/>
    </style:style>
    <style:style style:name="Table1.B186" style:family="table-cell">
      <style:table-cell-properties fo:padding-left="0.0799in" fo:padding-right="0.0403in" fo:padding-top="0.0799in" fo:padding-bottom="0.0201in" fo:border-left="0.05pt solid #000000" fo:border-right="none" fo:border-top="none" fo:border-bottom="0.05pt solid #000000"/>
    </style:style>
    <style:style style:name="Table1.C186" style:family="table-cell">
      <style:table-cell-properties fo:padding-left="0.0799in" fo:padding-right="0.0403in" fo:padding-top="0.0799in" fo:padding-bottom="0.0201in" fo:border-left="0.05pt solid #000000" fo:border-right="none" fo:border-top="none" fo:border-bottom="0.05pt solid #000000"/>
    </style:style>
    <style:style style:name="Table1.D18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7" style:family="table-row">
      <style:table-row-properties fo:keep-together="always"/>
    </style:style>
    <style:style style:name="Table1.A187" style:family="table-cell">
      <style:table-cell-properties fo:padding-left="0.0799in" fo:padding-right="0.0403in" fo:padding-top="0.0799in" fo:padding-bottom="0.0201in" fo:border-left="0.05pt solid #000000" fo:border-right="none" fo:border-top="none" fo:border-bottom="0.05pt solid #000000"/>
    </style:style>
    <style:style style:name="Table1.B187" style:family="table-cell">
      <style:table-cell-properties fo:padding-left="0.0799in" fo:padding-right="0.0403in" fo:padding-top="0.0799in" fo:padding-bottom="0.0201in" fo:border-left="0.05pt solid #000000" fo:border-right="none" fo:border-top="none" fo:border-bottom="0.05pt solid #000000"/>
    </style:style>
    <style:style style:name="Table1.C187" style:family="table-cell">
      <style:table-cell-properties fo:padding-left="0.0799in" fo:padding-right="0.0403in" fo:padding-top="0.0799in" fo:padding-bottom="0.0201in" fo:border-left="0.05pt solid #000000" fo:border-right="none" fo:border-top="none" fo:border-bottom="0.05pt solid #000000"/>
    </style:style>
    <style:style style:name="Table1.D1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8" style:family="table-row">
      <style:table-row-properties fo:keep-together="always"/>
    </style:style>
    <style:style style:name="Table1.A188" style:family="table-cell">
      <style:table-cell-properties fo:padding-left="0.0799in" fo:padding-right="0.0403in" fo:padding-top="0.0799in" fo:padding-bottom="0.0201in" fo:border-left="0.05pt solid #000000" fo:border-right="none" fo:border-top="none" fo:border-bottom="0.05pt solid #000000"/>
    </style:style>
    <style:style style:name="Table1.B188" style:family="table-cell">
      <style:table-cell-properties fo:padding-left="0.0799in" fo:padding-right="0.0403in" fo:padding-top="0.0799in" fo:padding-bottom="0.0201in" fo:border-left="0.05pt solid #000000" fo:border-right="none" fo:border-top="none" fo:border-bottom="0.05pt solid #000000"/>
    </style:style>
    <style:style style:name="Table1.C188" style:family="table-cell">
      <style:table-cell-properties fo:padding-left="0.0799in" fo:padding-right="0.0403in" fo:padding-top="0.0799in" fo:padding-bottom="0.0201in" fo:border-left="0.05pt solid #000000" fo:border-right="none" fo:border-top="none" fo:border-bottom="0.05pt solid #000000"/>
    </style:style>
    <style:style style:name="Table1.189" style:family="table-row">
      <style:table-row-properties fo:keep-together="always"/>
    </style:style>
    <style:style style:name="Table1.A189" style:family="table-cell">
      <style:table-cell-properties fo:padding-left="0.0799in" fo:padding-right="0.0403in" fo:padding-top="0.0799in" fo:padding-bottom="0.0201in" fo:border-left="0.05pt solid #000000" fo:border-right="none" fo:border-top="none" fo:border-bottom="0.05pt solid #000000"/>
    </style:style>
    <style:style style:name="Table1.B189" style:family="table-cell">
      <style:table-cell-properties fo:padding-left="0.0799in" fo:padding-right="0.0403in" fo:padding-top="0.0799in" fo:padding-bottom="0.0201in" fo:border-left="0.05pt solid #000000" fo:border-right="none" fo:border-top="none" fo:border-bottom="0.05pt solid #000000"/>
    </style:style>
    <style:style style:name="Table1.C189" style:family="table-cell">
      <style:table-cell-properties fo:padding-left="0.0799in" fo:padding-right="0.0403in" fo:padding-top="0.0799in" fo:padding-bottom="0.0201in" fo:border-left="0.05pt solid #000000" fo:border-right="none" fo:border-top="none" fo:border-bottom="0.05pt solid #000000"/>
    </style:style>
    <style:style style:name="Table1.190" style:family="table-row">
      <style:table-row-properties fo:keep-together="always"/>
    </style:style>
    <style:style style:name="Table1.A190" style:family="table-cell">
      <style:table-cell-properties fo:padding-left="0.0799in" fo:padding-right="0.0403in" fo:padding-top="0.0799in" fo:padding-bottom="0.0201in" fo:border-left="0.05pt solid #000000" fo:border-right="none" fo:border-top="none" fo:border-bottom="0.05pt solid #000000"/>
    </style:style>
    <style:style style:name="Table1.B190" style:family="table-cell">
      <style:table-cell-properties fo:padding-left="0.0799in" fo:padding-right="0.0403in" fo:padding-top="0.0799in" fo:padding-bottom="0.0201in" fo:border-left="0.05pt solid #000000" fo:border-right="none" fo:border-top="none" fo:border-bottom="0.05pt solid #000000"/>
    </style:style>
    <style:style style:name="Table1.C190" style:family="table-cell">
      <style:table-cell-properties fo:padding-left="0.0799in" fo:padding-right="0.0403in" fo:padding-top="0.0799in" fo:padding-bottom="0.0201in" fo:border-left="0.05pt solid #000000" fo:border-right="none" fo:border-top="none" fo:border-bottom="0.05pt solid #000000"/>
    </style:style>
    <style:style style:name="Table1.D1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1" style:family="table-row">
      <style:table-row-properties fo:keep-together="always"/>
    </style:style>
    <style:style style:name="Table1.A191" style:family="table-cell">
      <style:table-cell-properties fo:padding-left="0.0799in" fo:padding-right="0.0403in" fo:padding-top="0.0799in" fo:padding-bottom="0.0201in" fo:border-left="0.05pt solid #000000" fo:border-right="none" fo:border-top="none" fo:border-bottom="0.05pt solid #000000"/>
    </style:style>
    <style:style style:name="Table1.B191" style:family="table-cell">
      <style:table-cell-properties fo:padding-left="0.0799in" fo:padding-right="0.0403in" fo:padding-top="0.0799in" fo:padding-bottom="0.0201in" fo:border-left="0.05pt solid #000000" fo:border-right="none" fo:border-top="none" fo:border-bottom="0.05pt solid #000000"/>
    </style:style>
    <style:style style:name="Table1.C191" style:family="table-cell">
      <style:table-cell-properties fo:padding-left="0.0799in" fo:padding-right="0.0403in" fo:padding-top="0.0799in" fo:padding-bottom="0.0201in" fo:border-left="0.05pt solid #000000" fo:border-right="none" fo:border-top="none" fo:border-bottom="0.05pt solid #000000"/>
    </style:style>
    <style:style style:name="Table1.192" style:family="table-row">
      <style:table-row-properties fo:keep-together="always"/>
    </style:style>
    <style:style style:name="Table1.A192" style:family="table-cell">
      <style:table-cell-properties fo:padding-left="0.0799in" fo:padding-right="0.0403in" fo:padding-top="0.0799in" fo:padding-bottom="0.0201in" fo:border-left="0.05pt solid #000000" fo:border-right="none" fo:border-top="none" fo:border-bottom="0.05pt solid #000000"/>
    </style:style>
    <style:style style:name="Table1.B192" style:family="table-cell">
      <style:table-cell-properties fo:padding-left="0.0799in" fo:padding-right="0.0403in" fo:padding-top="0.0799in" fo:padding-bottom="0.0201in" fo:border-left="0.05pt solid #000000" fo:border-right="none" fo:border-top="none" fo:border-bottom="0.05pt solid #000000"/>
    </style:style>
    <style:style style:name="Table1.C192" style:family="table-cell">
      <style:table-cell-properties fo:padding-left="0.0799in" fo:padding-right="0.0403in" fo:padding-top="0.0799in" fo:padding-bottom="0.0201in" fo:border-left="0.05pt solid #000000" fo:border-right="none" fo:border-top="none" fo:border-bottom="0.05pt solid #000000"/>
    </style:style>
    <style:style style:name="Table1.D19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3" style:family="table-row">
      <style:table-row-properties fo:keep-together="always"/>
    </style:style>
    <style:style style:name="Table1.A193" style:family="table-cell">
      <style:table-cell-properties fo:padding-left="0.0799in" fo:padding-right="0.0403in" fo:padding-top="0.0799in" fo:padding-bottom="0.0201in" fo:border-left="0.05pt solid #000000" fo:border-right="none" fo:border-top="none" fo:border-bottom="0.05pt solid #000000"/>
    </style:style>
    <style:style style:name="Table1.B193" style:family="table-cell">
      <style:table-cell-properties fo:padding-left="0.0799in" fo:padding-right="0.0403in" fo:padding-top="0.0799in" fo:padding-bottom="0.0201in" fo:border-left="0.05pt solid #000000" fo:border-right="none" fo:border-top="none" fo:border-bottom="0.05pt solid #000000"/>
    </style:style>
    <style:style style:name="Table1.C193" style:family="table-cell">
      <style:table-cell-properties fo:padding-left="0.0799in" fo:padding-right="0.0403in" fo:padding-top="0.0799in" fo:padding-bottom="0.0201in" fo:border-left="0.05pt solid #000000" fo:border-right="none" fo:border-top="none" fo:border-bottom="0.05pt solid #000000"/>
    </style:style>
    <style:style style:name="Table1.194" style:family="table-row">
      <style:table-row-properties fo:keep-together="always"/>
    </style:style>
    <style:style style:name="Table1.A194" style:family="table-cell">
      <style:table-cell-properties fo:padding-left="0.0799in" fo:padding-right="0.0403in" fo:padding-top="0.0799in" fo:padding-bottom="0.0201in" fo:border-left="0.05pt solid #000000" fo:border-right="none" fo:border-top="none" fo:border-bottom="0.05pt solid #000000"/>
    </style:style>
    <style:style style:name="Table1.B194" style:family="table-cell">
      <style:table-cell-properties fo:padding-left="0.0799in" fo:padding-right="0.0403in" fo:padding-top="0.0799in" fo:padding-bottom="0.0201in" fo:border-left="0.05pt solid #000000" fo:border-right="none" fo:border-top="none" fo:border-bottom="0.05pt solid #000000"/>
    </style:style>
    <style:style style:name="Table1.C194" style:family="table-cell">
      <style:table-cell-properties fo:padding-left="0.0799in" fo:padding-right="0.0403in" fo:padding-top="0.0799in" fo:padding-bottom="0.0201in" fo:border-left="0.05pt solid #000000" fo:border-right="none" fo:border-top="none" fo:border-bottom="0.05pt solid #000000"/>
    </style:style>
    <style:style style:name="Table1.195" style:family="table-row">
      <style:table-row-properties fo:keep-together="always"/>
    </style:style>
    <style:style style:name="Table1.A195" style:family="table-cell">
      <style:table-cell-properties fo:padding-left="0.0799in" fo:padding-right="0.0403in" fo:padding-top="0.0799in" fo:padding-bottom="0.0201in" fo:border-left="0.05pt solid #000000" fo:border-right="none" fo:border-top="none" fo:border-bottom="0.05pt solid #000000"/>
    </style:style>
    <style:style style:name="Table1.B195" style:family="table-cell">
      <style:table-cell-properties fo:padding-left="0.0799in" fo:padding-right="0.0403in" fo:padding-top="0.0799in" fo:padding-bottom="0.0201in" fo:border-left="0.05pt solid #000000" fo:border-right="none" fo:border-top="none" fo:border-bottom="0.05pt solid #000000"/>
    </style:style>
    <style:style style:name="Table1.C195" style:family="table-cell">
      <style:table-cell-properties fo:padding-left="0.0799in" fo:padding-right="0.0403in" fo:padding-top="0.0799in" fo:padding-bottom="0.0201in" fo:border-left="0.05pt solid #000000" fo:border-right="none" fo:border-top="none" fo:border-bottom="0.05pt solid #000000"/>
    </style:style>
    <style:style style:name="Table1.196" style:family="table-row">
      <style:table-row-properties fo:keep-together="always"/>
    </style:style>
    <style:style style:name="Table1.A196" style:family="table-cell">
      <style:table-cell-properties fo:padding-left="0.0799in" fo:padding-right="0.0403in" fo:padding-top="0.0799in" fo:padding-bottom="0.0201in" fo:border-left="0.05pt solid #000000" fo:border-right="none" fo:border-top="none" fo:border-bottom="0.05pt solid #000000"/>
    </style:style>
    <style:style style:name="Table1.B196" style:family="table-cell">
      <style:table-cell-properties fo:padding-left="0.0799in" fo:padding-right="0.0403in" fo:padding-top="0.0799in" fo:padding-bottom="0.0201in" fo:border-left="0.05pt solid #000000" fo:border-right="none" fo:border-top="none" fo:border-bottom="0.05pt solid #000000"/>
    </style:style>
    <style:style style:name="Table1.C196" style:family="table-cell">
      <style:table-cell-properties fo:padding-left="0.0799in" fo:padding-right="0.0403in" fo:padding-top="0.0799in" fo:padding-bottom="0.0201in" fo:border-left="0.05pt solid #000000" fo:border-right="none" fo:border-top="none" fo:border-bottom="0.05pt solid #000000"/>
    </style:style>
    <style:style style:name="Table1.197" style:family="table-row">
      <style:table-row-properties fo:keep-together="always"/>
    </style:style>
    <style:style style:name="Table1.A197" style:family="table-cell">
      <style:table-cell-properties fo:padding-left="0.0799in" fo:padding-right="0.0403in" fo:padding-top="0.0799in" fo:padding-bottom="0.0201in" fo:border-left="0.05pt solid #000000" fo:border-right="none" fo:border-top="none" fo:border-bottom="0.05pt solid #000000"/>
    </style:style>
    <style:style style:name="Table1.B197" style:family="table-cell">
      <style:table-cell-properties fo:padding-left="0.0799in" fo:padding-right="0.0403in" fo:padding-top="0.0799in" fo:padding-bottom="0.0201in" fo:border-left="0.05pt solid #000000" fo:border-right="none" fo:border-top="none" fo:border-bottom="0.05pt solid #000000"/>
    </style:style>
    <style:style style:name="Table1.C197" style:family="table-cell">
      <style:table-cell-properties fo:padding-left="0.0799in" fo:padding-right="0.0403in" fo:padding-top="0.0799in" fo:padding-bottom="0.0201in" fo:border-left="0.05pt solid #000000" fo:border-right="none" fo:border-top="none" fo:border-bottom="0.05pt solid #000000"/>
    </style:style>
    <style:style style:name="Table1.198" style:family="table-row">
      <style:table-row-properties fo:keep-together="always"/>
    </style:style>
    <style:style style:name="Table1.A198" style:family="table-cell">
      <style:table-cell-properties fo:padding-left="0.0799in" fo:padding-right="0.0403in" fo:padding-top="0.0799in" fo:padding-bottom="0.0201in" fo:border-left="0.05pt solid #000000" fo:border-right="none" fo:border-top="none" fo:border-bottom="0.05pt solid #000000"/>
    </style:style>
    <style:style style:name="Table1.B198" style:family="table-cell">
      <style:table-cell-properties fo:padding-left="0.0799in" fo:padding-right="0.0403in" fo:padding-top="0.0799in" fo:padding-bottom="0.0201in" fo:border-left="0.05pt solid #000000" fo:border-right="none" fo:border-top="none" fo:border-bottom="0.05pt solid #000000"/>
    </style:style>
    <style:style style:name="Table1.C198" style:family="table-cell">
      <style:table-cell-properties fo:padding-left="0.0799in" fo:padding-right="0.0403in" fo:padding-top="0.0799in" fo:padding-bottom="0.0201in" fo:border-left="0.05pt solid #000000" fo:border-right="none" fo:border-top="none" fo:border-bottom="0.05pt solid #000000"/>
    </style:style>
    <style:style style:name="Table1.D1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9" style:family="table-row">
      <style:table-row-properties fo:keep-together="always"/>
    </style:style>
    <style:style style:name="Table1.A199" style:family="table-cell">
      <style:table-cell-properties fo:padding-left="0.0799in" fo:padding-right="0.0403in" fo:padding-top="0.0799in" fo:padding-bottom="0.0201in" fo:border-left="0.05pt solid #000000" fo:border-right="none" fo:border-top="none" fo:border-bottom="0.05pt solid #000000"/>
    </style:style>
    <style:style style:name="Table1.B199" style:family="table-cell">
      <style:table-cell-properties fo:padding-left="0.0799in" fo:padding-right="0.0403in" fo:padding-top="0.0799in" fo:padding-bottom="0.0201in" fo:border-left="0.05pt solid #000000" fo:border-right="none" fo:border-top="none" fo:border-bottom="0.05pt solid #000000"/>
    </style:style>
    <style:style style:name="Table1.C199" style:family="table-cell">
      <style:table-cell-properties fo:padding-left="0.0799in" fo:padding-right="0.0403in" fo:padding-top="0.0799in" fo:padding-bottom="0.0201in" fo:border-left="0.05pt solid #000000" fo:border-right="none" fo:border-top="none" fo:border-bottom="0.05pt solid #000000"/>
    </style:style>
    <style:style style:name="Table1.200" style:family="table-row">
      <style:table-row-properties fo:keep-together="always"/>
    </style:style>
    <style:style style:name="Table1.A200" style:family="table-cell">
      <style:table-cell-properties fo:padding-left="0.0799in" fo:padding-right="0.0403in" fo:padding-top="0.0799in" fo:padding-bottom="0.0201in" fo:border-left="0.05pt solid #000000" fo:border-right="none" fo:border-top="none" fo:border-bottom="0.05pt solid #000000"/>
    </style:style>
    <style:style style:name="Table1.B200" style:family="table-cell">
      <style:table-cell-properties fo:padding-left="0.0799in" fo:padding-right="0.0403in" fo:padding-top="0.0799in" fo:padding-bottom="0.0201in" fo:border-left="0.05pt solid #000000" fo:border-right="none" fo:border-top="none" fo:border-bottom="0.05pt solid #000000"/>
    </style:style>
    <style:style style:name="Table1.C200" style:family="table-cell">
      <style:table-cell-properties fo:padding-left="0.0799in" fo:padding-right="0.0403in" fo:padding-top="0.0799in" fo:padding-bottom="0.0201in" fo:border-left="0.05pt solid #000000" fo:border-right="none" fo:border-top="none" fo:border-bottom="0.05pt solid #000000"/>
    </style:style>
    <style:style style:name="Table1.D2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1" style:family="table-row">
      <style:table-row-properties fo:keep-together="always"/>
    </style:style>
    <style:style style:name="Table1.A201" style:family="table-cell">
      <style:table-cell-properties fo:padding-left="0.0799in" fo:padding-right="0.0403in" fo:padding-top="0.0799in" fo:padding-bottom="0.0201in" fo:border-left="0.05pt solid #000000" fo:border-right="none" fo:border-top="none" fo:border-bottom="0.05pt solid #000000"/>
    </style:style>
    <style:style style:name="Table1.B201" style:family="table-cell">
      <style:table-cell-properties fo:padding-left="0.0799in" fo:padding-right="0.0403in" fo:padding-top="0.0799in" fo:padding-bottom="0.0201in" fo:border-left="0.05pt solid #000000" fo:border-right="none" fo:border-top="none" fo:border-bottom="0.05pt solid #000000"/>
    </style:style>
    <style:style style:name="Table1.C201" style:family="table-cell">
      <style:table-cell-properties fo:padding-left="0.0799in" fo:padding-right="0.0403in" fo:padding-top="0.0799in" fo:padding-bottom="0.0201in" fo:border-left="0.05pt solid #000000" fo:border-right="none" fo:border-top="none" fo:border-bottom="0.05pt solid #000000"/>
    </style:style>
    <style:style style:name="Table1.202" style:family="table-row">
      <style:table-row-properties fo:keep-together="always"/>
    </style:style>
    <style:style style:name="Table1.A202" style:family="table-cell">
      <style:table-cell-properties fo:padding-left="0.0799in" fo:padding-right="0.0403in" fo:padding-top="0.0799in" fo:padding-bottom="0.0201in" fo:border-left="0.05pt solid #000000" fo:border-right="none" fo:border-top="none" fo:border-bottom="0.05pt solid #000000"/>
    </style:style>
    <style:style style:name="Table1.B202" style:family="table-cell">
      <style:table-cell-properties fo:padding-left="0.0799in" fo:padding-right="0.0403in" fo:padding-top="0.0799in" fo:padding-bottom="0.0201in" fo:border-left="0.05pt solid #000000" fo:border-right="none" fo:border-top="none" fo:border-bottom="0.05pt solid #000000"/>
    </style:style>
    <style:style style:name="Table1.C202" style:family="table-cell">
      <style:table-cell-properties fo:padding-left="0.0799in" fo:padding-right="0.0403in" fo:padding-top="0.0799in" fo:padding-bottom="0.0201in" fo:border-left="0.05pt solid #000000" fo:border-right="none" fo:border-top="none" fo:border-bottom="0.05pt solid #000000"/>
    </style:style>
    <style:style style:name="Table1.D2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3" style:family="table-row">
      <style:table-row-properties fo:keep-together="always"/>
    </style:style>
    <style:style style:name="Table1.A203" style:family="table-cell">
      <style:table-cell-properties fo:padding-left="0.0799in" fo:padding-right="0.0403in" fo:padding-top="0.0799in" fo:padding-bottom="0.0201in" fo:border-left="0.05pt solid #000000" fo:border-right="none" fo:border-top="none" fo:border-bottom="0.05pt solid #000000"/>
    </style:style>
    <style:style style:name="Table1.B203" style:family="table-cell">
      <style:table-cell-properties fo:padding-left="0.0799in" fo:padding-right="0.0403in" fo:padding-top="0.0799in" fo:padding-bottom="0.0201in" fo:border-left="0.05pt solid #000000" fo:border-right="none" fo:border-top="none" fo:border-bottom="0.05pt solid #000000"/>
    </style:style>
    <style:style style:name="Table1.C203" style:family="table-cell">
      <style:table-cell-properties fo:padding-left="0.0799in" fo:padding-right="0.0403in" fo:padding-top="0.0799in" fo:padding-bottom="0.0201in" fo:border-left="0.05pt solid #000000" fo:border-right="none" fo:border-top="none" fo:border-bottom="0.05pt solid #000000"/>
    </style:style>
    <style:style style:name="Table1.204" style:family="table-row">
      <style:table-row-properties fo:keep-together="always"/>
    </style:style>
    <style:style style:name="Table1.A204" style:family="table-cell">
      <style:table-cell-properties fo:padding-left="0.0799in" fo:padding-right="0.0403in" fo:padding-top="0.0799in" fo:padding-bottom="0.0201in" fo:border-left="0.05pt solid #000000" fo:border-right="none" fo:border-top="none" fo:border-bottom="0.05pt solid #000000"/>
    </style:style>
    <style:style style:name="Table1.B204" style:family="table-cell">
      <style:table-cell-properties fo:padding-left="0.0799in" fo:padding-right="0.0403in" fo:padding-top="0.0799in" fo:padding-bottom="0.0201in" fo:border-left="0.05pt solid #000000" fo:border-right="none" fo:border-top="none" fo:border-bottom="0.05pt solid #000000"/>
    </style:style>
    <style:style style:name="Table1.C204" style:family="table-cell">
      <style:table-cell-properties fo:padding-left="0.0799in" fo:padding-right="0.0403in" fo:padding-top="0.0799in" fo:padding-bottom="0.0201in" fo:border-left="0.05pt solid #000000" fo:border-right="none" fo:border-top="none" fo:border-bottom="0.05pt solid #000000"/>
    </style:style>
    <style:style style:name="Table1.205" style:family="table-row">
      <style:table-row-properties fo:keep-together="always"/>
    </style:style>
    <style:style style:name="Table1.A205" style:family="table-cell">
      <style:table-cell-properties fo:padding-left="0.0799in" fo:padding-right="0.0403in" fo:padding-top="0.0799in" fo:padding-bottom="0.0201in" fo:border-left="0.05pt solid #000000" fo:border-right="none" fo:border-top="none" fo:border-bottom="0.05pt solid #000000"/>
    </style:style>
    <style:style style:name="Table1.B205" style:family="table-cell">
      <style:table-cell-properties fo:padding-left="0.0799in" fo:padding-right="0.0403in" fo:padding-top="0.0799in" fo:padding-bottom="0.0201in" fo:border-left="0.05pt solid #000000" fo:border-right="none" fo:border-top="none" fo:border-bottom="0.05pt solid #000000"/>
    </style:style>
    <style:style style:name="Table1.C205" style:family="table-cell">
      <style:table-cell-properties fo:padding-left="0.0799in" fo:padding-right="0.0403in" fo:padding-top="0.0799in" fo:padding-bottom="0.0201in" fo:border-left="0.05pt solid #000000" fo:border-right="none" fo:border-top="none" fo:border-bottom="0.05pt solid #000000"/>
    </style:style>
    <style:style style:name="Table1.206" style:family="table-row">
      <style:table-row-properties fo:keep-together="always"/>
    </style:style>
    <style:style style:name="Table1.A206" style:family="table-cell">
      <style:table-cell-properties fo:padding-left="0.0799in" fo:padding-right="0.0403in" fo:padding-top="0.0799in" fo:padding-bottom="0.0201in" fo:border-left="0.05pt solid #000000" fo:border-right="none" fo:border-top="none" fo:border-bottom="0.05pt solid #000000"/>
    </style:style>
    <style:style style:name="Table1.B206" style:family="table-cell">
      <style:table-cell-properties fo:padding-left="0.0799in" fo:padding-right="0.0403in" fo:padding-top="0.0799in" fo:padding-bottom="0.0201in" fo:border-left="0.05pt solid #000000" fo:border-right="none" fo:border-top="none" fo:border-bottom="0.05pt solid #000000"/>
    </style:style>
    <style:style style:name="Table1.C206" style:family="table-cell">
      <style:table-cell-properties fo:padding-left="0.0799in" fo:padding-right="0.0403in" fo:padding-top="0.0799in" fo:padding-bottom="0.0201in" fo:border-left="0.05pt solid #000000" fo:border-right="none" fo:border-top="none" fo:border-bottom="0.05pt solid #000000"/>
    </style:style>
    <style:style style:name="Table1.207" style:family="table-row">
      <style:table-row-properties fo:keep-together="always"/>
    </style:style>
    <style:style style:name="Table1.A207" style:family="table-cell">
      <style:table-cell-properties fo:padding-left="0.0799in" fo:padding-right="0.0403in" fo:padding-top="0.0799in" fo:padding-bottom="0.0201in" fo:border-left="0.05pt solid #000000" fo:border-right="none" fo:border-top="none" fo:border-bottom="0.05pt solid #000000"/>
    </style:style>
    <style:style style:name="Table1.B207" style:family="table-cell">
      <style:table-cell-properties fo:padding-left="0.0799in" fo:padding-right="0.0403in" fo:padding-top="0.0799in" fo:padding-bottom="0.0201in" fo:border-left="0.05pt solid #000000" fo:border-right="none" fo:border-top="none" fo:border-bottom="0.05pt solid #000000"/>
    </style:style>
    <style:style style:name="Table1.C207" style:family="table-cell">
      <style:table-cell-properties fo:padding-left="0.0799in" fo:padding-right="0.0403in" fo:padding-top="0.0799in" fo:padding-bottom="0.0201in" fo:border-left="0.05pt solid #000000" fo:border-right="none" fo:border-top="none" fo:border-bottom="0.05pt solid #000000"/>
    </style:style>
    <style:style style:name="Table1.D20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8" style:family="table-row">
      <style:table-row-properties fo:keep-together="always"/>
    </style:style>
    <style:style style:name="Table1.A208" style:family="table-cell">
      <style:table-cell-properties fo:padding-left="0.0799in" fo:padding-right="0.0403in" fo:padding-top="0.0799in" fo:padding-bottom="0.0201in" fo:border-left="0.05pt solid #000000" fo:border-right="none" fo:border-top="none" fo:border-bottom="0.05pt solid #000000"/>
    </style:style>
    <style:style style:name="Table1.B208" style:family="table-cell">
      <style:table-cell-properties fo:padding-left="0.0799in" fo:padding-right="0.0403in" fo:padding-top="0.0799in" fo:padding-bottom="0.0201in" fo:border-left="0.05pt solid #000000" fo:border-right="none" fo:border-top="none" fo:border-bottom="0.05pt solid #000000"/>
    </style:style>
    <style:style style:name="Table1.C208" style:family="table-cell">
      <style:table-cell-properties fo:padding-left="0.0799in" fo:padding-right="0.0403in" fo:padding-top="0.0799in" fo:padding-bottom="0.0201in" fo:border-left="0.05pt solid #000000" fo:border-right="none" fo:border-top="none" fo:border-bottom="0.05pt solid #000000"/>
    </style:style>
    <style:style style:name="Table1.209" style:family="table-row">
      <style:table-row-properties fo:keep-together="always"/>
    </style:style>
    <style:style style:name="Table1.A209" style:family="table-cell">
      <style:table-cell-properties fo:padding-left="0.0799in" fo:padding-right="0.0403in" fo:padding-top="0.0799in" fo:padding-bottom="0.0201in" fo:border-left="0.05pt solid #000000" fo:border-right="none" fo:border-top="none" fo:border-bottom="0.05pt solid #000000"/>
    </style:style>
    <style:style style:name="Table1.B209" style:family="table-cell">
      <style:table-cell-properties fo:padding-left="0.0799in" fo:padding-right="0.0403in" fo:padding-top="0.0799in" fo:padding-bottom="0.0201in" fo:border-left="0.05pt solid #000000" fo:border-right="none" fo:border-top="none" fo:border-bottom="0.05pt solid #000000"/>
    </style:style>
    <style:style style:name="Table1.C209" style:family="table-cell">
      <style:table-cell-properties fo:padding-left="0.0799in" fo:padding-right="0.0403in" fo:padding-top="0.0799in" fo:padding-bottom="0.0201in" fo:border-left="0.05pt solid #000000" fo:border-right="none" fo:border-top="none" fo:border-bottom="0.05pt solid #000000"/>
    </style:style>
    <style:style style:name="Table1.210" style:family="table-row">
      <style:table-row-properties fo:keep-together="always"/>
    </style:style>
    <style:style style:name="Table1.A210" style:family="table-cell">
      <style:table-cell-properties fo:padding-left="0.0799in" fo:padding-right="0.0403in" fo:padding-top="0.0799in" fo:padding-bottom="0.0201in" fo:border-left="0.05pt solid #000000" fo:border-right="none" fo:border-top="none" fo:border-bottom="0.05pt solid #000000"/>
    </style:style>
    <style:style style:name="Table1.B210" style:family="table-cell">
      <style:table-cell-properties fo:padding-left="0.0799in" fo:padding-right="0.0403in" fo:padding-top="0.0799in" fo:padding-bottom="0.0201in" fo:border-left="0.05pt solid #000000" fo:border-right="none" fo:border-top="none" fo:border-bottom="0.05pt solid #000000"/>
    </style:style>
    <style:style style:name="Table1.C210" style:family="table-cell">
      <style:table-cell-properties fo:padding-left="0.0799in" fo:padding-right="0.0403in" fo:padding-top="0.0799in" fo:padding-bottom="0.0201in" fo:border-left="0.05pt solid #000000" fo:border-right="none" fo:border-top="none" fo:border-bottom="0.05pt solid #000000"/>
    </style:style>
    <style:style style:name="Table1.211" style:family="table-row">
      <style:table-row-properties fo:keep-together="always"/>
    </style:style>
    <style:style style:name="Table1.A211" style:family="table-cell">
      <style:table-cell-properties fo:padding-left="0.0799in" fo:padding-right="0.0403in" fo:padding-top="0.0799in" fo:padding-bottom="0.0201in" fo:border-left="0.05pt solid #000000" fo:border-right="none" fo:border-top="none" fo:border-bottom="0.05pt solid #000000"/>
    </style:style>
    <style:style style:name="Table1.B211" style:family="table-cell">
      <style:table-cell-properties fo:padding-left="0.0799in" fo:padding-right="0.0403in" fo:padding-top="0.0799in" fo:padding-bottom="0.0201in" fo:border-left="0.05pt solid #000000" fo:border-right="none" fo:border-top="none" fo:border-bottom="0.05pt solid #000000"/>
    </style:style>
    <style:style style:name="Table1.C211" style:family="table-cell">
      <style:table-cell-properties fo:padding-left="0.0799in" fo:padding-right="0.0403in" fo:padding-top="0.0799in" fo:padding-bottom="0.0201in" fo:border-left="0.05pt solid #000000" fo:border-right="none" fo:border-top="none" fo:border-bottom="0.05pt solid #000000"/>
    </style:style>
    <style:style style:name="Table1.D2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2" style:family="table-row">
      <style:table-row-properties fo:keep-together="always"/>
    </style:style>
    <style:style style:name="Table1.A212" style:family="table-cell">
      <style:table-cell-properties fo:padding-left="0.0799in" fo:padding-right="0.0403in" fo:padding-top="0.0799in" fo:padding-bottom="0.0201in" fo:border-left="0.05pt solid #000000" fo:border-right="none" fo:border-top="none" fo:border-bottom="0.05pt solid #000000"/>
    </style:style>
    <style:style style:name="Table1.B212" style:family="table-cell">
      <style:table-cell-properties fo:padding-left="0.0799in" fo:padding-right="0.0403in" fo:padding-top="0.0799in" fo:padding-bottom="0.0201in" fo:border-left="0.05pt solid #000000" fo:border-right="none" fo:border-top="none" fo:border-bottom="0.05pt solid #000000"/>
    </style:style>
    <style:style style:name="Table1.C212" style:family="table-cell">
      <style:table-cell-properties fo:padding-left="0.0799in" fo:padding-right="0.0403in" fo:padding-top="0.0799in" fo:padding-bottom="0.0201in" fo:border-left="0.05pt solid #000000" fo:border-right="none" fo:border-top="none" fo:border-bottom="0.05pt solid #000000"/>
    </style:style>
    <style:style style:name="Table1.D2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3" style:family="table-row">
      <style:table-row-properties fo:keep-together="always"/>
    </style:style>
    <style:style style:name="Table1.A213" style:family="table-cell">
      <style:table-cell-properties fo:padding-left="0.0799in" fo:padding-right="0.0403in" fo:padding-top="0.0799in" fo:padding-bottom="0.0201in" fo:border-left="0.05pt solid #000000" fo:border-right="none" fo:border-top="none" fo:border-bottom="0.05pt solid #000000"/>
    </style:style>
    <style:style style:name="Table1.B213" style:family="table-cell">
      <style:table-cell-properties fo:padding-left="0.0799in" fo:padding-right="0.0403in" fo:padding-top="0.0799in" fo:padding-bottom="0.0201in" fo:border-left="0.05pt solid #000000" fo:border-right="none" fo:border-top="none" fo:border-bottom="0.05pt solid #000000"/>
    </style:style>
    <style:style style:name="Table1.C213" style:family="table-cell">
      <style:table-cell-properties fo:padding-left="0.0799in" fo:padding-right="0.0403in" fo:padding-top="0.0799in" fo:padding-bottom="0.0201in" fo:border-left="0.05pt solid #000000" fo:border-right="none" fo:border-top="none" fo:border-bottom="0.05pt solid #000000"/>
    </style:style>
    <style:style style:name="Table1.D2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4" style:family="table-row">
      <style:table-row-properties fo:keep-together="always"/>
    </style:style>
    <style:style style:name="Table1.A214" style:family="table-cell">
      <style:table-cell-properties fo:padding-left="0.0799in" fo:padding-right="0.0403in" fo:padding-top="0.0799in" fo:padding-bottom="0.0201in" fo:border-left="0.05pt solid #000000" fo:border-right="none" fo:border-top="none" fo:border-bottom="0.05pt solid #000000"/>
    </style:style>
    <style:style style:name="Table1.B214" style:family="table-cell">
      <style:table-cell-properties fo:padding-left="0.0799in" fo:padding-right="0.0403in" fo:padding-top="0.0799in" fo:padding-bottom="0.0201in" fo:border-left="0.05pt solid #000000" fo:border-right="none" fo:border-top="none" fo:border-bottom="0.05pt solid #000000"/>
    </style:style>
    <style:style style:name="Table1.C214" style:family="table-cell">
      <style:table-cell-properties fo:padding-left="0.0799in" fo:padding-right="0.0403in" fo:padding-top="0.0799in" fo:padding-bottom="0.0201in" fo:border-left="0.05pt solid #000000" fo:border-right="none" fo:border-top="none" fo:border-bottom="0.05pt solid #000000"/>
    </style:style>
    <style:style style:name="Table1.215" style:family="table-row">
      <style:table-row-properties fo:keep-together="always"/>
    </style:style>
    <style:style style:name="Table1.A215" style:family="table-cell">
      <style:table-cell-properties fo:padding-left="0.0799in" fo:padding-right="0.0403in" fo:padding-top="0.0799in" fo:padding-bottom="0.0201in" fo:border-left="0.05pt solid #000000" fo:border-right="none" fo:border-top="none" fo:border-bottom="0.05pt solid #000000"/>
    </style:style>
    <style:style style:name="Table1.B215" style:family="table-cell">
      <style:table-cell-properties fo:padding-left="0.0799in" fo:padding-right="0.0403in" fo:padding-top="0.0799in" fo:padding-bottom="0.0201in" fo:border-left="0.05pt solid #000000" fo:border-right="none" fo:border-top="none" fo:border-bottom="0.05pt solid #000000"/>
    </style:style>
    <style:style style:name="Table1.C215" style:family="table-cell">
      <style:table-cell-properties fo:padding-left="0.0799in" fo:padding-right="0.0403in" fo:padding-top="0.0799in" fo:padding-bottom="0.0201in" fo:border-left="0.05pt solid #000000" fo:border-right="none" fo:border-top="none" fo:border-bottom="0.05pt solid #000000"/>
    </style:style>
    <style:style style:name="Table1.216" style:family="table-row">
      <style:table-row-properties fo:keep-together="always"/>
    </style:style>
    <style:style style:name="Table1.A216" style:family="table-cell">
      <style:table-cell-properties fo:padding-left="0.0799in" fo:padding-right="0.0403in" fo:padding-top="0.0799in" fo:padding-bottom="0.0201in" fo:border-left="0.05pt solid #000000" fo:border-right="none" fo:border-top="none" fo:border-bottom="0.05pt solid #000000"/>
    </style:style>
    <style:style style:name="Table1.B216" style:family="table-cell">
      <style:table-cell-properties fo:padding-left="0.0799in" fo:padding-right="0.0403in" fo:padding-top="0.0799in" fo:padding-bottom="0.0201in" fo:border-left="0.05pt solid #000000" fo:border-right="none" fo:border-top="none" fo:border-bottom="0.05pt solid #000000"/>
    </style:style>
    <style:style style:name="Table1.C216" style:family="table-cell">
      <style:table-cell-properties fo:padding-left="0.0799in" fo:padding-right="0.0403in" fo:padding-top="0.0799in" fo:padding-bottom="0.0201in" fo:border-left="0.05pt solid #000000" fo:border-right="none" fo:border-top="none" fo:border-bottom="0.05pt solid #000000"/>
    </style:style>
    <style:style style:name="Table1.D2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7" style:family="table-row">
      <style:table-row-properties fo:keep-together="always"/>
    </style:style>
    <style:style style:name="Table1.A217" style:family="table-cell">
      <style:table-cell-properties fo:padding-left="0.0799in" fo:padding-right="0.0403in" fo:padding-top="0.0799in" fo:padding-bottom="0.0201in" fo:border-left="0.05pt solid #000000" fo:border-right="none" fo:border-top="none" fo:border-bottom="0.05pt solid #000000"/>
    </style:style>
    <style:style style:name="Table1.B217" style:family="table-cell">
      <style:table-cell-properties fo:padding-left="0.0799in" fo:padding-right="0.0403in" fo:padding-top="0.0799in" fo:padding-bottom="0.0201in" fo:border-left="0.05pt solid #000000" fo:border-right="none" fo:border-top="none" fo:border-bottom="0.05pt solid #000000"/>
    </style:style>
    <style:style style:name="Table1.C217" style:family="table-cell">
      <style:table-cell-properties fo:padding-left="0.0799in" fo:padding-right="0.0403in" fo:padding-top="0.0799in" fo:padding-bottom="0.0201in" fo:border-left="0.05pt solid #000000" fo:border-right="none" fo:border-top="none" fo:border-bottom="0.05pt solid #000000"/>
    </style:style>
    <style:style style:name="Table1.D2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8" style:family="table-row">
      <style:table-row-properties fo:keep-together="always"/>
    </style:style>
    <style:style style:name="Table1.A218" style:family="table-cell">
      <style:table-cell-properties fo:padding-left="0.0799in" fo:padding-right="0.0403in" fo:padding-top="0.0799in" fo:padding-bottom="0.0201in" fo:border-left="0.05pt solid #000000" fo:border-right="none" fo:border-top="none" fo:border-bottom="0.05pt solid #000000"/>
    </style:style>
    <style:style style:name="Table1.B218" style:family="table-cell">
      <style:table-cell-properties fo:padding-left="0.0799in" fo:padding-right="0.0403in" fo:padding-top="0.0799in" fo:padding-bottom="0.0201in" fo:border-left="0.05pt solid #000000" fo:border-right="none" fo:border-top="none" fo:border-bottom="0.05pt solid #000000"/>
    </style:style>
    <style:style style:name="Table1.C218" style:family="table-cell">
      <style:table-cell-properties fo:padding-left="0.0799in" fo:padding-right="0.0403in" fo:padding-top="0.0799in" fo:padding-bottom="0.0201in" fo:border-left="0.05pt solid #000000" fo:border-right="none" fo:border-top="none" fo:border-bottom="0.05pt solid #000000"/>
    </style:style>
    <style:style style:name="Table1.D2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9" style:family="table-row">
      <style:table-row-properties fo:keep-together="always"/>
    </style:style>
    <style:style style:name="Table1.A219" style:family="table-cell">
      <style:table-cell-properties fo:padding-left="0.0799in" fo:padding-right="0.0403in" fo:padding-top="0.0799in" fo:padding-bottom="0.0201in" fo:border-left="0.05pt solid #000000" fo:border-right="none" fo:border-top="none" fo:border-bottom="0.05pt solid #000000"/>
    </style:style>
    <style:style style:name="Table1.B219" style:family="table-cell">
      <style:table-cell-properties fo:padding-left="0.0799in" fo:padding-right="0.0403in" fo:padding-top="0.0799in" fo:padding-bottom="0.0201in" fo:border-left="0.05pt solid #000000" fo:border-right="none" fo:border-top="none" fo:border-bottom="0.05pt solid #000000"/>
    </style:style>
    <style:style style:name="Table1.C219" style:family="table-cell">
      <style:table-cell-properties fo:padding-left="0.0799in" fo:padding-right="0.0403in" fo:padding-top="0.0799in" fo:padding-bottom="0.0201in" fo:border-left="0.05pt solid #000000" fo:border-right="none" fo:border-top="none" fo:border-bottom="0.05pt solid #000000"/>
    </style:style>
    <style:style style:name="Table1.D2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0" style:family="table-row">
      <style:table-row-properties fo:keep-together="always"/>
    </style:style>
    <style:style style:name="Table1.A220" style:family="table-cell">
      <style:table-cell-properties fo:padding-left="0.0799in" fo:padding-right="0.0403in" fo:padding-top="0.0799in" fo:padding-bottom="0.0201in" fo:border-left="0.05pt solid #000000" fo:border-right="none" fo:border-top="none" fo:border-bottom="0.05pt solid #000000"/>
    </style:style>
    <style:style style:name="Table1.B220" style:family="table-cell">
      <style:table-cell-properties fo:padding-left="0.0799in" fo:padding-right="0.0403in" fo:padding-top="0.0799in" fo:padding-bottom="0.0201in" fo:border-left="0.05pt solid #000000" fo:border-right="none" fo:border-top="none" fo:border-bottom="0.05pt solid #000000"/>
    </style:style>
    <style:style style:name="Table1.C220" style:family="table-cell">
      <style:table-cell-properties fo:padding-left="0.0799in" fo:padding-right="0.0403in" fo:padding-top="0.0799in" fo:padding-bottom="0.0201in" fo:border-left="0.05pt solid #000000" fo:border-right="none" fo:border-top="none" fo:border-bottom="0.05pt solid #000000"/>
    </style:style>
    <style:style style:name="Table1.D2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1" style:family="table-row">
      <style:table-row-properties fo:keep-together="always"/>
    </style:style>
    <style:style style:name="Table1.A221" style:family="table-cell">
      <style:table-cell-properties fo:padding-left="0.0799in" fo:padding-right="0.0403in" fo:padding-top="0.0799in" fo:padding-bottom="0.0201in" fo:border-left="0.05pt solid #000000" fo:border-right="none" fo:border-top="none" fo:border-bottom="0.05pt solid #000000"/>
    </style:style>
    <style:style style:name="Table1.B221" style:family="table-cell">
      <style:table-cell-properties fo:padding-left="0.0799in" fo:padding-right="0.0403in" fo:padding-top="0.0799in" fo:padding-bottom="0.0201in" fo:border-left="0.05pt solid #000000" fo:border-right="none" fo:border-top="none" fo:border-bottom="0.05pt solid #000000"/>
    </style:style>
    <style:style style:name="Table1.C221" style:family="table-cell">
      <style:table-cell-properties fo:padding-left="0.0799in" fo:padding-right="0.0403in" fo:padding-top="0.0799in" fo:padding-bottom="0.0201in" fo:border-left="0.05pt solid #000000" fo:border-right="none" fo:border-top="none" fo:border-bottom="0.05pt solid #000000"/>
    </style:style>
    <style:style style:name="Table1.D2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2" style:family="table-row">
      <style:table-row-properties fo:keep-together="always"/>
    </style:style>
    <style:style style:name="Table1.A222" style:family="table-cell">
      <style:table-cell-properties fo:padding-left="0.0799in" fo:padding-right="0.0403in" fo:padding-top="0.0799in" fo:padding-bottom="0.0201in" fo:border-left="0.05pt solid #000000" fo:border-right="none" fo:border-top="none" fo:border-bottom="0.05pt solid #000000"/>
    </style:style>
    <style:style style:name="Table1.B222" style:family="table-cell">
      <style:table-cell-properties fo:padding-left="0.0799in" fo:padding-right="0.0403in" fo:padding-top="0.0799in" fo:padding-bottom="0.0201in" fo:border-left="0.05pt solid #000000" fo:border-right="none" fo:border-top="none" fo:border-bottom="0.05pt solid #000000"/>
    </style:style>
    <style:style style:name="Table1.C222" style:family="table-cell">
      <style:table-cell-properties fo:padding-left="0.0799in" fo:padding-right="0.0403in" fo:padding-top="0.0799in" fo:padding-bottom="0.0201in" fo:border-left="0.05pt solid #000000" fo:border-right="none" fo:border-top="none" fo:border-bottom="0.05pt solid #000000"/>
    </style:style>
    <style:style style:name="Table1.223" style:family="table-row">
      <style:table-row-properties fo:keep-together="always"/>
    </style:style>
    <style:style style:name="Table1.A223" style:family="table-cell">
      <style:table-cell-properties fo:padding-left="0.0799in" fo:padding-right="0.0403in" fo:padding-top="0.0799in" fo:padding-bottom="0.0201in" fo:border-left="0.05pt solid #000000" fo:border-right="none" fo:border-top="none" fo:border-bottom="0.05pt solid #000000"/>
    </style:style>
    <style:style style:name="Table1.B223" style:family="table-cell">
      <style:table-cell-properties fo:padding-left="0.0799in" fo:padding-right="0.0403in" fo:padding-top="0.0799in" fo:padding-bottom="0.0201in" fo:border-left="0.05pt solid #000000" fo:border-right="none" fo:border-top="none" fo:border-bottom="0.05pt solid #000000"/>
    </style:style>
    <style:style style:name="Table1.C223" style:family="table-cell">
      <style:table-cell-properties fo:padding-left="0.0799in" fo:padding-right="0.0403in" fo:padding-top="0.0799in" fo:padding-bottom="0.0201in" fo:border-left="0.05pt solid #000000" fo:border-right="none" fo:border-top="none" fo:border-bottom="0.05pt solid #000000"/>
    </style:style>
    <style:style style:name="Table1.224" style:family="table-row">
      <style:table-row-properties fo:keep-together="always"/>
    </style:style>
    <style:style style:name="Table1.A224" style:family="table-cell">
      <style:table-cell-properties fo:padding-left="0.0799in" fo:padding-right="0.0403in" fo:padding-top="0.0799in" fo:padding-bottom="0.0201in" fo:border-left="0.05pt solid #000000" fo:border-right="none" fo:border-top="none" fo:border-bottom="0.05pt solid #000000"/>
    </style:style>
    <style:style style:name="Table1.B224" style:family="table-cell">
      <style:table-cell-properties fo:padding-left="0.0799in" fo:padding-right="0.0403in" fo:padding-top="0.0799in" fo:padding-bottom="0.0201in" fo:border-left="0.05pt solid #000000" fo:border-right="none" fo:border-top="none" fo:border-bottom="0.05pt solid #000000"/>
    </style:style>
    <style:style style:name="Table1.C224" style:family="table-cell">
      <style:table-cell-properties fo:padding-left="0.0799in" fo:padding-right="0.0403in" fo:padding-top="0.0799in" fo:padding-bottom="0.0201in" fo:border-left="0.05pt solid #000000" fo:border-right="none" fo:border-top="none" fo:border-bottom="0.05pt solid #000000"/>
    </style:style>
    <style:style style:name="Table1.225" style:family="table-row">
      <style:table-row-properties fo:keep-together="always"/>
    </style:style>
    <style:style style:name="Table1.A225" style:family="table-cell">
      <style:table-cell-properties fo:padding-left="0.0799in" fo:padding-right="0.0403in" fo:padding-top="0.0799in" fo:padding-bottom="0.0201in" fo:border-left="0.05pt solid #000000" fo:border-right="none" fo:border-top="none" fo:border-bottom="0.05pt solid #000000"/>
    </style:style>
    <style:style style:name="Table1.B225" style:family="table-cell">
      <style:table-cell-properties fo:padding-left="0.0799in" fo:padding-right="0.0403in" fo:padding-top="0.0799in" fo:padding-bottom="0.0201in" fo:border-left="0.05pt solid #000000" fo:border-right="none" fo:border-top="none" fo:border-bottom="0.05pt solid #000000"/>
    </style:style>
    <style:style style:name="Table1.C225" style:family="table-cell">
      <style:table-cell-properties fo:padding-left="0.0799in" fo:padding-right="0.0403in" fo:padding-top="0.0799in" fo:padding-bottom="0.0201in" fo:border-left="0.05pt solid #000000" fo:border-right="none" fo:border-top="none" fo:border-bottom="0.05pt solid #000000"/>
    </style:style>
    <style:style style:name="Table1.D2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6" style:family="table-row">
      <style:table-row-properties fo:keep-together="always"/>
    </style:style>
    <style:style style:name="Table1.A226" style:family="table-cell">
      <style:table-cell-properties fo:padding-left="0.0799in" fo:padding-right="0.0403in" fo:padding-top="0.0799in" fo:padding-bottom="0.0201in" fo:border-left="0.05pt solid #000000" fo:border-right="none" fo:border-top="none" fo:border-bottom="0.05pt solid #000000"/>
    </style:style>
    <style:style style:name="Table1.B226" style:family="table-cell">
      <style:table-cell-properties fo:padding-left="0.0799in" fo:padding-right="0.0403in" fo:padding-top="0.0799in" fo:padding-bottom="0.0201in" fo:border-left="0.05pt solid #000000" fo:border-right="none" fo:border-top="none" fo:border-bottom="0.05pt solid #000000"/>
    </style:style>
    <style:style style:name="Table1.C226" style:family="table-cell">
      <style:table-cell-properties fo:padding-left="0.0799in" fo:padding-right="0.0403in" fo:padding-top="0.0799in" fo:padding-bottom="0.0201in" fo:border-left="0.05pt solid #000000" fo:border-right="none" fo:border-top="none" fo:border-bottom="0.05pt solid #000000"/>
    </style:style>
    <style:style style:name="Table1.227" style:family="table-row">
      <style:table-row-properties fo:keep-together="always"/>
    </style:style>
    <style:style style:name="Table1.A227" style:family="table-cell">
      <style:table-cell-properties fo:padding-left="0.0799in" fo:padding-right="0.0403in" fo:padding-top="0.0799in" fo:padding-bottom="0.0201in" fo:border-left="0.05pt solid #000000" fo:border-right="none" fo:border-top="none" fo:border-bottom="0.05pt solid #000000"/>
    </style:style>
    <style:style style:name="Table1.B227" style:family="table-cell">
      <style:table-cell-properties fo:padding-left="0.0799in" fo:padding-right="0.0403in" fo:padding-top="0.0799in" fo:padding-bottom="0.0201in" fo:border-left="0.05pt solid #000000" fo:border-right="none" fo:border-top="none" fo:border-bottom="0.05pt solid #000000"/>
    </style:style>
    <style:style style:name="Table1.C227" style:family="table-cell">
      <style:table-cell-properties fo:padding-left="0.0799in" fo:padding-right="0.0403in" fo:padding-top="0.0799in" fo:padding-bottom="0.0201in" fo:border-left="0.05pt solid #000000" fo:border-right="none" fo:border-top="none" fo:border-bottom="0.05pt solid #000000"/>
    </style:style>
    <style:style style:name="Table1.228" style:family="table-row">
      <style:table-row-properties fo:keep-together="always"/>
    </style:style>
    <style:style style:name="Table1.A228" style:family="table-cell">
      <style:table-cell-properties fo:padding-left="0.0799in" fo:padding-right="0.0403in" fo:padding-top="0.0799in" fo:padding-bottom="0.0201in" fo:border-left="0.05pt solid #000000" fo:border-right="none" fo:border-top="none" fo:border-bottom="0.05pt solid #000000"/>
    </style:style>
    <style:style style:name="Table1.B228" style:family="table-cell">
      <style:table-cell-properties fo:padding-left="0.0799in" fo:padding-right="0.0403in" fo:padding-top="0.0799in" fo:padding-bottom="0.0201in" fo:border-left="0.05pt solid #000000" fo:border-right="none" fo:border-top="none" fo:border-bottom="0.05pt solid #000000"/>
    </style:style>
    <style:style style:name="Table1.C228" style:family="table-cell">
      <style:table-cell-properties fo:padding-left="0.0799in" fo:padding-right="0.0403in" fo:padding-top="0.0799in" fo:padding-bottom="0.0201in" fo:border-left="0.05pt solid #000000" fo:border-right="none" fo:border-top="none" fo:border-bottom="0.05pt solid #000000"/>
    </style:style>
    <style:style style:name="Table1.229" style:family="table-row">
      <style:table-row-properties fo:keep-together="always"/>
    </style:style>
    <style:style style:name="Table1.A229" style:family="table-cell">
      <style:table-cell-properties fo:padding-left="0.0799in" fo:padding-right="0.0403in" fo:padding-top="0.0799in" fo:padding-bottom="0.0201in" fo:border-left="0.05pt solid #000000" fo:border-right="none" fo:border-top="none" fo:border-bottom="0.05pt solid #000000"/>
    </style:style>
    <style:style style:name="Table1.B229" style:family="table-cell">
      <style:table-cell-properties fo:padding-left="0.0799in" fo:padding-right="0.0403in" fo:padding-top="0.0799in" fo:padding-bottom="0.0201in" fo:border-left="0.05pt solid #000000" fo:border-right="none" fo:border-top="none" fo:border-bottom="0.05pt solid #000000"/>
    </style:style>
    <style:style style:name="Table1.C229" style:family="table-cell">
      <style:table-cell-properties fo:padding-left="0.0799in" fo:padding-right="0.0403in" fo:padding-top="0.0799in" fo:padding-bottom="0.0201in" fo:border-left="0.05pt solid #000000" fo:border-right="none" fo:border-top="none" fo:border-bottom="0.05pt solid #000000"/>
    </style:style>
    <style:style style:name="Table1.D2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0" style:family="table-row">
      <style:table-row-properties fo:keep-together="always"/>
    </style:style>
    <style:style style:name="Table1.A230" style:family="table-cell">
      <style:table-cell-properties fo:padding-left="0.0799in" fo:padding-right="0.0403in" fo:padding-top="0.0799in" fo:padding-bottom="0.0201in" fo:border-left="0.05pt solid #000000" fo:border-right="none" fo:border-top="none" fo:border-bottom="0.05pt solid #000000"/>
    </style:style>
    <style:style style:name="Table1.B230" style:family="table-cell">
      <style:table-cell-properties fo:padding-left="0.0799in" fo:padding-right="0.0403in" fo:padding-top="0.0799in" fo:padding-bottom="0.0201in" fo:border-left="0.05pt solid #000000" fo:border-right="none" fo:border-top="none" fo:border-bottom="0.05pt solid #000000"/>
    </style:style>
    <style:style style:name="Table1.C230" style:family="table-cell">
      <style:table-cell-properties fo:padding-left="0.0799in" fo:padding-right="0.0403in" fo:padding-top="0.0799in" fo:padding-bottom="0.0201in" fo:border-left="0.05pt solid #000000" fo:border-right="none" fo:border-top="none" fo:border-bottom="0.05pt solid #000000"/>
    </style:style>
    <style:style style:name="Table1.231" style:family="table-row">
      <style:table-row-properties fo:keep-together="always"/>
    </style:style>
    <style:style style:name="Table1.A231" style:family="table-cell">
      <style:table-cell-properties fo:padding-left="0.0799in" fo:padding-right="0.0403in" fo:padding-top="0.0799in" fo:padding-bottom="0.0201in" fo:border-left="0.05pt solid #000000" fo:border-right="none" fo:border-top="none" fo:border-bottom="0.05pt solid #000000"/>
    </style:style>
    <style:style style:name="Table1.B231" style:family="table-cell">
      <style:table-cell-properties fo:padding-left="0.0799in" fo:padding-right="0.0403in" fo:padding-top="0.0799in" fo:padding-bottom="0.0201in" fo:border-left="0.05pt solid #000000" fo:border-right="none" fo:border-top="none" fo:border-bottom="0.05pt solid #000000"/>
    </style:style>
    <style:style style:name="Table1.C231" style:family="table-cell">
      <style:table-cell-properties fo:padding-left="0.0799in" fo:padding-right="0.0403in" fo:padding-top="0.0799in" fo:padding-bottom="0.0201in" fo:border-left="0.05pt solid #000000" fo:border-right="none" fo:border-top="none" fo:border-bottom="0.05pt solid #000000"/>
    </style:style>
    <style:style style:name="Table1.D2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2" style:family="table-row">
      <style:table-row-properties fo:keep-together="always"/>
    </style:style>
    <style:style style:name="Table1.A232" style:family="table-cell">
      <style:table-cell-properties fo:padding-left="0.0799in" fo:padding-right="0.0403in" fo:padding-top="0.0799in" fo:padding-bottom="0.0201in" fo:border-left="0.05pt solid #000000" fo:border-right="none" fo:border-top="none" fo:border-bottom="0.05pt solid #000000"/>
    </style:style>
    <style:style style:name="Table1.B232" style:family="table-cell">
      <style:table-cell-properties fo:padding-left="0.0799in" fo:padding-right="0.0403in" fo:padding-top="0.0799in" fo:padding-bottom="0.0201in" fo:border-left="0.05pt solid #000000" fo:border-right="none" fo:border-top="none" fo:border-bottom="0.05pt solid #000000"/>
    </style:style>
    <style:style style:name="Table1.C232" style:family="table-cell">
      <style:table-cell-properties fo:padding-left="0.0799in" fo:padding-right="0.0403in" fo:padding-top="0.0799in" fo:padding-bottom="0.0201in" fo:border-left="0.05pt solid #000000" fo:border-right="none" fo:border-top="none" fo:border-bottom="0.05pt solid #000000"/>
    </style:style>
    <style:style style:name="Table1.D2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3" style:family="table-row">
      <style:table-row-properties fo:keep-together="always"/>
    </style:style>
    <style:style style:name="Table1.A233" style:family="table-cell">
      <style:table-cell-properties fo:padding-left="0.0799in" fo:padding-right="0.0403in" fo:padding-top="0.0799in" fo:padding-bottom="0.0201in" fo:border-left="0.05pt solid #000000" fo:border-right="none" fo:border-top="none" fo:border-bottom="0.05pt solid #000000"/>
    </style:style>
    <style:style style:name="Table1.B233" style:family="table-cell">
      <style:table-cell-properties fo:padding-left="0.0799in" fo:padding-right="0.0403in" fo:padding-top="0.0799in" fo:padding-bottom="0.0201in" fo:border-left="0.05pt solid #000000" fo:border-right="none" fo:border-top="none" fo:border-bottom="0.05pt solid #000000"/>
    </style:style>
    <style:style style:name="Table1.C233" style:family="table-cell">
      <style:table-cell-properties fo:padding-left="0.0799in" fo:padding-right="0.0403in" fo:padding-top="0.0799in" fo:padding-bottom="0.0201in" fo:border-left="0.05pt solid #000000" fo:border-right="none" fo:border-top="none" fo:border-bottom="0.05pt solid #000000"/>
    </style:style>
    <style:style style:name="Table1.234" style:family="table-row">
      <style:table-row-properties fo:keep-together="always"/>
    </style:style>
    <style:style style:name="Table1.A234" style:family="table-cell">
      <style:table-cell-properties fo:padding-left="0.0799in" fo:padding-right="0.0403in" fo:padding-top="0.0799in" fo:padding-bottom="0.0201in" fo:border-left="0.05pt solid #000000" fo:border-right="none" fo:border-top="none" fo:border-bottom="0.05pt solid #000000"/>
    </style:style>
    <style:style style:name="Table1.B234" style:family="table-cell">
      <style:table-cell-properties fo:padding-left="0.0799in" fo:padding-right="0.0403in" fo:padding-top="0.0799in" fo:padding-bottom="0.0201in" fo:border-left="0.05pt solid #000000" fo:border-right="none" fo:border-top="none" fo:border-bottom="0.05pt solid #000000"/>
    </style:style>
    <style:style style:name="Table1.C234" style:family="table-cell">
      <style:table-cell-properties fo:padding-left="0.0799in" fo:padding-right="0.0403in" fo:padding-top="0.0799in" fo:padding-bottom="0.0201in" fo:border-left="0.05pt solid #000000" fo:border-right="none" fo:border-top="none" fo:border-bottom="0.05pt solid #000000"/>
    </style:style>
    <style:style style:name="Table1.235" style:family="table-row">
      <style:table-row-properties fo:keep-together="always"/>
    </style:style>
    <style:style style:name="Table1.A235" style:family="table-cell">
      <style:table-cell-properties fo:padding-left="0.0799in" fo:padding-right="0.0403in" fo:padding-top="0.0799in" fo:padding-bottom="0.0201in" fo:border-left="0.05pt solid #000000" fo:border-right="none" fo:border-top="none" fo:border-bottom="0.05pt solid #000000"/>
    </style:style>
    <style:style style:name="Table1.B235" style:family="table-cell">
      <style:table-cell-properties fo:padding-left="0.0799in" fo:padding-right="0.0403in" fo:padding-top="0.0799in" fo:padding-bottom="0.0201in" fo:border-left="0.05pt solid #000000" fo:border-right="none" fo:border-top="none" fo:border-bottom="0.05pt solid #000000"/>
    </style:style>
    <style:style style:name="Table1.C235" style:family="table-cell">
      <style:table-cell-properties fo:padding-left="0.0799in" fo:padding-right="0.0403in" fo:padding-top="0.0799in" fo:padding-bottom="0.0201in" fo:border-left="0.05pt solid #000000" fo:border-right="none" fo:border-top="none" fo:border-bottom="0.05pt solid #000000"/>
    </style:style>
    <style:style style:name="Table1.236" style:family="table-row">
      <style:table-row-properties fo:keep-together="always"/>
    </style:style>
    <style:style style:name="Table1.A236" style:family="table-cell">
      <style:table-cell-properties fo:padding-left="0.0799in" fo:padding-right="0.0403in" fo:padding-top="0.0799in" fo:padding-bottom="0.0201in" fo:border-left="0.05pt solid #000000" fo:border-right="none" fo:border-top="none" fo:border-bottom="0.05pt solid #000000"/>
    </style:style>
    <style:style style:name="Table1.B236" style:family="table-cell">
      <style:table-cell-properties fo:padding-left="0.0799in" fo:padding-right="0.0403in" fo:padding-top="0.0799in" fo:padding-bottom="0.0201in" fo:border-left="0.05pt solid #000000" fo:border-right="none" fo:border-top="none" fo:border-bottom="0.05pt solid #000000"/>
    </style:style>
    <style:style style:name="Table1.C236" style:family="table-cell">
      <style:table-cell-properties fo:padding-left="0.0799in" fo:padding-right="0.0403in" fo:padding-top="0.0799in" fo:padding-bottom="0.0201in" fo:border-left="0.05pt solid #000000" fo:border-right="none" fo:border-top="none" fo:border-bottom="0.05pt solid #000000"/>
    </style:style>
    <style:style style:name="Table1.D2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7" style:family="table-row">
      <style:table-row-properties fo:keep-together="always"/>
    </style:style>
    <style:style style:name="Table1.A237" style:family="table-cell">
      <style:table-cell-properties fo:padding-left="0.0799in" fo:padding-right="0.0403in" fo:padding-top="0.0799in" fo:padding-bottom="0.0201in" fo:border-left="0.05pt solid #000000" fo:border-right="none" fo:border-top="none" fo:border-bottom="0.05pt solid #000000"/>
    </style:style>
    <style:style style:name="Table1.B237" style:family="table-cell">
      <style:table-cell-properties fo:padding-left="0.0799in" fo:padding-right="0.0403in" fo:padding-top="0.0799in" fo:padding-bottom="0.0201in" fo:border-left="0.05pt solid #000000" fo:border-right="none" fo:border-top="none" fo:border-bottom="0.05pt solid #000000"/>
    </style:style>
    <style:style style:name="Table1.C237" style:family="table-cell">
      <style:table-cell-properties fo:padding-left="0.0799in" fo:padding-right="0.0403in" fo:padding-top="0.0799in" fo:padding-bottom="0.0201in" fo:border-left="0.05pt solid #000000" fo:border-right="none" fo:border-top="none" fo:border-bottom="0.05pt solid #000000"/>
    </style:style>
    <style:style style:name="Table1.238" style:family="table-row">
      <style:table-row-properties fo:keep-together="always"/>
    </style:style>
    <style:style style:name="Table1.A238" style:family="table-cell">
      <style:table-cell-properties fo:padding-left="0.0799in" fo:padding-right="0.0403in" fo:padding-top="0.0799in" fo:padding-bottom="0.0201in" fo:border-left="0.05pt solid #000000" fo:border-right="none" fo:border-top="none" fo:border-bottom="0.05pt solid #000000"/>
    </style:style>
    <style:style style:name="Table1.B238" style:family="table-cell">
      <style:table-cell-properties fo:padding-left="0.0799in" fo:padding-right="0.0403in" fo:padding-top="0.0799in" fo:padding-bottom="0.0201in" fo:border-left="0.05pt solid #000000" fo:border-right="none" fo:border-top="none" fo:border-bottom="0.05pt solid #000000"/>
    </style:style>
    <style:style style:name="Table1.C238" style:family="table-cell">
      <style:table-cell-properties fo:padding-left="0.0799in" fo:padding-right="0.0403in" fo:padding-top="0.0799in" fo:padding-bottom="0.0201in" fo:border-left="0.05pt solid #000000" fo:border-right="none" fo:border-top="none" fo:border-bottom="0.05pt solid #000000"/>
    </style:style>
    <style:style style:name="Table1.D2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9" style:family="table-row">
      <style:table-row-properties fo:keep-together="always"/>
    </style:style>
    <style:style style:name="Table1.A239" style:family="table-cell">
      <style:table-cell-properties fo:padding-left="0.0799in" fo:padding-right="0.0403in" fo:padding-top="0.0799in" fo:padding-bottom="0.0201in" fo:border-left="0.05pt solid #000000" fo:border-right="none" fo:border-top="none" fo:border-bottom="0.05pt solid #000000"/>
    </style:style>
    <style:style style:name="Table1.B239" style:family="table-cell">
      <style:table-cell-properties fo:padding-left="0.0799in" fo:padding-right="0.0403in" fo:padding-top="0.0799in" fo:padding-bottom="0.0201in" fo:border-left="0.05pt solid #000000" fo:border-right="none" fo:border-top="none" fo:border-bottom="0.05pt solid #000000"/>
    </style:style>
    <style:style style:name="Table1.C239" style:family="table-cell">
      <style:table-cell-properties fo:padding-left="0.0799in" fo:padding-right="0.0403in" fo:padding-top="0.0799in" fo:padding-bottom="0.0201in" fo:border-left="0.05pt solid #000000" fo:border-right="none" fo:border-top="none" fo:border-bottom="0.05pt solid #000000"/>
    </style:style>
    <style:style style:name="Table1.D2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0" style:family="table-row">
      <style:table-row-properties fo:keep-together="always"/>
    </style:style>
    <style:style style:name="Table1.A240" style:family="table-cell">
      <style:table-cell-properties fo:padding-left="0.0799in" fo:padding-right="0.0403in" fo:padding-top="0.0799in" fo:padding-bottom="0.0201in" fo:border-left="0.05pt solid #000000" fo:border-right="none" fo:border-top="none" fo:border-bottom="0.05pt solid #000000"/>
    </style:style>
    <style:style style:name="Table1.B240" style:family="table-cell">
      <style:table-cell-properties fo:padding-left="0.0799in" fo:padding-right="0.0403in" fo:padding-top="0.0799in" fo:padding-bottom="0.0201in" fo:border-left="0.05pt solid #000000" fo:border-right="none" fo:border-top="none" fo:border-bottom="0.05pt solid #000000"/>
    </style:style>
    <style:style style:name="Table1.C240" style:family="table-cell">
      <style:table-cell-properties fo:padding-left="0.0799in" fo:padding-right="0.0403in" fo:padding-top="0.0799in" fo:padding-bottom="0.0201in" fo:border-left="0.05pt solid #000000" fo:border-right="none" fo:border-top="none" fo:border-bottom="0.05pt solid #000000"/>
    </style:style>
    <style:style style:name="Table1.D2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1" style:family="table-row">
      <style:table-row-properties fo:keep-together="always"/>
    </style:style>
    <style:style style:name="Table1.A241" style:family="table-cell">
      <style:table-cell-properties fo:padding-left="0.0799in" fo:padding-right="0.0403in" fo:padding-top="0.0799in" fo:padding-bottom="0.0201in" fo:border-left="0.05pt solid #000000" fo:border-right="none" fo:border-top="none" fo:border-bottom="0.05pt solid #000000"/>
    </style:style>
    <style:style style:name="Table1.B241" style:family="table-cell">
      <style:table-cell-properties fo:padding-left="0.0799in" fo:padding-right="0.0403in" fo:padding-top="0.0799in" fo:padding-bottom="0.0201in" fo:border-left="0.05pt solid #000000" fo:border-right="none" fo:border-top="none" fo:border-bottom="0.05pt solid #000000"/>
    </style:style>
    <style:style style:name="Table1.C241" style:family="table-cell">
      <style:table-cell-properties fo:padding-left="0.0799in" fo:padding-right="0.0403in" fo:padding-top="0.0799in" fo:padding-bottom="0.0201in" fo:border-left="0.05pt solid #000000" fo:border-right="none" fo:border-top="none" fo:border-bottom="0.05pt solid #000000"/>
    </style:style>
    <style:style style:name="Table1.D2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2" style:family="table-row">
      <style:table-row-properties fo:keep-together="always"/>
    </style:style>
    <style:style style:name="Table1.A242" style:family="table-cell">
      <style:table-cell-properties fo:padding-left="0.0799in" fo:padding-right="0.0403in" fo:padding-top="0.0799in" fo:padding-bottom="0.0201in" fo:border-left="0.05pt solid #000000" fo:border-right="none" fo:border-top="none" fo:border-bottom="0.05pt solid #000000"/>
    </style:style>
    <style:style style:name="Table1.B242" style:family="table-cell">
      <style:table-cell-properties fo:padding-left="0.0799in" fo:padding-right="0.0403in" fo:padding-top="0.0799in" fo:padding-bottom="0.0201in" fo:border-left="0.05pt solid #000000" fo:border-right="none" fo:border-top="none" fo:border-bottom="0.05pt solid #000000"/>
    </style:style>
    <style:style style:name="Table1.C242" style:family="table-cell">
      <style:table-cell-properties fo:padding-left="0.0799in" fo:padding-right="0.0403in" fo:padding-top="0.0799in" fo:padding-bottom="0.0201in" fo:border-left="0.05pt solid #000000" fo:border-right="none" fo:border-top="none" fo:border-bottom="0.05pt solid #000000"/>
    </style:style>
    <style:style style:name="Table1.D2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3" style:family="table-row">
      <style:table-row-properties fo:keep-together="always"/>
    </style:style>
    <style:style style:name="Table1.A243" style:family="table-cell">
      <style:table-cell-properties fo:padding-left="0.0799in" fo:padding-right="0.0403in" fo:padding-top="0.0799in" fo:padding-bottom="0.0201in" fo:border-left="0.05pt solid #000000" fo:border-right="none" fo:border-top="none" fo:border-bottom="0.05pt solid #000000"/>
    </style:style>
    <style:style style:name="Table1.B243" style:family="table-cell">
      <style:table-cell-properties fo:padding-left="0.0799in" fo:padding-right="0.0403in" fo:padding-top="0.0799in" fo:padding-bottom="0.0201in" fo:border-left="0.05pt solid #000000" fo:border-right="none" fo:border-top="none" fo:border-bottom="0.05pt solid #000000"/>
    </style:style>
    <style:style style:name="Table1.C243" style:family="table-cell">
      <style:table-cell-properties fo:padding-left="0.0799in" fo:padding-right="0.0403in" fo:padding-top="0.0799in" fo:padding-bottom="0.0201in" fo:border-left="0.05pt solid #000000" fo:border-right="none" fo:border-top="none" fo:border-bottom="0.05pt solid #000000"/>
    </style:style>
    <style:style style:name="Table1.D2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4" style:family="table-row">
      <style:table-row-properties fo:keep-together="always"/>
    </style:style>
    <style:style style:name="Table1.A244" style:family="table-cell">
      <style:table-cell-properties fo:padding-left="0.0799in" fo:padding-right="0.0403in" fo:padding-top="0.0799in" fo:padding-bottom="0.0201in" fo:border-left="0.05pt solid #000000" fo:border-right="none" fo:border-top="none" fo:border-bottom="0.05pt solid #000000"/>
    </style:style>
    <style:style style:name="Table1.B244" style:family="table-cell">
      <style:table-cell-properties fo:padding-left="0.0799in" fo:padding-right="0.0403in" fo:padding-top="0.0799in" fo:padding-bottom="0.0201in" fo:border-left="0.05pt solid #000000" fo:border-right="none" fo:border-top="none" fo:border-bottom="0.05pt solid #000000"/>
    </style:style>
    <style:style style:name="Table1.C244" style:family="table-cell">
      <style:table-cell-properties fo:padding-left="0.0799in" fo:padding-right="0.0403in" fo:padding-top="0.0799in" fo:padding-bottom="0.0201in" fo:border-left="0.05pt solid #000000" fo:border-right="none" fo:border-top="none" fo:border-bottom="0.05pt solid #000000"/>
    </style:style>
    <style:style style:name="Table1.D2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5" style:family="table-row">
      <style:table-row-properties fo:keep-together="always"/>
    </style:style>
    <style:style style:name="Table1.A245" style:family="table-cell">
      <style:table-cell-properties fo:padding-left="0.0799in" fo:padding-right="0.0403in" fo:padding-top="0.0799in" fo:padding-bottom="0.0201in" fo:border-left="0.05pt solid #000000" fo:border-right="none" fo:border-top="none" fo:border-bottom="0.05pt solid #000000"/>
    </style:style>
    <style:style style:name="Table1.B245" style:family="table-cell">
      <style:table-cell-properties fo:padding-left="0.0799in" fo:padding-right="0.0403in" fo:padding-top="0.0799in" fo:padding-bottom="0.0201in" fo:border-left="0.05pt solid #000000" fo:border-right="none" fo:border-top="none" fo:border-bottom="0.05pt solid #000000"/>
    </style:style>
    <style:style style:name="Table1.C245" style:family="table-cell">
      <style:table-cell-properties fo:padding-left="0.0799in" fo:padding-right="0.0403in" fo:padding-top="0.0799in" fo:padding-bottom="0.0201in" fo:border-left="0.05pt solid #000000" fo:border-right="none" fo:border-top="none" fo:border-bottom="0.05pt solid #000000"/>
    </style:style>
    <style:style style:name="Table1.D24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6" style:family="table-row">
      <style:table-row-properties fo:keep-together="always"/>
    </style:style>
    <style:style style:name="Table1.A246" style:family="table-cell">
      <style:table-cell-properties fo:padding-left="0.0799in" fo:padding-right="0.0403in" fo:padding-top="0.0799in" fo:padding-bottom="0.0201in" fo:border-left="0.05pt solid #000000" fo:border-right="none" fo:border-top="none" fo:border-bottom="0.05pt solid #000000"/>
    </style:style>
    <style:style style:name="Table1.B246" style:family="table-cell">
      <style:table-cell-properties fo:padding-left="0.0799in" fo:padding-right="0.0403in" fo:padding-top="0.0799in" fo:padding-bottom="0.0201in" fo:border-left="0.05pt solid #000000" fo:border-right="none" fo:border-top="none" fo:border-bottom="0.05pt solid #000000"/>
    </style:style>
    <style:style style:name="Table1.C246" style:family="table-cell">
      <style:table-cell-properties fo:padding-left="0.0799in" fo:padding-right="0.0403in" fo:padding-top="0.0799in" fo:padding-bottom="0.0201in" fo:border-left="0.05pt solid #000000" fo:border-right="none" fo:border-top="none" fo:border-bottom="0.05pt solid #000000"/>
    </style:style>
    <style:style style:name="Table1.D24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7" style:family="table-row">
      <style:table-row-properties fo:keep-together="always"/>
    </style:style>
    <style:style style:name="Table1.A247" style:family="table-cell">
      <style:table-cell-properties fo:padding-left="0.0799in" fo:padding-right="0.0403in" fo:padding-top="0.0799in" fo:padding-bottom="0.0201in" fo:border-left="0.05pt solid #000000" fo:border-right="none" fo:border-top="none" fo:border-bottom="0.05pt solid #000000"/>
    </style:style>
    <style:style style:name="Table1.B247" style:family="table-cell">
      <style:table-cell-properties fo:padding-left="0.0799in" fo:padding-right="0.0403in" fo:padding-top="0.0799in" fo:padding-bottom="0.0201in" fo:border-left="0.05pt solid #000000" fo:border-right="none" fo:border-top="none" fo:border-bottom="0.05pt solid #000000"/>
    </style:style>
    <style:style style:name="Table1.C247" style:family="table-cell">
      <style:table-cell-properties fo:padding-left="0.0799in" fo:padding-right="0.0403in" fo:padding-top="0.0799in" fo:padding-bottom="0.0201in" fo:border-left="0.05pt solid #000000" fo:border-right="none" fo:border-top="none" fo:border-bottom="0.05pt solid #000000"/>
    </style:style>
    <style:style style:name="Table1.D24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8" style:family="table-row">
      <style:table-row-properties fo:keep-together="always"/>
    </style:style>
    <style:style style:name="Table1.A248" style:family="table-cell">
      <style:table-cell-properties fo:padding-left="0.0799in" fo:padding-right="0.0403in" fo:padding-top="0.0799in" fo:padding-bottom="0.0201in" fo:border-left="0.05pt solid #000000" fo:border-right="none" fo:border-top="none" fo:border-bottom="0.05pt solid #000000"/>
    </style:style>
    <style:style style:name="Table1.B248" style:family="table-cell">
      <style:table-cell-properties fo:padding-left="0.0799in" fo:padding-right="0.0403in" fo:padding-top="0.0799in" fo:padding-bottom="0.0201in" fo:border-left="0.05pt solid #000000" fo:border-right="none" fo:border-top="none" fo:border-bottom="0.05pt solid #000000"/>
    </style:style>
    <style:style style:name="Table1.C248" style:family="table-cell">
      <style:table-cell-properties fo:padding-left="0.0799in" fo:padding-right="0.0403in" fo:padding-top="0.0799in" fo:padding-bottom="0.0201in" fo:border-left="0.05pt solid #000000" fo:border-right="none" fo:border-top="none" fo:border-bottom="0.05pt solid #000000"/>
    </style:style>
    <style:style style:name="Table1.D24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9" style:family="table-row">
      <style:table-row-properties fo:keep-together="always"/>
    </style:style>
    <style:style style:name="Table1.A249" style:family="table-cell">
      <style:table-cell-properties fo:padding-left="0.0799in" fo:padding-right="0.0403in" fo:padding-top="0.0799in" fo:padding-bottom="0.0201in" fo:border-left="0.05pt solid #000000" fo:border-right="none" fo:border-top="none" fo:border-bottom="0.05pt solid #000000"/>
    </style:style>
    <style:style style:name="Table1.B249" style:family="table-cell">
      <style:table-cell-properties fo:padding-left="0.0799in" fo:padding-right="0.0403in" fo:padding-top="0.0799in" fo:padding-bottom="0.0201in" fo:border-left="0.05pt solid #000000" fo:border-right="none" fo:border-top="none" fo:border-bottom="0.05pt solid #000000"/>
    </style:style>
    <style:style style:name="Table1.C249" style:family="table-cell">
      <style:table-cell-properties fo:padding-left="0.0799in" fo:padding-right="0.0403in" fo:padding-top="0.0799in" fo:padding-bottom="0.0201in" fo:border-left="0.05pt solid #000000" fo:border-right="none" fo:border-top="none" fo:border-bottom="0.05pt solid #000000"/>
    </style:style>
    <style:style style:name="Table1.D24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0" style:family="table-row">
      <style:table-row-properties fo:keep-together="always"/>
    </style:style>
    <style:style style:name="Table1.A250" style:family="table-cell">
      <style:table-cell-properties fo:padding-left="0.0799in" fo:padding-right="0.0403in" fo:padding-top="0.0799in" fo:padding-bottom="0.0201in" fo:border-left="0.05pt solid #000000" fo:border-right="none" fo:border-top="none" fo:border-bottom="0.05pt solid #000000"/>
    </style:style>
    <style:style style:name="Table1.B250" style:family="table-cell">
      <style:table-cell-properties fo:padding-left="0.0799in" fo:padding-right="0.0403in" fo:padding-top="0.0799in" fo:padding-bottom="0.0201in" fo:border-left="0.05pt solid #000000" fo:border-right="none" fo:border-top="none" fo:border-bottom="0.05pt solid #000000"/>
    </style:style>
    <style:style style:name="Table1.C250" style:family="table-cell">
      <style:table-cell-properties fo:padding-left="0.0799in" fo:padding-right="0.0403in" fo:padding-top="0.0799in" fo:padding-bottom="0.0201in" fo:border-left="0.05pt solid #000000" fo:border-right="none" fo:border-top="none" fo:border-bottom="0.05pt solid #000000"/>
    </style:style>
    <style:style style:name="Table1.D25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1" style:family="table-row">
      <style:table-row-properties fo:keep-together="always"/>
    </style:style>
    <style:style style:name="Table1.A251" style:family="table-cell">
      <style:table-cell-properties fo:padding-left="0.0799in" fo:padding-right="0.0403in" fo:padding-top="0.0799in" fo:padding-bottom="0.0201in" fo:border-left="0.05pt solid #000000" fo:border-right="none" fo:border-top="none" fo:border-bottom="0.05pt solid #000000"/>
    </style:style>
    <style:style style:name="Table1.B251" style:family="table-cell">
      <style:table-cell-properties fo:padding-left="0.0799in" fo:padding-right="0.0403in" fo:padding-top="0.0799in" fo:padding-bottom="0.0201in" fo:border-left="0.05pt solid #000000" fo:border-right="none" fo:border-top="none" fo:border-bottom="0.05pt solid #000000"/>
    </style:style>
    <style:style style:name="Table1.C251" style:family="table-cell">
      <style:table-cell-properties fo:padding-left="0.0799in" fo:padding-right="0.0403in" fo:padding-top="0.0799in" fo:padding-bottom="0.0201in" fo:border-left="0.05pt solid #000000" fo:border-right="none" fo:border-top="none" fo:border-bottom="0.05pt solid #000000"/>
    </style:style>
    <style:style style:name="Table1.D2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2" style:family="table-row">
      <style:table-row-properties fo:keep-together="always"/>
    </style:style>
    <style:style style:name="Table1.A252" style:family="table-cell">
      <style:table-cell-properties fo:padding-left="0.0799in" fo:padding-right="0.0403in" fo:padding-top="0.0799in" fo:padding-bottom="0.0201in" fo:border-left="0.05pt solid #000000" fo:border-right="none" fo:border-top="none" fo:border-bottom="0.05pt solid #000000"/>
    </style:style>
    <style:style style:name="Table1.B252" style:family="table-cell">
      <style:table-cell-properties fo:padding-left="0.0799in" fo:padding-right="0.0403in" fo:padding-top="0.0799in" fo:padding-bottom="0.0201in" fo:border-left="0.05pt solid #000000" fo:border-right="none" fo:border-top="none" fo:border-bottom="0.05pt solid #000000"/>
    </style:style>
    <style:style style:name="Table1.C252" style:family="table-cell">
      <style:table-cell-properties fo:padding-left="0.0799in" fo:padding-right="0.0403in" fo:padding-top="0.0799in" fo:padding-bottom="0.0201in" fo:border-left="0.05pt solid #000000" fo:border-right="none" fo:border-top="none" fo:border-bottom="0.05pt solid #000000"/>
    </style:style>
    <style:style style:name="Table1.D2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3" style:family="table-row">
      <style:table-row-properties fo:keep-together="always"/>
    </style:style>
    <style:style style:name="Table1.A253" style:family="table-cell">
      <style:table-cell-properties fo:padding-left="0.0799in" fo:padding-right="0.0403in" fo:padding-top="0.0799in" fo:padding-bottom="0.0201in" fo:border-left="0.05pt solid #000000" fo:border-right="none" fo:border-top="none" fo:border-bottom="0.05pt solid #000000"/>
    </style:style>
    <style:style style:name="Table1.B253" style:family="table-cell">
      <style:table-cell-properties fo:background-color="#ffd7d7" fo:padding-left="0.0799in" fo:padding-right="0.0403in" fo:padding-top="0.0799in" fo:padding-bottom="0.0201in" fo:border-left="0.05pt solid #000000" fo:border-right="none" fo:border-top="none" fo:border-bottom="0.05pt solid #000000">
        <style:background-image/>
      </style:table-cell-properties>
    </style:style>
    <style:style style:name="Table1.254" style:family="table-row">
      <style:table-row-properties fo:keep-together="always"/>
    </style:style>
    <style:style style:name="Table1.A254" style:family="table-cell">
      <style:table-cell-properties fo:padding-left="0.0799in" fo:padding-right="0.0403in" fo:padding-top="0.0799in" fo:padding-bottom="0.0201in" fo:border-left="0.05pt solid #000000" fo:border-right="none" fo:border-top="none" fo:border-bottom="0.05pt solid #000000"/>
    </style:style>
    <style:style style:name="Table1.255" style:family="table-row">
      <style:table-row-properties fo:keep-together="always"/>
    </style:style>
    <style:style style:name="Table1.A255" style:family="table-cell">
      <style:table-cell-properties fo:padding-left="0.0799in" fo:padding-right="0.0403in" fo:padding-top="0.0799in" fo:padding-bottom="0.0201in" fo:border-left="0.05pt solid #000000" fo:border-right="none" fo:border-top="none" fo:border-bottom="0.05pt solid #000000"/>
    </style:style>
    <style:style style:name="Table1.256" style:family="table-row">
      <style:table-row-properties fo:keep-together="always"/>
    </style:style>
    <style:style style:name="Table1.A256" style:family="table-cell">
      <style:table-cell-properties fo:padding-left="0.0799in" fo:padding-right="0.0403in" fo:padding-top="0.0799in" fo:padding-bottom="0.0201in" fo:border-left="0.05pt solid #000000" fo:border-right="none" fo:border-top="none" fo:border-bottom="0.05pt solid #000000"/>
    </style:style>
    <style:style style:name="Table1.257" style:family="table-row">
      <style:table-row-properties fo:keep-together="always"/>
    </style:style>
    <style:style style:name="Table1.A257" style:family="table-cell">
      <style:table-cell-properties fo:padding-left="0.0799in" fo:padding-right="0.0403in" fo:padding-top="0.0799in" fo:padding-bottom="0.0201in" fo:border-left="0.05pt solid #000000" fo:border-right="none" fo:border-top="none" fo:border-bottom="0.05pt solid #000000"/>
    </style:style>
    <style:style style:name="Table1.B257" style:family="table-cell">
      <style:table-cell-properties fo:padding-left="0.0799in" fo:padding-right="0.0403in" fo:padding-top="0.0799in" fo:padding-bottom="0.0201in" fo:border-left="0.05pt solid #000000" fo:border-right="none" fo:border-top="none" fo:border-bottom="0.05pt solid #000000"/>
    </style:style>
    <style:style style:name="Table1.C257" style:family="table-cell">
      <style:table-cell-properties fo:padding-left="0.0799in" fo:padding-right="0.0403in" fo:padding-top="0.0799in" fo:padding-bottom="0.0201in" fo:border-left="0.05pt solid #000000" fo:border-right="none" fo:border-top="none" fo:border-bottom="0.05pt solid #000000"/>
    </style:style>
    <style:style style:name="Table1.258" style:family="table-row">
      <style:table-row-properties fo:keep-together="always"/>
    </style:style>
    <style:style style:name="Table1.A258" style:family="table-cell">
      <style:table-cell-properties fo:padding-left="0.0799in" fo:padding-right="0.0403in" fo:padding-top="0.0799in" fo:padding-bottom="0.0201in" fo:border-left="0.05pt solid #000000" fo:border-right="none" fo:border-top="none" fo:border-bottom="0.05pt solid #000000"/>
    </style:style>
    <style:style style:name="Table1.B258" style:family="table-cell">
      <style:table-cell-properties fo:padding-left="0.0799in" fo:padding-right="0.0403in" fo:padding-top="0.0799in" fo:padding-bottom="0.0201in" fo:border-left="0.05pt solid #000000" fo:border-right="none" fo:border-top="none" fo:border-bottom="0.05pt solid #000000"/>
    </style:style>
    <style:style style:name="Table1.C258" style:family="table-cell">
      <style:table-cell-properties fo:padding-left="0.0799in" fo:padding-right="0.0403in" fo:padding-top="0.0799in" fo:padding-bottom="0.0201in" fo:border-left="0.05pt solid #000000" fo:border-right="none" fo:border-top="none" fo:border-bottom="0.05pt solid #000000"/>
    </style:style>
    <style:style style:name="Table1.D2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9" style:family="table-row">
      <style:table-row-properties fo:keep-together="always"/>
    </style:style>
    <style:style style:name="Table1.A259" style:family="table-cell">
      <style:table-cell-properties fo:padding-left="0.0799in" fo:padding-right="0.0403in" fo:padding-top="0.0799in" fo:padding-bottom="0.0201in" fo:border-left="0.05pt solid #000000" fo:border-right="none" fo:border-top="none" fo:border-bottom="0.05pt solid #000000"/>
    </style:style>
    <style:style style:name="Table1.B259" style:family="table-cell">
      <style:table-cell-properties fo:padding-left="0.0799in" fo:padding-right="0.0403in" fo:padding-top="0.0799in" fo:padding-bottom="0.0201in" fo:border-left="0.05pt solid #000000" fo:border-right="none" fo:border-top="none" fo:border-bottom="0.05pt solid #000000"/>
    </style:style>
    <style:style style:name="Table1.C259" style:family="table-cell">
      <style:table-cell-properties fo:padding-left="0.0799in" fo:padding-right="0.0403in" fo:padding-top="0.0799in" fo:padding-bottom="0.0201in" fo:border-left="0.05pt solid #000000" fo:border-right="none" fo:border-top="none" fo:border-bottom="0.05pt solid #000000"/>
    </style:style>
    <style:style style:name="Table1.D2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0" style:family="table-row">
      <style:table-row-properties fo:keep-together="always"/>
    </style:style>
    <style:style style:name="Table1.A260" style:family="table-cell">
      <style:table-cell-properties fo:padding-left="0.0799in" fo:padding-right="0.0403in" fo:padding-top="0.0799in" fo:padding-bottom="0.0201in" fo:border-left="0.05pt solid #000000" fo:border-right="none" fo:border-top="none" fo:border-bottom="0.05pt solid #000000"/>
    </style:style>
    <style:style style:name="Table1.B260" style:family="table-cell">
      <style:table-cell-properties fo:padding-left="0.0799in" fo:padding-right="0.0403in" fo:padding-top="0.0799in" fo:padding-bottom="0.0201in" fo:border-left="0.05pt solid #000000" fo:border-right="none" fo:border-top="none" fo:border-bottom="0.05pt solid #000000"/>
    </style:style>
    <style:style style:name="Table1.C260" style:family="table-cell">
      <style:table-cell-properties fo:padding-left="0.0799in" fo:padding-right="0.0403in" fo:padding-top="0.0799in" fo:padding-bottom="0.0201in" fo:border-left="0.05pt solid #000000" fo:border-right="none" fo:border-top="none" fo:border-bottom="0.05pt solid #000000"/>
    </style:style>
    <style:style style:name="Table1.D26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1" style:family="table-row">
      <style:table-row-properties fo:keep-together="always"/>
    </style:style>
    <style:style style:name="Table1.A261" style:family="table-cell">
      <style:table-cell-properties fo:padding-left="0.0799in" fo:padding-right="0.0403in" fo:padding-top="0.0799in" fo:padding-bottom="0.0201in" fo:border-left="0.05pt solid #000000" fo:border-right="none" fo:border-top="none" fo:border-bottom="0.05pt solid #000000"/>
    </style:style>
    <style:style style:name="Table1.B261" style:family="table-cell">
      <style:table-cell-properties fo:padding-left="0.0799in" fo:padding-right="0.0403in" fo:padding-top="0.0799in" fo:padding-bottom="0.0201in" fo:border-left="0.05pt solid #000000" fo:border-right="none" fo:border-top="none" fo:border-bottom="0.05pt solid #000000"/>
    </style:style>
    <style:style style:name="Table1.C261" style:family="table-cell">
      <style:table-cell-properties fo:padding-left="0.0799in" fo:padding-right="0.0403in" fo:padding-top="0.0799in" fo:padding-bottom="0.0201in" fo:border-left="0.05pt solid #000000" fo:border-right="none" fo:border-top="none" fo:border-bottom="0.05pt solid #000000"/>
    </style:style>
    <style:style style:name="Table1.D26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2" style:family="table-row">
      <style:table-row-properties fo:keep-together="always"/>
    </style:style>
    <style:style style:name="Table1.A262" style:family="table-cell">
      <style:table-cell-properties fo:padding-left="0.0799in" fo:padding-right="0.0403in" fo:padding-top="0.0799in" fo:padding-bottom="0.0201in" fo:border-left="0.05pt solid #000000" fo:border-right="none" fo:border-top="none" fo:border-bottom="0.05pt solid #000000"/>
    </style:style>
    <style:style style:name="Table1.B262" style:family="table-cell">
      <style:table-cell-properties fo:padding-left="0.0799in" fo:padding-right="0.0403in" fo:padding-top="0.0799in" fo:padding-bottom="0.0201in" fo:border-left="0.05pt solid #000000" fo:border-right="none" fo:border-top="none" fo:border-bottom="0.05pt solid #000000"/>
    </style:style>
    <style:style style:name="Table1.C262" style:family="table-cell">
      <style:table-cell-properties fo:padding-left="0.0799in" fo:padding-right="0.0403in" fo:padding-top="0.0799in" fo:padding-bottom="0.0201in" fo:border-left="0.05pt solid #000000" fo:border-right="none" fo:border-top="none" fo:border-bottom="0.05pt solid #000000"/>
    </style:style>
    <style:style style:name="Table1.D2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3" style:family="table-row">
      <style:table-row-properties fo:keep-together="always"/>
    </style:style>
    <style:style style:name="Table1.A263" style:family="table-cell">
      <style:table-cell-properties fo:padding-left="0.0799in" fo:padding-right="0.0403in" fo:padding-top="0.0799in" fo:padding-bottom="0.0201in" fo:border-left="0.05pt solid #000000" fo:border-right="none" fo:border-top="none" fo:border-bottom="0.05pt solid #000000"/>
    </style:style>
    <style:style style:name="Table1.B263" style:family="table-cell">
      <style:table-cell-properties fo:padding-left="0.0799in" fo:padding-right="0.0403in" fo:padding-top="0.0799in" fo:padding-bottom="0.0201in" fo:border-left="0.05pt solid #000000" fo:border-right="none" fo:border-top="none" fo:border-bottom="0.05pt solid #000000"/>
    </style:style>
    <style:style style:name="Table1.C263" style:family="table-cell">
      <style:table-cell-properties fo:padding-left="0.0799in" fo:padding-right="0.0403in" fo:padding-top="0.0799in" fo:padding-bottom="0.0201in" fo:border-left="0.05pt solid #000000" fo:border-right="none" fo:border-top="none" fo:border-bottom="0.05pt solid #000000"/>
    </style:style>
    <style:style style:name="Table1.D2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4" style:family="table-row">
      <style:table-row-properties fo:keep-together="always"/>
    </style:style>
    <style:style style:name="Table1.A264" style:family="table-cell">
      <style:table-cell-properties fo:padding-left="0.0799in" fo:padding-right="0.0403in" fo:padding-top="0.0799in" fo:padding-bottom="0.0201in" fo:border-left="0.05pt solid #000000" fo:border-right="none" fo:border-top="none" fo:border-bottom="0.05pt solid #000000"/>
    </style:style>
    <style:style style:name="Table1.B264" style:family="table-cell">
      <style:table-cell-properties fo:padding-left="0.0799in" fo:padding-right="0.0403in" fo:padding-top="0.0799in" fo:padding-bottom="0.0201in" fo:border-left="0.05pt solid #000000" fo:border-right="none" fo:border-top="none" fo:border-bottom="0.05pt solid #000000"/>
    </style:style>
    <style:style style:name="Table1.C264" style:family="table-cell">
      <style:table-cell-properties fo:padding-left="0.0799in" fo:padding-right="0.0403in" fo:padding-top="0.0799in" fo:padding-bottom="0.0201in" fo:border-left="0.05pt solid #000000" fo:border-right="none" fo:border-top="none" fo:border-bottom="0.05pt solid #000000"/>
    </style:style>
    <style:style style:name="Table1.D2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5" style:family="table-row">
      <style:table-row-properties fo:keep-together="always"/>
    </style:style>
    <style:style style:name="Table1.A265" style:family="table-cell">
      <style:table-cell-properties fo:padding-left="0.0799in" fo:padding-right="0.0403in" fo:padding-top="0.0799in" fo:padding-bottom="0.0201in" fo:border-left="0.05pt solid #000000" fo:border-right="none" fo:border-top="none" fo:border-bottom="0.05pt solid #000000"/>
    </style:style>
    <style:style style:name="Table1.B265" style:family="table-cell">
      <style:table-cell-properties fo:padding-left="0.0799in" fo:padding-right="0.0403in" fo:padding-top="0.0799in" fo:padding-bottom="0.0201in" fo:border-left="0.05pt solid #000000" fo:border-right="none" fo:border-top="none" fo:border-bottom="0.05pt solid #000000"/>
    </style:style>
    <style:style style:name="Table1.C265" style:family="table-cell">
      <style:table-cell-properties fo:padding-left="0.0799in" fo:padding-right="0.0403in" fo:padding-top="0.0799in" fo:padding-bottom="0.0201in" fo:border-left="0.05pt solid #000000" fo:border-right="none" fo:border-top="none" fo:border-bottom="0.05pt solid #000000"/>
    </style:style>
    <style:style style:name="Table1.D26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6" style:family="table-row">
      <style:table-row-properties fo:keep-together="always"/>
    </style:style>
    <style:style style:name="Table1.A266" style:family="table-cell">
      <style:table-cell-properties fo:padding-left="0.0799in" fo:padding-right="0.0403in" fo:padding-top="0.0799in" fo:padding-bottom="0.0201in" fo:border-left="0.05pt solid #000000" fo:border-right="none" fo:border-top="none" fo:border-bottom="0.05pt solid #000000"/>
    </style:style>
    <style:style style:name="Table1.B266" style:family="table-cell">
      <style:table-cell-properties fo:padding-left="0.0799in" fo:padding-right="0.0403in" fo:padding-top="0.0799in" fo:padding-bottom="0.0201in" fo:border-left="0.05pt solid #000000" fo:border-right="none" fo:border-top="none" fo:border-bottom="0.05pt solid #000000"/>
    </style:style>
    <style:style style:name="Table1.C266" style:family="table-cell">
      <style:table-cell-properties fo:padding-left="0.0799in" fo:padding-right="0.0403in" fo:padding-top="0.0799in" fo:padding-bottom="0.0201in" fo:border-left="0.05pt solid #000000" fo:border-right="none" fo:border-top="none" fo:border-bottom="0.05pt solid #000000"/>
    </style:style>
    <style:style style:name="Table1.D2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7" style:family="table-row">
      <style:table-row-properties fo:keep-together="always"/>
    </style:style>
    <style:style style:name="Table1.A267" style:family="table-cell">
      <style:table-cell-properties fo:padding-left="0.0799in" fo:padding-right="0.0403in" fo:padding-top="0.0799in" fo:padding-bottom="0.0201in" fo:border-left="0.05pt solid #000000" fo:border-right="none" fo:border-top="none" fo:border-bottom="0.05pt solid #000000"/>
    </style:style>
    <style:style style:name="Table1.B267" style:family="table-cell">
      <style:table-cell-properties fo:padding-left="0.0799in" fo:padding-right="0.0403in" fo:padding-top="0.0799in" fo:padding-bottom="0.0201in" fo:border-left="0.05pt solid #000000" fo:border-right="none" fo:border-top="none" fo:border-bottom="0.05pt solid #000000"/>
    </style:style>
    <style:style style:name="Table1.C267" style:family="table-cell">
      <style:table-cell-properties fo:padding-left="0.0799in" fo:padding-right="0.0403in" fo:padding-top="0.0799in" fo:padding-bottom="0.0201in" fo:border-left="0.05pt solid #000000" fo:border-right="none" fo:border-top="none" fo:border-bottom="0.05pt solid #000000"/>
    </style:style>
    <style:style style:name="Table1.268" style:family="table-row">
      <style:table-row-properties fo:keep-together="always"/>
    </style:style>
    <style:style style:name="Table1.A268" style:family="table-cell">
      <style:table-cell-properties fo:padding-left="0.0799in" fo:padding-right="0.0403in" fo:padding-top="0.0799in" fo:padding-bottom="0.0201in" fo:border-left="0.05pt solid #000000" fo:border-right="none" fo:border-top="none" fo:border-bottom="0.05pt solid #000000"/>
    </style:style>
    <style:style style:name="Table1.B268" style:family="table-cell">
      <style:table-cell-properties fo:padding-left="0.0799in" fo:padding-right="0.0403in" fo:padding-top="0.0799in" fo:padding-bottom="0.0201in" fo:border-left="0.05pt solid #000000" fo:border-right="none" fo:border-top="none" fo:border-bottom="0.05pt solid #000000"/>
    </style:style>
    <style:style style:name="Table1.C268" style:family="table-cell">
      <style:table-cell-properties fo:padding-left="0.0799in" fo:padding-right="0.0403in" fo:padding-top="0.0799in" fo:padding-bottom="0.0201in" fo:border-left="0.05pt solid #000000" fo:border-right="none" fo:border-top="none" fo:border-bottom="0.05pt solid #000000"/>
    </style:style>
    <style:style style:name="Table1.269" style:family="table-row">
      <style:table-row-properties fo:keep-together="always"/>
    </style:style>
    <style:style style:name="Table1.A269" style:family="table-cell">
      <style:table-cell-properties fo:padding-left="0.0799in" fo:padding-right="0.0403in" fo:padding-top="0.0799in" fo:padding-bottom="0.0201in" fo:border-left="0.05pt solid #000000" fo:border-right="none" fo:border-top="none" fo:border-bottom="0.05pt solid #000000"/>
    </style:style>
    <style:style style:name="Table1.B269" style:family="table-cell">
      <style:table-cell-properties fo:padding-left="0.0799in" fo:padding-right="0.0403in" fo:padding-top="0.0799in" fo:padding-bottom="0.0201in" fo:border-left="0.05pt solid #000000" fo:border-right="none" fo:border-top="none" fo:border-bottom="0.05pt solid #000000"/>
    </style:style>
    <style:style style:name="Table1.C269" style:family="table-cell">
      <style:table-cell-properties fo:padding-left="0.0799in" fo:padding-right="0.0403in" fo:padding-top="0.0799in" fo:padding-bottom="0.0201in" fo:border-left="0.05pt solid #000000" fo:border-right="none" fo:border-top="none" fo:border-bottom="0.05pt solid #000000"/>
    </style:style>
    <style:style style:name="Table1.270" style:family="table-row">
      <style:table-row-properties fo:keep-together="always"/>
    </style:style>
    <style:style style:name="Table1.A270" style:family="table-cell">
      <style:table-cell-properties fo:padding-left="0.0799in" fo:padding-right="0.0403in" fo:padding-top="0.0799in" fo:padding-bottom="0.0201in" fo:border-left="0.05pt solid #000000" fo:border-right="none" fo:border-top="none" fo:border-bottom="0.05pt solid #000000"/>
    </style:style>
    <style:style style:name="Table1.B270" style:family="table-cell">
      <style:table-cell-properties fo:padding-left="0.0799in" fo:padding-right="0.0403in" fo:padding-top="0.0799in" fo:padding-bottom="0.0201in" fo:border-left="0.05pt solid #000000" fo:border-right="none" fo:border-top="none" fo:border-bottom="0.05pt solid #000000"/>
    </style:style>
    <style:style style:name="Table1.C270" style:family="table-cell">
      <style:table-cell-properties fo:padding-left="0.0799in" fo:padding-right="0.0403in" fo:padding-top="0.0799in" fo:padding-bottom="0.0201in" fo:border-left="0.05pt solid #000000" fo:border-right="none" fo:border-top="none" fo:border-bottom="0.05pt solid #000000"/>
    </style:style>
    <style:style style:name="Table1.271" style:family="table-row">
      <style:table-row-properties fo:keep-together="always"/>
    </style:style>
    <style:style style:name="Table1.A271" style:family="table-cell">
      <style:table-cell-properties fo:padding-left="0.0799in" fo:padding-right="0.0403in" fo:padding-top="0.0799in" fo:padding-bottom="0.0201in" fo:border-left="0.05pt solid #000000" fo:border-right="none" fo:border-top="none" fo:border-bottom="0.05pt solid #000000"/>
    </style:style>
    <style:style style:name="Table1.B271" style:family="table-cell">
      <style:table-cell-properties fo:padding-left="0.0799in" fo:padding-right="0.0403in" fo:padding-top="0.0799in" fo:padding-bottom="0.0201in" fo:border-left="0.05pt solid #000000" fo:border-right="none" fo:border-top="none" fo:border-bottom="0.05pt solid #000000"/>
    </style:style>
    <style:style style:name="Table1.C271" style:family="table-cell">
      <style:table-cell-properties fo:padding-left="0.0799in" fo:padding-right="0.0403in" fo:padding-top="0.0799in" fo:padding-bottom="0.0201in" fo:border-left="0.05pt solid #000000" fo:border-right="none" fo:border-top="none" fo:border-bottom="0.05pt solid #000000"/>
    </style:style>
    <style:style style:name="Table1.272" style:family="table-row">
      <style:table-row-properties fo:keep-together="always"/>
    </style:style>
    <style:style style:name="Table1.A272" style:family="table-cell">
      <style:table-cell-properties fo:padding-left="0.0799in" fo:padding-right="0.0403in" fo:padding-top="0.0799in" fo:padding-bottom="0.0201in" fo:border-left="0.05pt solid #000000" fo:border-right="none" fo:border-top="none" fo:border-bottom="0.05pt solid #000000"/>
    </style:style>
    <style:style style:name="Table1.B272" style:family="table-cell">
      <style:table-cell-properties fo:padding-left="0.0799in" fo:padding-right="0.0403in" fo:padding-top="0.0799in" fo:padding-bottom="0.0201in" fo:border-left="0.05pt solid #000000" fo:border-right="none" fo:border-top="none" fo:border-bottom="0.05pt solid #000000"/>
    </style:style>
    <style:style style:name="Table1.C272" style:family="table-cell">
      <style:table-cell-properties fo:padding-left="0.0799in" fo:padding-right="0.0403in" fo:padding-top="0.0799in" fo:padding-bottom="0.0201in" fo:border-left="0.05pt solid #000000" fo:border-right="none" fo:border-top="none" fo:border-bottom="0.05pt solid #000000"/>
    </style:style>
    <style:style style:name="Table1.273" style:family="table-row">
      <style:table-row-properties fo:keep-together="always"/>
    </style:style>
    <style:style style:name="Table1.A273" style:family="table-cell">
      <style:table-cell-properties fo:padding-left="0.0799in" fo:padding-right="0.0403in" fo:padding-top="0.0799in" fo:padding-bottom="0.0201in" fo:border-left="0.05pt solid #000000" fo:border-right="none" fo:border-top="none" fo:border-bottom="0.05pt solid #000000"/>
    </style:style>
    <style:style style:name="Table1.B273" style:family="table-cell">
      <style:table-cell-properties fo:padding-left="0.0799in" fo:padding-right="0.0403in" fo:padding-top="0.0799in" fo:padding-bottom="0.0201in" fo:border-left="0.05pt solid #000000" fo:border-right="none" fo:border-top="none" fo:border-bottom="0.05pt solid #000000"/>
    </style:style>
    <style:style style:name="Table1.C273" style:family="table-cell">
      <style:table-cell-properties fo:padding-left="0.0799in" fo:padding-right="0.0403in" fo:padding-top="0.0799in" fo:padding-bottom="0.0201in" fo:border-left="0.05pt solid #000000" fo:border-right="none" fo:border-top="none" fo:border-bottom="0.05pt solid #000000"/>
    </style:style>
    <style:style style:name="Table1.274" style:family="table-row">
      <style:table-row-properties fo:keep-together="always"/>
    </style:style>
    <style:style style:name="Table1.A274" style:family="table-cell">
      <style:table-cell-properties fo:padding-left="0.0799in" fo:padding-right="0.0403in" fo:padding-top="0.0799in" fo:padding-bottom="0.0201in" fo:border-left="0.05pt solid #000000" fo:border-right="none" fo:border-top="none" fo:border-bottom="0.05pt solid #000000"/>
    </style:style>
    <style:style style:name="Table1.B274" style:family="table-cell">
      <style:table-cell-properties fo:padding-left="0.0799in" fo:padding-right="0.0403in" fo:padding-top="0.0799in" fo:padding-bottom="0.0201in" fo:border-left="0.05pt solid #000000" fo:border-right="none" fo:border-top="none" fo:border-bottom="0.05pt solid #000000"/>
    </style:style>
    <style:style style:name="Table1.C274" style:family="table-cell">
      <style:table-cell-properties fo:padding-left="0.0799in" fo:padding-right="0.0403in" fo:padding-top="0.0799in" fo:padding-bottom="0.0201in" fo:border-left="0.05pt solid #000000" fo:border-right="none" fo:border-top="none" fo:border-bottom="0.05pt solid #000000"/>
    </style:style>
    <style:style style:name="Table1.275" style:family="table-row">
      <style:table-row-properties fo:keep-together="always"/>
    </style:style>
    <style:style style:name="Table1.A275" style:family="table-cell">
      <style:table-cell-properties fo:padding-left="0.0799in" fo:padding-right="0.0403in" fo:padding-top="0.0799in" fo:padding-bottom="0.0201in" fo:border-left="0.05pt solid #000000" fo:border-right="none" fo:border-top="none" fo:border-bottom="0.05pt solid #000000"/>
    </style:style>
    <style:style style:name="Table1.B275" style:family="table-cell">
      <style:table-cell-properties fo:padding-left="0.0799in" fo:padding-right="0.0403in" fo:padding-top="0.0799in" fo:padding-bottom="0.0201in" fo:border-left="0.05pt solid #000000" fo:border-right="none" fo:border-top="none" fo:border-bottom="0.05pt solid #000000"/>
    </style:style>
    <style:style style:name="Table1.C275" style:family="table-cell">
      <style:table-cell-properties fo:padding-left="0.0799in" fo:padding-right="0.0403in" fo:padding-top="0.0799in" fo:padding-bottom="0.0201in" fo:border-left="0.05pt solid #000000" fo:border-right="none" fo:border-top="none" fo:border-bottom="0.05pt solid #000000"/>
    </style:style>
    <style:style style:name="Table1.276" style:family="table-row">
      <style:table-row-properties fo:keep-together="always"/>
    </style:style>
    <style:style style:name="Table1.A276" style:family="table-cell">
      <style:table-cell-properties fo:padding-left="0.0799in" fo:padding-right="0.0403in" fo:padding-top="0.0799in" fo:padding-bottom="0.0201in" fo:border-left="0.05pt solid #000000" fo:border-right="none" fo:border-top="none" fo:border-bottom="0.05pt solid #000000"/>
    </style:style>
    <style:style style:name="Table1.B276" style:family="table-cell">
      <style:table-cell-properties fo:padding-left="0.0799in" fo:padding-right="0.0403in" fo:padding-top="0.0799in" fo:padding-bottom="0.0201in" fo:border-left="0.05pt solid #000000" fo:border-right="none" fo:border-top="none" fo:border-bottom="0.05pt solid #000000"/>
    </style:style>
    <style:style style:name="Table1.C276" style:family="table-cell">
      <style:table-cell-properties fo:padding-left="0.0799in" fo:padding-right="0.0403in" fo:padding-top="0.0799in" fo:padding-bottom="0.0201in" fo:border-left="0.05pt solid #000000" fo:border-right="none" fo:border-top="none" fo:border-bottom="0.05pt solid #000000"/>
    </style:style>
    <style:style style:name="Table1.277" style:family="table-row">
      <style:table-row-properties fo:keep-together="always"/>
    </style:style>
    <style:style style:name="Table1.A277" style:family="table-cell">
      <style:table-cell-properties fo:padding-left="0.0799in" fo:padding-right="0.0403in" fo:padding-top="0.0799in" fo:padding-bottom="0.0201in" fo:border-left="0.05pt solid #000000" fo:border-right="none" fo:border-top="none" fo:border-bottom="0.05pt solid #000000"/>
    </style:style>
    <style:style style:name="Table1.B277" style:family="table-cell">
      <style:table-cell-properties fo:padding-left="0.0799in" fo:padding-right="0.0403in" fo:padding-top="0.0799in" fo:padding-bottom="0.0201in" fo:border-left="0.05pt solid #000000" fo:border-right="none" fo:border-top="none" fo:border-bottom="0.05pt solid #000000"/>
    </style:style>
    <style:style style:name="Table1.C277" style:family="table-cell">
      <style:table-cell-properties fo:padding-left="0.0799in" fo:padding-right="0.0403in" fo:padding-top="0.0799in" fo:padding-bottom="0.0201in" fo:border-left="0.05pt solid #000000" fo:border-right="none" fo:border-top="none" fo:border-bottom="0.05pt solid #000000"/>
    </style:style>
    <style:style style:name="Table1.278" style:family="table-row">
      <style:table-row-properties fo:keep-together="always"/>
    </style:style>
    <style:style style:name="Table1.A278" style:family="table-cell">
      <style:table-cell-properties fo:padding-left="0.0799in" fo:padding-right="0.0403in" fo:padding-top="0.0799in" fo:padding-bottom="0.0201in" fo:border-left="0.05pt solid #000000" fo:border-right="none" fo:border-top="none" fo:border-bottom="0.05pt solid #000000"/>
    </style:style>
    <style:style style:name="Table1.B278" style:family="table-cell">
      <style:table-cell-properties fo:padding-left="0.0799in" fo:padding-right="0.0403in" fo:padding-top="0.0799in" fo:padding-bottom="0.0201in" fo:border-left="0.05pt solid #000000" fo:border-right="none" fo:border-top="none" fo:border-bottom="0.05pt solid #000000"/>
    </style:style>
    <style:style style:name="Table1.C278" style:family="table-cell">
      <style:table-cell-properties fo:padding-left="0.0799in" fo:padding-right="0.0403in" fo:padding-top="0.0799in" fo:padding-bottom="0.0201in" fo:border-left="0.05pt solid #000000" fo:border-right="none" fo:border-top="none" fo:border-bottom="0.05pt solid #000000"/>
    </style:style>
    <style:style style:name="Table1.279" style:family="table-row">
      <style:table-row-properties fo:keep-together="always"/>
    </style:style>
    <style:style style:name="Table1.A279" style:family="table-cell">
      <style:table-cell-properties fo:padding-left="0.0799in" fo:padding-right="0.0403in" fo:padding-top="0.0799in" fo:padding-bottom="0.0201in" fo:border-left="0.05pt solid #000000" fo:border-right="none" fo:border-top="none" fo:border-bottom="0.05pt solid #000000"/>
    </style:style>
    <style:style style:name="Table1.B279" style:family="table-cell">
      <style:table-cell-properties fo:padding-left="0.0799in" fo:padding-right="0.0403in" fo:padding-top="0.0799in" fo:padding-bottom="0.0201in" fo:border-left="0.05pt solid #000000" fo:border-right="none" fo:border-top="none" fo:border-bottom="0.05pt solid #000000"/>
    </style:style>
    <style:style style:name="Table1.C279" style:family="table-cell">
      <style:table-cell-properties fo:padding-left="0.0799in" fo:padding-right="0.0403in" fo:padding-top="0.0799in" fo:padding-bottom="0.0201in" fo:border-left="0.05pt solid #000000" fo:border-right="none" fo:border-top="none" fo:border-bottom="0.05pt solid #000000"/>
    </style:style>
    <style:style style:name="Table1.280" style:family="table-row">
      <style:table-row-properties fo:keep-together="always"/>
    </style:style>
    <style:style style:name="Table1.A280" style:family="table-cell">
      <style:table-cell-properties fo:padding-left="0.0799in" fo:padding-right="0.0403in" fo:padding-top="0.0799in" fo:padding-bottom="0.0201in" fo:border-left="0.05pt solid #000000" fo:border-right="none" fo:border-top="none" fo:border-bottom="0.05pt solid #000000"/>
    </style:style>
    <style:style style:name="Table1.B280" style:family="table-cell">
      <style:table-cell-properties fo:padding-left="0.0799in" fo:padding-right="0.0403in" fo:padding-top="0.0799in" fo:padding-bottom="0.0201in" fo:border-left="0.05pt solid #000000" fo:border-right="none" fo:border-top="none" fo:border-bottom="0.05pt solid #000000"/>
    </style:style>
    <style:style style:name="Table1.C280" style:family="table-cell">
      <style:table-cell-properties fo:padding-left="0.0799in" fo:padding-right="0.0403in" fo:padding-top="0.0799in" fo:padding-bottom="0.0201in" fo:border-left="0.05pt solid #000000" fo:border-right="none" fo:border-top="none" fo:border-bottom="0.05pt solid #000000"/>
    </style:style>
    <style:style style:name="Table1.281" style:family="table-row">
      <style:table-row-properties fo:keep-together="always"/>
    </style:style>
    <style:style style:name="Table1.A281" style:family="table-cell">
      <style:table-cell-properties fo:padding-left="0.0799in" fo:padding-right="0.0403in" fo:padding-top="0.0799in" fo:padding-bottom="0.0201in" fo:border-left="0.05pt solid #000000" fo:border-right="none" fo:border-top="none" fo:border-bottom="0.05pt solid #000000"/>
    </style:style>
    <style:style style:name="Table1.B281" style:family="table-cell">
      <style:table-cell-properties fo:padding-left="0.0799in" fo:padding-right="0.0403in" fo:padding-top="0.0799in" fo:padding-bottom="0.0201in" fo:border-left="0.05pt solid #000000" fo:border-right="none" fo:border-top="none" fo:border-bottom="0.05pt solid #000000"/>
    </style:style>
    <style:style style:name="Table1.C281" style:family="table-cell">
      <style:table-cell-properties fo:padding-left="0.0799in" fo:padding-right="0.0403in" fo:padding-top="0.0799in" fo:padding-bottom="0.0201in" fo:border-left="0.05pt solid #000000" fo:border-right="none" fo:border-top="none" fo:border-bottom="0.05pt solid #000000"/>
    </style:style>
    <style:style style:name="Table1.282" style:family="table-row">
      <style:table-row-properties fo:keep-together="always"/>
    </style:style>
    <style:style style:name="Table1.A282" style:family="table-cell">
      <style:table-cell-properties fo:padding-left="0.0799in" fo:padding-right="0.0403in" fo:padding-top="0.0799in" fo:padding-bottom="0.0201in" fo:border-left="0.05pt solid #000000" fo:border-right="none" fo:border-top="none" fo:border-bottom="0.05pt solid #000000"/>
    </style:style>
    <style:style style:name="Table1.B282" style:family="table-cell">
      <style:table-cell-properties fo:padding-left="0.0799in" fo:padding-right="0.0403in" fo:padding-top="0.0799in" fo:padding-bottom="0.0201in" fo:border-left="0.05pt solid #000000" fo:border-right="none" fo:border-top="none" fo:border-bottom="0.05pt solid #000000"/>
    </style:style>
    <style:style style:name="Table1.C282" style:family="table-cell">
      <style:table-cell-properties fo:padding-left="0.0799in" fo:padding-right="0.0403in" fo:padding-top="0.0799in" fo:padding-bottom="0.0201in" fo:border-left="0.05pt solid #000000" fo:border-right="none" fo:border-top="none" fo:border-bottom="0.05pt solid #000000"/>
    </style:style>
    <style:style style:name="Table1.283" style:family="table-row">
      <style:table-row-properties fo:keep-together="always"/>
    </style:style>
    <style:style style:name="Table1.A283" style:family="table-cell">
      <style:table-cell-properties fo:padding-left="0.0799in" fo:padding-right="0.0403in" fo:padding-top="0.0799in" fo:padding-bottom="0.0201in" fo:border-left="0.05pt solid #000000" fo:border-right="none" fo:border-top="none" fo:border-bottom="0.05pt solid #000000"/>
    </style:style>
    <style:style style:name="Table1.B283" style:family="table-cell">
      <style:table-cell-properties fo:padding-left="0.0799in" fo:padding-right="0.0403in" fo:padding-top="0.0799in" fo:padding-bottom="0.0201in" fo:border-left="0.05pt solid #000000" fo:border-right="none" fo:border-top="none" fo:border-bottom="0.05pt solid #000000"/>
    </style:style>
    <style:style style:name="Table1.C283" style:family="table-cell">
      <style:table-cell-properties fo:padding-left="0.0799in" fo:padding-right="0.0403in" fo:padding-top="0.0799in" fo:padding-bottom="0.0201in" fo:border-left="0.05pt solid #000000" fo:border-right="none" fo:border-top="none" fo:border-bottom="0.05pt solid #000000"/>
    </style:style>
    <style:style style:name="Table1.284" style:family="table-row">
      <style:table-row-properties fo:keep-together="always"/>
    </style:style>
    <style:style style:name="Table1.A284" style:family="table-cell">
      <style:table-cell-properties fo:padding-left="0.0799in" fo:padding-right="0.0403in" fo:padding-top="0.0799in" fo:padding-bottom="0.0201in" fo:border-left="0.05pt solid #000000" fo:border-right="none" fo:border-top="none" fo:border-bottom="0.05pt solid #000000"/>
    </style:style>
    <style:style style:name="Table1.B284" style:family="table-cell">
      <style:table-cell-properties fo:padding-left="0.0799in" fo:padding-right="0.0403in" fo:padding-top="0.0799in" fo:padding-bottom="0.0201in" fo:border-left="0.05pt solid #000000" fo:border-right="none" fo:border-top="none" fo:border-bottom="0.05pt solid #000000"/>
    </style:style>
    <style:style style:name="Table1.C284" style:family="table-cell">
      <style:table-cell-properties fo:padding-left="0.0799in" fo:padding-right="0.0403in" fo:padding-top="0.0799in" fo:padding-bottom="0.0201in" fo:border-left="0.05pt solid #000000" fo:border-right="none" fo:border-top="none" fo:border-bottom="0.05pt solid #000000"/>
    </style:style>
    <style:style style:name="Table1.285" style:family="table-row">
      <style:table-row-properties fo:keep-together="always"/>
    </style:style>
    <style:style style:name="Table1.A285" style:family="table-cell">
      <style:table-cell-properties fo:padding-left="0.0799in" fo:padding-right="0.0403in" fo:padding-top="0.0799in" fo:padding-bottom="0.0201in" fo:border-left="0.05pt solid #000000" fo:border-right="none" fo:border-top="none" fo:border-bottom="0.05pt solid #000000"/>
    </style:style>
    <style:style style:name="Table1.B285" style:family="table-cell">
      <style:table-cell-properties fo:padding-left="0.0799in" fo:padding-right="0.0403in" fo:padding-top="0.0799in" fo:padding-bottom="0.0201in" fo:border-left="0.05pt solid #000000" fo:border-right="none" fo:border-top="none" fo:border-bottom="0.05pt solid #000000"/>
    </style:style>
    <style:style style:name="Table1.C285" style:family="table-cell">
      <style:table-cell-properties fo:padding-left="0.0799in" fo:padding-right="0.0403in" fo:padding-top="0.0799in" fo:padding-bottom="0.0201in" fo:border-left="0.05pt solid #000000" fo:border-right="none" fo:border-top="none" fo:border-bottom="0.05pt solid #000000"/>
    </style:style>
    <style:style style:name="Table1.286" style:family="table-row">
      <style:table-row-properties fo:keep-together="always"/>
    </style:style>
    <style:style style:name="Table1.A286" style:family="table-cell">
      <style:table-cell-properties fo:padding-left="0.0799in" fo:padding-right="0.0403in" fo:padding-top="0.0799in" fo:padding-bottom="0.0201in" fo:border-left="0.05pt solid #000000" fo:border-right="none" fo:border-top="none" fo:border-bottom="0.05pt solid #000000"/>
    </style:style>
    <style:style style:name="Table1.B286" style:family="table-cell">
      <style:table-cell-properties fo:padding-left="0.0799in" fo:padding-right="0.0403in" fo:padding-top="0.0799in" fo:padding-bottom="0.0201in" fo:border-left="0.05pt solid #000000" fo:border-right="none" fo:border-top="none" fo:border-bottom="0.05pt solid #000000"/>
    </style:style>
    <style:style style:name="Table1.C286" style:family="table-cell">
      <style:table-cell-properties fo:padding-left="0.0799in" fo:padding-right="0.0403in" fo:padding-top="0.0799in" fo:padding-bottom="0.0201in" fo:border-left="0.05pt solid #000000" fo:border-right="none" fo:border-top="none" fo:border-bottom="0.05pt solid #000000"/>
    </style:style>
    <style:style style:name="Table1.287" style:family="table-row">
      <style:table-row-properties fo:keep-together="always"/>
    </style:style>
    <style:style style:name="Table1.A287" style:family="table-cell">
      <style:table-cell-properties fo:padding-left="0.0799in" fo:padding-right="0.0403in" fo:padding-top="0.0799in" fo:padding-bottom="0.0201in" fo:border-left="0.05pt solid #000000" fo:border-right="none" fo:border-top="none" fo:border-bottom="0.05pt solid #000000"/>
    </style:style>
    <style:style style:name="Table1.B287" style:family="table-cell">
      <style:table-cell-properties fo:padding-left="0.0799in" fo:padding-right="0.0403in" fo:padding-top="0.0799in" fo:padding-bottom="0.0201in" fo:border-left="0.05pt solid #000000" fo:border-right="none" fo:border-top="none" fo:border-bottom="0.05pt solid #000000"/>
    </style:style>
    <style:style style:name="Table1.C287" style:family="table-cell">
      <style:table-cell-properties fo:padding-left="0.0799in" fo:padding-right="0.0403in" fo:padding-top="0.0799in" fo:padding-bottom="0.0201in" fo:border-left="0.05pt solid #000000" fo:border-right="none" fo:border-top="none" fo:border-bottom="0.05pt solid #000000"/>
    </style:style>
    <style:style style:name="Table1.288" style:family="table-row">
      <style:table-row-properties fo:keep-together="always"/>
    </style:style>
    <style:style style:name="Table1.A288" style:family="table-cell">
      <style:table-cell-properties fo:padding-left="0.0799in" fo:padding-right="0.0403in" fo:padding-top="0.0799in" fo:padding-bottom="0.0201in" fo:border-left="0.05pt solid #000000" fo:border-right="none" fo:border-top="none" fo:border-bottom="0.05pt solid #000000"/>
    </style:style>
    <style:style style:name="Table1.B288" style:family="table-cell">
      <style:table-cell-properties fo:padding-left="0.0799in" fo:padding-right="0.0403in" fo:padding-top="0.0799in" fo:padding-bottom="0.0201in" fo:border-left="0.05pt solid #000000" fo:border-right="none" fo:border-top="none" fo:border-bottom="0.05pt solid #000000"/>
    </style:style>
    <style:style style:name="Table1.C288" style:family="table-cell">
      <style:table-cell-properties fo:padding-left="0.0799in" fo:padding-right="0.0403in" fo:padding-top="0.0799in" fo:padding-bottom="0.0201in" fo:border-left="0.05pt solid #000000" fo:border-right="none" fo:border-top="none" fo:border-bottom="0.05pt solid #000000"/>
    </style:style>
    <style:style style:name="Table1.289" style:family="table-row">
      <style:table-row-properties fo:keep-together="always"/>
    </style:style>
    <style:style style:name="Table1.A289" style:family="table-cell">
      <style:table-cell-properties fo:padding-left="0.0799in" fo:padding-right="0.0403in" fo:padding-top="0.0799in" fo:padding-bottom="0.0201in" fo:border-left="0.05pt solid #000000" fo:border-right="none" fo:border-top="none" fo:border-bottom="0.05pt solid #000000"/>
    </style:style>
    <style:style style:name="Table1.B289" style:family="table-cell">
      <style:table-cell-properties fo:padding-left="0.0799in" fo:padding-right="0.0403in" fo:padding-top="0.0799in" fo:padding-bottom="0.0201in" fo:border-left="0.05pt solid #000000" fo:border-right="none" fo:border-top="none" fo:border-bottom="0.05pt solid #000000"/>
    </style:style>
    <style:style style:name="Table1.C289" style:family="table-cell">
      <style:table-cell-properties fo:padding-left="0.0799in" fo:padding-right="0.0403in" fo:padding-top="0.0799in" fo:padding-bottom="0.0201in" fo:border-left="0.05pt solid #000000" fo:border-right="none" fo:border-top="none" fo:border-bottom="0.05pt solid #000000"/>
    </style:style>
    <style:style style:name="Table1.290" style:family="table-row">
      <style:table-row-properties fo:keep-together="always"/>
    </style:style>
    <style:style style:name="Table1.A290" style:family="table-cell">
      <style:table-cell-properties fo:padding-left="0.0799in" fo:padding-right="0.0403in" fo:padding-top="0.0799in" fo:padding-bottom="0.0201in" fo:border-left="0.05pt solid #000000" fo:border-right="none" fo:border-top="none" fo:border-bottom="0.05pt solid #000000"/>
    </style:style>
    <style:style style:name="Table1.B290" style:family="table-cell">
      <style:table-cell-properties fo:padding-left="0.0799in" fo:padding-right="0.0403in" fo:padding-top="0.0799in" fo:padding-bottom="0.0201in" fo:border-left="0.05pt solid #000000" fo:border-right="none" fo:border-top="none" fo:border-bottom="0.05pt solid #000000"/>
    </style:style>
    <style:style style:name="Table1.C290" style:family="table-cell">
      <style:table-cell-properties fo:padding-left="0.0799in" fo:padding-right="0.0403in" fo:padding-top="0.0799in" fo:padding-bottom="0.0201in" fo:border-left="0.05pt solid #000000" fo:border-right="none" fo:border-top="none" fo:border-bottom="0.05pt solid #000000"/>
    </style:style>
    <style:style style:name="Table1.D2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1" style:family="table-row">
      <style:table-row-properties fo:keep-together="always"/>
    </style:style>
    <style:style style:name="Table1.A291" style:family="table-cell">
      <style:table-cell-properties fo:padding-left="0.0799in" fo:padding-right="0.0403in" fo:padding-top="0.0799in" fo:padding-bottom="0.0201in" fo:border-left="0.05pt solid #000000" fo:border-right="none" fo:border-top="none" fo:border-bottom="0.05pt solid #000000"/>
    </style:style>
    <style:style style:name="Table1.B291" style:family="table-cell">
      <style:table-cell-properties fo:padding-left="0.0799in" fo:padding-right="0.0403in" fo:padding-top="0.0799in" fo:padding-bottom="0.0201in" fo:border-left="0.05pt solid #000000" fo:border-right="none" fo:border-top="none" fo:border-bottom="0.05pt solid #000000"/>
    </style:style>
    <style:style style:name="Table1.C291" style:family="table-cell">
      <style:table-cell-properties fo:padding-left="0.0799in" fo:padding-right="0.0403in" fo:padding-top="0.0799in" fo:padding-bottom="0.0201in" fo:border-left="0.05pt solid #000000" fo:border-right="none" fo:border-top="none" fo:border-bottom="0.05pt solid #000000"/>
    </style:style>
    <style:style style:name="Table1.292" style:family="table-row">
      <style:table-row-properties fo:keep-together="always"/>
    </style:style>
    <style:style style:name="Table1.A292" style:family="table-cell">
      <style:table-cell-properties fo:padding-left="0.0799in" fo:padding-right="0.0403in" fo:padding-top="0.0799in" fo:padding-bottom="0.0201in" fo:border-left="0.05pt solid #000000" fo:border-right="none" fo:border-top="none" fo:border-bottom="0.05pt solid #000000"/>
    </style:style>
    <style:style style:name="Table1.B292" style:family="table-cell">
      <style:table-cell-properties fo:padding-left="0.0799in" fo:padding-right="0.0403in" fo:padding-top="0.0799in" fo:padding-bottom="0.0201in" fo:border-left="0.05pt solid #000000" fo:border-right="none" fo:border-top="none" fo:border-bottom="0.05pt solid #000000"/>
    </style:style>
    <style:style style:name="Table1.C292" style:family="table-cell">
      <style:table-cell-properties fo:padding-left="0.0799in" fo:padding-right="0.0403in" fo:padding-top="0.0799in" fo:padding-bottom="0.0201in" fo:border-left="0.05pt solid #000000" fo:border-right="none" fo:border-top="none" fo:border-bottom="0.05pt solid #000000"/>
    </style:style>
    <style:style style:name="Table1.293" style:family="table-row">
      <style:table-row-properties fo:keep-together="always"/>
    </style:style>
    <style:style style:name="Table1.A293" style:family="table-cell">
      <style:table-cell-properties fo:padding-left="0.0799in" fo:padding-right="0.0403in" fo:padding-top="0.0799in" fo:padding-bottom="0.0201in" fo:border-left="0.05pt solid #000000" fo:border-right="none" fo:border-top="none" fo:border-bottom="0.05pt solid #000000"/>
    </style:style>
    <style:style style:name="Table1.B293" style:family="table-cell">
      <style:table-cell-properties fo:padding-left="0.0799in" fo:padding-right="0.0403in" fo:padding-top="0.0799in" fo:padding-bottom="0.0201in" fo:border-left="0.05pt solid #000000" fo:border-right="none" fo:border-top="none" fo:border-bottom="0.05pt solid #000000"/>
    </style:style>
    <style:style style:name="Table1.C293" style:family="table-cell">
      <style:table-cell-properties fo:padding-left="0.0799in" fo:padding-right="0.0403in" fo:padding-top="0.0799in" fo:padding-bottom="0.0201in" fo:border-left="0.05pt solid #000000" fo:border-right="none" fo:border-top="none" fo:border-bottom="0.05pt solid #000000"/>
    </style:style>
    <style:style style:name="Table1.294" style:family="table-row">
      <style:table-row-properties fo:keep-together="always"/>
    </style:style>
    <style:style style:name="Table1.A294" style:family="table-cell">
      <style:table-cell-properties fo:padding-left="0.0799in" fo:padding-right="0.0403in" fo:padding-top="0.0799in" fo:padding-bottom="0.0201in" fo:border-left="0.05pt solid #000000" fo:border-right="none" fo:border-top="none" fo:border-bottom="0.05pt solid #000000"/>
    </style:style>
    <style:style style:name="Table1.B294" style:family="table-cell">
      <style:table-cell-properties fo:padding-left="0.0799in" fo:padding-right="0.0403in" fo:padding-top="0.0799in" fo:padding-bottom="0.0201in" fo:border-left="0.05pt solid #000000" fo:border-right="none" fo:border-top="none" fo:border-bottom="0.05pt solid #000000"/>
    </style:style>
    <style:style style:name="Table1.C294" style:family="table-cell">
      <style:table-cell-properties fo:padding-left="0.0799in" fo:padding-right="0.0403in" fo:padding-top="0.0799in" fo:padding-bottom="0.0201in" fo:border-left="0.05pt solid #000000" fo:border-right="none" fo:border-top="none" fo:border-bottom="0.05pt solid #000000"/>
    </style:style>
    <style:style style:name="Table1.D29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5" style:family="table-row">
      <style:table-row-properties fo:keep-together="always"/>
    </style:style>
    <style:style style:name="Table1.A295" style:family="table-cell">
      <style:table-cell-properties fo:padding-left="0.0799in" fo:padding-right="0.0403in" fo:padding-top="0.0799in" fo:padding-bottom="0.0201in" fo:border-left="0.05pt solid #000000" fo:border-right="none" fo:border-top="none" fo:border-bottom="0.05pt solid #000000"/>
    </style:style>
    <style:style style:name="Table1.B295" style:family="table-cell">
      <style:table-cell-properties fo:padding-left="0.0799in" fo:padding-right="0.0403in" fo:padding-top="0.0799in" fo:padding-bottom="0.0201in" fo:border-left="0.05pt solid #000000" fo:border-right="none" fo:border-top="none" fo:border-bottom="0.05pt solid #000000"/>
    </style:style>
    <style:style style:name="Table1.C295" style:family="table-cell">
      <style:table-cell-properties fo:padding-left="0.0799in" fo:padding-right="0.0403in" fo:padding-top="0.0799in" fo:padding-bottom="0.0201in" fo:border-left="0.05pt solid #000000" fo:border-right="none" fo:border-top="none" fo:border-bottom="0.05pt solid #000000"/>
    </style:style>
    <style:style style:name="Table1.296" style:family="table-row">
      <style:table-row-properties fo:keep-together="always"/>
    </style:style>
    <style:style style:name="Table1.A296" style:family="table-cell">
      <style:table-cell-properties fo:padding-left="0.0799in" fo:padding-right="0.0403in" fo:padding-top="0.0799in" fo:padding-bottom="0.0201in" fo:border-left="0.05pt solid #000000" fo:border-right="none" fo:border-top="none" fo:border-bottom="0.05pt solid #000000"/>
    </style:style>
    <style:style style:name="Table1.B296" style:family="table-cell">
      <style:table-cell-properties fo:padding-left="0.0799in" fo:padding-right="0.0403in" fo:padding-top="0.0799in" fo:padding-bottom="0.0201in" fo:border-left="0.05pt solid #000000" fo:border-right="none" fo:border-top="none" fo:border-bottom="0.05pt solid #000000"/>
    </style:style>
    <style:style style:name="Table1.C296" style:family="table-cell">
      <style:table-cell-properties fo:padding-left="0.0799in" fo:padding-right="0.0403in" fo:padding-top="0.0799in" fo:padding-bottom="0.0201in" fo:border-left="0.05pt solid #000000" fo:border-right="none" fo:border-top="none" fo:border-bottom="0.05pt solid #000000"/>
    </style:style>
    <style:style style:name="Table1.D29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7" style:family="table-row">
      <style:table-row-properties fo:keep-together="always"/>
    </style:style>
    <style:style style:name="Table1.A297" style:family="table-cell">
      <style:table-cell-properties fo:padding-left="0.0799in" fo:padding-right="0.0403in" fo:padding-top="0.0799in" fo:padding-bottom="0.0201in" fo:border-left="0.05pt solid #000000" fo:border-right="none" fo:border-top="none" fo:border-bottom="0.05pt solid #000000"/>
    </style:style>
    <style:style style:name="Table1.B297" style:family="table-cell">
      <style:table-cell-properties fo:padding-left="0.0799in" fo:padding-right="0.0403in" fo:padding-top="0.0799in" fo:padding-bottom="0.0201in" fo:border-left="0.05pt solid #000000" fo:border-right="none" fo:border-top="none" fo:border-bottom="0.05pt solid #000000"/>
    </style:style>
    <style:style style:name="Table1.C297" style:family="table-cell">
      <style:table-cell-properties fo:padding-left="0.0799in" fo:padding-right="0.0403in" fo:padding-top="0.0799in" fo:padding-bottom="0.0201in" fo:border-left="0.05pt solid #000000" fo:border-right="none" fo:border-top="none" fo:border-bottom="0.05pt solid #000000"/>
    </style:style>
    <style:style style:name="Table1.298" style:family="table-row">
      <style:table-row-properties fo:keep-together="always"/>
    </style:style>
    <style:style style:name="Table1.A298" style:family="table-cell">
      <style:table-cell-properties fo:padding-left="0.0799in" fo:padding-right="0.0403in" fo:padding-top="0.0799in" fo:padding-bottom="0.0201in" fo:border-left="0.05pt solid #000000" fo:border-right="none" fo:border-top="none" fo:border-bottom="0.05pt solid #000000"/>
    </style:style>
    <style:style style:name="Table1.B298" style:family="table-cell">
      <style:table-cell-properties fo:padding-left="0.0799in" fo:padding-right="0.0403in" fo:padding-top="0.0799in" fo:padding-bottom="0.0201in" fo:border-left="0.05pt solid #000000" fo:border-right="none" fo:border-top="none" fo:border-bottom="0.05pt solid #000000"/>
    </style:style>
    <style:style style:name="Table1.C298" style:family="table-cell">
      <style:table-cell-properties fo:padding-left="0.0799in" fo:padding-right="0.0403in" fo:padding-top="0.0799in" fo:padding-bottom="0.0201in" fo:border-left="0.05pt solid #000000" fo:border-right="none" fo:border-top="none" fo:border-bottom="0.05pt solid #000000"/>
    </style:style>
    <style:style style:name="Table1.299" style:family="table-row">
      <style:table-row-properties fo:keep-together="always"/>
    </style:style>
    <style:style style:name="Table1.A299" style:family="table-cell">
      <style:table-cell-properties fo:padding-left="0.0799in" fo:padding-right="0.0403in" fo:padding-top="0.0799in" fo:padding-bottom="0.0201in" fo:border-left="0.05pt solid #000000" fo:border-right="none" fo:border-top="none" fo:border-bottom="0.05pt solid #000000"/>
    </style:style>
    <style:style style:name="Table1.B299" style:family="table-cell">
      <style:table-cell-properties fo:padding-left="0.0799in" fo:padding-right="0.0403in" fo:padding-top="0.0799in" fo:padding-bottom="0.0201in" fo:border-left="0.05pt solid #000000" fo:border-right="none" fo:border-top="none" fo:border-bottom="0.05pt solid #000000"/>
    </style:style>
    <style:style style:name="Table1.C299" style:family="table-cell">
      <style:table-cell-properties fo:padding-left="0.0799in" fo:padding-right="0.0403in" fo:padding-top="0.0799in" fo:padding-bottom="0.0201in" fo:border-left="0.05pt solid #000000" fo:border-right="none" fo:border-top="none" fo:border-bottom="0.05pt solid #000000"/>
    </style:style>
    <style:style style:name="Table1.300" style:family="table-row">
      <style:table-row-properties fo:keep-together="always"/>
    </style:style>
    <style:style style:name="Table1.A300" style:family="table-cell">
      <style:table-cell-properties fo:padding-left="0.0799in" fo:padding-right="0.0403in" fo:padding-top="0.0799in" fo:padding-bottom="0.0201in" fo:border-left="0.05pt solid #000000" fo:border-right="none" fo:border-top="none" fo:border-bottom="0.05pt solid #000000"/>
    </style:style>
    <style:style style:name="Table1.B300" style:family="table-cell">
      <style:table-cell-properties fo:padding-left="0.0799in" fo:padding-right="0.0403in" fo:padding-top="0.0799in" fo:padding-bottom="0.0201in" fo:border-left="0.05pt solid #000000" fo:border-right="none" fo:border-top="none" fo:border-bottom="0.05pt solid #000000"/>
    </style:style>
    <style:style style:name="Table1.C300" style:family="table-cell">
      <style:table-cell-properties fo:padding-left="0.0799in" fo:padding-right="0.0403in" fo:padding-top="0.0799in" fo:padding-bottom="0.0201in" fo:border-left="0.05pt solid #000000" fo:border-right="none" fo:border-top="none" fo:border-bottom="0.05pt solid #000000"/>
    </style:style>
    <style:style style:name="Table1.D3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1" style:family="table-row">
      <style:table-row-properties fo:keep-together="always"/>
    </style:style>
    <style:style style:name="Table1.A301" style:family="table-cell">
      <style:table-cell-properties fo:padding-left="0.0799in" fo:padding-right="0.0403in" fo:padding-top="0.0799in" fo:padding-bottom="0.0201in" fo:border-left="0.05pt solid #000000" fo:border-right="none" fo:border-top="none" fo:border-bottom="0.05pt solid #000000"/>
    </style:style>
    <style:style style:name="Table1.B301" style:family="table-cell">
      <style:table-cell-properties fo:padding-left="0.0799in" fo:padding-right="0.0403in" fo:padding-top="0.0799in" fo:padding-bottom="0.0201in" fo:border-left="0.05pt solid #000000" fo:border-right="none" fo:border-top="none" fo:border-bottom="0.05pt solid #000000"/>
    </style:style>
    <style:style style:name="Table1.C301" style:family="table-cell">
      <style:table-cell-properties fo:padding-left="0.0799in" fo:padding-right="0.0403in" fo:padding-top="0.0799in" fo:padding-bottom="0.0201in" fo:border-left="0.05pt solid #000000" fo:border-right="none" fo:border-top="none" fo:border-bottom="0.05pt solid #000000"/>
    </style:style>
    <style:style style:name="Table1.302" style:family="table-row">
      <style:table-row-properties fo:keep-together="always"/>
    </style:style>
    <style:style style:name="Table1.A302" style:family="table-cell">
      <style:table-cell-properties fo:padding-left="0.0799in" fo:padding-right="0.0403in" fo:padding-top="0.0799in" fo:padding-bottom="0.0201in" fo:border-left="0.05pt solid #000000" fo:border-right="none" fo:border-top="none" fo:border-bottom="0.05pt solid #000000"/>
    </style:style>
    <style:style style:name="Table1.B302" style:family="table-cell">
      <style:table-cell-properties fo:padding-left="0.0799in" fo:padding-right="0.0403in" fo:padding-top="0.0799in" fo:padding-bottom="0.0201in" fo:border-left="0.05pt solid #000000" fo:border-right="none" fo:border-top="none" fo:border-bottom="0.05pt solid #000000"/>
    </style:style>
    <style:style style:name="Table1.C302" style:family="table-cell">
      <style:table-cell-properties fo:padding-left="0.0799in" fo:padding-right="0.0403in" fo:padding-top="0.0799in" fo:padding-bottom="0.0201in" fo:border-left="0.05pt solid #000000" fo:border-right="none" fo:border-top="none" fo:border-bottom="0.05pt solid #000000"/>
    </style:style>
    <style:style style:name="Table1.303" style:family="table-row">
      <style:table-row-properties fo:keep-together="always"/>
    </style:style>
    <style:style style:name="Table1.A303" style:family="table-cell">
      <style:table-cell-properties fo:padding-left="0.0799in" fo:padding-right="0.0403in" fo:padding-top="0.0799in" fo:padding-bottom="0.0201in" fo:border-left="0.05pt solid #000000" fo:border-right="none" fo:border-top="none" fo:border-bottom="0.05pt solid #000000"/>
    </style:style>
    <style:style style:name="Table1.B303" style:family="table-cell">
      <style:table-cell-properties fo:padding-left="0.0799in" fo:padding-right="0.0403in" fo:padding-top="0.0799in" fo:padding-bottom="0.0201in" fo:border-left="0.05pt solid #000000" fo:border-right="none" fo:border-top="none" fo:border-bottom="0.05pt solid #000000"/>
    </style:style>
    <style:style style:name="Table1.C303" style:family="table-cell">
      <style:table-cell-properties fo:padding-left="0.0799in" fo:padding-right="0.0403in" fo:padding-top="0.0799in" fo:padding-bottom="0.0201in" fo:border-left="0.05pt solid #000000" fo:border-right="none" fo:border-top="none" fo:border-bottom="0.05pt solid #000000"/>
    </style:style>
    <style:style style:name="Table1.304" style:family="table-row">
      <style:table-row-properties fo:keep-together="always"/>
    </style:style>
    <style:style style:name="Table1.A304" style:family="table-cell">
      <style:table-cell-properties fo:padding-left="0.0799in" fo:padding-right="0.0403in" fo:padding-top="0.0799in" fo:padding-bottom="0.0201in" fo:border-left="0.05pt solid #000000" fo:border-right="none" fo:border-top="none" fo:border-bottom="0.05pt solid #000000"/>
    </style:style>
    <style:style style:name="Table1.B304" style:family="table-cell">
      <style:table-cell-properties fo:padding-left="0.0799in" fo:padding-right="0.0403in" fo:padding-top="0.0799in" fo:padding-bottom="0.0201in" fo:border-left="0.05pt solid #000000" fo:border-right="none" fo:border-top="none" fo:border-bottom="0.05pt solid #000000"/>
    </style:style>
    <style:style style:name="Table1.C304" style:family="table-cell">
      <style:table-cell-properties fo:padding-left="0.0799in" fo:padding-right="0.0403in" fo:padding-top="0.0799in" fo:padding-bottom="0.0201in" fo:border-left="0.05pt solid #000000" fo:border-right="none" fo:border-top="none" fo:border-bottom="0.05pt solid #000000"/>
    </style:style>
    <style:style style:name="Table1.305" style:family="table-row">
      <style:table-row-properties fo:keep-together="always"/>
    </style:style>
    <style:style style:name="Table1.A305" style:family="table-cell">
      <style:table-cell-properties fo:padding-left="0.0799in" fo:padding-right="0.0403in" fo:padding-top="0.0799in" fo:padding-bottom="0.0201in" fo:border-left="0.05pt solid #000000" fo:border-right="none" fo:border-top="none" fo:border-bottom="0.05pt solid #000000"/>
    </style:style>
    <style:style style:name="Table1.B305" style:family="table-cell">
      <style:table-cell-properties fo:padding-left="0.0799in" fo:padding-right="0.0403in" fo:padding-top="0.0799in" fo:padding-bottom="0.0201in" fo:border-left="0.05pt solid #000000" fo:border-right="none" fo:border-top="none" fo:border-bottom="0.05pt solid #000000"/>
    </style:style>
    <style:style style:name="Table1.C305" style:family="table-cell">
      <style:table-cell-properties fo:padding-left="0.0799in" fo:padding-right="0.0403in" fo:padding-top="0.0799in" fo:padding-bottom="0.0201in" fo:border-left="0.05pt solid #000000" fo:border-right="none" fo:border-top="none" fo:border-bottom="0.05pt solid #000000"/>
    </style:style>
    <style:style style:name="Table1.306" style:family="table-row">
      <style:table-row-properties fo:keep-together="always"/>
    </style:style>
    <style:style style:name="Table1.A306" style:family="table-cell">
      <style:table-cell-properties fo:padding-left="0.0799in" fo:padding-right="0.0403in" fo:padding-top="0.0799in" fo:padding-bottom="0.0201in" fo:border-left="0.05pt solid #000000" fo:border-right="none" fo:border-top="none" fo:border-bottom="0.05pt solid #000000"/>
    </style:style>
    <style:style style:name="Table1.B306" style:family="table-cell">
      <style:table-cell-properties fo:padding-left="0.0799in" fo:padding-right="0.0403in" fo:padding-top="0.0799in" fo:padding-bottom="0.0201in" fo:border-left="0.05pt solid #000000" fo:border-right="none" fo:border-top="none" fo:border-bottom="0.05pt solid #000000"/>
    </style:style>
    <style:style style:name="Table1.C306" style:family="table-cell">
      <style:table-cell-properties fo:padding-left="0.0799in" fo:padding-right="0.0403in" fo:padding-top="0.0799in" fo:padding-bottom="0.0201in" fo:border-left="0.05pt solid #000000" fo:border-right="none" fo:border-top="none" fo:border-bottom="0.05pt solid #000000"/>
    </style:style>
    <style:style style:name="Table1.307" style:family="table-row">
      <style:table-row-properties fo:keep-together="always"/>
    </style:style>
    <style:style style:name="Table1.A307" style:family="table-cell">
      <style:table-cell-properties fo:padding-left="0.0799in" fo:padding-right="0.0403in" fo:padding-top="0.0799in" fo:padding-bottom="0.0201in" fo:border-left="0.05pt solid #000000" fo:border-right="none" fo:border-top="none" fo:border-bottom="0.05pt solid #000000"/>
    </style:style>
    <style:style style:name="Table1.B307" style:family="table-cell">
      <style:table-cell-properties fo:padding-left="0.0799in" fo:padding-right="0.0403in" fo:padding-top="0.0799in" fo:padding-bottom="0.0201in" fo:border-left="0.05pt solid #000000" fo:border-right="none" fo:border-top="none" fo:border-bottom="0.05pt solid #000000"/>
    </style:style>
    <style:style style:name="Table1.C307" style:family="table-cell">
      <style:table-cell-properties fo:padding-left="0.0799in" fo:padding-right="0.0403in" fo:padding-top="0.0799in" fo:padding-bottom="0.0201in" fo:border-left="0.05pt solid #000000" fo:border-right="none" fo:border-top="none" fo:border-bottom="0.05pt solid #000000"/>
    </style:style>
    <style:style style:name="Table1.308" style:family="table-row">
      <style:table-row-properties fo:keep-together="always"/>
    </style:style>
    <style:style style:name="Table1.A308" style:family="table-cell">
      <style:table-cell-properties fo:padding-left="0.0799in" fo:padding-right="0.0403in" fo:padding-top="0.0799in" fo:padding-bottom="0.0201in" fo:border-left="0.05pt solid #000000" fo:border-right="none" fo:border-top="none" fo:border-bottom="0.05pt solid #000000"/>
    </style:style>
    <style:style style:name="Table1.B308" style:family="table-cell">
      <style:table-cell-properties fo:padding-left="0.0799in" fo:padding-right="0.0403in" fo:padding-top="0.0799in" fo:padding-bottom="0.0201in" fo:border-left="0.05pt solid #000000" fo:border-right="none" fo:border-top="none" fo:border-bottom="0.05pt solid #000000"/>
    </style:style>
    <style:style style:name="Table1.C308" style:family="table-cell">
      <style:table-cell-properties fo:padding-left="0.0799in" fo:padding-right="0.0403in" fo:padding-top="0.0799in" fo:padding-bottom="0.0201in" fo:border-left="0.05pt solid #000000" fo:border-right="none" fo:border-top="none" fo:border-bottom="0.05pt solid #000000"/>
    </style:style>
    <style:style style:name="Table1.309" style:family="table-row">
      <style:table-row-properties fo:keep-together="always"/>
    </style:style>
    <style:style style:name="Table1.A309" style:family="table-cell">
      <style:table-cell-properties fo:padding-left="0.0799in" fo:padding-right="0.0403in" fo:padding-top="0.0799in" fo:padding-bottom="0.0201in" fo:border-left="0.05pt solid #000000" fo:border-right="none" fo:border-top="none" fo:border-bottom="0.05pt solid #000000"/>
    </style:style>
    <style:style style:name="Table1.B309" style:family="table-cell">
      <style:table-cell-properties fo:padding-left="0.0799in" fo:padding-right="0.0403in" fo:padding-top="0.0799in" fo:padding-bottom="0.0201in" fo:border-left="0.05pt solid #000000" fo:border-right="none" fo:border-top="none" fo:border-bottom="0.05pt solid #000000"/>
    </style:style>
    <style:style style:name="Table1.C309" style:family="table-cell">
      <style:table-cell-properties fo:padding-left="0.0799in" fo:padding-right="0.0403in" fo:padding-top="0.0799in" fo:padding-bottom="0.0201in" fo:border-left="0.05pt solid #000000" fo:border-right="none" fo:border-top="none" fo:border-bottom="0.05pt solid #000000"/>
    </style:style>
    <style:style style:name="Table1.310" style:family="table-row">
      <style:table-row-properties fo:keep-together="always"/>
    </style:style>
    <style:style style:name="Table1.A310" style:family="table-cell">
      <style:table-cell-properties fo:padding-left="0.0799in" fo:padding-right="0.0403in" fo:padding-top="0.0799in" fo:padding-bottom="0.0201in" fo:border-left="0.05pt solid #000000" fo:border-right="none" fo:border-top="none" fo:border-bottom="0.05pt solid #000000"/>
    </style:style>
    <style:style style:name="Table1.B310" style:family="table-cell">
      <style:table-cell-properties fo:padding-left="0.0799in" fo:padding-right="0.0403in" fo:padding-top="0.0799in" fo:padding-bottom="0.0201in" fo:border-left="0.05pt solid #000000" fo:border-right="none" fo:border-top="none" fo:border-bottom="0.05pt solid #000000"/>
    </style:style>
    <style:style style:name="Table1.C310" style:family="table-cell">
      <style:table-cell-properties fo:padding-left="0.0799in" fo:padding-right="0.0403in" fo:padding-top="0.0799in" fo:padding-bottom="0.0201in" fo:border-left="0.05pt solid #000000" fo:border-right="none" fo:border-top="none" fo:border-bottom="0.05pt solid #000000"/>
    </style:style>
    <style:style style:name="Table1.311" style:family="table-row">
      <style:table-row-properties fo:keep-together="always"/>
    </style:style>
    <style:style style:name="Table1.A311" style:family="table-cell">
      <style:table-cell-properties fo:padding-left="0.0799in" fo:padding-right="0.0403in" fo:padding-top="0.0799in" fo:padding-bottom="0.0201in" fo:border-left="0.05pt solid #000000" fo:border-right="none" fo:border-top="none" fo:border-bottom="0.05pt solid #000000"/>
    </style:style>
    <style:style style:name="Table1.B311" style:family="table-cell">
      <style:table-cell-properties fo:padding-left="0.0799in" fo:padding-right="0.0403in" fo:padding-top="0.0799in" fo:padding-bottom="0.0201in" fo:border-left="0.05pt solid #000000" fo:border-right="none" fo:border-top="none" fo:border-bottom="0.05pt solid #000000"/>
    </style:style>
    <style:style style:name="Table1.C311" style:family="table-cell">
      <style:table-cell-properties fo:padding-left="0.0799in" fo:padding-right="0.0403in" fo:padding-top="0.0799in" fo:padding-bottom="0.0201in" fo:border-left="0.05pt solid #000000" fo:border-right="none" fo:border-top="none" fo:border-bottom="0.05pt solid #000000"/>
    </style:style>
    <style:style style:name="Table1.312" style:family="table-row">
      <style:table-row-properties fo:keep-together="always"/>
    </style:style>
    <style:style style:name="Table1.A312" style:family="table-cell">
      <style:table-cell-properties fo:padding-left="0.0799in" fo:padding-right="0.0403in" fo:padding-top="0.0799in" fo:padding-bottom="0.0201in" fo:border-left="0.05pt solid #000000" fo:border-right="none" fo:border-top="none" fo:border-bottom="0.05pt solid #000000"/>
    </style:style>
    <style:style style:name="Table1.B312" style:family="table-cell">
      <style:table-cell-properties fo:padding-left="0.0799in" fo:padding-right="0.0403in" fo:padding-top="0.0799in" fo:padding-bottom="0.0201in" fo:border-left="0.05pt solid #000000" fo:border-right="none" fo:border-top="none" fo:border-bottom="0.05pt solid #000000"/>
    </style:style>
    <style:style style:name="Table1.C312" style:family="table-cell">
      <style:table-cell-properties fo:padding-left="0.0799in" fo:padding-right="0.0403in" fo:padding-top="0.0799in" fo:padding-bottom="0.0201in" fo:border-left="0.05pt solid #000000" fo:border-right="none" fo:border-top="none" fo:border-bottom="0.05pt solid #000000"/>
    </style:style>
    <style:style style:name="Table1.313" style:family="table-row">
      <style:table-row-properties fo:keep-together="always"/>
    </style:style>
    <style:style style:name="Table1.A313" style:family="table-cell">
      <style:table-cell-properties fo:padding-left="0.0799in" fo:padding-right="0.0403in" fo:padding-top="0.0799in" fo:padding-bottom="0.0201in" fo:border-left="0.05pt solid #000000" fo:border-right="none" fo:border-top="none" fo:border-bottom="0.05pt solid #000000"/>
    </style:style>
    <style:style style:name="Table1.B313" style:family="table-cell">
      <style:table-cell-properties fo:padding-left="0.0799in" fo:padding-right="0.0403in" fo:padding-top="0.0799in" fo:padding-bottom="0.0201in" fo:border-left="0.05pt solid #000000" fo:border-right="none" fo:border-top="none" fo:border-bottom="0.05pt solid #000000"/>
    </style:style>
    <style:style style:name="Table1.C313" style:family="table-cell">
      <style:table-cell-properties fo:padding-left="0.0799in" fo:padding-right="0.0403in" fo:padding-top="0.0799in" fo:padding-bottom="0.0201in" fo:border-left="0.05pt solid #000000" fo:border-right="none" fo:border-top="none" fo:border-bottom="0.05pt solid #000000"/>
    </style:style>
    <style:style style:name="Table1.314" style:family="table-row">
      <style:table-row-properties fo:keep-together="always"/>
    </style:style>
    <style:style style:name="Table1.A314" style:family="table-cell">
      <style:table-cell-properties fo:padding-left="0.0799in" fo:padding-right="0.0403in" fo:padding-top="0.0799in" fo:padding-bottom="0.0201in" fo:border-left="0.05pt solid #000000" fo:border-right="none" fo:border-top="none" fo:border-bottom="0.05pt solid #000000"/>
    </style:style>
    <style:style style:name="Table1.B314" style:family="table-cell">
      <style:table-cell-properties fo:padding-left="0.0799in" fo:padding-right="0.0403in" fo:padding-top="0.0799in" fo:padding-bottom="0.0201in" fo:border-left="0.05pt solid #000000" fo:border-right="none" fo:border-top="none" fo:border-bottom="0.05pt solid #000000"/>
    </style:style>
    <style:style style:name="Table1.C314" style:family="table-cell">
      <style:table-cell-properties fo:padding-left="0.0799in" fo:padding-right="0.0403in" fo:padding-top="0.0799in" fo:padding-bottom="0.0201in" fo:border-left="0.05pt solid #000000" fo:border-right="none" fo:border-top="none" fo:border-bottom="0.05pt solid #000000"/>
    </style:style>
    <style:style style:name="Table1.315" style:family="table-row">
      <style:table-row-properties fo:keep-together="always"/>
    </style:style>
    <style:style style:name="Table1.A315" style:family="table-cell">
      <style:table-cell-properties fo:padding-left="0.0799in" fo:padding-right="0.0403in" fo:padding-top="0.0799in" fo:padding-bottom="0.0201in" fo:border-left="0.05pt solid #000000" fo:border-right="none" fo:border-top="none" fo:border-bottom="0.05pt solid #000000"/>
    </style:style>
    <style:style style:name="Table1.B315" style:family="table-cell">
      <style:table-cell-properties fo:padding-left="0.0799in" fo:padding-right="0.0403in" fo:padding-top="0.0799in" fo:padding-bottom="0.0201in" fo:border-left="0.05pt solid #000000" fo:border-right="none" fo:border-top="none" fo:border-bottom="0.05pt solid #000000"/>
    </style:style>
    <style:style style:name="Table1.C315" style:family="table-cell">
      <style:table-cell-properties fo:padding-left="0.0799in" fo:padding-right="0.0403in" fo:padding-top="0.0799in" fo:padding-bottom="0.0201in" fo:border-left="0.05pt solid #000000" fo:border-right="none" fo:border-top="none" fo:border-bottom="0.05pt solid #000000"/>
    </style:style>
    <style:style style:name="Table1.316" style:family="table-row">
      <style:table-row-properties fo:keep-together="always"/>
    </style:style>
    <style:style style:name="Table1.A316" style:family="table-cell">
      <style:table-cell-properties fo:padding-left="0.0799in" fo:padding-right="0.0403in" fo:padding-top="0.0799in" fo:padding-bottom="0.0201in" fo:border-left="0.05pt solid #000000" fo:border-right="none" fo:border-top="none" fo:border-bottom="0.05pt solid #000000"/>
    </style:style>
    <style:style style:name="Table1.B316" style:family="table-cell">
      <style:table-cell-properties fo:padding-left="0.0799in" fo:padding-right="0.0403in" fo:padding-top="0.0799in" fo:padding-bottom="0.0201in" fo:border-left="0.05pt solid #000000" fo:border-right="none" fo:border-top="none" fo:border-bottom="0.05pt solid #000000"/>
    </style:style>
    <style:style style:name="Table1.C316" style:family="table-cell">
      <style:table-cell-properties fo:padding-left="0.0799in" fo:padding-right="0.0403in" fo:padding-top="0.0799in" fo:padding-bottom="0.0201in" fo:border-left="0.05pt solid #000000" fo:border-right="none" fo:border-top="none" fo:border-bottom="0.05pt solid #000000"/>
    </style:style>
    <style:style style:name="Table1.317" style:family="table-row">
      <style:table-row-properties fo:keep-together="always"/>
    </style:style>
    <style:style style:name="Table1.A317" style:family="table-cell">
      <style:table-cell-properties fo:padding-left="0.0799in" fo:padding-right="0.0403in" fo:padding-top="0.0799in" fo:padding-bottom="0.0201in" fo:border-left="0.05pt solid #000000" fo:border-right="none" fo:border-top="none" fo:border-bottom="0.05pt solid #000000"/>
    </style:style>
    <style:style style:name="Table1.B317" style:family="table-cell">
      <style:table-cell-properties fo:padding-left="0.0799in" fo:padding-right="0.0403in" fo:padding-top="0.0799in" fo:padding-bottom="0.0201in" fo:border-left="0.05pt solid #000000" fo:border-right="none" fo:border-top="none" fo:border-bottom="0.05pt solid #000000"/>
    </style:style>
    <style:style style:name="Table1.C317" style:family="table-cell">
      <style:table-cell-properties fo:padding-left="0.0799in" fo:padding-right="0.0403in" fo:padding-top="0.0799in" fo:padding-bottom="0.0201in" fo:border-left="0.05pt solid #000000" fo:border-right="none" fo:border-top="none" fo:border-bottom="0.05pt solid #000000"/>
    </style:style>
    <style:style style:name="Table1.318" style:family="table-row">
      <style:table-row-properties fo:keep-together="always"/>
    </style:style>
    <style:style style:name="Table1.A318" style:family="table-cell">
      <style:table-cell-properties fo:padding-left="0.0799in" fo:padding-right="0.0403in" fo:padding-top="0.0799in" fo:padding-bottom="0.0201in" fo:border-left="0.05pt solid #000000" fo:border-right="none" fo:border-top="none" fo:border-bottom="0.05pt solid #000000"/>
    </style:style>
    <style:style style:name="Table1.B318" style:family="table-cell">
      <style:table-cell-properties fo:padding-left="0.0799in" fo:padding-right="0.0403in" fo:padding-top="0.0799in" fo:padding-bottom="0.0201in" fo:border-left="0.05pt solid #000000" fo:border-right="none" fo:border-top="none" fo:border-bottom="0.05pt solid #000000"/>
    </style:style>
    <style:style style:name="Table1.C318" style:family="table-cell">
      <style:table-cell-properties fo:padding-left="0.0799in" fo:padding-right="0.0403in" fo:padding-top="0.0799in" fo:padding-bottom="0.0201in" fo:border-left="0.05pt solid #000000" fo:border-right="none" fo:border-top="none" fo:border-bottom="0.05pt solid #000000"/>
    </style:style>
    <style:style style:name="Table1.319" style:family="table-row">
      <style:table-row-properties fo:keep-together="always"/>
    </style:style>
    <style:style style:name="Table1.A319" style:family="table-cell">
      <style:table-cell-properties fo:padding-left="0.0799in" fo:padding-right="0.0403in" fo:padding-top="0.0799in" fo:padding-bottom="0.0201in" fo:border-left="0.05pt solid #000000" fo:border-right="none" fo:border-top="none" fo:border-bottom="0.05pt solid #000000"/>
    </style:style>
    <style:style style:name="Table1.B319" style:family="table-cell">
      <style:table-cell-properties fo:padding-left="0.0799in" fo:padding-right="0.0403in" fo:padding-top="0.0799in" fo:padding-bottom="0.0201in" fo:border-left="0.05pt solid #000000" fo:border-right="none" fo:border-top="none" fo:border-bottom="0.05pt solid #000000"/>
    </style:style>
    <style:style style:name="Table1.C319" style:family="table-cell">
      <style:table-cell-properties fo:padding-left="0.0799in" fo:padding-right="0.0403in" fo:padding-top="0.0799in" fo:padding-bottom="0.0201in" fo:border-left="0.05pt solid #000000" fo:border-right="none" fo:border-top="none" fo:border-bottom="0.05pt solid #000000"/>
    </style:style>
    <style:style style:name="Table1.320" style:family="table-row">
      <style:table-row-properties fo:keep-together="always"/>
    </style:style>
    <style:style style:name="Table1.A320" style:family="table-cell">
      <style:table-cell-properties fo:padding-left="0.0799in" fo:padding-right="0.0403in" fo:padding-top="0.0799in" fo:padding-bottom="0.0201in" fo:border-left="0.05pt solid #000000" fo:border-right="none" fo:border-top="none" fo:border-bottom="0.05pt solid #000000"/>
    </style:style>
    <style:style style:name="Table1.B320" style:family="table-cell">
      <style:table-cell-properties fo:padding-left="0.0799in" fo:padding-right="0.0403in" fo:padding-top="0.0799in" fo:padding-bottom="0.0201in" fo:border-left="0.05pt solid #000000" fo:border-right="none" fo:border-top="none" fo:border-bottom="0.05pt solid #000000"/>
    </style:style>
    <style:style style:name="Table1.C320" style:family="table-cell">
      <style:table-cell-properties fo:padding-left="0.0799in" fo:padding-right="0.0403in" fo:padding-top="0.0799in" fo:padding-bottom="0.0201in" fo:border-left="0.05pt solid #000000" fo:border-right="none" fo:border-top="none" fo:border-bottom="0.05pt solid #000000"/>
    </style:style>
    <style:style style:name="Table1.321" style:family="table-row">
      <style:table-row-properties fo:keep-together="always"/>
    </style:style>
    <style:style style:name="Table1.A321" style:family="table-cell">
      <style:table-cell-properties fo:padding-left="0.0799in" fo:padding-right="0.0403in" fo:padding-top="0.0799in" fo:padding-bottom="0.0201in" fo:border-left="0.05pt solid #000000" fo:border-right="none" fo:border-top="none" fo:border-bottom="0.05pt solid #000000"/>
    </style:style>
    <style:style style:name="Table1.B321" style:family="table-cell">
      <style:table-cell-properties fo:padding-left="0.0799in" fo:padding-right="0.0403in" fo:padding-top="0.0799in" fo:padding-bottom="0.0201in" fo:border-left="0.05pt solid #000000" fo:border-right="none" fo:border-top="none" fo:border-bottom="0.05pt solid #000000"/>
    </style:style>
    <style:style style:name="Table1.C321" style:family="table-cell">
      <style:table-cell-properties fo:padding-left="0.0799in" fo:padding-right="0.0403in" fo:padding-top="0.0799in" fo:padding-bottom="0.0201in" fo:border-left="0.05pt solid #000000" fo:border-right="none" fo:border-top="none" fo:border-bottom="0.05pt solid #000000"/>
    </style:style>
    <style:style style:name="Table1.322" style:family="table-row">
      <style:table-row-properties fo:keep-together="always"/>
    </style:style>
    <style:style style:name="Table1.A322" style:family="table-cell">
      <style:table-cell-properties fo:padding-left="0.0799in" fo:padding-right="0.0403in" fo:padding-top="0.0799in" fo:padding-bottom="0.0201in" fo:border-left="0.05pt solid #000000" fo:border-right="none" fo:border-top="none" fo:border-bottom="0.05pt solid #000000"/>
    </style:style>
    <style:style style:name="Table1.B322" style:family="table-cell">
      <style:table-cell-properties fo:padding-left="0.0799in" fo:padding-right="0.0403in" fo:padding-top="0.0799in" fo:padding-bottom="0.0201in" fo:border-left="0.05pt solid #000000" fo:border-right="none" fo:border-top="none" fo:border-bottom="0.05pt solid #000000"/>
    </style:style>
    <style:style style:name="Table1.C322" style:family="table-cell">
      <style:table-cell-properties fo:padding-left="0.0799in" fo:padding-right="0.0403in" fo:padding-top="0.0799in" fo:padding-bottom="0.0201in" fo:border-left="0.05pt solid #000000" fo:border-right="none" fo:border-top="none" fo:border-bottom="0.05pt solid #000000"/>
    </style:style>
    <style:style style:name="Table1.323" style:family="table-row">
      <style:table-row-properties fo:keep-together="always"/>
    </style:style>
    <style:style style:name="Table1.A323" style:family="table-cell">
      <style:table-cell-properties fo:padding-left="0.0799in" fo:padding-right="0.0403in" fo:padding-top="0.0799in" fo:padding-bottom="0.0201in" fo:border-left="0.05pt solid #000000" fo:border-right="none" fo:border-top="none" fo:border-bottom="0.05pt solid #000000"/>
    </style:style>
    <style:style style:name="Table1.B323" style:family="table-cell">
      <style:table-cell-properties fo:padding-left="0.0799in" fo:padding-right="0.0403in" fo:padding-top="0.0799in" fo:padding-bottom="0.0201in" fo:border-left="0.05pt solid #000000" fo:border-right="none" fo:border-top="none" fo:border-bottom="0.05pt solid #000000"/>
    </style:style>
    <style:style style:name="Table1.C323" style:family="table-cell">
      <style:table-cell-properties fo:padding-left="0.0799in" fo:padding-right="0.0403in" fo:padding-top="0.0799in" fo:padding-bottom="0.0201in" fo:border-left="0.05pt solid #000000" fo:border-right="none" fo:border-top="none" fo:border-bottom="0.05pt solid #000000"/>
    </style:style>
    <style:style style:name="Table1.324" style:family="table-row">
      <style:table-row-properties fo:keep-together="always"/>
    </style:style>
    <style:style style:name="Table1.A324" style:family="table-cell">
      <style:table-cell-properties fo:padding-left="0.0799in" fo:padding-right="0.0403in" fo:padding-top="0.0799in" fo:padding-bottom="0.0201in" fo:border-left="0.05pt solid #000000" fo:border-right="none" fo:border-top="none" fo:border-bottom="0.05pt solid #000000"/>
    </style:style>
    <style:style style:name="Table1.B324" style:family="table-cell">
      <style:table-cell-properties fo:padding-left="0.0799in" fo:padding-right="0.0403in" fo:padding-top="0.0799in" fo:padding-bottom="0.0201in" fo:border-left="0.05pt solid #000000" fo:border-right="none" fo:border-top="none" fo:border-bottom="0.05pt solid #000000"/>
    </style:style>
    <style:style style:name="Table1.C324" style:family="table-cell">
      <style:table-cell-properties fo:padding-left="0.0799in" fo:padding-right="0.0403in" fo:padding-top="0.0799in" fo:padding-bottom="0.0201in" fo:border-left="0.05pt solid #000000" fo:border-right="none" fo:border-top="none" fo:border-bottom="0.05pt solid #000000"/>
    </style:style>
    <style:style style:name="Table1.325" style:family="table-row">
      <style:table-row-properties fo:keep-together="always"/>
    </style:style>
    <style:style style:name="Table1.A325" style:family="table-cell">
      <style:table-cell-properties fo:padding-left="0.0799in" fo:padding-right="0.0403in" fo:padding-top="0.0799in" fo:padding-bottom="0.0201in" fo:border-left="0.05pt solid #000000" fo:border-right="none" fo:border-top="none" fo:border-bottom="0.05pt solid #000000"/>
    </style:style>
    <style:style style:name="Table1.B325" style:family="table-cell">
      <style:table-cell-properties fo:padding-left="0.0799in" fo:padding-right="0.0403in" fo:padding-top="0.0799in" fo:padding-bottom="0.0201in" fo:border-left="0.05pt solid #000000" fo:border-right="none" fo:border-top="none" fo:border-bottom="0.05pt solid #000000"/>
    </style:style>
    <style:style style:name="Table1.C325" style:family="table-cell">
      <style:table-cell-properties fo:padding-left="0.0799in" fo:padding-right="0.0403in" fo:padding-top="0.0799in" fo:padding-bottom="0.0201in" fo:border-left="0.05pt solid #000000" fo:border-right="none" fo:border-top="none" fo:border-bottom="0.05pt solid #000000"/>
    </style:style>
    <style:style style:name="Table1.326" style:family="table-row">
      <style:table-row-properties fo:keep-together="always"/>
    </style:style>
    <style:style style:name="Table1.A326" style:family="table-cell">
      <style:table-cell-properties fo:padding-left="0.0799in" fo:padding-right="0.0403in" fo:padding-top="0.0799in" fo:padding-bottom="0.0201in" fo:border-left="0.05pt solid #000000" fo:border-right="none" fo:border-top="none" fo:border-bottom="0.05pt solid #000000"/>
    </style:style>
    <style:style style:name="Table1.B326" style:family="table-cell">
      <style:table-cell-properties fo:padding-left="0.0799in" fo:padding-right="0.0403in" fo:padding-top="0.0799in" fo:padding-bottom="0.0201in" fo:border-left="0.05pt solid #000000" fo:border-right="none" fo:border-top="none" fo:border-bottom="0.05pt solid #000000"/>
    </style:style>
    <style:style style:name="Table1.C326" style:family="table-cell">
      <style:table-cell-properties fo:padding-left="0.0799in" fo:padding-right="0.0403in" fo:padding-top="0.0799in" fo:padding-bottom="0.0201in" fo:border-left="0.05pt solid #000000" fo:border-right="none" fo:border-top="none" fo:border-bottom="0.05pt solid #000000"/>
    </style:style>
    <style:style style:name="Table1.327" style:family="table-row">
      <style:table-row-properties fo:keep-together="always"/>
    </style:style>
    <style:style style:name="Table1.A327" style:family="table-cell">
      <style:table-cell-properties fo:padding-left="0.0799in" fo:padding-right="0.0403in" fo:padding-top="0.0799in" fo:padding-bottom="0.0201in" fo:border-left="0.05pt solid #000000" fo:border-right="none" fo:border-top="none" fo:border-bottom="0.05pt solid #000000"/>
    </style:style>
    <style:style style:name="Table1.B327" style:family="table-cell">
      <style:table-cell-properties fo:padding-left="0.0799in" fo:padding-right="0.0403in" fo:padding-top="0.0799in" fo:padding-bottom="0.0201in" fo:border-left="0.05pt solid #000000" fo:border-right="none" fo:border-top="none" fo:border-bottom="0.05pt solid #000000"/>
    </style:style>
    <style:style style:name="Table1.C327" style:family="table-cell">
      <style:table-cell-properties fo:padding-left="0.0799in" fo:padding-right="0.0403in" fo:padding-top="0.0799in" fo:padding-bottom="0.0201in" fo:border-left="0.05pt solid #000000" fo:border-right="none" fo:border-top="none" fo:border-bottom="0.05pt solid #000000"/>
    </style:style>
    <style:style style:name="Table1.328" style:family="table-row">
      <style:table-row-properties fo:keep-together="always"/>
    </style:style>
    <style:style style:name="Table1.A328" style:family="table-cell">
      <style:table-cell-properties fo:padding-left="0.0799in" fo:padding-right="0.0403in" fo:padding-top="0.0799in" fo:padding-bottom="0.0201in" fo:border-left="0.05pt solid #000000" fo:border-right="none" fo:border-top="none" fo:border-bottom="0.05pt solid #000000"/>
    </style:style>
    <style:style style:name="Table1.B328" style:family="table-cell">
      <style:table-cell-properties fo:padding-left="0.0799in" fo:padding-right="0.0403in" fo:padding-top="0.0799in" fo:padding-bottom="0.0201in" fo:border-left="0.05pt solid #000000" fo:border-right="none" fo:border-top="none" fo:border-bottom="0.05pt solid #000000"/>
    </style:style>
    <style:style style:name="Table1.C328" style:family="table-cell">
      <style:table-cell-properties fo:padding-left="0.0799in" fo:padding-right="0.0403in" fo:padding-top="0.0799in" fo:padding-bottom="0.0201in" fo:border-left="0.05pt solid #000000" fo:border-right="none" fo:border-top="none" fo:border-bottom="0.05pt solid #000000"/>
    </style:style>
    <style:style style:name="Table1.329" style:family="table-row">
      <style:table-row-properties fo:keep-together="always"/>
    </style:style>
    <style:style style:name="Table1.A329" style:family="table-cell">
      <style:table-cell-properties fo:padding-left="0.0799in" fo:padding-right="0.0403in" fo:padding-top="0.0799in" fo:padding-bottom="0.0201in" fo:border-left="0.05pt solid #000000" fo:border-right="none" fo:border-top="none" fo:border-bottom="0.05pt solid #000000"/>
    </style:style>
    <style:style style:name="Table1.B329" style:family="table-cell">
      <style:table-cell-properties fo:padding-left="0.0799in" fo:padding-right="0.0403in" fo:padding-top="0.0799in" fo:padding-bottom="0.0201in" fo:border-left="0.05pt solid #000000" fo:border-right="none" fo:border-top="none" fo:border-bottom="0.05pt solid #000000"/>
    </style:style>
    <style:style style:name="Table1.C329" style:family="table-cell">
      <style:table-cell-properties fo:padding-left="0.0799in" fo:padding-right="0.0403in" fo:padding-top="0.0799in" fo:padding-bottom="0.0201in" fo:border-left="0.05pt solid #000000" fo:border-right="none" fo:border-top="none" fo:border-bottom="0.05pt solid #000000"/>
    </style:style>
    <style:style style:name="Table1.330" style:family="table-row">
      <style:table-row-properties fo:keep-together="always"/>
    </style:style>
    <style:style style:name="Table1.A330" style:family="table-cell">
      <style:table-cell-properties fo:padding-left="0.0799in" fo:padding-right="0.0403in" fo:padding-top="0.0799in" fo:padding-bottom="0.0201in" fo:border-left="0.05pt solid #000000" fo:border-right="none" fo:border-top="none" fo:border-bottom="0.05pt solid #000000"/>
    </style:style>
    <style:style style:name="Table1.B330" style:family="table-cell">
      <style:table-cell-properties fo:padding-left="0.0799in" fo:padding-right="0.0403in" fo:padding-top="0.0799in" fo:padding-bottom="0.0201in" fo:border-left="0.05pt solid #000000" fo:border-right="none" fo:border-top="none" fo:border-bottom="0.05pt solid #000000"/>
    </style:style>
    <style:style style:name="Table1.C330" style:family="table-cell">
      <style:table-cell-properties fo:padding-left="0.0799in" fo:padding-right="0.0403in" fo:padding-top="0.0799in" fo:padding-bottom="0.0201in" fo:border-left="0.05pt solid #000000" fo:border-right="none" fo:border-top="none" fo:border-bottom="0.05pt solid #000000"/>
    </style:style>
    <style:style style:name="Table1.331" style:family="table-row">
      <style:table-row-properties fo:keep-together="always"/>
    </style:style>
    <style:style style:name="Table1.A331" style:family="table-cell">
      <style:table-cell-properties fo:padding-left="0.0799in" fo:padding-right="0.0403in" fo:padding-top="0.0799in" fo:padding-bottom="0.0201in" fo:border-left="0.05pt solid #000000" fo:border-right="none" fo:border-top="none" fo:border-bottom="0.05pt solid #000000"/>
    </style:style>
    <style:style style:name="Table1.B331" style:family="table-cell">
      <style:table-cell-properties fo:padding-left="0.0799in" fo:padding-right="0.0403in" fo:padding-top="0.0799in" fo:padding-bottom="0.0201in" fo:border-left="0.05pt solid #000000" fo:border-right="none" fo:border-top="none" fo:border-bottom="0.05pt solid #000000"/>
    </style:style>
    <style:style style:name="Table1.C331" style:family="table-cell">
      <style:table-cell-properties fo:padding-left="0.0799in" fo:padding-right="0.0403in" fo:padding-top="0.0799in" fo:padding-bottom="0.0201in" fo:border-left="0.05pt solid #000000" fo:border-right="none" fo:border-top="none" fo:border-bottom="0.05pt solid #000000"/>
    </style:style>
    <style:style style:name="Table1.332" style:family="table-row">
      <style:table-row-properties fo:keep-together="always"/>
    </style:style>
    <style:style style:name="Table1.A332" style:family="table-cell">
      <style:table-cell-properties fo:padding-left="0.0799in" fo:padding-right="0.0403in" fo:padding-top="0.0799in" fo:padding-bottom="0.0201in" fo:border-left="0.05pt solid #000000" fo:border-right="none" fo:border-top="none" fo:border-bottom="0.05pt solid #000000"/>
    </style:style>
    <style:style style:name="Table1.B332" style:family="table-cell">
      <style:table-cell-properties fo:padding-left="0.0799in" fo:padding-right="0.0403in" fo:padding-top="0.0799in" fo:padding-bottom="0.0201in" fo:border-left="0.05pt solid #000000" fo:border-right="none" fo:border-top="none" fo:border-bottom="0.05pt solid #000000"/>
    </style:style>
    <style:style style:name="Table1.C332" style:family="table-cell">
      <style:table-cell-properties fo:padding-left="0.0799in" fo:padding-right="0.0403in" fo:padding-top="0.0799in" fo:padding-bottom="0.0201in" fo:border-left="0.05pt solid #000000" fo:border-right="none" fo:border-top="none" fo:border-bottom="0.05pt solid #000000"/>
    </style:style>
    <style:style style:name="Table1.333" style:family="table-row">
      <style:table-row-properties fo:keep-together="always"/>
    </style:style>
    <style:style style:name="Table1.A333" style:family="table-cell">
      <style:table-cell-properties fo:padding-left="0.0799in" fo:padding-right="0.0403in" fo:padding-top="0.0799in" fo:padding-bottom="0.0201in" fo:border-left="0.05pt solid #000000" fo:border-right="none" fo:border-top="none" fo:border-bottom="0.05pt solid #000000"/>
    </style:style>
    <style:style style:name="Table1.B333" style:family="table-cell">
      <style:table-cell-properties fo:padding-left="0.0799in" fo:padding-right="0.0403in" fo:padding-top="0.0799in" fo:padding-bottom="0.0201in" fo:border-left="0.05pt solid #000000" fo:border-right="none" fo:border-top="none" fo:border-bottom="0.05pt solid #000000"/>
    </style:style>
    <style:style style:name="Table1.C333" style:family="table-cell">
      <style:table-cell-properties fo:padding-left="0.0799in" fo:padding-right="0.0403in" fo:padding-top="0.0799in" fo:padding-bottom="0.0201in" fo:border-left="0.05pt solid #000000" fo:border-right="none" fo:border-top="none" fo:border-bottom="0.05pt solid #000000"/>
    </style:style>
    <style:style style:name="Table1.334" style:family="table-row">
      <style:table-row-properties fo:keep-together="always"/>
    </style:style>
    <style:style style:name="Table1.A334" style:family="table-cell">
      <style:table-cell-properties fo:padding-left="0.0799in" fo:padding-right="0.0403in" fo:padding-top="0.0799in" fo:padding-bottom="0.0201in" fo:border-left="0.05pt solid #000000" fo:border-right="none" fo:border-top="none" fo:border-bottom="0.05pt solid #000000"/>
    </style:style>
    <style:style style:name="Table1.B334" style:family="table-cell">
      <style:table-cell-properties fo:padding-left="0.0799in" fo:padding-right="0.0403in" fo:padding-top="0.0799in" fo:padding-bottom="0.0201in" fo:border-left="0.05pt solid #000000" fo:border-right="none" fo:border-top="none" fo:border-bottom="0.05pt solid #000000"/>
    </style:style>
    <style:style style:name="Table1.C334" style:family="table-cell">
      <style:table-cell-properties fo:padding-left="0.0799in" fo:padding-right="0.0403in" fo:padding-top="0.0799in" fo:padding-bottom="0.0201in" fo:border-left="0.05pt solid #000000" fo:border-right="none" fo:border-top="none" fo:border-bottom="0.05pt solid #000000"/>
    </style:style>
    <style:style style:name="Table1.335" style:family="table-row">
      <style:table-row-properties fo:keep-together="always"/>
    </style:style>
    <style:style style:name="Table1.A335" style:family="table-cell">
      <style:table-cell-properties fo:padding-left="0.0799in" fo:padding-right="0.0403in" fo:padding-top="0.0799in" fo:padding-bottom="0.0201in" fo:border-left="0.05pt solid #000000" fo:border-right="none" fo:border-top="none" fo:border-bottom="0.05pt solid #000000"/>
    </style:style>
    <style:style style:name="Table1.B335" style:family="table-cell">
      <style:table-cell-properties fo:padding-left="0.0799in" fo:padding-right="0.0403in" fo:padding-top="0.0799in" fo:padding-bottom="0.0201in" fo:border-left="0.05pt solid #000000" fo:border-right="none" fo:border-top="none" fo:border-bottom="0.05pt solid #000000"/>
    </style:style>
    <style:style style:name="Table1.C335" style:family="table-cell">
      <style:table-cell-properties fo:padding-left="0.0799in" fo:padding-right="0.0403in" fo:padding-top="0.0799in" fo:padding-bottom="0.0201in" fo:border-left="0.05pt solid #000000" fo:border-right="none" fo:border-top="none" fo:border-bottom="0.05pt solid #000000"/>
    </style:style>
    <style:style style:name="Table1.336" style:family="table-row">
      <style:table-row-properties fo:keep-together="always"/>
    </style:style>
    <style:style style:name="Table1.A336" style:family="table-cell">
      <style:table-cell-properties fo:padding-left="0.0799in" fo:padding-right="0.0403in" fo:padding-top="0.0799in" fo:padding-bottom="0.0201in" fo:border-left="0.05pt solid #000000" fo:border-right="none" fo:border-top="none" fo:border-bottom="0.05pt solid #000000"/>
    </style:style>
    <style:style style:name="Table1.B336" style:family="table-cell">
      <style:table-cell-properties fo:padding-left="0.0799in" fo:padding-right="0.0403in" fo:padding-top="0.0799in" fo:padding-bottom="0.0201in" fo:border-left="0.05pt solid #000000" fo:border-right="none" fo:border-top="none" fo:border-bottom="0.05pt solid #000000"/>
    </style:style>
    <style:style style:name="Table1.C336" style:family="table-cell">
      <style:table-cell-properties fo:padding-left="0.0799in" fo:padding-right="0.0403in" fo:padding-top="0.0799in" fo:padding-bottom="0.0201in" fo:border-left="0.05pt solid #000000" fo:border-right="none" fo:border-top="none" fo:border-bottom="0.05pt solid #000000"/>
    </style:style>
    <style:style style:name="Table1.337" style:family="table-row">
      <style:table-row-properties fo:keep-together="always"/>
    </style:style>
    <style:style style:name="Table1.A337" style:family="table-cell">
      <style:table-cell-properties fo:padding-left="0.0799in" fo:padding-right="0.0403in" fo:padding-top="0.0799in" fo:padding-bottom="0.0201in" fo:border-left="0.05pt solid #000000" fo:border-right="none" fo:border-top="none" fo:border-bottom="0.05pt solid #000000"/>
    </style:style>
    <style:style style:name="Table1.B337" style:family="table-cell">
      <style:table-cell-properties fo:padding-left="0.0799in" fo:padding-right="0.0403in" fo:padding-top="0.0799in" fo:padding-bottom="0.0201in" fo:border-left="0.05pt solid #000000" fo:border-right="none" fo:border-top="none" fo:border-bottom="0.05pt solid #000000"/>
    </style:style>
    <style:style style:name="Table1.C337" style:family="table-cell">
      <style:table-cell-properties fo:padding-left="0.0799in" fo:padding-right="0.0403in" fo:padding-top="0.0799in" fo:padding-bottom="0.0201in" fo:border-left="0.05pt solid #000000" fo:border-right="none" fo:border-top="none" fo:border-bottom="0.05pt solid #000000"/>
    </style:style>
    <style:style style:name="Table1.338" style:family="table-row">
      <style:table-row-properties fo:keep-together="always"/>
    </style:style>
    <style:style style:name="Table1.A338" style:family="table-cell">
      <style:table-cell-properties fo:padding-left="0.0799in" fo:padding-right="0.0403in" fo:padding-top="0.0799in" fo:padding-bottom="0.0201in" fo:border-left="0.05pt solid #000000" fo:border-right="none" fo:border-top="none" fo:border-bottom="0.05pt solid #000000"/>
    </style:style>
    <style:style style:name="Table1.B338" style:family="table-cell">
      <style:table-cell-properties fo:padding-left="0.0799in" fo:padding-right="0.0403in" fo:padding-top="0.0799in" fo:padding-bottom="0.0201in" fo:border-left="0.05pt solid #000000" fo:border-right="none" fo:border-top="none" fo:border-bottom="0.05pt solid #000000"/>
    </style:style>
    <style:style style:name="Table1.C338" style:family="table-cell">
      <style:table-cell-properties fo:padding-left="0.0799in" fo:padding-right="0.0403in" fo:padding-top="0.0799in" fo:padding-bottom="0.0201in" fo:border-left="0.05pt solid #000000" fo:border-right="none" fo:border-top="none" fo:border-bottom="0.05pt solid #000000"/>
    </style:style>
    <style:style style:name="Table1.339" style:family="table-row">
      <style:table-row-properties fo:keep-together="always"/>
    </style:style>
    <style:style style:name="Table1.A339" style:family="table-cell">
      <style:table-cell-properties fo:padding-left="0.0799in" fo:padding-right="0.0403in" fo:padding-top="0.0799in" fo:padding-bottom="0.0201in" fo:border-left="0.05pt solid #000000" fo:border-right="none" fo:border-top="none" fo:border-bottom="0.05pt solid #000000"/>
    </style:style>
    <style:style style:name="Table1.B339" style:family="table-cell">
      <style:table-cell-properties fo:padding-left="0.0799in" fo:padding-right="0.0403in" fo:padding-top="0.0799in" fo:padding-bottom="0.0201in" fo:border-left="0.05pt solid #000000" fo:border-right="none" fo:border-top="none" fo:border-bottom="0.05pt solid #000000"/>
    </style:style>
    <style:style style:name="Table1.C339" style:family="table-cell">
      <style:table-cell-properties fo:padding-left="0.0799in" fo:padding-right="0.0403in" fo:padding-top="0.0799in" fo:padding-bottom="0.0201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Junicode Two Beta:ss10" fo:language="en" fo:country="US" officeooo:paragraph-rsid="004461e5"/>
    </style:style>
    <style:style style:name="P2" style:family="paragraph" style:parent-style-name="Standard">
      <style:paragraph-properties fo:text-align="center" style:justify-single-word="false"/>
      <style:text-properties style:font-name="Junicode Two Beta:ss10" fo:language="en" fo:country="US" officeooo:paragraph-rsid="0045b2a4"/>
    </style:style>
    <style:style style:name="P3" style:family="paragraph" style:parent-style-name="Standard">
      <style:paragraph-properties fo:text-align="center" style:justify-single-word="false"/>
      <style:text-properties style:font-name="Junicode Two Beta:ss10" fo:language="en" fo:country="US" officeooo:paragraph-rsid="0046d9c3"/>
    </style:style>
    <style:style style:name="P4" style:family="paragraph" style:parent-style-name="Standard">
      <style:paragraph-properties fo:text-align="center" style:justify-single-word="false"/>
      <style:text-properties style:font-name="Junicode Two Beta:ss10" fo:language="en" fo:country="US" officeooo:paragraph-rsid="00483fa5"/>
    </style:style>
    <style:style style:name="P5" style:family="paragraph" style:parent-style-name="Standard">
      <style:paragraph-properties fo:text-align="center" style:justify-single-word="false"/>
      <style:text-properties style:font-name="Junicode Two Beta:ss10" fo:language="en" fo:country="US" officeooo:paragraph-rsid="00497aa7"/>
    </style:style>
    <style:style style:name="P6" style:family="paragraph" style:parent-style-name="Standard">
      <style:paragraph-properties fo:text-align="center" style:justify-single-word="false"/>
      <style:text-properties style:font-name="Junicode Two Beta:ss10" fo:language="en" fo:country="US" officeooo:paragraph-rsid="004a34ee"/>
    </style:style>
    <style:style style:name="P7" style:family="paragraph" style:parent-style-name="Standard">
      <style:paragraph-properties fo:text-align="center" style:justify-single-word="false"/>
      <style:text-properties style:font-name="Junicode Two Beta:ss10" fo:language="en" fo:country="US" officeooo:paragraph-rsid="004ada41"/>
    </style:style>
    <style:style style:name="P8" style:family="paragraph" style:parent-style-name="Standard">
      <style:paragraph-properties fo:text-align="center" style:justify-single-word="false"/>
      <style:text-properties style:font-name="Junicode Two Beta:ss10" fo:language="en" fo:country="US" officeooo:paragraph-rsid="004b96b6"/>
    </style:style>
    <style:style style:name="P9" style:family="paragraph" style:parent-style-name="Standard">
      <style:paragraph-properties fo:text-align="center" style:justify-single-word="false"/>
      <style:text-properties style:font-name="Junicode Two Beta:ss10" fo:language="en" fo:country="US" officeooo:paragraph-rsid="004eb74e"/>
    </style:style>
    <style:style style:name="P10" style:family="paragraph" style:parent-style-name="Standard">
      <style:paragraph-properties fo:text-align="center" style:justify-single-word="false"/>
      <style:text-properties style:font-name="Junicode Two Beta:ss10" fo:language="en" fo:country="US" officeooo:paragraph-rsid="00504025"/>
    </style:style>
    <style:style style:name="P11" style:family="paragraph" style:parent-style-name="Standard">
      <style:paragraph-properties fo:text-align="center" style:justify-single-word="false"/>
      <style:text-properties style:font-name="Junicode Two Beta:ss10" fo:language="en" fo:country="US" officeooo:paragraph-rsid="0051f9d1"/>
    </style:style>
    <style:style style:name="P12" style:family="paragraph" style:parent-style-name="Standard">
      <style:paragraph-properties fo:text-align="center" style:justify-single-word="false"/>
      <style:text-properties style:font-name="Junicode Two Beta:ss10" fo:language="en" fo:country="US" officeooo:paragraph-rsid="0053d6df"/>
    </style:style>
    <style:style style:name="P13" style:family="paragraph" style:parent-style-name="Standard">
      <style:paragraph-properties fo:text-align="center" style:justify-single-word="false"/>
      <style:text-properties style:font-name="Junicode Two Beta:ss10" fo:language="en" fo:country="US" officeooo:paragraph-rsid="00558422"/>
    </style:style>
    <style:style style:name="P14" style:family="paragraph" style:parent-style-name="Standard">
      <style:paragraph-properties fo:text-align="center" style:justify-single-word="false"/>
      <style:text-properties style:font-name="Junicode Two Beta:ss10" fo:language="en" fo:country="US" officeooo:rsid="005ead94" officeooo:paragraph-rsid="005ead94"/>
    </style:style>
    <style:style style:name="P15" style:family="paragraph" style:parent-style-name="Standard">
      <style:paragraph-properties fo:text-align="center" style:justify-single-word="false"/>
      <style:text-properties style:font-name="Junicode Two Beta:smcp" fo:language="en" fo:country="US"/>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center" style:justify-single-word="false"/>
      <style:text-properties fo:language="en" fo:country="US" officeooo:paragraph-rsid="004461e5"/>
    </style:style>
    <style:style style:name="P19" style:family="paragraph" style:parent-style-name="Standard">
      <style:paragraph-properties fo:text-align="center" style:justify-single-word="false"/>
      <style:text-properties fo:language="en" fo:country="US" officeooo:paragraph-rsid="0045b2a4"/>
    </style:style>
    <style:style style:name="P20" style:family="paragraph" style:parent-style-name="Standard">
      <style:paragraph-properties fo:text-align="center" style:justify-single-word="false"/>
      <style:text-properties fo:language="en" fo:country="US" officeooo:paragraph-rsid="0046d9c3"/>
    </style:style>
    <style:style style:name="P21" style:family="paragraph" style:parent-style-name="Standard">
      <style:paragraph-properties fo:text-align="center" style:justify-single-word="false"/>
      <style:text-properties fo:language="en" fo:country="US" officeooo:paragraph-rsid="00483fa5"/>
    </style:style>
    <style:style style:name="P22" style:family="paragraph" style:parent-style-name="Standard">
      <style:paragraph-properties fo:text-align="center" style:justify-single-word="false"/>
      <style:text-properties fo:language="en" fo:country="US" officeooo:paragraph-rsid="00497aa7"/>
    </style:style>
    <style:style style:name="P23" style:family="paragraph" style:parent-style-name="Standard">
      <style:paragraph-properties fo:text-align="center" style:justify-single-word="false"/>
      <style:text-properties fo:language="en" fo:country="US" officeooo:paragraph-rsid="004a34ee"/>
    </style:style>
    <style:style style:name="P24" style:family="paragraph" style:parent-style-name="Standard">
      <style:paragraph-properties fo:text-align="center" style:justify-single-word="false"/>
      <style:text-properties fo:language="en" fo:country="US" officeooo:paragraph-rsid="004ada41"/>
    </style:style>
    <style:style style:name="P25" style:family="paragraph" style:parent-style-name="Standard">
      <style:paragraph-properties fo:text-align="center" style:justify-single-word="false"/>
      <style:text-properties fo:language="en" fo:country="US" officeooo:paragraph-rsid="004b96b6"/>
    </style:style>
    <style:style style:name="P26" style:family="paragraph" style:parent-style-name="Standard">
      <style:paragraph-properties fo:text-align="center" style:justify-single-word="false"/>
      <style:text-properties fo:language="en" fo:country="US" officeooo:paragraph-rsid="004eb74e"/>
    </style:style>
    <style:style style:name="P27" style:family="paragraph" style:parent-style-name="Standard">
      <style:paragraph-properties fo:text-align="center" style:justify-single-word="false"/>
      <style:text-properties fo:language="en" fo:country="US" officeooo:paragraph-rsid="00504025"/>
    </style:style>
    <style:style style:name="P28" style:family="paragraph" style:parent-style-name="Standard">
      <style:paragraph-properties fo:text-align="center" style:justify-single-word="false"/>
      <style:text-properties fo:language="en" fo:country="US" officeooo:paragraph-rsid="0051f9d1"/>
    </style:style>
    <style:style style:name="P29" style:family="paragraph" style:parent-style-name="Standard">
      <style:paragraph-properties fo:text-align="center" style:justify-single-word="false"/>
      <style:text-properties fo:language="en" fo:country="US" officeooo:paragraph-rsid="0053d6df"/>
    </style:style>
    <style:style style:name="P30" style:family="paragraph" style:parent-style-name="Standard">
      <style:paragraph-properties fo:text-align="center" style:justify-single-word="false"/>
      <style:text-properties fo:language="en" fo:country="US" officeooo:paragraph-rsid="00558422"/>
    </style:style>
    <style:style style:name="P31" style:family="paragraph" style:parent-style-name="Standard">
      <style:paragraph-properties fo:text-align="center" style:justify-single-word="false"/>
      <style:text-properties fo:language="en" fo:country="US" officeooo:paragraph-rsid="008077cc"/>
    </style:style>
    <style:style style:name="P32" style:family="paragraph" style:parent-style-name="Standard">
      <style:paragraph-properties fo:text-align="center" style:justify-single-word="false"/>
      <style:text-properties fo:language="en" fo:country="US" officeooo:rsid="0055e59e" officeooo:paragraph-rsid="0055e59e"/>
    </style:style>
    <style:style style:name="P33" style:family="paragraph" style:parent-style-name="Standard">
      <style:paragraph-properties fo:text-align="center" style:justify-single-word="false"/>
      <style:text-properties fo:language="en" fo:country="US" officeooo:rsid="005ead94" officeooo:paragraph-rsid="005ead94"/>
    </style:style>
    <style:style style:name="P34" style:family="paragraph" style:parent-style-name="Standard">
      <style:paragraph-properties fo:text-align="center" style:justify-single-word="false"/>
      <style:text-properties fo:language="en" fo:country="US" officeooo:rsid="00563a36" officeooo:paragraph-rsid="00563a36"/>
    </style:style>
    <style:style style:name="P35" style:family="paragraph" style:parent-style-name="Standard">
      <style:paragraph-properties fo:text-align="center" style:justify-single-word="false"/>
      <style:text-properties fo:language="en" fo:country="US" officeooo:rsid="00563a36" officeooo:paragraph-rsid="00825c2e"/>
    </style:style>
    <style:style style:name="P36" style:family="paragraph" style:parent-style-name="Standard">
      <style:paragraph-properties fo:text-align="center" style:justify-single-word="false"/>
      <style:text-properties fo:language="en" fo:country="US" officeooo:rsid="005699aa" officeooo:paragraph-rsid="005699aa"/>
    </style:style>
    <style:style style:name="P37" style:family="paragraph" style:parent-style-name="Standard">
      <style:paragraph-properties fo:text-align="center" style:justify-single-word="false"/>
      <style:text-properties fo:language="en" fo:country="US" officeooo:rsid="0057faf8" officeooo:paragraph-rsid="0057faf8"/>
    </style:style>
    <style:style style:name="P38" style:family="paragraph" style:parent-style-name="Standard">
      <style:paragraph-properties fo:text-align="center" style:justify-single-word="false"/>
      <style:text-properties fo:language="en" fo:country="US" officeooo:rsid="00594870" officeooo:paragraph-rsid="00594870"/>
    </style:style>
    <style:style style:name="P39" style:family="paragraph" style:parent-style-name="Table_20_Contents">
      <style:text-properties fo:language="en" fo:country="US" officeooo:rsid="0064025a"/>
    </style:style>
    <style:style style:name="P40" style:family="paragraph" style:parent-style-name="Table_20_Contents">
      <style:text-properties fo:language="en" fo:country="US" officeooo:rsid="0064025a" officeooo:paragraph-rsid="0064025a"/>
    </style:style>
    <style:style style:name="P41" style:family="paragraph" style:parent-style-name="Text_20_body">
      <style:text-properties fo:language="en" fo:country="US" officeooo:rsid="0064025a" officeooo:paragraph-rsid="0064025a"/>
    </style:style>
    <style:style style:name="P42" style:family="paragraph" style:parent-style-name="Text_20_body">
      <style:text-properties fo:language="en" fo:country="US" officeooo:rsid="00630239" officeooo:paragraph-rsid="00630239"/>
    </style:style>
    <style:style style:name="P43" style:family="paragraph" style:parent-style-name="Standard">
      <style:paragraph-properties fo:text-align="center" style:justify-single-word="false"/>
      <style:text-properties style:font-name="Junicode Two Beta1" fo:language="en" fo:country="US" officeooo:rsid="0055e59e" officeooo:paragraph-rsid="0055e59e"/>
    </style:style>
    <style:style style:name="P44" style:family="paragraph" style:parent-style-name="Text_20_body">
      <style:text-properties style:font-name="Junicode Two Beta1" fo:language="en" fo:country="US" officeooo:rsid="0064025a" officeooo:paragraph-rsid="0064fdcc"/>
    </style:style>
    <style:style style:name="P45" style:family="paragraph" style:parent-style-name="Text_20_body">
      <style:text-properties style:font-name="Junicode Two Beta1" fo:language="en" fo:country="US" officeooo:rsid="006442ab" officeooo:paragraph-rsid="006442ab"/>
    </style:style>
    <style:style style:name="P46" style:family="paragraph" style:parent-style-name="Text_20_body">
      <style:text-properties style:font-name="Junicode Two Beta1" fo:language="en" fo:country="US" officeooo:rsid="0064fdcc" officeooo:paragraph-rsid="0064fdcc"/>
    </style:style>
    <style:style style:name="P47" style:family="paragraph" style:parent-style-name="Table_20_Contents">
      <style:text-properties officeooo:rsid="006442ab" officeooo:paragraph-rsid="006442ab"/>
    </style:style>
    <style:style style:name="P48" style:family="paragraph" style:parent-style-name="Table_20_Contents">
      <style:text-properties fo:language="zxx" fo:country="none" officeooo:rsid="006442ab" officeooo:paragraph-rsid="006442ab" style:language-asian="zxx" style:country-asian="none" style:language-complex="zxx" style:country-complex="none"/>
    </style:style>
    <style:style style:name="P49" style:family="paragraph" style:parent-style-name="Table_20_Contents">
      <style:text-properties fo:font-weight="bold" officeooo:rsid="006442ab" officeooo:paragraph-rsid="006442ab" style:font-weight-asian="bold" style:font-weight-complex="bold"/>
    </style:style>
    <style:style style:name="P50" style:family="paragraph" style:parent-style-name="Footnote">
      <style:text-properties officeooo:rsid="0088973d" officeooo:paragraph-rsid="008c01ca"/>
    </style:style>
    <style:style style:name="P51" style:family="paragraph" style:parent-style-name="Heading_20_1">
      <style:text-properties fo:language="en" fo:country="US" officeooo:paragraph-rsid="00630239"/>
    </style:style>
    <style:style style:name="P52" style:family="paragraph" style:parent-style-name="Standard">
      <style:paragraph-properties fo:text-align="center" style:justify-single-word="false"/>
      <style:text-properties fo:language="en" fo:country="US"/>
    </style:style>
    <style:style style:name="P53" style:family="paragraph">
      <style:paragraph-properties fo:text-align="center" style:justify-single-word="false"/>
      <style:text-properties fo:language="en" fo:country="US" officeooo:paragraph-rsid="0087fdca"/>
    </style:style>
    <style:style style:name="P54" style:family="paragraph" style:parent-style-name="Standard">
      <style:paragraph-properties fo:text-align="center" style:justify-single-word="false"/>
      <style:text-properties style:font-name="Junicode Two Beta:ss10" fo:language="en" fo:country="US" officeooo:paragraph-rsid="008c01ca"/>
    </style:style>
    <style:style style:name="P55" style:family="paragraph" style:parent-style-name="Standard">
      <style:paragraph-properties fo:text-align="center" style:justify-single-word="false"/>
      <style:text-properties style:font-name="Junicode Two Beta:ss10" fo:language="zxx" fo:country="none" style:language-asian="zxx" style:country-asian="none" style:language-complex="zxx" style:country-complex="none"/>
    </style:style>
    <style:style style:name="P56"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57" style:family="paragraph" style:parent-style-name="Standard">
      <style:paragraph-properties fo:text-align="center" style:justify-single-word="false"/>
      <style:text-properties style:font-name="Junicode Two Beta:smcp"/>
    </style:style>
    <style:style style:name="P58" style:family="paragraph" style:parent-style-name="Table_20_description">
      <style:text-properties officeooo:paragraph-rsid="00a5c379"/>
    </style:style>
    <style:style style:name="P59" style:family="paragraph" style:parent-style-name="Table_20_description">
      <style:text-properties officeooo:paragraph-rsid="00b3423e"/>
    </style:style>
    <style:style style:name="P60" style:family="paragraph" style:parent-style-name="Table_20_description">
      <style:text-properties officeooo:paragraph-rsid="00bdf654"/>
    </style:style>
    <style:style style:name="P61" style:family="paragraph" style:parent-style-name="Table_20_description">
      <style:text-properties officeooo:paragraph-rsid="00c5b57f"/>
    </style:style>
    <style:style style:name="P62" style:family="paragraph" style:parent-style-name="Table_20_description">
      <style:text-properties officeooo:paragraph-rsid="00c9e547"/>
    </style:style>
    <style:style style:name="P63" style:family="paragraph" style:parent-style-name="Text_20_body">
      <loext:graphic-properties draw:fill-gradient-name="gradient" draw:fill-hatch-name="hatch"/>
      <style:paragraph-properties fo:margin-top="0in" fo:margin-bottom="0.2in" style:contextual-spacing="false"/>
      <style:text-properties style:font-name="Junicode Two Beta1" fo:language="en" fo:country="US" officeooo:rsid="007de348" officeooo:paragraph-rsid="007de348"/>
    </style:style>
    <style:style style:name="P64" style:family="paragraph" style:parent-style-name="Text_20_body">
      <loext:graphic-properties draw:fill-gradient-name="gradient" draw:fill-hatch-name="hatch"/>
      <style:paragraph-properties fo:margin-top="0.2in" fo:margin-bottom="0.1in" style:contextual-spacing="false"/>
      <style:text-properties style:font-name="Junicode Two Beta1" fo:language="en" fo:country="US" officeooo:rsid="006554e1" officeooo:paragraph-rsid="006554e1"/>
    </style:style>
    <style:style style:name="P65" style:family="paragraph" style:parent-style-name="Text_20_body">
      <loext:graphic-properties draw:fill-gradient-name="gradient" draw:fill-hatch-name="hatch"/>
      <style:paragraph-properties fo:margin-top="0in" fo:margin-bottom="0.2in" style:contextual-spacing="false"/>
      <style:text-properties style:font-name="Junicode Two Beta1" fo:language="en" fo:country="US" officeooo:rsid="00cb922b" officeooo:paragraph-rsid="00cb922b"/>
    </style:style>
    <style:style style:name="T1" style:family="text">
      <style:text-properties officeooo:rsid="0045b2a4"/>
    </style:style>
    <style:style style:name="T2" style:family="text">
      <style:text-properties officeooo:rsid="0046d9c3"/>
    </style:style>
    <style:style style:name="T3" style:family="text">
      <style:text-properties officeooo:rsid="004ada41"/>
    </style:style>
    <style:style style:name="T4" style:family="text">
      <style:text-properties style:font-name="Junicode Two Beta:ss10"/>
    </style:style>
    <style:style style:name="T5" style:family="text">
      <style:text-properties style:font-name="Junicode Two Beta:ss10" officeooo:rsid="0064fdcc"/>
    </style:style>
    <style:style style:name="T6" style:family="text">
      <style:text-properties officeooo:rsid="0051f9d1"/>
    </style:style>
    <style:style style:name="T7" style:family="text">
      <style:text-properties style:font-name="Junicode Two Beta1"/>
    </style:style>
    <style:style style:name="T8" style:family="text">
      <style:text-properties officeooo:rsid="006442ab"/>
    </style:style>
    <style:style style:name="T9" style:family="text">
      <style:text-properties officeooo:rsid="0064fdcc"/>
    </style:style>
    <style:style style:name="T10" style:family="text">
      <style:text-properties officeooo:rsid="006554e1"/>
    </style:style>
    <style:style style:name="T11" style:family="text">
      <style:text-properties officeooo:rsid="00669de3"/>
    </style:style>
    <style:style style:name="T12" style:family="text">
      <style:text-properties officeooo:rsid="006b020e"/>
    </style:style>
    <style:style style:name="T13" style:family="text">
      <style:text-properties officeooo:rsid="006e8dd4"/>
    </style:style>
    <style:style style:name="T14" style:family="text">
      <style:text-properties officeooo:rsid="006fb62a"/>
    </style:style>
    <style:style style:name="T15" style:family="text">
      <style:text-properties officeooo:rsid="00704978"/>
    </style:style>
    <style:style style:name="T16" style:family="text">
      <style:text-properties officeooo:rsid="0071fd2c"/>
    </style:style>
    <style:style style:name="T17" style:family="text">
      <style:text-properties officeooo:rsid="0073d7e9"/>
    </style:style>
    <style:style style:name="T18" style:family="text">
      <style:text-properties officeooo:rsid="00763eef"/>
    </style:style>
    <style:style style:name="T19" style:family="text">
      <style:text-properties officeooo:rsid="0077a7a3"/>
    </style:style>
    <style:style style:name="T20" style:family="text">
      <style:text-properties officeooo:rsid="007de348"/>
    </style:style>
    <style:style style:name="T21" style:family="text">
      <style:text-properties officeooo:rsid="007fef72"/>
    </style:style>
    <style:style style:name="T22" style:family="text">
      <style:text-properties officeooo:rsid="00825c2e"/>
    </style:style>
    <style:style style:name="T23" style:family="text">
      <style:text-properties officeooo:rsid="0088973d" style:font-name-asian="Junicode Two Beta" style:font-name-complex="Junicode Two Beta"/>
    </style:style>
    <style:style style:name="T24" style:family="text">
      <style:text-properties officeooo:rsid="008e83fc" style:font-name-asian="Junicode Two Beta" style:font-name-complex="Junicode Two Beta"/>
    </style:style>
    <style:style style:name="T25" style:family="text">
      <style:text-properties officeooo:rsid="008a875e"/>
    </style:style>
    <style:style style:name="T26" style:family="text">
      <style:text-properties officeooo:rsid="008c01ca"/>
    </style:style>
    <style:style style:name="T27" style:family="text">
      <style:text-properties officeooo:rsid="008e6508"/>
    </style:style>
    <style:style style:name="T28" style:family="text">
      <style:text-properties officeooo:rsid="008e83fc"/>
    </style:style>
    <style:style style:name="T29" style:family="text">
      <style:text-properties officeooo:rsid="0091ca51"/>
    </style:style>
    <style:style style:name="T30" style:family="text">
      <style:text-properties officeooo:rsid="0093989c"/>
    </style:style>
    <style:style style:name="T31" style:family="text">
      <style:text-properties officeooo:rsid="00942c6b"/>
    </style:style>
    <style:style style:name="T32" style:family="text">
      <style:text-properties officeooo:rsid="00950824"/>
    </style:style>
    <style:style style:name="T33" style:family="text">
      <style:text-properties officeooo:rsid="0095946c"/>
    </style:style>
    <style:style style:name="T34" style:family="text">
      <style:text-properties officeooo:rsid="00971f37"/>
    </style:style>
    <style:style style:name="T35" style:family="text">
      <style:text-properties officeooo:rsid="0098ab8e"/>
    </style:style>
    <style:style style:name="T36" style:family="text">
      <style:text-properties fo:font-weight="bold" officeooo:rsid="006442ab" style:font-weight-asian="bold" style:font-weight-complex="bold"/>
    </style:style>
    <style:style style:name="T37" style:family="text">
      <style:text-properties officeooo:rsid="00a04ba8"/>
    </style:style>
    <style:style style:name="T38" style:family="text">
      <style:text-properties officeooo:rsid="00a1b1d4"/>
    </style:style>
    <style:style style:name="T39" style:family="text">
      <style:text-properties officeooo:rsid="00a23d12"/>
    </style:style>
    <style:style style:name="T40" style:family="text">
      <style:text-properties officeooo:rsid="00a3cd10"/>
    </style:style>
    <style:style style:name="T41" style:family="text">
      <style:text-properties officeooo:rsid="00a5c379"/>
    </style:style>
    <style:style style:name="T42" style:family="text">
      <style:text-properties officeooo:rsid="00a8213b"/>
    </style:style>
    <style:style style:name="T43" style:family="text">
      <style:text-properties officeooo:rsid="00a9c707"/>
    </style:style>
    <style:style style:name="T44" style:family="text">
      <style:text-properties officeooo:rsid="00aad820"/>
    </style:style>
    <style:style style:name="T45" style:family="text">
      <style:text-properties officeooo:rsid="00ac83ca"/>
    </style:style>
    <style:style style:name="T46" style:family="text">
      <style:text-properties officeooo:rsid="00b164aa"/>
    </style:style>
    <style:style style:name="T47" style:family="text">
      <style:text-properties officeooo:rsid="00b893f7"/>
    </style:style>
    <style:style style:name="T48" style:family="text">
      <style:text-properties officeooo:rsid="00b8e9bf"/>
    </style:style>
    <style:style style:name="T49" style:family="text">
      <style:text-properties officeooo:rsid="00baa949"/>
    </style:style>
    <style:style style:name="T50" style:family="text">
      <style:text-properties officeooo:rsid="00babf23"/>
    </style:style>
    <style:style style:name="T51" style:family="text">
      <style:text-properties officeooo:rsid="00bb1e00"/>
    </style:style>
    <style:style style:name="T52" style:family="text">
      <style:text-properties officeooo:rsid="00bbe742"/>
    </style:style>
    <style:style style:name="T53" style:family="text">
      <style:text-properties officeooo:rsid="00bdf654"/>
    </style:style>
    <style:style style:name="T54" style:family="text">
      <style:text-properties officeooo:rsid="00ccc041"/>
    </style:style>
    <style:style style:name="T55" style:family="text">
      <style:text-properties officeooo:rsid="00cf5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Entering Junicode characters with tags</text:h>
      <text:p text:style-name="P42">Any characters in Junicode that can be rendered using a Character Variant (cvNN) feature can also be rendered using a sequence of two Unicode tag characters. <text:span text:style-name="T31">Characters from the </text:span>Unicode tag <text:span text:style-name="T31">range </text:span>duplicate the ASCII character <text:span text:style-name="T20">set</text:span>, but are normally invisible and ignored by applications. They <text:span text:style-name="T9">are</text:span> used as modifiers for <text:span text:style-name="T9">a</text:span> preceding character <text:span text:style-name="T31">(in other fonts, usually a flag symbol)</text:span>. Junicode contains <text:span text:style-name="T27">a partial collection of</text:span> tag characters:</text:p>
      <table:table table:name="Table2" table:style-name="Table2">
        <table:table-column table:style-name="Table2.A" table:number-columns-repeated="3"/>
        <table:table-row table:style-name="TableLine140209770484560">
          <table:table-cell table:style-name="Table2.A1" office:value-type="string">
            <text:p text:style-name="P40">&amp;__a; U+E0061</text:p>
          </table:table-cell>
          <table:table-cell table:style-name="Table2.A1" office:value-type="string">
            <text:p text:style-name="P40">&amp;__b; U+E0062</text:p>
          </table:table-cell>
          <table:table-cell table:style-name="Table2.A1" office:value-type="string">
            <text:p text:style-name="P40">&amp;__c; U+E0063</text:p>
          </table:table-cell>
        </table:table-row>
        <table:table-row table:style-name="TableLine140209890087040">
          <table:table-cell table:style-name="Table2.A1" office:value-type="string">
            <text:p text:style-name="P40">&amp;__d; U+E0064</text:p>
          </table:table-cell>
          <table:table-cell table:style-name="Table2.A1" office:value-type="string">
            <text:p text:style-name="P40">&amp;__e; U+E0065</text:p>
          </table:table-cell>
          <table:table-cell table:style-name="Table2.A1" office:value-type="string">
            <text:p text:style-name="P40">&amp;__f; U+E0066</text:p>
          </table:table-cell>
        </table:table-row>
        <table:table-row table:style-name="TableLine140209890082736">
          <table:table-cell table:style-name="Table2.A1" office:value-type="string">
            <text:p text:style-name="P40">&amp;__g; U+E0067</text:p>
          </table:table-cell>
          <table:table-cell table:style-name="Table2.A1" office:value-type="string">
            <text:p text:style-name="P40">&amp;__h; U+E0068</text:p>
          </table:table-cell>
          <table:table-cell table:style-name="Table2.A1" office:value-type="string">
            <text:p text:style-name="P40">&amp;__i; U+E0069</text:p>
          </table:table-cell>
        </table:table-row>
        <table:table-row table:style-name="TableLine140209890088016">
          <table:table-cell table:style-name="Table2.A1" office:value-type="string">
            <text:p text:style-name="P40">&amp;__j; U+E006A</text:p>
          </table:table-cell>
          <table:table-cell table:style-name="Table2.A1" office:value-type="string">
            <text:p text:style-name="P40">&amp;__k; U+E006B</text:p>
          </table:table-cell>
          <table:table-cell table:style-name="Table2.A1" office:value-type="string">
            <text:p text:style-name="P40">&amp;__l; U+E006C</text:p>
          </table:table-cell>
        </table:table-row>
        <table:table-row table:style-name="TableLine140209890102320">
          <table:table-cell table:style-name="Table2.A1" office:value-type="string">
            <text:p text:style-name="P39">&amp;__m; U+E006D</text:p>
          </table:table-cell>
          <table:table-cell table:style-name="Table2.A1" office:value-type="string">
            <text:p text:style-name="P40">&amp;__n; U+E006E</text:p>
          </table:table-cell>
          <table:table-cell table:style-name="Table2.A1" office:value-type="string">
            <text:p text:style-name="P40">&amp;__o; U+E006F</text:p>
          </table:table-cell>
        </table:table-row>
        <table:table-row table:style-name="TableLine140209890102592">
          <table:table-cell table:style-name="Table2.A1" office:value-type="string">
            <text:p text:style-name="P40">&amp;__p; U+E0070</text:p>
          </table:table-cell>
          <table:table-cell table:style-name="Table2.A1" office:value-type="string">
            <text:p text:style-name="P40">&amp;__q; U+E0071</text:p>
          </table:table-cell>
          <table:table-cell table:style-name="Table2.A1" office:value-type="string">
            <text:p text:style-name="P40">&amp;__r; U+E0072</text:p>
          </table:table-cell>
        </table:table-row>
        <table:table-row table:style-name="TableLine140209890102864">
          <table:table-cell table:style-name="Table2.A1" office:value-type="string">
            <text:p text:style-name="P40">&amp;__s; U+E0073</text:p>
          </table:table-cell>
          <table:table-cell table:style-name="Table2.A1" office:value-type="string">
            <text:p text:style-name="P40">&amp;__t; U+E0074</text:p>
          </table:table-cell>
          <table:table-cell table:style-name="Table2.A1" office:value-type="string">
            <text:p text:style-name="P40">&amp;__u; U+E0075</text:p>
          </table:table-cell>
        </table:table-row>
        <table:table-row table:style-name="TableLine140209890103136">
          <table:table-cell table:style-name="Table2.A1" office:value-type="string">
            <text:p text:style-name="P40">&amp;__v; U+E0076</text:p>
          </table:table-cell>
          <table:table-cell table:style-name="Table2.A1" office:value-type="string">
            <text:p text:style-name="P40">&amp;__w; U+E0077</text:p>
          </table:table-cell>
          <table:table-cell table:style-name="Table2.A1" office:value-type="string">
            <text:p text:style-name="P40">&amp;__x; U+E0078</text:p>
          </table:table-cell>
        </table:table-row>
        <table:table-row table:style-name="TableLine140209890103808">
          <table:table-cell table:style-name="Table2.A1" office:value-type="string">
            <text:p text:style-name="P40">&amp;__y; U+E0079</text:p>
          </table:table-cell>
          <table:table-cell table:style-name="Table2.A1" office:value-type="string">
            <text:p text:style-name="P40">&amp;__z; U+E007A</text:p>
          </table:table-cell>
          <table:table-cell table:style-name="Table2.A1" office:value-type="string">
            <text:p text:style-name="P40">&amp;__0; U+E0030</text:p>
          </table:table-cell>
        </table:table-row>
        <table:table-row table:style-name="TableLine140209890104080">
          <table:table-cell table:style-name="Table2.A1" office:value-type="string">
            <text:p text:style-name="P40">&amp;__1; U+E0031</text:p>
          </table:table-cell>
          <table:table-cell table:style-name="Table2.A1" office:value-type="string">
            <text:p text:style-name="P40">&amp;__2; U+E0032</text:p>
          </table:table-cell>
          <table:table-cell table:style-name="Table2.A1" office:value-type="string">
            <text:p text:style-name="P40">&amp;__3; U+E0033</text:p>
          </table:table-cell>
        </table:table-row>
        <table:table-row table:style-name="TableLine140209890104352">
          <table:table-cell table:style-name="Table2.A1" office:value-type="string">
            <text:p text:style-name="P40">&amp;__4; U+E0034</text:p>
          </table:table-cell>
          <table:table-cell table:style-name="Table2.A1" office:value-type="string">
            <text:p text:style-name="P40">&amp;__5; U+E0035</text:p>
          </table:table-cell>
          <table:table-cell table:style-name="Table2.A1" office:value-type="string">
            <text:p text:style-name="P40">&amp;__6; U+E0036</text:p>
          </table:table-cell>
        </table:table-row>
        <table:table-row table:style-name="TableLine140209890105136">
          <table:table-cell table:style-name="Table2.A1" office:value-type="string">
            <text:p text:style-name="P40">&amp;__7; U+E0037</text:p>
          </table:table-cell>
          <table:table-cell table:style-name="Table2.A1" office:value-type="string">
            <text:p text:style-name="P40">&amp;__8; U+E0038</text:p>
          </table:table-cell>
          <table:table-cell table:style-name="Table2.A1" office:value-type="string">
            <text:p text:style-name="P40">&amp;__9; U+E0039</text:p>
          </table:table-cell>
        </table:table-row>
      </table:table>
      <text:p text:style-name="P41"/>
      <text:p text:style-name="P44">When <text:span text:style-name="T29">creating</text:span> web pages <text:span text:style-name="T31">or XML documents</text:span>, <text:span text:style-name="T27">you </text:span><text:span text:style-name="T32">can</text:span> enter these using character entities (e.g. &amp;#xE0073; for &amp;__<text:span text:style-name="T20">s;</text:span>); <text:span text:style-name="T9">along the same lines</text:span>, <text:span text:style-name="T27">you </text:span><text:span text:style-name="T32">can</text:span> use the \char command (e.g. \char"<text:span text:style-name="T8">E0073) </text:span>when composing TeX documents<text:span text:style-name="T8">. But </text:span><text:span text:style-name="T27">such entities and tags are not generally available in</text:span><text:span text:style-name="T8"> editors and word processors, </text:span><text:span text:style-name="T27">and entering the tags themselves</text:span><text:span text:style-name="T8"> can be </text:span><text:span text:style-name="T30">tricky</text:span><text:span text:style-name="T8"> because they are both invisible and ignored by the application </text:span><text:span text:style-name="T33">(the cursor skips over them)</text:span><text:span text:style-name="T8">. Instead of </text:span><text:span text:style-name="T21">attempting to enter</text:span><text:span text:style-name="T8"> the code points for tags directly, use character entities consisting of </text:span><text:span text:style-name="T36">an ampersand, two underscores, the tag character, and a semicolon</text:span><text:span text:style-name="T8">. These will yield visible tags. For example, typing &amp;__6‌; will yield the tag &amp;__6;.</text:span></text:p>
      <text:p text:style-name="P45">To use the tag method of rendering characters, enter first the base character from the table below, then the two tags. For example, to make a square C <text:span text:style-name="T9">(</text:span><text:span text:style-name="T5">C&amp;__s;&amp;__q;</text:span><text:span text:style-name="T9">)</text:span>, enter one of these <text:span text:style-name="T20">sequences</text:span>:</text:p>
      <table:table table:name="Table3" table:style-name="Table3">
        <table:table-column table:style-name="Table3.A"/>
        <table:table-column table:style-name="Table3.B"/>
        <table:table-row table:style-name="TableLine140209890108368">
          <table:table-cell table:style-name="Table3.A1" office:value-type="string">
            <text:p text:style-name="P49">Web page:</text:p>
          </table:table-cell>
          <table:table-cell table:style-name="Table3.A1" office:value-type="string">
            <text:p text:style-name="P47">C&amp;#xE0073;&amp;#xE0071;</text:p>
          </table:table-cell>
        </table:table-row>
        <table:table-row table:style-name="TableLine140209890105792">
          <table:table-cell table:style-name="Table3.A1" office:value-type="string">
            <text:p text:style-name="P49">TeX:</text:p>
          </table:table-cell>
          <table:table-cell table:style-name="Table3.A1" office:value-type="string">
            <text:p text:style-name="P48">C\char"E0073\char"E0071</text:p>
          </table:table-cell>
        </table:table-row>
        <table:table-row table:style-name="TableLine140209890085216">
          <table:table-cell table:style-name="Table3.A1" office:value-type="string">
            <text:p text:style-name="P49">Word processor:</text:p>
          </table:table-cell>
          <table:table-cell table:style-name="Table3.A1" office:value-type="string">
            <text:p text:style-name="P47">C&amp;__s‌;&amp;__q‌; (appears as C&amp;__s;&amp;__q;)</text:p>
          </table:table-cell>
        </table:table-row>
      </table:table>
      <text:p text:style-name="P64"><text:soft-page-break/>Then apply the OpenType feature ss10 (Stylistic Set 10) to the passage <text:span text:style-name="T27">or passages</text:span> containing the tags or, <text:span text:style-name="T27">if tags occur throughout, to</text:span> the whole document. <text:span text:style-name="T30">T</text:span>he tags will disappear and the preceding character<text:span text:style-name="T27">s</text:span> (the base character<text:span text:style-name="T27">s</text:span>) will be transformed.</text:p>
      <text:p text:style-name="P46"><text:span text:style-name="T27">Most of t</text:span>he two-tag sequence<text:span text:style-name="T27">s</text:span> <text:span text:style-name="T27">are </text:span><text:span text:style-name="T34">designed to be</text:span> mnemonic. For example, <text:span text:style-name="T10">the &amp;__s;&amp;__q; sequence in the example above stands for “square.” However, </text:span><text:span text:style-name="T27">two-tag</text:span><text:span text:style-name="T10"> </text:span><text:span text:style-name="T27">sequence</text:span><text:span text:style-name="T10">s are not capable of describing character</text:span><text:span text:style-name="T20">s</text:span><text:span text:style-name="T10"> </text:span><text:span text:style-name="T30">in any detail</text:span><text:span text:style-name="T10">, and in some cases, where the number of variants is large (especially for period, combining macron, and currency), the tags </text:span><text:span text:style-name="T11">are not descriptive at all, but rather</text:span><text:span text:style-name="T10"> an index (the same numbers used </text:span><text:span text:style-name="T20">in</text:span><text:span text:style-name="T10"> the corresponding cvNN feature</text:span><text:span text:style-name="T11">s</text:span><text:span text:style-name="T10">).</text:span></text:p>
      <text:p text:style-name="P63">These tags are compatible with Junicode’s other OpenType features, including the cvNN features, and can be mixed with them. <text:span text:style-name="T35">They will not interfere with the placement of combining marks.</text:span> Use a cvNN feature when a variant should appear throughout the text, in a particular passage (for example, a block quotation), or in a style. A tag sequence may be preferable for isolated forms or to override a cvNN feature.</text:p>
      <text:p text:style-name="P65">In the list below, characters with descriptions highlighted in green have code points assigned by the Medieval Unicode Font Initiative in the Private Use Area. These characters should generally be entered using OpenType features or the Unicode tag sequences documented here. The code points should be used only <text:span text:style-name="T54">where accessibility and searchability are not issues (mainly in printed texts). </text:span><text:span text:style-name="T55">Code points that are not highlighted are standard Unicode and can safely be entered directly, though features or tags may be preferable where it is desirable to associate the target Unicode character with the base character.</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Base</text:p>
            </table:table-cell>
            <table:table-cell table:style-name="Table1.A1" office:value-type="string">
              <text:p text:style-name="P15">Sequence</text:p>
            </table:table-cell>
            <table:table-cell table:style-name="Table1.A1" office:value-type="string">
              <text:p text:style-name="P15">Result</text:p>
            </table:table-cell>
            <table:table-cell table:style-name="Table1.D1" office:value-type="string">
              <text:p text:style-name="P57">Description / <text:span text:style-name="T39">Code point</text:span></text:p>
            </table:table-cell>
          </table:table-row>
        </table:table-header-rows>
        <table:table-row table:style-name="Table1.2">
          <table:table-cell table:style-name="Table1.A2" office:value-type="string">
            <text:p text:style-name="P32">period</text:p>
          </table:table-cell>
          <table:table-cell table:style-name="Table1.B2" office:value-type="string">
            <text:p text:style-name="P18">.&amp;__0;&amp;__1;</text:p>
          </table:table-cell>
          <table:table-cell table:style-name="Table1.C2" office:value-type="string">
            <text:p text:style-name="P1">.&amp;__0;&amp;__1;</text:p>
          </table:table-cell>
          <table:table-cell table:style-name="Table1.D2" office:value-type="string">
            <text:p text:style-name="Table_20_description">Distinctio / F1F8 </text:p>
          </table:table-cell>
        </table:table-row>
        <table:table-row table:style-name="Table1.3">
          <table:table-cell table:style-name="Table1.A3" office:value-type="string">
            <text:p text:style-name="P32">period</text:p>
          </table:table-cell>
          <table:table-cell table:style-name="Table1.B3" office:value-type="string">
            <text:p text:style-name="P18">.&amp;__0;&amp;__2;</text:p>
          </table:table-cell>
          <table:table-cell table:style-name="Table1.C3" office:value-type="string">
            <text:p text:style-name="P1">.&amp;__0;&amp;__2;</text:p>
          </table:table-cell>
          <table:table-cell table:style-name="Table1.D2" office:value-type="string">
            <text:p text:style-name="Table_20_description">Comma positura / F1E2</text:p>
          </table:table-cell>
        </table:table-row>
        <table:table-row table:style-name="Table1.4">
          <table:table-cell table:style-name="Table1.A4" office:value-type="string">
            <text:p text:style-name="P32">period</text:p>
          </table:table-cell>
          <table:table-cell table:style-name="Table1.B4" office:value-type="string">
            <text:p text:style-name="P18">.&amp;__0;&amp;__3;</text:p>
          </table:table-cell>
          <table:table-cell table:style-name="Table1.C4" office:value-type="string">
            <text:p text:style-name="P1">.&amp;__0;&amp;__3;</text:p>
          </table:table-cell>
          <table:table-cell table:style-name="Table1.D2" office:value-type="string">
            <text:p text:style-name="Table_20_description">High comma positura / F1E3</text:p>
          </table:table-cell>
        </table:table-row>
        <table:table-row table:style-name="Table1.5">
          <table:table-cell table:style-name="Table1.A5" office:value-type="string">
            <text:p text:style-name="P32">period</text:p>
          </table:table-cell>
          <table:table-cell table:style-name="Table1.B5" office:value-type="string">
            <text:p text:style-name="P18">.&amp;__0;&amp;__4;</text:p>
          </table:table-cell>
          <table:table-cell table:style-name="Table1.C5" office:value-type="string">
            <text:p text:style-name="P1">.&amp;__0;&amp;__4;</text:p>
          </table:table-cell>
          <table:table-cell table:style-name="Table1.D2" office:value-type="string">
            <text:p text:style-name="Table_20_description">Punctus versus / F1EA</text:p>
          </table:table-cell>
        </table:table-row>
        <table:table-row table:style-name="Table1.6">
          <table:table-cell table:style-name="Table1.A6" office:value-type="string">
            <text:p text:style-name="P32">period</text:p>
          </table:table-cell>
          <table:table-cell table:style-name="Table1.B6" office:value-type="string">
            <text:p text:style-name="P18">.&amp;__0;&amp;__5;</text:p>
          </table:table-cell>
          <table:table-cell table:style-name="Table1.C6" office:value-type="string">
            <text:p text:style-name="P1">.&amp;__0;&amp;__5;</text:p>
          </table:table-cell>
          <table:table-cell table:style-name="Table1.D2" office:value-type="string">
            <text:p text:style-name="Table_20_description">Punctus with comma positura / F1E4</text:p>
          </table:table-cell>
        </table:table-row>
        <table:table-row table:style-name="Table1.7">
          <table:table-cell table:style-name="Table1.A7" office:value-type="string">
            <text:p text:style-name="P32">period</text:p>
          </table:table-cell>
          <table:table-cell table:style-name="Table1.B7" office:value-type="string">
            <text:p text:style-name="P18">.&amp;__0;&amp;__6;</text:p>
          </table:table-cell>
          <table:table-cell table:style-name="Table1.C7" office:value-type="string">
            <text:p text:style-name="P1">.&amp;__0;&amp;__6;</text:p>
          </table:table-cell>
          <table:table-cell table:style-name="Table1.D2" office:value-type="string">
            <text:p text:style-name="Table_20_description">Colon with middle comma positura / F1E5</text:p>
          </table:table-cell>
        </table:table-row>
        <table:table-row table:style-name="Table1.8">
          <table:table-cell table:style-name="Table1.A8" office:value-type="string">
            <text:p text:style-name="P32">period</text:p>
          </table:table-cell>
          <table:table-cell table:style-name="Table1.B8" office:value-type="string">
            <text:p text:style-name="P18">.&amp;__0;&amp;__7;</text:p>
          </table:table-cell>
          <table:table-cell table:style-name="Table1.C8" office:value-type="string">
            <text:p text:style-name="P1">.&amp;__0;&amp;__7;</text:p>
          </table:table-cell>
          <table:table-cell table:style-name="Table1.D2" office:value-type="string">
            <text:p text:style-name="Table_20_description">Two dots over comma positura / F1F2</text:p>
          </table:table-cell>
        </table:table-row>
        <table:table-row table:style-name="Table1.9">
          <table:table-cell table:style-name="Table1.A9" office:value-type="string">
            <text:p text:style-name="P32">period</text:p>
          </table:table-cell>
          <table:table-cell table:style-name="Table1.B9" office:value-type="string">
            <text:p text:style-name="P18">.&amp;__0;&amp;__8;</text:p>
          </table:table-cell>
          <table:table-cell table:style-name="Table1.C9" office:value-type="string">
            <text:p text:style-name="P1">.&amp;__0;&amp;__8;</text:p>
          </table:table-cell>
          <table:table-cell table:style-name="Table1.D2" office:value-type="string">
            <text:p text:style-name="Table_20_description">Three dots over comma positura / F1E6</text:p>
          </table:table-cell>
        </table:table-row>
        <table:table-row table:style-name="Table1.10">
          <table:table-cell table:style-name="Table1.A10" office:value-type="string">
            <text:p text:style-name="P32">period</text:p>
          </table:table-cell>
          <table:table-cell table:style-name="Table1.B10" office:value-type="string">
            <text:p text:style-name="P18">.&amp;__0;&amp;__9;</text:p>
          </table:table-cell>
          <table:table-cell table:style-name="Table1.C10" office:value-type="string">
            <text:p text:style-name="P1">.&amp;__0;&amp;__9;</text:p>
          </table:table-cell>
          <table:table-cell table:style-name="Table1.D2" office:value-type="string">
            <text:p text:style-name="Table_20_description">Punctus elevatus diagonal stroke / F1F0</text:p>
          </table:table-cell>
        </table:table-row>
        <table:table-row table:style-name="Table1.11">
          <table:table-cell table:style-name="Table1.A11" office:value-type="string">
            <text:p text:style-name="P32">period</text:p>
          </table:table-cell>
          <table:table-cell table:style-name="Table1.B11" office:value-type="string">
            <text:p text:style-name="P18">.&amp;__1;&amp;__0;</text:p>
          </table:table-cell>
          <table:table-cell table:style-name="Table1.C11" office:value-type="string">
            <text:p text:style-name="P1">.&amp;__1;&amp;__0;</text:p>
          </table:table-cell>
          <table:table-cell table:style-name="Table1.D2" office:value-type="string">
            <text:p text:style-name="Table_20_description">Punctus elevatus with high back / F1FA</text:p>
          </table:table-cell>
        </table:table-row>
        <table:table-row table:style-name="Table1.12">
          <table:table-cell table:style-name="Table1.A12" office:value-type="string">
            <text:p text:style-name="P32">period</text:p>
          </table:table-cell>
          <table:table-cell table:style-name="Table1.B12" office:value-type="string">
            <text:p text:style-name="P18">.&amp;__1;&amp;__1;</text:p>
          </table:table-cell>
          <table:table-cell table:style-name="Table1.C12" office:value-type="string">
            <text:p text:style-name="P1">.&amp;__1;&amp;__1;</text:p>
          </table:table-cell>
          <table:table-cell table:style-name="Table1.D2" office:value-type="string">
            <text:p text:style-name="Table_20_description">Punctus elevatus with onset / F1FB</text:p>
          </table:table-cell>
        </table:table-row>
        <table:table-row table:style-name="Table1.13">
          <table:table-cell table:style-name="Table1.A13" office:value-type="string">
            <text:p text:style-name="P32">period</text:p>
          </table:table-cell>
          <table:table-cell table:style-name="Table1.B13" office:value-type="string">
            <text:p text:style-name="P18">.&amp;__1;&amp;__2;</text:p>
          </table:table-cell>
          <table:table-cell table:style-name="Table1.C13" office:value-type="string">
            <text:p text:style-name="P1">.&amp;__1;&amp;__2;</text:p>
          </table:table-cell>
          <table:table-cell table:style-name="Table1.D2" office:value-type="string">
            <text:p text:style-name="Table_20_description">Punctus flexus / F1F5</text:p>
          </table:table-cell>
        </table:table-row>
        <table:table-row table:style-name="Table1.14">
          <table:table-cell table:style-name="Table1.A14" office:value-type="string">
            <text:p text:style-name="P32">period</text:p>
          </table:table-cell>
          <table:table-cell table:style-name="Table1.B14" office:value-type="string">
            <text:p text:style-name="P18">.&amp;__1;&amp;__3;</text:p>
          </table:table-cell>
          <table:table-cell table:style-name="Table1.C14" office:value-type="string">
            <text:p text:style-name="P1">.&amp;__1;&amp;__3;</text:p>
          </table:table-cell>
          <table:table-cell table:style-name="Table1.D2" office:value-type="string">
            <text:p text:style-name="Table_20_description">Punctus exclamativus / F1E7</text:p>
          </table:table-cell>
        </table:table-row>
        <table:table-row table:style-name="Table1.15">
          <table:table-cell table:style-name="Table1.A15" office:value-type="string">
            <text:p text:style-name="P32">period</text:p>
          </table:table-cell>
          <table:table-cell table:style-name="Table1.B15" office:value-type="string">
            <text:p text:style-name="P18">.&amp;__1;&amp;__4;</text:p>
          </table:table-cell>
          <table:table-cell table:style-name="Table1.C15" office:value-type="string">
            <text:p text:style-name="P1">.&amp;__1;&amp;__4;</text:p>
          </table:table-cell>
          <table:table-cell table:style-name="Table1.D2" office:value-type="string">
            <text:p text:style-name="Table_20_description">Punctus interrogativus / F160</text:p>
          </table:table-cell>
        </table:table-row>
        <table:table-row table:style-name="Table1.16">
          <table:table-cell table:style-name="Table1.A16" office:value-type="string">
            <text:p text:style-name="P32">period</text:p>
          </table:table-cell>
          <table:table-cell table:style-name="Table1.B16" office:value-type="string">
            <text:p text:style-name="P18">.&amp;__1;&amp;__5;</text:p>
          </table:table-cell>
          <table:table-cell table:style-name="Table1.C16" office:value-type="string">
            <text:p text:style-name="P1">.&amp;__1;&amp;__5;</text:p>
          </table:table-cell>
          <table:table-cell table:style-name="Table1.D2" office:value-type="string">
            <text:p text:style-name="Table_20_description">Punctus interrogativus horizontal tilde / F1E8</text:p>
          </table:table-cell>
        </table:table-row>
        <table:table-row table:style-name="Table1.17">
          <table:table-cell table:style-name="Table1.A17" office:value-type="string">
            <text:p text:style-name="P32">period</text:p>
          </table:table-cell>
          <table:table-cell table:style-name="Table1.B17" office:value-type="string">
            <text:p text:style-name="P18">.&amp;__1;&amp;__6;</text:p>
          </table:table-cell>
          <table:table-cell table:style-name="Table1.C17" office:value-type="string">
            <text:p text:style-name="P1">.&amp;__1;&amp;__6;</text:p>
          </table:table-cell>
          <table:table-cell table:style-name="Table1.D2" office:value-type="string">
            <text:p text:style-name="Table_20_description">Punctus interrogativus lemniskate / F1F1</text:p>
          </table:table-cell>
        </table:table-row>
        <table:table-row table:style-name="Table1.18">
          <table:table-cell table:style-name="Table1.A18" office:value-type="string">
            <text:p text:style-name="P32">period</text:p>
          </table:table-cell>
          <table:table-cell table:style-name="Table1.B18" office:value-type="string">
            <text:p text:style-name="P18">.&amp;__1;&amp;__7;</text:p>
          </table:table-cell>
          <table:table-cell table:style-name="Table1.C18" office:value-type="string">
            <text:p text:style-name="P1">.&amp;__1;&amp;__7;</text:p>
          </table:table-cell>
          <table:table-cell table:style-name="Table1.D2" office:value-type="string">
            <text:p text:style-name="Table_20_description">Wavy line / F1F9</text:p>
          </table:table-cell>
        </table:table-row>
        <table:table-row table:style-name="Table1.19">
          <table:table-cell table:style-name="Table1.A19" office:value-type="string">
            <text:p text:style-name="P32">period</text:p>
          </table:table-cell>
          <table:table-cell table:style-name="Table1.B19" office:value-type="string">
            <text:p text:style-name="P18">.&amp;__1;&amp;__8;</text:p>
          </table:table-cell>
          <table:table-cell table:style-name="Table1.C19" office:value-type="string">
            <text:p text:style-name="P1">.&amp;__1;&amp;__8;</text:p>
          </table:table-cell>
          <table:table-cell table:style-name="Table1.D2" office:value-type="string">
            <text:p text:style-name="Table_20_description">Signe de renvoi / F1EC</text:p>
          </table:table-cell>
        </table:table-row>
        <table:table-row table:style-name="Table1.20">
          <table:table-cell table:style-name="Table1.A20" office:value-type="string">
            <text:p text:style-name="P32">period</text:p>
          </table:table-cell>
          <table:table-cell table:style-name="Table1.B20" office:value-type="string">
            <text:p text:style-name="P18">.&amp;__1;&amp;__9;</text:p>
          </table:table-cell>
          <table:table-cell table:style-name="Table1.C20" office:value-type="string">
            <text:p text:style-name="P1">.&amp;__1;&amp;__9;</text:p>
          </table:table-cell>
          <table:table-cell table:style-name="Table1.D2" office:value-type="string">
            <text:p text:style-name="Table_20_description">Virgula suspensiva / F1F4</text:p>
          </table:table-cell>
        </table:table-row>
        <table:table-row table:style-name="Table1.21">
          <table:table-cell table:style-name="Table1.A21" office:value-type="string">
            <text:p text:style-name="P32">period</text:p>
          </table:table-cell>
          <table:table-cell table:style-name="Table1.B21" office:value-type="string">
            <text:p text:style-name="P18">.&amp;__2;&amp;__0;</text:p>
          </table:table-cell>
          <table:table-cell table:style-name="Table1.C21" office:value-type="string">
            <text:p text:style-name="P1">.&amp;__2;&amp;__0;</text:p>
          </table:table-cell>
          <table:table-cell table:style-name="Table1.D2" office:value-type="string">
            <text:p text:style-name="Table_20_description">Short virgula / F1F7</text:p>
          </table:table-cell>
        </table:table-row>
        <table:table-row table:style-name="Table1.22">
          <table:table-cell table:style-name="Table1.A22" office:value-type="string">
            <text:p text:style-name="P32">U+0304</text:p>
          </table:table-cell>
          <table:table-cell table:style-name="Table1.B22" office:value-type="string">
            <text:p text:style-name="P18">◌̄&amp;__0;&amp;__1;</text:p>
          </table:table-cell>
          <table:table-cell table:style-name="Table1.C22" office:value-type="string">
            <text:p text:style-name="P1">◌̄&amp;__0;&amp;__1;</text:p>
          </table:table-cell>
          <table:table-cell table:style-name="Table1.D2" office:value-type="string">
            <text:p text:style-name="Table_20_description">Combining curly bar above / F1CC</text:p>
          </table:table-cell>
        </table:table-row>
        <table:table-row table:style-name="Table1.23">
          <table:table-cell table:style-name="Table1.A23" office:value-type="string">
            <text:p text:style-name="P32">U+0304</text:p>
          </table:table-cell>
          <table:table-cell table:style-name="Table1.B23" office:value-type="string">
            <text:p text:style-name="P18">◌̄&amp;__0;&amp;__2;</text:p>
          </table:table-cell>
          <table:table-cell table:style-name="Table1.C23" office:value-type="string">
            <text:p text:style-name="P1">◌̄&amp;__0;&amp;__2;</text:p>
          </table:table-cell>
          <table:table-cell table:style-name="Table1.D23" office:value-type="string">
            <text:p text:style-name="Table_20_description"><text:span text:style-name="T13">C</text:span>ombining <text:span text:style-name="T13">diagonal</text:span> macron</text:p>
          </table:table-cell>
        </table:table-row>
        <table:table-row table:style-name="Table1.24">
          <table:table-cell table:style-name="Table1.A24" office:value-type="string">
            <text:p text:style-name="P32">U+0304</text:p>
          </table:table-cell>
          <table:table-cell table:style-name="Table1.B24" office:value-type="string">
            <text:p text:style-name="P18">◌̄&amp;__0;&amp;__3;</text:p>
          </table:table-cell>
          <table:table-cell table:style-name="Table1.C24" office:value-type="string">
            <text:p text:style-name="P1">◌̄&amp;__0;&amp;__3;</text:p>
          </table:table-cell>
          <table:table-cell table:style-name="Table1.D2" office:value-type="string">
            <text:p text:style-name="Table_20_description">Combining bar above with dot / F1C0</text:p>
          </table:table-cell>
        </table:table-row>
        <table:table-row table:style-name="Table1.25">
          <table:table-cell table:style-name="Table1.A25" office:value-type="string">
            <text:p text:style-name="P32">U+0304</text:p>
          </table:table-cell>
          <table:table-cell table:style-name="Table1.B25" office:value-type="string">
            <text:p text:style-name="P18">◌̄&amp;__0;&amp;__4;</text:p>
          </table:table-cell>
          <table:table-cell table:style-name="Table1.C25" office:value-type="string">
            <text:p text:style-name="P1">◌̄&amp;__0;&amp;__4;</text:p>
          </table:table-cell>
          <table:table-cell table:style-name="Table1.D2" office:value-type="string">
            <text:p text:style-name="Table_20_description">Combining angular zigzag / F1C7</text:p>
          </table:table-cell>
        </table:table-row>
        <table:table-row table:style-name="Table1.26">
          <table:table-cell table:style-name="Table1.A26" office:value-type="string">
            <text:p text:style-name="P32">U+0304</text:p>
          </table:table-cell>
          <table:table-cell table:style-name="Table1.B26" office:value-type="string">
            <text:p text:style-name="P18">◌̄&amp;__0;&amp;__5;</text:p>
          </table:table-cell>
          <table:table-cell table:style-name="Table1.C26" office:value-type="string">
            <text:p text:style-name="P1">◌̄&amp;__0;&amp;__5;</text:p>
          </table:table-cell>
          <table:table-cell table:style-name="Table1.D2" office:value-type="string">
            <text:p text:style-name="Table_20_description">Combining curly zigzag / F1C8</text:p>
          </table:table-cell>
        </table:table-row>
        <table:table-row table:style-name="Table1.27">
          <table:table-cell table:style-name="Table1.A27" office:value-type="string">
            <text:p text:style-name="P32">U+0304</text:p>
          </table:table-cell>
          <table:table-cell table:style-name="Table1.B27" office:value-type="string">
            <text:p text:style-name="P18">◌̄&amp;__0;&amp;__6;</text:p>
          </table:table-cell>
          <table:table-cell table:style-name="Table1.C27" office:value-type="string">
            <text:p text:style-name="P1">◌̄&amp;__0;&amp;__6;</text:p>
          </table:table-cell>
          <table:table-cell table:style-name="Table1.D27" office:value-type="string">
            <text:p text:style-name="Table_20_description">Combining vertical tilde / 033E</text:p>
          </table:table-cell>
        </table:table-row>
        <text:soft-page-break/>
        <table:table-row table:style-name="Table1.28">
          <table:table-cell table:style-name="Table1.A28" office:value-type="string">
            <text:p text:style-name="P32">U+0304</text:p>
          </table:table-cell>
          <table:table-cell table:style-name="Table1.B28" office:value-type="string">
            <text:p text:style-name="P18">◌̄&amp;__0;&amp;__7;</text:p>
          </table:table-cell>
          <table:table-cell table:style-name="Table1.C28" office:value-type="string">
            <text:p text:style-name="P1">◌̄&amp;__0;&amp;__7;</text:p>
          </table:table-cell>
          <table:table-cell table:style-name="Table1.D2" office:value-type="string">
            <text:p text:style-name="Table_20_description">Combining ligature an / F036</text:p>
          </table:table-cell>
        </table:table-row>
        <table:table-row table:style-name="Table1.29">
          <table:table-cell table:style-name="Table1.A29" office:value-type="string">
            <text:p text:style-name="P32">U+0304</text:p>
          </table:table-cell>
          <table:table-cell table:style-name="Table1.B29" office:value-type="string">
            <text:p text:style-name="P18">◌̄&amp;__0;&amp;__8;</text:p>
          </table:table-cell>
          <table:table-cell table:style-name="Table1.C29" office:value-type="string">
            <text:p text:style-name="P1">◌̄&amp;__0;&amp;__8;</text:p>
          </table:table-cell>
          <table:table-cell table:style-name="Table1.D2" office:value-type="string">
            <text:p text:style-name="Table_20_description">Combining ligature aN / F03A</text:p>
          </table:table-cell>
        </table:table-row>
        <table:table-row table:style-name="Table1.30">
          <table:table-cell table:style-name="Table1.A30" office:value-type="string">
            <text:p text:style-name="P32">U+0304</text:p>
          </table:table-cell>
          <table:table-cell table:style-name="Table1.B30" office:value-type="string">
            <text:p text:style-name="P18">◌̄&amp;__0;&amp;__9;</text:p>
          </table:table-cell>
          <table:table-cell table:style-name="Table1.C30" office:value-type="string">
            <text:p text:style-name="P1">◌̄&amp;__0;&amp;__9;</text:p>
          </table:table-cell>
          <table:table-cell table:style-name="Table1.D2" office:value-type="string">
            <text:p text:style-name="Table_20_description">Combining ligature ar / F038</text:p>
          </table:table-cell>
        </table:table-row>
        <table:table-row table:style-name="Table1.31">
          <table:table-cell table:style-name="Table1.A31" office:value-type="string">
            <text:p text:style-name="P32">U+0304</text:p>
          </table:table-cell>
          <table:table-cell table:style-name="Table1.B31" office:value-type="string">
            <text:p text:style-name="P18">◌̄&amp;__1;&amp;__0;</text:p>
          </table:table-cell>
          <table:table-cell table:style-name="Table1.C31" office:value-type="string">
            <text:p text:style-name="P1">◌̄&amp;__1;&amp;__0;</text:p>
          </table:table-cell>
          <table:table-cell table:style-name="Table1.D2" office:value-type="string">
            <text:p text:style-name="Table_20_description">Combining ligature aR / F130</text:p>
          </table:table-cell>
        </table:table-row>
        <table:table-row table:style-name="Table1.32">
          <table:table-cell table:style-name="Table1.A32" office:value-type="string">
            <text:p text:style-name="P32">U+0304</text:p>
          </table:table-cell>
          <table:table-cell table:style-name="Table1.B32" office:value-type="string">
            <text:p text:style-name="P18">◌̄&amp;__1;&amp;__1;</text:p>
          </table:table-cell>
          <table:table-cell table:style-name="Table1.C32" office:value-type="string">
            <text:p text:style-name="P1">◌̄&amp;__1;&amp;__1;</text:p>
          </table:table-cell>
          <table:table-cell table:style-name="Table1.D2" office:value-type="string">
            <text:p text:style-name="Table_20_description">Combining B / F013</text:p>
          </table:table-cell>
        </table:table-row>
        <table:table-row table:style-name="Table1.33">
          <table:table-cell table:style-name="Table1.A33" office:value-type="string">
            <text:p text:style-name="P32">U+0304</text:p>
          </table:table-cell>
          <table:table-cell table:style-name="Table1.B33" office:value-type="string">
            <text:p text:style-name="P18">◌̄&amp;__1;&amp;__2;</text:p>
          </table:table-cell>
          <table:table-cell table:style-name="Table1.C33" office:value-type="string">
            <text:p text:style-name="P1">◌̄&amp;__1;&amp;__2;</text:p>
          </table:table-cell>
          <table:table-cell table:style-name="Table1.D2" office:value-type="string">
            <text:p text:style-name="Table_20_description">Combining D / F016</text:p>
          </table:table-cell>
        </table:table-row>
        <table:table-row table:style-name="Table1.34">
          <table:table-cell table:style-name="Table1.A34" office:value-type="string">
            <text:p text:style-name="P32">U+0304</text:p>
          </table:table-cell>
          <table:table-cell table:style-name="Table1.B34" office:value-type="string">
            <text:p text:style-name="P18">◌̄&amp;__1;&amp;__3;</text:p>
          </table:table-cell>
          <table:table-cell table:style-name="Table1.C34" office:value-type="string">
            <text:p text:style-name="P1">◌̄&amp;__1;&amp;__3;</text:p>
          </table:table-cell>
          <table:table-cell table:style-name="Table1.D2" office:value-type="string">
            <text:p text:style-name="Table_20_description">Combining e with macron / F136</text:p>
          </table:table-cell>
        </table:table-row>
        <table:table-row table:style-name="Table1.35">
          <table:table-cell table:style-name="Table1.A35" office:value-type="string">
            <text:p text:style-name="P32">U+0304</text:p>
          </table:table-cell>
          <table:table-cell table:style-name="Table1.B35" office:value-type="string">
            <text:p text:style-name="P18">◌̄&amp;__1;&amp;__4;</text:p>
          </table:table-cell>
          <table:table-cell table:style-name="Table1.C35" office:value-type="string">
            <text:p text:style-name="P1">◌̄&amp;__1;&amp;__4;</text:p>
          </table:table-cell>
          <table:table-cell table:style-name="Table1.D2" office:value-type="string">
            <text:p text:style-name="Table_20_description">Combining e with ogonek / F135</text:p>
          </table:table-cell>
        </table:table-row>
        <table:table-row table:style-name="Table1.36">
          <table:table-cell table:style-name="Table1.A36" office:value-type="string">
            <text:p text:style-name="P32">U+0304</text:p>
          </table:table-cell>
          <table:table-cell table:style-name="Table1.B36" office:value-type="string">
            <text:p text:style-name="P18">◌̄&amp;__1;&amp;__5;</text:p>
          </table:table-cell>
          <table:table-cell table:style-name="Table1.C36" office:value-type="string">
            <text:p text:style-name="P1">◌̄&amp;__1;&amp;__5;</text:p>
          </table:table-cell>
          <table:table-cell table:style-name="Table1.D2" office:value-type="string">
            <text:p text:style-name="Table_20_description">Combining dotless i / F02F</text:p>
          </table:table-cell>
        </table:table-row>
        <table:table-row table:style-name="Table1.37">
          <table:table-cell table:style-name="Table1.A37" office:value-type="string">
            <text:p text:style-name="P32">U+0304</text:p>
          </table:table-cell>
          <table:table-cell table:style-name="Table1.B37" office:value-type="string">
            <text:p text:style-name="P18">◌̄&amp;__1;&amp;__6;</text:p>
          </table:table-cell>
          <table:table-cell table:style-name="Table1.C37" office:value-type="string">
            <text:p text:style-name="P1">◌̄&amp;__1;&amp;__6;</text:p>
          </table:table-cell>
          <table:table-cell table:style-name="Table1.D2" office:value-type="string">
            <text:p text:style-name="Table_20_description">Combining j / F030</text:p>
          </table:table-cell>
        </table:table-row>
        <table:table-row table:style-name="Table1.38">
          <table:table-cell table:style-name="Table1.A38" office:value-type="string">
            <text:p text:style-name="P32">U+0304</text:p>
          </table:table-cell>
          <table:table-cell table:style-name="Table1.B38" office:value-type="string">
            <text:p text:style-name="P18">◌̄&amp;__1;&amp;__7;</text:p>
          </table:table-cell>
          <table:table-cell table:style-name="Table1.C38" office:value-type="string">
            <text:p text:style-name="P1">◌̄&amp;__1;&amp;__7;</text:p>
          </table:table-cell>
          <table:table-cell table:style-name="Table1.D2" office:value-type="string">
            <text:p text:style-name="Table_20_description">Combining dotless j / F031</text:p>
          </table:table-cell>
        </table:table-row>
        <table:table-row table:style-name="Table1.39">
          <table:table-cell table:style-name="Table1.A39" office:value-type="string">
            <text:p text:style-name="P32">U+0304</text:p>
          </table:table-cell>
          <table:table-cell table:style-name="Table1.B39" office:value-type="string">
            <text:p text:style-name="P18">◌̄&amp;__1;&amp;__8;</text:p>
          </table:table-cell>
          <table:table-cell table:style-name="Table1.C39" office:value-type="string">
            <text:p text:style-name="P1">◌̄&amp;__1;&amp;__8;</text:p>
          </table:table-cell>
          <table:table-cell table:style-name="Table1.D2" office:value-type="string">
            <text:p text:style-name="Table_20_description">Combining K / F01C</text:p>
          </table:table-cell>
        </table:table-row>
        <table:table-row table:style-name="Table1.40">
          <table:table-cell table:style-name="Table1.A40" office:value-type="string">
            <text:p text:style-name="P32">U+0304</text:p>
          </table:table-cell>
          <table:table-cell table:style-name="Table1.B40" office:value-type="string">
            <text:p text:style-name="P18">◌̄&amp;__1;&amp;__9;</text:p>
          </table:table-cell>
          <table:table-cell table:style-name="Table1.C40" office:value-type="string">
            <text:p text:style-name="P1">◌̄&amp;__1;&amp;__9;</text:p>
          </table:table-cell>
          <table:table-cell table:style-name="Table1.D2" office:value-type="string">
            <text:p text:style-name="Table_20_description">Combining <text:span text:style-name="T13">uncial</text:span> m / <text:span text:style-name="T40">F01F</text:span></text:p>
          </table:table-cell>
        </table:table-row>
        <table:table-row table:style-name="Table1.41">
          <table:table-cell table:style-name="Table1.A41" office:value-type="string">
            <text:p text:style-name="P32">U+0304</text:p>
          </table:table-cell>
          <table:table-cell table:style-name="Table1.B41" office:value-type="string">
            <text:p text:style-name="P18">◌̄&amp;__2;&amp;__0;</text:p>
          </table:table-cell>
          <table:table-cell table:style-name="Table1.C41" office:value-type="string">
            <text:p text:style-name="P1">◌̄&amp;__2;&amp;__0;</text:p>
          </table:table-cell>
          <table:table-cell table:style-name="Table1.D2" office:value-type="string">
            <text:p text:style-name="Table_20_description">Combining o with macron / F13F</text:p>
          </table:table-cell>
        </table:table-row>
        <table:table-row table:style-name="Table1.42">
          <table:table-cell table:style-name="Table1.A42" office:value-type="string">
            <text:p text:style-name="P32">U+0304</text:p>
          </table:table-cell>
          <table:table-cell table:style-name="Table1.B42" office:value-type="string">
            <text:p text:style-name="P18">◌̄&amp;__2;&amp;__1;</text:p>
          </table:table-cell>
          <table:table-cell table:style-name="Table1.C42" office:value-type="string">
            <text:p text:style-name="P1">◌̄&amp;__2;&amp;__1;</text:p>
          </table:table-cell>
          <table:table-cell table:style-name="Table1.D2" office:value-type="string">
            <text:p text:style-name="Table_20_description">Combining o with ogonek / F13E</text:p>
          </table:table-cell>
        </table:table-row>
        <table:table-row table:style-name="Table1.43">
          <table:table-cell table:style-name="Table1.A43" office:value-type="string">
            <text:p text:style-name="P32">U+0304</text:p>
          </table:table-cell>
          <table:table-cell table:style-name="Table1.B43" office:value-type="string">
            <text:p text:style-name="P18">◌̄&amp;__2;&amp;__2;</text:p>
          </table:table-cell>
          <table:table-cell table:style-name="Table1.C43" office:value-type="string">
            <text:p text:style-name="P1">◌̄&amp;__2;&amp;__2;</text:p>
          </table:table-cell>
          <table:table-cell table:style-name="Table1.D2" office:value-type="string">
            <text:p text:style-name="Table_20_description">Combining o with stroke / F032</text:p>
          </table:table-cell>
        </table:table-row>
        <table:table-row table:style-name="Table1.44">
          <table:table-cell table:style-name="Table1.A44" office:value-type="string">
            <text:p text:style-name="P32">U+0304</text:p>
          </table:table-cell>
          <table:table-cell table:style-name="Table1.B44" office:value-type="string">
            <text:p text:style-name="P18">◌̄&amp;__2;&amp;__3;</text:p>
          </table:table-cell>
          <table:table-cell table:style-name="Table1.C44" office:value-type="string">
            <text:p text:style-name="P1">◌̄&amp;__2;&amp;__3;</text:p>
          </table:table-cell>
          <table:table-cell table:style-name="Table1.D2" office:value-type="string">
            <text:p text:style-name="Table_20_description">Combining q / F033</text:p>
          </table:table-cell>
        </table:table-row>
        <table:table-row table:style-name="Table1.45">
          <table:table-cell table:style-name="Table1.A45" office:value-type="string">
            <text:p text:style-name="P32">U+0304</text:p>
          </table:table-cell>
          <table:table-cell table:style-name="Table1.B45" office:value-type="string">
            <text:p text:style-name="P18">◌̄&amp;__2;&amp;__4;</text:p>
          </table:table-cell>
          <table:table-cell table:style-name="Table1.C45" office:value-type="string">
            <text:p text:style-name="P1">◌̄&amp;__2;&amp;__4;</text:p>
          </table:table-cell>
          <table:table-cell table:style-name="Table1.D2" office:value-type="string">
            <text:p text:style-name="Table_20_description">Combining rum abbreviation / F040</text:p>
          </table:table-cell>
        </table:table-row>
        <table:table-row table:style-name="Table1.46">
          <table:table-cell table:style-name="Table1.A46" office:value-type="string">
            <text:p text:style-name="P32">U+0304</text:p>
          </table:table-cell>
          <table:table-cell table:style-name="Table1.B46" office:value-type="string">
            <text:p text:style-name="P18">◌̄&amp;__2;&amp;__5;</text:p>
          </table:table-cell>
          <table:table-cell table:style-name="Table1.C46" office:value-type="string">
            <text:p text:style-name="P1">◌̄&amp;__2;&amp;__5;</text:p>
          </table:table-cell>
          <table:table-cell table:style-name="Table1.D2" office:value-type="string">
            <text:p text:style-name="Table_20_description">Combining T / F02A</text:p>
          </table:table-cell>
        </table:table-row>
        <table:table-row table:style-name="Table1.47">
          <table:table-cell table:style-name="Table1.A47" office:value-type="string">
            <text:p text:style-name="P32">U+0304</text:p>
          </table:table-cell>
          <table:table-cell table:style-name="Table1.B47" office:value-type="string">
            <text:p text:style-name="P18">◌̄&amp;__2;&amp;__6;</text:p>
          </table:table-cell>
          <table:table-cell table:style-name="Table1.C47" office:value-type="string">
            <text:p text:style-name="P1">◌̄&amp;__2;&amp;__6;</text:p>
          </table:table-cell>
          <table:table-cell table:style-name="Table1.D2" office:value-type="string">
            <text:p text:style-name="Table_20_description">Combining y / F02B</text:p>
          </table:table-cell>
        </table:table-row>
        <table:table-row table:style-name="Table1.48">
          <table:table-cell table:style-name="Table1.A48" office:value-type="string">
            <text:p text:style-name="P32">U+0304</text:p>
          </table:table-cell>
          <table:table-cell table:style-name="Table1.B48" office:value-type="string">
            <text:p text:style-name="P18">◌̄&amp;__2;&amp;__7;</text:p>
          </table:table-cell>
          <table:table-cell table:style-name="Table1.C48" office:value-type="string">
            <text:p text:style-name="P1">◌̄&amp;__2;&amp;__7;</text:p>
          </table:table-cell>
          <table:table-cell table:style-name="Table1.D2" office:value-type="string">
            <text:p text:style-name="Table_20_description">Combining thorn / F03D</text:p>
          </table:table-cell>
        </table:table-row>
        <table:table-row table:style-name="Table1.49">
          <table:table-cell table:style-name="Table1.A49" office:value-type="string">
            <text:p text:style-name="P32">U+0304</text:p>
          </table:table-cell>
          <table:table-cell table:style-name="Table1.B49" office:value-type="string">
            <text:p text:style-name="P18">◌̄&amp;__2;&amp;__8;</text:p>
          </table:table-cell>
          <table:table-cell table:style-name="Table1.C49" office:value-type="string">
            <text:p text:style-name="P1">◌̄&amp;__2;&amp;__8;</text:p>
          </table:table-cell>
          <table:table-cell table:style-name="Table1.D2" office:value-type="string">
            <text:p text:style-name="Table_20_description">Combining ligature o r rotunda / F03E</text:p>
          </table:table-cell>
        </table:table-row>
        <table:table-row table:style-name="Table1.50">
          <table:table-cell table:style-name="Table1.A50" office:value-type="string">
            <text:p text:style-name="P32">U+0304</text:p>
          </table:table-cell>
          <table:table-cell table:style-name="Table1.B50" office:value-type="string">
            <text:p text:style-name="P18">◌̄&amp;__2;&amp;__9;</text:p>
          </table:table-cell>
          <table:table-cell table:style-name="Table1.C50" office:value-type="string">
            <text:p text:style-name="P1">◌̄&amp;__2;&amp;__9;</text:p>
          </table:table-cell>
          <table:table-cell table:style-name="Table1.D2" office:value-type="string">
            <text:p text:style-name="Table_20_description">Combining ligature letter o rum / F03F</text:p>
          </table:table-cell>
        </table:table-row>
        <table:table-row table:style-name="Table1.51">
          <table:table-cell table:style-name="Table1.A51" office:value-type="string">
            <text:p text:style-name="P32">U+0304</text:p>
          </table:table-cell>
          <table:table-cell table:style-name="Table1.B51" office:value-type="string">
            <text:p text:style-name="P18">◌̄&amp;__3;&amp;__0;</text:p>
          </table:table-cell>
          <table:table-cell table:style-name="Table1.C51" office:value-type="string">
            <text:p text:style-name="P1">◌̄&amp;__3;&amp;__0;</text:p>
          </table:table-cell>
          <table:table-cell table:style-name="Table1.D51" office:value-type="string">
            <text:p text:style-name="Table_20_description">Combining diagonal dieresis</text:p>
          </table:table-cell>
        </table:table-row>
        <table:table-row table:style-name="Table1.52">
          <table:table-cell table:style-name="Table1.A52" office:value-type="string">
            <text:p text:style-name="P32">U+0304</text:p>
          </table:table-cell>
          <table:table-cell table:style-name="Table1.B52" office:value-type="string">
            <text:p text:style-name="P18">◌̄&amp;__3;&amp;__1;</text:p>
          </table:table-cell>
          <table:table-cell table:style-name="Table1.C52" office:value-type="string">
            <text:p text:style-name="P1">◌̄&amp;__3;&amp;__1;</text:p>
          </table:table-cell>
          <table:table-cell table:style-name="Table1.D52" office:value-type="string">
            <text:p text:style-name="Table_20_description">Combining dot and acute</text:p>
          </table:table-cell>
        </table:table-row>
        <table:table-row table:style-name="Table1.53">
          <table:table-cell table:style-name="Table1.A53" office:value-type="string">
            <text:p text:style-name="P32">U+0304</text:p>
          </table:table-cell>
          <table:table-cell table:style-name="Table1.B53" office:value-type="string">
            <text:p text:style-name="P18">◌̄&amp;__3;&amp;__2;</text:p>
          </table:table-cell>
          <table:table-cell table:style-name="Table1.C53" office:value-type="string">
            <text:p text:style-name="P1">◌̄&amp;__3;&amp;__2;</text:p>
          </table:table-cell>
          <table:table-cell table:style-name="Table1.D53" office:value-type="string">
            <text:p text:style-name="Table_20_description">Combining ogonek and dot</text:p>
          </table:table-cell>
        </table:table-row>
        <text:soft-page-break/>
        <table:table-row table:style-name="Table1.54">
          <table:table-cell table:style-name="Table1.A54" office:value-type="string">
            <text:p text:style-name="P32">U+0304</text:p>
          </table:table-cell>
          <table:table-cell table:style-name="Table1.B54" office:value-type="string">
            <text:p text:style-name="P18">◌̄&amp;__3;&amp;__3;</text:p>
          </table:table-cell>
          <table:table-cell table:style-name="Table1.C54" office:value-type="string">
            <text:p text:style-name="P1">◌̄&amp;__3;&amp;__3;</text:p>
          </table:table-cell>
          <table:table-cell table:style-name="Table1.D54" office:value-type="string">
            <text:p text:style-name="Table_20_description">Combining narrow macron</text:p>
          </table:table-cell>
        </table:table-row>
        <table:table-row table:style-name="Table1.55">
          <table:table-cell table:style-name="Table1.A55" office:value-type="string">
            <text:p text:style-name="P32">U+0304</text:p>
          </table:table-cell>
          <table:table-cell table:style-name="Table1.B55" office:value-type="string">
            <text:p text:style-name="P18">◌̄&amp;__3;&amp;__4;</text:p>
          </table:table-cell>
          <table:table-cell table:style-name="Table1.C55" office:value-type="string">
            <text:p text:style-name="P1">◌̄&amp;__3;&amp;__4;</text:p>
          </table:table-cell>
          <table:table-cell table:style-name="Table1.D55" office:value-type="string">
            <text:p text:style-name="Table_20_description">Combining macron with serifs</text:p>
          </table:table-cell>
        </table:table-row>
        <table:table-row table:style-name="Table1.56">
          <table:table-cell table:style-name="Table1.A56" office:value-type="string">
            <text:p text:style-name="P32">A</text:p>
          </table:table-cell>
          <table:table-cell table:style-name="Table1.B56" office:value-type="string">
            <text:p text:style-name="P18">A&amp;__i;&amp;__n;</text:p>
          </table:table-cell>
          <table:table-cell table:style-name="Table1.C56" office:value-type="string">
            <text:p text:style-name="P1">A&amp;__i;&amp;__n;</text:p>
          </table:table-cell>
          <table:table-cell table:style-name="Table1.D2" office:value-type="string">
            <text:p text:style-name="Table_20_description">Insular A / F201</text:p>
          </table:table-cell>
        </table:table-row>
        <table:table-row table:style-name="Table1.57">
          <table:table-cell table:style-name="Table1.A57" office:value-type="string">
            <text:p text:style-name="P32">A</text:p>
          </table:table-cell>
          <table:table-cell table:style-name="Table1.B57" office:value-type="string">
            <text:p text:style-name="P18">A&amp;__s;&amp;__q;</text:p>
          </table:table-cell>
          <table:table-cell table:style-name="Table1.C57" office:value-type="string">
            <text:p text:style-name="P1">A&amp;__s;&amp;__q;</text:p>
          </table:table-cell>
          <table:table-cell table:style-name="Table1.D2" office:value-type="string">
            <text:p text:style-name="Table_20_description">Square A / F13A</text:p>
          </table:table-cell>
        </table:table-row>
        <table:table-row table:style-name="Table1.58">
          <table:table-cell table:style-name="Table1.A58" office:value-type="string">
            <text:p text:style-name="P32">A</text:p>
          </table:table-cell>
          <table:table-cell table:style-name="Table1.B58" office:value-type="string">
            <text:p text:style-name="P18">A&amp;__s;&amp;__d;</text:p>
          </table:table-cell>
          <table:table-cell table:style-name="Table1.C58" office:value-type="string">
            <text:p text:style-name="P1">A&amp;__s;&amp;__d;</text:p>
          </table:table-cell>
          <table:table-cell table:style-name="Table1.D2" office:value-type="string">
            <text:p text:style-name="Table_20_description">A with diagonal stroke / <text:span text:style-name="T41">E8DA</text:span></text:p>
          </table:table-cell>
        </table:table-row>
        <table:table-row table:style-name="Table1.59">
          <table:table-cell table:style-name="Table1.A59" office:value-type="string">
            <text:p text:style-name="P32">A</text:p>
          </table:table-cell>
          <table:table-cell table:style-name="Table1.B59" office:value-type="string">
            <text:p text:style-name="P18">A&amp;__e;&amp;__n;</text:p>
          </table:table-cell>
          <table:table-cell table:style-name="Table1.C59" office:value-type="string">
            <text:p text:style-name="P1">A&amp;__e;&amp;__n;</text:p>
          </table:table-cell>
          <table:table-cell table:style-name="Table1.D59" office:value-type="string">
            <text:p text:style-name="Table_20_description">Enlarged minuscule A</text:p>
          </table:table-cell>
        </table:table-row>
        <table:table-row table:style-name="Table1.60">
          <table:table-cell table:style-name="Table1.A60" office:value-type="string">
            <text:p text:style-name="P32">a</text:p>
          </table:table-cell>
          <table:table-cell table:style-name="Table1.B60" office:value-type="string">
            <text:p text:style-name="P18">a&amp;__i;&amp;__n;</text:p>
          </table:table-cell>
          <table:table-cell table:style-name="Table1.C60" office:value-type="string">
            <text:p text:style-name="P1">a&amp;__i;&amp;__n;</text:p>
          </table:table-cell>
          <table:table-cell table:style-name="Table1.D2" office:value-type="string">
            <text:p text:style-name="Table_20_description">Insular a / F200</text:p>
          </table:table-cell>
        </table:table-row>
        <table:table-row table:style-name="Table1.61">
          <table:table-cell table:style-name="Table1.A61" office:value-type="string">
            <text:p text:style-name="P32">a</text:p>
          </table:table-cell>
          <table:table-cell table:style-name="Table1.B61" office:value-type="string">
            <text:p text:style-name="P18">a&amp;__u;&amp;__n;</text:p>
          </table:table-cell>
          <table:table-cell table:style-name="Table1.C61" office:value-type="string">
            <text:p text:style-name="P1">a&amp;__u;&amp;__n;</text:p>
          </table:table-cell>
          <table:table-cell table:style-name="Table1.D2" office:value-type="string">
            <text:p text:style-name="Table_20_description">Uncial a / F214</text:p>
          </table:table-cell>
        </table:table-row>
        <table:table-row table:style-name="Table1.62">
          <table:table-cell table:style-name="Table1.A62" office:value-type="string">
            <text:p text:style-name="P32">a</text:p>
          </table:table-cell>
          <table:table-cell table:style-name="Table1.B62" office:value-type="string">
            <text:p text:style-name="P18">a&amp;__o;&amp;__p;</text:p>
          </table:table-cell>
          <table:table-cell table:style-name="Table1.C62" office:value-type="string">
            <text:p text:style-name="P1">a&amp;__o;&amp;__p;</text:p>
          </table:table-cell>
          <table:table-cell table:style-name="Table1.D2" office:value-type="string">
            <text:p text:style-name="Table_20_description">Open a / F202</text:p>
          </table:table-cell>
        </table:table-row>
        <table:table-row table:style-name="Table1.63">
          <table:table-cell table:style-name="Table1.A63" office:value-type="string">
            <text:p text:style-name="P32">a</text:p>
          </table:table-cell>
          <table:table-cell table:style-name="Table1.B63" office:value-type="string">
            <text:p text:style-name="P18">a&amp;__c;&amp;__l;</text:p>
          </table:table-cell>
          <table:table-cell table:style-name="Table1.C63" office:value-type="string">
            <text:p text:style-name="P1">a&amp;__c;&amp;__l;</text:p>
          </table:table-cell>
          <table:table-cell table:style-name="Table1.D2" office:value-type="string">
            <text:p text:style-name="Table_20_description">Closed a / F203</text:p>
          </table:table-cell>
        </table:table-row>
        <table:table-row table:style-name="Table1.64">
          <table:table-cell table:style-name="Table1.A64" office:value-type="string">
            <text:p text:style-name="P32">a</text:p>
          </table:table-cell>
          <table:table-cell table:style-name="Table1.B64" office:value-type="string">
            <text:p text:style-name="P18">a&amp;__n;&amp;__e;</text:p>
          </table:table-cell>
          <table:table-cell table:style-name="Table1.C64" office:value-type="string">
            <text:p text:style-name="P1">a&amp;__n;&amp;__e;</text:p>
          </table:table-cell>
          <table:table-cell table:style-name="Table1.D2" office:value-type="string">
            <text:p text:style-name="Table_20_description">Neckless a / F215</text:p>
          </table:table-cell>
        </table:table-row>
        <table:table-row table:style-name="Table1.65">
          <table:table-cell table:style-name="Table1.A65" office:value-type="string">
            <text:p text:style-name="P32">a</text:p>
          </table:table-cell>
          <table:table-cell table:style-name="Table1.B65" office:value-type="string">
            <text:p text:style-name="P18">a&amp;__e;&amp;__n;</text:p>
          </table:table-cell>
          <table:table-cell table:style-name="Table1.C65" office:value-type="string">
            <text:p text:style-name="P1">a&amp;__e;&amp;__n;</text:p>
          </table:table-cell>
          <table:table-cell table:style-name="Table1.D2" office:value-type="string">
            <text:p text:style-name="Table_20_description">Enlarged minuscule a / EEE0</text:p>
          </table:table-cell>
        </table:table-row>
        <table:table-row table:style-name="Table1.66">
          <table:table-cell table:style-name="Table1.A66" office:value-type="string">
            <text:p text:style-name="P32">B</text:p>
          </table:table-cell>
          <table:table-cell table:style-name="Table1.B66" office:value-type="string">
            <text:p text:style-name="P18">B&amp;__e;&amp;__n;</text:p>
          </table:table-cell>
          <table:table-cell table:style-name="Table1.C66" office:value-type="string">
            <text:p text:style-name="P1">B&amp;__e;&amp;__n;</text:p>
          </table:table-cell>
          <table:table-cell table:style-name="Table1.D66" office:value-type="string">
            <text:p text:style-name="Table_20_description">Enlarged minuscule B</text:p>
          </table:table-cell>
        </table:table-row>
        <table:table-row table:style-name="Table1.67">
          <table:table-cell table:style-name="Table1.A67" office:value-type="string">
            <text:p text:style-name="P32">b</text:p>
          </table:table-cell>
          <table:table-cell table:style-name="Table1.B67" office:value-type="string">
            <text:p text:style-name="P18">b&amp;__e;&amp;__n;</text:p>
          </table:table-cell>
          <table:table-cell table:style-name="Table1.C67" office:value-type="string">
            <text:p text:style-name="P1">b&amp;__e;&amp;__n;</text:p>
          </table:table-cell>
          <table:table-cell table:style-name="Table1.D2" office:value-type="string">
            <text:p text:style-name="Table_20_description">Enlarged minuscule b / EEE1</text:p>
          </table:table-cell>
        </table:table-row>
        <table:table-row table:style-name="Table1.68">
          <table:table-cell table:style-name="Table1.A68" office:value-type="string">
            <text:p text:style-name="P32">C</text:p>
          </table:table-cell>
          <table:table-cell table:style-name="Table1.B68" office:value-type="string">
            <text:p text:style-name="P18">C&amp;__s;&amp;__q;</text:p>
          </table:table-cell>
          <table:table-cell table:style-name="Table1.C68" office:value-type="string">
            <text:p text:style-name="P1">C&amp;__s;&amp;__q;</text:p>
          </table:table-cell>
          <table:table-cell table:style-name="Table1.D2" office:value-type="string">
            <text:p text:style-name="Table_20_description">Square C / F106</text:p>
          </table:table-cell>
        </table:table-row>
        <table:table-row table:style-name="Table1.69">
          <table:table-cell table:style-name="Table1.A69" office:value-type="string">
            <text:p text:style-name="P32">C</text:p>
          </table:table-cell>
          <table:table-cell table:style-name="Table1.B69" office:value-type="string">
            <text:p text:style-name="P18">C&amp;__e;&amp;__n;</text:p>
          </table:table-cell>
          <table:table-cell table:style-name="Table1.C69" office:value-type="string">
            <text:p text:style-name="P1">C&amp;__e;&amp;__n;</text:p>
          </table:table-cell>
          <table:table-cell table:style-name="Table1.D69" office:value-type="string">
            <text:p text:style-name="Table_20_description">Enlarged minuscule C</text:p>
          </table:table-cell>
        </table:table-row>
        <table:table-row table:style-name="Table1.70">
          <table:table-cell table:style-name="Table1.A70" office:value-type="string">
            <text:p text:style-name="P32">c</text:p>
          </table:table-cell>
          <table:table-cell table:style-name="Table1.B70" office:value-type="string">
            <text:p text:style-name="P18">c&amp;__c;&amp;__u;</text:p>
          </table:table-cell>
          <table:table-cell table:style-name="Table1.C70" office:value-type="string">
            <text:p text:style-name="P1">c&amp;__c;&amp;__u;</text:p>
          </table:table-cell>
          <table:table-cell table:style-name="Table1.D2" office:value-type="string">
            <text:p text:style-name="Table_20_description">c with curl / F198</text:p>
          </table:table-cell>
        </table:table-row>
        <table:table-row table:style-name="Table1.71">
          <table:table-cell table:style-name="Table1.A71" office:value-type="string">
            <text:p text:style-name="P32">c</text:p>
          </table:table-cell>
          <table:table-cell table:style-name="Table1.B71" office:value-type="string">
            <text:p text:style-name="P18">c&amp;__e;&amp;__n;</text:p>
          </table:table-cell>
          <table:table-cell table:style-name="Table1.C71" office:value-type="string">
            <text:p text:style-name="P1">c&amp;__e;&amp;__n;</text:p>
          </table:table-cell>
          <table:table-cell table:style-name="Table1.D2" office:value-type="string">
            <text:p text:style-name="Table_20_description">Enlarged minuscule c / EEE2</text:p>
          </table:table-cell>
        </table:table-row>
        <table:table-row table:style-name="Table1.72">
          <table:table-cell table:style-name="Table1.A72" office:value-type="string">
            <text:p text:style-name="P32">D</text:p>
          </table:table-cell>
          <table:table-cell table:style-name="Table1.B72" office:value-type="string">
            <text:p text:style-name="P18">D&amp;__i;&amp;__e;</text:p>
          </table:table-cell>
          <table:table-cell table:style-name="Table1.C72" office:value-type="string">
            <text:p text:style-name="P1">D&amp;__i;&amp;__e;</text:p>
          </table:table-cell>
          <table:table-cell table:style-name="Table1.D72" office:value-type="string">
            <text:p text:style-name="Table_20_description">Enlarged minuscule insular D</text:p>
          </table:table-cell>
        </table:table-row>
        <table:table-row table:style-name="Table1.73">
          <table:table-cell table:style-name="Table1.A73" office:value-type="string">
            <text:p text:style-name="P32">D</text:p>
          </table:table-cell>
          <table:table-cell table:style-name="Table1.B73" office:value-type="string">
            <text:p text:style-name="P18">D&amp;__i;&amp;__n;</text:p>
          </table:table-cell>
          <table:table-cell table:style-name="Table1.C73" office:value-type="string">
            <text:p text:style-name="P1">D&amp;__i;&amp;__n;</text:p>
          </table:table-cell>
          <table:table-cell table:style-name="Table1.D2" office:value-type="string">
            <text:p text:style-name="Table_20_description">Insular D / <text:span text:style-name="T41">A779</text:span></text:p>
          </table:table-cell>
        </table:table-row>
        <table:table-row table:style-name="Table1.74">
          <table:table-cell table:style-name="Table1.A74" office:value-type="string">
            <text:p text:style-name="P32">D</text:p>
          </table:table-cell>
          <table:table-cell table:style-name="Table1.B74" office:value-type="string">
            <text:p text:style-name="P18">D&amp;__e;&amp;__n;</text:p>
          </table:table-cell>
          <table:table-cell table:style-name="Table1.C74" office:value-type="string">
            <text:p text:style-name="P1">D&amp;__e;&amp;__n;</text:p>
          </table:table-cell>
          <table:table-cell table:style-name="Table1.D74" office:value-type="string">
            <text:p text:style-name="Table_20_description">Enlarged minuscule D</text:p>
          </table:table-cell>
        </table:table-row>
        <table:table-row table:style-name="Table1.75">
          <table:table-cell table:style-name="Table1.A75" office:value-type="string">
            <text:p text:style-name="P32">d</text:p>
          </table:table-cell>
          <table:table-cell table:style-name="Table1.B75" office:value-type="string">
            <text:p text:style-name="P18">d&amp;__i;&amp;__1;</text:p>
          </table:table-cell>
          <table:table-cell table:style-name="Table1.C75" office:value-type="string">
            <text:p text:style-name="P1">d&amp;__i;&amp;__1;</text:p>
          </table:table-cell>
          <table:table-cell table:style-name="Table1.D2" office:value-type="string">
            <text:p text:style-name="P58">Insular d default form / <text:span text:style-name="T41">A77A</text:span></text:p>
          </table:table-cell>
        </table:table-row>
        <table:table-row table:style-name="Table1.76">
          <table:table-cell table:style-name="Table1.A76" office:value-type="string">
            <text:p text:style-name="P32">d</text:p>
          </table:table-cell>
          <table:table-cell table:style-name="Table1.B76" office:value-type="string">
            <text:p text:style-name="P18">d&amp;__i;&amp;__2;</text:p>
          </table:table-cell>
          <table:table-cell table:style-name="Table1.C76" office:value-type="string">
            <text:p text:style-name="P1">d&amp;__i;&amp;__2;</text:p>
          </table:table-cell>
          <table:table-cell table:style-name="Table1.D76" office:value-type="string">
            <text:p text:style-name="Table_20_description">Insular d second form</text:p>
          </table:table-cell>
        </table:table-row>
        <table:table-row table:style-name="Table1.77">
          <table:table-cell table:style-name="Table1.A77" office:value-type="string">
            <text:p text:style-name="P32">d</text:p>
          </table:table-cell>
          <table:table-cell table:style-name="Table1.B77" office:value-type="string">
            <text:p text:style-name="P18">d&amp;__i;&amp;__e;</text:p>
          </table:table-cell>
          <table:table-cell table:style-name="Table1.C77" office:value-type="string">
            <text:p text:style-name="P1">d&amp;__i;&amp;__e;</text:p>
          </table:table-cell>
          <table:table-cell table:style-name="Table1.D2" office:value-type="string">
            <text:p text:style-name="Table_20_description">Enlarged minuscule insular d / EEE4</text:p>
          </table:table-cell>
        </table:table-row>
        <table:table-row table:style-name="Table1.78">
          <table:table-cell table:style-name="Table1.A78" office:value-type="string">
            <text:p text:style-name="P32">d</text:p>
          </table:table-cell>
          <table:table-cell table:style-name="Table1.B78" office:value-type="string">
            <text:p text:style-name="P18">d&amp;__c;&amp;__u;</text:p>
          </table:table-cell>
          <table:table-cell table:style-name="Table1.C78" office:value-type="string">
            <text:p text:style-name="P1">d&amp;__c;&amp;__u;</text:p>
          </table:table-cell>
          <table:table-cell table:style-name="Table1.D2" office:value-type="string">
            <text:p text:style-name="Table_20_description">d with curl / F193</text:p>
          </table:table-cell>
        </table:table-row>
        <table:table-row table:style-name="Table1.79">
          <table:table-cell table:style-name="Table1.A79" office:value-type="string">
            <text:p text:style-name="P32">d</text:p>
          </table:table-cell>
          <table:table-cell table:style-name="Table1.B79" office:value-type="string">
            <text:p text:style-name="P18">d&amp;__e;&amp;__n;</text:p>
          </table:table-cell>
          <table:table-cell table:style-name="Table1.C79" office:value-type="string">
            <text:p text:style-name="P1">d&amp;__e;&amp;__n;</text:p>
          </table:table-cell>
          <table:table-cell table:style-name="Table1.D2" office:value-type="string">
            <text:p text:style-name="Table_20_description">Enlarged minuscule d / EEE3</text:p>
          </table:table-cell>
        </table:table-row>
        <text:soft-page-break/>
        <table:table-row table:style-name="Table1.80">
          <table:table-cell table:style-name="Table1.A80" office:value-type="string">
            <text:p text:style-name="P32">E</text:p>
          </table:table-cell>
          <table:table-cell table:style-name="Table1.B80" office:value-type="string">
            <text:p text:style-name="P18">E&amp;__u;&amp;__c;</text:p>
          </table:table-cell>
          <table:table-cell table:style-name="Table1.C80" office:value-type="string">
            <text:p text:style-name="P1">E&amp;__u;&amp;__c;</text:p>
          </table:table-cell>
          <table:table-cell table:style-name="Table1.D2" office:value-type="string">
            <text:p text:style-name="Table_20_description">Uncial closed E / F217</text:p>
          </table:table-cell>
        </table:table-row>
        <table:table-row table:style-name="Table1.81">
          <table:table-cell table:style-name="Table1.A81" office:value-type="string">
            <text:p text:style-name="P32">E</text:p>
          </table:table-cell>
          <table:table-cell table:style-name="Table1.B81" office:value-type="string">
            <text:p text:style-name="P18">E&amp;__u;&amp;__n;</text:p>
          </table:table-cell>
          <table:table-cell table:style-name="Table1.C81" office:value-type="string">
            <text:p text:style-name="P1">E&amp;__u;&amp;__n;</text:p>
          </table:table-cell>
          <table:table-cell table:style-name="Table1.D2" office:value-type="string">
            <text:p text:style-name="Table_20_description">Uncial E / F10A</text:p>
          </table:table-cell>
        </table:table-row>
        <table:table-row table:style-name="Table1.82">
          <table:table-cell table:style-name="Table1.A82" office:value-type="string">
            <text:p text:style-name="P32">E</text:p>
          </table:table-cell>
          <table:table-cell table:style-name="Table1.B82" office:value-type="string">
            <text:p text:style-name="P18">E&amp;__e;&amp;__n;</text:p>
          </table:table-cell>
          <table:table-cell table:style-name="Table1.C82" office:value-type="string">
            <text:p text:style-name="P1">E&amp;__e;&amp;__n;</text:p>
          </table:table-cell>
          <table:table-cell table:style-name="Table1.D82" office:value-type="string">
            <text:p text:style-name="Table_20_description">Enlarged minuscule E</text:p>
          </table:table-cell>
        </table:table-row>
        <table:table-row table:style-name="Table1.83">
          <table:table-cell table:style-name="Table1.A83" office:value-type="string">
            <text:p text:style-name="P32">e</text:p>
          </table:table-cell>
          <table:table-cell table:style-name="Table1.B83" office:value-type="string">
            <text:p text:style-name="P18">e&amp;__u;&amp;__n;</text:p>
          </table:table-cell>
          <table:table-cell table:style-name="Table1.C83" office:value-type="string">
            <text:p text:style-name="P1">e&amp;__u;&amp;__n;</text:p>
          </table:table-cell>
          <table:table-cell table:style-name="Table1.D2" office:value-type="string">
            <text:p text:style-name="Table_20_description">Uncial e / F218</text:p>
          </table:table-cell>
        </table:table-row>
        <table:table-row table:style-name="Table1.84">
          <table:table-cell table:style-name="Table1.A84" office:value-type="string">
            <text:p text:style-name="P32">e</text:p>
          </table:table-cell>
          <table:table-cell table:style-name="Table1.B84" office:value-type="string">
            <text:p text:style-name="P18">e&amp;__b;&amp;__a;</text:p>
          </table:table-cell>
          <table:table-cell table:style-name="Table1.C84" office:value-type="string">
            <text:p text:style-name="P1">e&amp;__b;&amp;__a;</text:p>
          </table:table-cell>
          <table:table-cell table:style-name="Table1.D2" office:value-type="string">
            <text:p text:style-name="Table_20_description">e with bar / F219</text:p>
          </table:table-cell>
        </table:table-row>
        <table:table-row table:style-name="Table1.85">
          <table:table-cell table:style-name="Table1.A85" office:value-type="string">
            <text:p text:style-name="P32">e</text:p>
          </table:table-cell>
          <table:table-cell table:style-name="Table1.B85" office:value-type="string">
            <text:p text:style-name="P18">e&amp;__b;&amp;__h;</text:p>
          </table:table-cell>
          <table:table-cell table:style-name="Table1.C85" office:value-type="string">
            <text:p text:style-name="P1">e&amp;__b;&amp;__h;</text:p>
          </table:table-cell>
          <table:table-cell table:style-name="Table1.D2" office:value-type="string">
            <text:p text:style-name="Table_20_description">High e with bar / F21A</text:p>
          </table:table-cell>
        </table:table-row>
        <table:table-row table:style-name="Table1.86">
          <table:table-cell table:style-name="Table1.A86" office:value-type="string">
            <text:p text:style-name="P32">e</text:p>
          </table:table-cell>
          <table:table-cell table:style-name="Table1.B86" office:value-type="string">
            <text:p text:style-name="P18">e&amp;__e;&amp;__n;</text:p>
          </table:table-cell>
          <table:table-cell table:style-name="Table1.C86" office:value-type="string">
            <text:p text:style-name="P1">e&amp;__e;&amp;__n;</text:p>
          </table:table-cell>
          <table:table-cell table:style-name="Table1.D2" office:value-type="string">
            <text:p text:style-name="Table_20_description">Enlarged minuscule e / EEE6</text:p>
          </table:table-cell>
        </table:table-row>
        <table:table-row table:style-name="Table1.87">
          <table:table-cell table:style-name="Table1.A87" office:value-type="string">
            <text:p text:style-name="P32">F</text:p>
          </table:table-cell>
          <table:table-cell table:style-name="Table1.B87" office:value-type="string">
            <text:p text:style-name="P18">F&amp;__i;&amp;__n;</text:p>
          </table:table-cell>
          <table:table-cell table:style-name="Table1.C87" office:value-type="string">
            <text:p text:style-name="P1">F&amp;__i;&amp;__n;</text:p>
          </table:table-cell>
          <table:table-cell table:style-name="Table1.D87" office:value-type="string">
            <text:p text:style-name="Table_20_description">Insular F / <text:span text:style-name="T42">A77B</text:span></text:p>
          </table:table-cell>
        </table:table-row>
        <table:table-row table:style-name="Table1.88">
          <table:table-cell table:style-name="Table1.A88" office:value-type="string">
            <text:p text:style-name="P32">F</text:p>
          </table:table-cell>
          <table:table-cell table:style-name="Table1.B88" office:value-type="string">
            <text:p text:style-name="P18">F&amp;__e;&amp;__n;</text:p>
          </table:table-cell>
          <table:table-cell table:style-name="Table1.C88" office:value-type="string">
            <text:p text:style-name="P1">F&amp;__e;&amp;__n;</text:p>
          </table:table-cell>
          <table:table-cell table:style-name="Table1.D2" office:value-type="string">
            <text:p text:style-name="Table_20_description">Enlarged minuscule F / <text:span text:style-name="T42">EEE7</text:span></text:p>
          </table:table-cell>
        </table:table-row>
        <table:table-row table:style-name="Table1.89">
          <table:table-cell table:style-name="Table1.A89" office:value-type="string">
            <text:p text:style-name="P32">F</text:p>
          </table:table-cell>
          <table:table-cell table:style-name="Table1.B89" office:value-type="string">
            <text:p text:style-name="P18">F&amp;__i;&amp;__e;</text:p>
          </table:table-cell>
          <table:table-cell table:style-name="Table1.C89" office:value-type="string">
            <text:p text:style-name="P1">F&amp;__i;&amp;__e;</text:p>
          </table:table-cell>
          <table:table-cell table:style-name="Table1.D89" office:value-type="string">
            <text:p text:style-name="Table_20_description">Enlarged minuscule insular F</text:p>
          </table:table-cell>
        </table:table-row>
        <table:table-row table:style-name="Table1.90">
          <table:table-cell table:style-name="Table1.A90" office:value-type="string">
            <text:p text:style-name="P32">f</text:p>
          </table:table-cell>
          <table:table-cell table:style-name="Table1.B90" office:value-type="string">
            <text:p text:style-name="P18">f&amp;__i;&amp;__n;</text:p>
          </table:table-cell>
          <table:table-cell table:style-name="Table1.C90" office:value-type="string">
            <text:p text:style-name="P1">f&amp;__i;&amp;__n;</text:p>
          </table:table-cell>
          <table:table-cell table:style-name="Table1.D90" office:value-type="string">
            <text:p text:style-name="Table_20_description">Insular f / <text:span text:style-name="T42">A77C</text:span></text:p>
          </table:table-cell>
        </table:table-row>
        <table:table-row table:style-name="Table1.91">
          <table:table-cell table:style-name="Table1.A91" office:value-type="string">
            <text:p text:style-name="P32">f</text:p>
          </table:table-cell>
          <table:table-cell table:style-name="Table1.B91" office:value-type="string">
            <text:p text:style-name="P18">f&amp;__i;&amp;__1;</text:p>
          </table:table-cell>
          <table:table-cell table:style-name="Table1.C91" office:value-type="string">
            <text:p text:style-name="P1">f&amp;__i;&amp;__1;</text:p>
          </table:table-cell>
          <table:table-cell table:style-name="Table1.D2" office:value-type="string">
            <text:p text:style-name="Table_20_description">Insular f with dotted hooks / <text:span text:style-name="T42">F21C</text:span></text:p>
          </table:table-cell>
        </table:table-row>
        <table:table-row table:style-name="Table1.92">
          <table:table-cell table:style-name="Table1.A92" office:value-type="string">
            <text:p text:style-name="P32">f</text:p>
          </table:table-cell>
          <table:table-cell table:style-name="Table1.B92" office:value-type="string">
            <text:p text:style-name="P18">f&amp;__i;&amp;__2;</text:p>
          </table:table-cell>
          <table:table-cell table:style-name="Table1.C92" office:value-type="string">
            <text:p text:style-name="P1">f&amp;__i;&amp;__2;</text:p>
          </table:table-cell>
          <table:table-cell table:style-name="Table1.D2" office:value-type="string">
            <text:p text:style-name="Table_20_description">Semi-closed insular f / <text:span text:style-name="T42">EBD5</text:span></text:p>
          </table:table-cell>
        </table:table-row>
        <table:table-row table:style-name="Table1.93">
          <table:table-cell table:style-name="Table1.A93" office:value-type="string">
            <text:p text:style-name="P32">f</text:p>
          </table:table-cell>
          <table:table-cell table:style-name="Table1.B93" office:value-type="string">
            <text:p text:style-name="P18">f&amp;__i;&amp;__3;</text:p>
          </table:table-cell>
          <table:table-cell table:style-name="Table1.C93" office:value-type="string">
            <text:p text:style-name="P1">f&amp;__i;&amp;__3;</text:p>
          </table:table-cell>
          <table:table-cell table:style-name="Table1.D2" office:value-type="string">
            <text:p text:style-name="Table_20_description">Closed insular f / <text:span text:style-name="T42">EBD6</text:span></text:p>
          </table:table-cell>
        </table:table-row>
        <table:table-row table:style-name="Table1.94">
          <table:table-cell table:style-name="Table1.A94" office:value-type="string">
            <text:p text:style-name="P32">f</text:p>
          </table:table-cell>
          <table:table-cell table:style-name="Table1.B94" office:value-type="string">
            <text:p text:style-name="P18">f&amp;__i;&amp;__e;</text:p>
          </table:table-cell>
          <table:table-cell table:style-name="Table1.C94" office:value-type="string">
            <text:p text:style-name="P1">f&amp;__i;&amp;__e;</text:p>
          </table:table-cell>
          <table:table-cell table:style-name="Table1.D2" office:value-type="string">
            <text:p text:style-name="Table_20_description">Enlarged minuscule <text:span text:style-name="T14">insular f / </text:span><text:span text:style-name="T43">EEFF</text:span></text:p>
          </table:table-cell>
        </table:table-row>
        <table:table-row table:style-name="Table1.95">
          <table:table-cell table:style-name="Table1.A95" office:value-type="string">
            <text:p text:style-name="P32">f</text:p>
          </table:table-cell>
          <table:table-cell table:style-name="Table1.B95" office:value-type="string">
            <text:p text:style-name="P18">f&amp;__n;&amp;__a;</text:p>
          </table:table-cell>
          <table:table-cell table:style-name="Table1.C95" office:value-type="string">
            <text:p text:style-name="P1">f&amp;__n;&amp;__a;</text:p>
          </table:table-cell>
          <table:table-cell table:style-name="Table1.D95" office:value-type="string">
            <text:p text:style-name="Table_20_description">Narrow f</text:p>
          </table:table-cell>
        </table:table-row>
        <table:table-row table:style-name="Table1.96">
          <table:table-cell table:style-name="Table1.A96" office:value-type="string">
            <text:p text:style-name="P32">f</text:p>
          </table:table-cell>
          <table:table-cell table:style-name="Table1.B96" office:value-type="string">
            <text:p text:style-name="P18">f&amp;__c;&amp;__u;</text:p>
          </table:table-cell>
          <table:table-cell table:style-name="Table1.C96" office:value-type="string">
            <text:p text:style-name="P1">f&amp;__c;&amp;__u;</text:p>
          </table:table-cell>
          <table:table-cell table:style-name="Table1.D2" office:value-type="string">
            <text:p text:style-name="Table_20_description">f with curl / <text:span text:style-name="T43">F194</text:span></text:p>
          </table:table-cell>
        </table:table-row>
        <table:table-row table:style-name="Table1.97">
          <table:table-cell table:style-name="Table1.A97" office:value-type="string">
            <text:p text:style-name="P32">f</text:p>
          </table:table-cell>
          <table:table-cell table:style-name="Table1.B97" office:value-type="string">
            <text:p text:style-name="P18">f&amp;__e;&amp;__n;</text:p>
          </table:table-cell>
          <table:table-cell table:style-name="Table1.C97" office:value-type="string">
            <text:p text:style-name="P1">f&amp;__e;&amp;__n;</text:p>
          </table:table-cell>
          <table:table-cell table:style-name="Table1.D2" office:value-type="string">
            <text:p text:style-name="Table_20_description">Enlarged minuscule <text:span text:style-name="T14">f / </text:span><text:span text:style-name="T43">EEE7</text:span></text:p>
          </table:table-cell>
        </table:table-row>
        <table:table-row table:style-name="Table1.98">
          <table:table-cell table:style-name="Table1.A98" office:value-type="string">
            <text:p text:style-name="P32">G</text:p>
          </table:table-cell>
          <table:table-cell table:style-name="Table1.B98" office:value-type="string">
            <text:p text:style-name="P18">G&amp;__i;&amp;__n;</text:p>
          </table:table-cell>
          <table:table-cell table:style-name="Table1.C98" office:value-type="string">
            <text:p text:style-name="P1">G&amp;__i;&amp;__n;</text:p>
          </table:table-cell>
          <table:table-cell table:style-name="Table1.D98" office:value-type="string">
            <text:p text:style-name="Table_20_description">Insular G / <text:span text:style-name="T43">A77D</text:span></text:p>
          </table:table-cell>
        </table:table-row>
        <table:table-row table:style-name="Table1.99">
          <table:table-cell table:style-name="Table1.A99" office:value-type="string">
            <text:p text:style-name="P32">G</text:p>
          </table:table-cell>
          <table:table-cell table:style-name="Table1.B99" office:value-type="string">
            <text:p text:style-name="P18">G&amp;__o;&amp;__r;</text:p>
          </table:table-cell>
          <table:table-cell table:style-name="Table1.C99" office:value-type="string">
            <text:p text:style-name="P1">G&amp;__o;&amp;__r;</text:p>
          </table:table-cell>
          <table:table-cell table:style-name="Table1.D99" office:value-type="string">
            <text:p text:style-name="Table_20_description">Ormulum G with bar / <text:span text:style-name="T43">A7D</text:span><text:span text:style-name="T44">0</text:span></text:p>
          </table:table-cell>
        </table:table-row>
        <table:table-row table:style-name="Table1.100">
          <table:table-cell table:style-name="Table1.A100" office:value-type="string">
            <text:p text:style-name="P32">G</text:p>
          </table:table-cell>
          <table:table-cell table:style-name="Table1.B100" office:value-type="string">
            <text:p text:style-name="P18">G&amp;__s;&amp;__q;</text:p>
          </table:table-cell>
          <table:table-cell table:style-name="Table1.C100" office:value-type="string">
            <text:p text:style-name="P1">G&amp;__s;&amp;__q;</text:p>
          </table:table-cell>
          <table:table-cell table:style-name="Table1.D2" office:value-type="string">
            <text:p text:style-name="Table_20_description">Squar<text:span text:style-name="T43">e</text:span> G / <text:span text:style-name="T43">F10E</text:span></text:p>
          </table:table-cell>
        </table:table-row>
        <table:table-row table:style-name="Table1.101">
          <table:table-cell table:style-name="Table1.A101" office:value-type="string">
            <text:p text:style-name="P32">G</text:p>
          </table:table-cell>
          <table:table-cell table:style-name="Table1.B101" office:value-type="string">
            <text:p text:style-name="P18">G&amp;__e;&amp;__n;</text:p>
          </table:table-cell>
          <table:table-cell table:style-name="Table1.C101" office:value-type="string">
            <text:p text:style-name="P1">G&amp;__e;&amp;__n;</text:p>
          </table:table-cell>
          <table:table-cell table:style-name="Table1.D101" office:value-type="string">
            <text:p text:style-name="Table_20_description">Enlarged minuscule <text:span text:style-name="T14">G</text:span></text:p>
          </table:table-cell>
        </table:table-row>
        <table:table-row table:style-name="Table1.102">
          <table:table-cell table:style-name="Table1.A102" office:value-type="string">
            <text:p text:style-name="P32">g</text:p>
          </table:table-cell>
          <table:table-cell table:style-name="Table1.B102" office:value-type="string">
            <text:p text:style-name="P18">g&amp;__i;&amp;__n;</text:p>
          </table:table-cell>
          <table:table-cell table:style-name="Table1.C102" office:value-type="string">
            <text:p text:style-name="P1">g&amp;__i;&amp;__n;</text:p>
          </table:table-cell>
          <table:table-cell table:style-name="Table1.D102" office:value-type="string">
            <text:p text:style-name="Table_20_description">Insular g / <text:span text:style-name="T44">1D79</text:span></text:p>
          </table:table-cell>
        </table:table-row>
        <table:table-row table:style-name="Table1.103">
          <table:table-cell table:style-name="Table1.A103" office:value-type="string">
            <text:p text:style-name="P32">g</text:p>
          </table:table-cell>
          <table:table-cell table:style-name="Table1.B103" office:value-type="string">
            <text:p text:style-name="P18">g&amp;__o;&amp;__r;</text:p>
          </table:table-cell>
          <table:table-cell table:style-name="Table1.C103" office:value-type="string">
            <text:p text:style-name="P1">g&amp;__o;&amp;__r;</text:p>
          </table:table-cell>
          <table:table-cell table:style-name="Table1.D103" office:value-type="string">
            <text:p text:style-name="Table_20_description">Ormulum g with bar / <text:span text:style-name="T44">A7D1</text:span></text:p>
          </table:table-cell>
        </table:table-row>
        <table:table-row table:style-name="Table1.104">
          <table:table-cell table:style-name="Table1.A104" office:value-type="string">
            <text:p text:style-name="P32">g</text:p>
          </table:table-cell>
          <table:table-cell table:style-name="Table1.B104" office:value-type="string">
            <text:p text:style-name="P18">g&amp;__s;&amp;__c;</text:p>
          </table:table-cell>
          <table:table-cell table:style-name="Table1.C104" office:value-type="string">
            <text:p text:style-name="P1">g&amp;__s;&amp;__c;</text:p>
          </table:table-cell>
          <table:table-cell table:style-name="Table1.D104" office:value-type="string">
            <text:p text:style-name="Table_20_description">Script g </text:p>
          </table:table-cell>
        </table:table-row>
        <table:table-row table:style-name="Table1.105">
          <table:table-cell table:style-name="Table1.A105" office:value-type="string">
            <text:p text:style-name="P32">g</text:p>
          </table:table-cell>
          <table:table-cell table:style-name="Table1.B105" office:value-type="string">
            <text:p text:style-name="P18">g&amp;__c;&amp;__u;</text:p>
          </table:table-cell>
          <table:table-cell table:style-name="Table1.C105" office:value-type="string">
            <text:p text:style-name="P1">g&amp;__c;&amp;__u;</text:p>
          </table:table-cell>
          <table:table-cell table:style-name="Table1.D2" office:value-type="string">
            <text:p text:style-name="Table_20_description">g with curl / <text:span text:style-name="T44">F196</text:span></text:p>
          </table:table-cell>
        </table:table-row>
        <text:soft-page-break/>
        <table:table-row table:style-name="Table1.106">
          <table:table-cell table:style-name="Table1.A106" office:value-type="string">
            <text:p text:style-name="P32">g</text:p>
          </table:table-cell>
          <table:table-cell table:style-name="Table1.B106" office:value-type="string">
            <text:p text:style-name="P18">g&amp;__e;&amp;__n;</text:p>
          </table:table-cell>
          <table:table-cell table:style-name="Table1.C106" office:value-type="string">
            <text:p text:style-name="P1">g&amp;__e;&amp;__n;</text:p>
          </table:table-cell>
          <table:table-cell table:style-name="Table1.D2" office:value-type="string">
            <text:p text:style-name="Table_20_description">Enlarged minuscule g / EEE8 </text:p>
          </table:table-cell>
        </table:table-row>
        <table:table-row table:style-name="Table1.107">
          <table:table-cell table:style-name="Table1.A107" office:value-type="string">
            <text:p text:style-name="P32">g</text:p>
          </table:table-cell>
          <table:table-cell table:style-name="Table1.B107" office:value-type="string">
            <text:p text:style-name="P18">g&amp;__c;&amp;__1;</text:p>
          </table:table-cell>
          <table:table-cell table:style-name="Table1.C107" office:value-type="string">
            <text:p text:style-name="P1">g&amp;__c;&amp;__1;</text:p>
          </table:table-cell>
          <table:table-cell table:style-name="Table1.D2" office:value-type="string">
            <text:p text:style-name="Table_20_description">Closed g with separate loops / F21D</text:p>
          </table:table-cell>
        </table:table-row>
        <table:table-row table:style-name="Table1.108">
          <table:table-cell table:style-name="Table1.A108" office:value-type="string">
            <text:p text:style-name="P32">g</text:p>
          </table:table-cell>
          <table:table-cell table:style-name="Table1.B108" office:value-type="string">
            <text:p text:style-name="P18">g&amp;__c;&amp;__2;</text:p>
          </table:table-cell>
          <table:table-cell table:style-name="Table1.C108" office:value-type="string">
            <text:p text:style-name="P1">g&amp;__c;&amp;__2;</text:p>
          </table:table-cell>
          <table:table-cell table:style-name="Table1.D2" office:value-type="string">
            <text:p text:style-name="Table_20_description">Closed g with large lower loop / F21E</text:p>
          </table:table-cell>
        </table:table-row>
        <table:table-row table:style-name="Table1.109">
          <table:table-cell table:style-name="Table1.A109" office:value-type="string">
            <text:p text:style-name="P32">g</text:p>
          </table:table-cell>
          <table:table-cell table:style-name="Table1.B109" office:value-type="string">
            <text:p text:style-name="P18">g&amp;__c;&amp;__3;</text:p>
          </table:table-cell>
          <table:table-cell table:style-name="Table1.C109" office:value-type="string">
            <text:p text:style-name="P1">g&amp;__c;&amp;__3;</text:p>
          </table:table-cell>
          <table:table-cell table:style-name="Table1.D2" office:value-type="string">
            <text:p text:style-name="Table_20_description">Closed g with small lower loop / F21F</text:p>
          </table:table-cell>
        </table:table-row>
        <table:table-row table:style-name="Table1.110">
          <table:table-cell table:style-name="Table1.A110" office:value-type="string">
            <text:p text:style-name="P32">H</text:p>
          </table:table-cell>
          <table:table-cell table:style-name="Table1.B110" office:value-type="string">
            <text:p text:style-name="P18">H&amp;__u;&amp;__n;</text:p>
          </table:table-cell>
          <table:table-cell table:style-name="Table1.C110" office:value-type="string">
            <text:p text:style-name="P1">H&amp;__u;&amp;__n;</text:p>
          </table:table-cell>
          <table:table-cell table:style-name="Table1.D2" office:value-type="string">
            <text:p text:style-name="Table_20_description">Uncial H / F110</text:p>
          </table:table-cell>
        </table:table-row>
        <table:table-row table:style-name="Table1.111">
          <table:table-cell table:style-name="Table1.A111" office:value-type="string">
            <text:p text:style-name="P32">H</text:p>
          </table:table-cell>
          <table:table-cell table:style-name="Table1.B111" office:value-type="string">
            <text:p text:style-name="P18">H&amp;__e;&amp;__n;</text:p>
          </table:table-cell>
          <table:table-cell table:style-name="Table1.C111" office:value-type="string">
            <text:p text:style-name="P1">H&amp;__e;&amp;__n;</text:p>
          </table:table-cell>
          <table:table-cell table:style-name="Table1.D111" office:value-type="string">
            <text:p text:style-name="Table_20_description">Enlarged minuscule <text:span text:style-name="T15">H</text:span></text:p>
          </table:table-cell>
        </table:table-row>
        <table:table-row table:style-name="Table1.112">
          <table:table-cell table:style-name="Table1.A112" office:value-type="string">
            <text:p text:style-name="P32">h</text:p>
          </table:table-cell>
          <table:table-cell table:style-name="Table1.B112" office:value-type="string">
            <text:p text:style-name="P18">h&amp;__d;&amp;__e;</text:p>
          </table:table-cell>
          <table:table-cell table:style-name="Table1.C112" office:value-type="string">
            <text:p text:style-name="P1">h&amp;__d;&amp;__e;</text:p>
          </table:table-cell>
          <table:table-cell table:style-name="Table1.D2" office:value-type="string">
            <text:p text:style-name="Table_20_description">h with descender / F23A</text:p>
          </table:table-cell>
        </table:table-row>
        <table:table-row table:style-name="Table1.113">
          <table:table-cell table:style-name="Table1.A113" office:value-type="string">
            <text:p text:style-name="P32">h</text:p>
          </table:table-cell>
          <table:table-cell table:style-name="Table1.B113" office:value-type="string">
            <text:p text:style-name="P18">h&amp;__a;&amp;__u;</text:p>
          </table:table-cell>
          <table:table-cell table:style-name="Table1.C113" office:value-type="string">
            <text:p text:style-name="P1">h&amp;__a;&amp;__u;</text:p>
          </table:table-cell>
          <table:table-cell table:style-name="Table1.D2" office:value-type="string">
            <text:p text:style-name="Table_20_description">h-shaped autem abbreviation / E8A3</text:p>
          </table:table-cell>
        </table:table-row>
        <table:table-row table:style-name="Table1.114">
          <table:table-cell table:style-name="Table1.A114" office:value-type="string">
            <text:p text:style-name="P32">h</text:p>
          </table:table-cell>
          <table:table-cell table:style-name="Table1.B114" office:value-type="string">
            <text:p text:style-name="P18">h&amp;__e;&amp;__n;</text:p>
          </table:table-cell>
          <table:table-cell table:style-name="Table1.C114" office:value-type="string">
            <text:p text:style-name="P1">h&amp;__e;&amp;__n;</text:p>
          </table:table-cell>
          <table:table-cell table:style-name="Table1.D2" office:value-type="string">
            <text:p text:style-name="Table_20_description">Enlarged minuscule h / EEE9</text:p>
          </table:table-cell>
        </table:table-row>
        <table:table-row table:style-name="Table1.115">
          <table:table-cell table:style-name="Table1.A115" office:value-type="string">
            <text:p text:style-name="P32">I</text:p>
          </table:table-cell>
          <table:table-cell table:style-name="Table1.B115" office:value-type="string">
            <text:p text:style-name="P18">I&amp;__d;&amp;__a;</text:p>
          </table:table-cell>
          <table:table-cell table:style-name="Table1.C115" office:value-type="string">
            <text:p text:style-name="P1">I&amp;__d;&amp;__a;</text:p>
          </table:table-cell>
          <table:table-cell table:style-name="Table1.D115" office:value-type="string">
            <text:p text:style-name="Table_20_description">I with dot above / <text:span text:style-name="T45">0130</text:span></text:p>
          </table:table-cell>
        </table:table-row>
        <table:table-row table:style-name="Table1.116">
          <table:table-cell table:style-name="Table1.A116" office:value-type="string">
            <text:p text:style-name="P32">I</text:p>
          </table:table-cell>
          <table:table-cell table:style-name="Table1.B116" office:value-type="string">
            <text:p text:style-name="P18">I&amp;__d;&amp;__e;</text:p>
          </table:table-cell>
          <table:table-cell table:style-name="Table1.C116" office:value-type="string">
            <text:p text:style-name="P1">I&amp;__d;&amp;__e;</text:p>
          </table:table-cell>
          <table:table-cell table:style-name="Table1.D116" office:value-type="string">
            <text:p text:style-name="Table_20_description">I with descender / A7FE</text:p>
          </table:table-cell>
        </table:table-row>
        <table:table-row table:style-name="Table1.117">
          <table:table-cell table:style-name="Table1.A117" office:value-type="string">
            <text:p text:style-name="P32">I</text:p>
          </table:table-cell>
          <table:table-cell table:style-name="Table1.B117" office:value-type="string">
            <text:p text:style-name="P18">I&amp;__e;&amp;__n;</text:p>
          </table:table-cell>
          <table:table-cell table:style-name="Table1.C117" office:value-type="string">
            <text:p text:style-name="P1">I&amp;__e;&amp;__n;</text:p>
          </table:table-cell>
          <table:table-cell table:style-name="Table1.D117" office:value-type="string">
            <text:p text:style-name="Table_20_description">Enlarged minuscule <text:span text:style-name="T15">I</text:span></text:p>
          </table:table-cell>
        </table:table-row>
        <table:table-row table:style-name="Table1.118">
          <table:table-cell table:style-name="Table1.A118" office:value-type="string">
            <text:p text:style-name="P32">i</text:p>
          </table:table-cell>
          <table:table-cell table:style-name="Table1.B118" office:value-type="string">
            <text:p text:style-name="P18">i&amp;__d;&amp;__l;</text:p>
          </table:table-cell>
          <table:table-cell table:style-name="Table1.C118" office:value-type="string">
            <text:p text:style-name="P1">i&amp;__d;&amp;__l;</text:p>
          </table:table-cell>
          <table:table-cell table:style-name="Table1.D118" office:value-type="string">
            <text:p text:style-name="Table_20_description">Dotless i</text:p>
          </table:table-cell>
        </table:table-row>
        <table:table-row table:style-name="Table1.119">
          <table:table-cell table:style-name="Table1.A119" office:value-type="string">
            <text:p text:style-name="P32">i</text:p>
          </table:table-cell>
          <table:table-cell table:style-name="Table1.B119" office:value-type="string">
            <text:p text:style-name="P18">i&amp;__l;&amp;__o;</text:p>
          </table:table-cell>
          <table:table-cell table:style-name="Table1.C119" office:value-type="string">
            <text:p text:style-name="P1">i&amp;__l;&amp;__o;</text:p>
          </table:table-cell>
          <table:table-cell table:style-name="Table1.D2" office:value-type="string">
            <text:p text:style-name="Table_20_description">Long I / F220</text:p>
          </table:table-cell>
        </table:table-row>
        <table:table-row table:style-name="Table1.120">
          <table:table-cell table:style-name="Table1.A120" office:value-type="string">
            <text:p text:style-name="P32">i</text:p>
          </table:table-cell>
          <table:table-cell table:style-name="Table1.B120" office:value-type="string">
            <text:p text:style-name="P18">i&amp;__b;&amp;__d;</text:p>
          </table:table-cell>
          <table:table-cell table:style-name="Table1.C120" office:value-type="string">
            <text:p text:style-name="P1">i&amp;__b;&amp;__d;</text:p>
          </table:table-cell>
          <table:table-cell table:style-name="Table1.D2" office:value-type="string">
            <text:p text:style-name="Table_20_description">i with double bar / E8A1</text:p>
          </table:table-cell>
        </table:table-row>
        <table:table-row table:style-name="Table1.121">
          <table:table-cell table:style-name="Table1.A121" office:value-type="string">
            <text:p text:style-name="P32">i</text:p>
          </table:table-cell>
          <table:table-cell table:style-name="Table1.B121" office:value-type="string">
            <text:p text:style-name="P18">i&amp;__f;&amp;__1;</text:p>
          </table:table-cell>
          <table:table-cell table:style-name="Table1.C121" office:value-type="string">
            <text:p text:style-name="P1"><text:span text:style-name="T15">i</text:span>i&amp;__f;&amp;__1;</text:p>
          </table:table-cell>
          <table:table-cell table:style-name="Table1.D121" office:value-type="string">
            <text:p text:style-name="Table_20_description">i final form (when <text:span text:style-name="T7">i</text:span> precedes)</text:p>
          </table:table-cell>
        </table:table-row>
        <table:table-row table:style-name="Table1.122">
          <table:table-cell table:style-name="Table1.A122" office:value-type="string">
            <text:p text:style-name="P32">i</text:p>
          </table:table-cell>
          <table:table-cell table:style-name="Table1.B122" office:value-type="string">
            <text:p text:style-name="P18">i&amp;__f;&amp;__2;</text:p>
          </table:table-cell>
          <table:table-cell table:style-name="Table1.C122" office:value-type="string">
            <text:p text:style-name="P1">i&amp;__f;&amp;__2;</text:p>
          </table:table-cell>
          <table:table-cell table:style-name="Table1.D122" office:value-type="string">
            <text:p text:style-name="Table_20_description"><text:span text:style-name="T7">i</text:span> final form</text:p>
          </table:table-cell>
        </table:table-row>
        <table:table-row table:style-name="Table1.123">
          <table:table-cell table:style-name="Table1.A123" office:value-type="string">
            <text:p text:style-name="P32">i</text:p>
          </table:table-cell>
          <table:table-cell table:style-name="Table1.B123" office:value-type="string">
            <text:p text:style-name="P18">i&amp;__e;&amp;__n;</text:p>
          </table:table-cell>
          <table:table-cell table:style-name="Table1.C123" office:value-type="string">
            <text:p text:style-name="P1">i&amp;__e;&amp;__n;</text:p>
          </table:table-cell>
          <table:table-cell table:style-name="Table1.D2" office:value-type="string">
            <text:p text:style-name="Table_20_description">Enlarged minuscule I / EEEA</text:p>
          </table:table-cell>
        </table:table-row>
        <table:table-row table:style-name="Table1.124">
          <table:table-cell table:style-name="Table1.A124" office:value-type="string">
            <text:p text:style-name="P32">J</text:p>
          </table:table-cell>
          <table:table-cell table:style-name="Table1.B124" office:value-type="string">
            <text:p text:style-name="P18">J&amp;__d;&amp;__a;</text:p>
          </table:table-cell>
          <table:table-cell table:style-name="Table1.C124" office:value-type="string">
            <text:p text:style-name="P1">J&amp;__d;&amp;__a;</text:p>
          </table:table-cell>
          <table:table-cell table:style-name="Table1.D2" office:value-type="string">
            <text:p text:style-name="Table_20_description">J with dot above / E15C</text:p>
          </table:table-cell>
        </table:table-row>
        <table:table-row table:style-name="Table1.125">
          <table:table-cell table:style-name="Table1.A125" office:value-type="string">
            <text:p text:style-name="P32">J</text:p>
          </table:table-cell>
          <table:table-cell table:style-name="Table1.B125" office:value-type="string">
            <text:p text:style-name="P18">J&amp;__e;&amp;__n;</text:p>
          </table:table-cell>
          <table:table-cell table:style-name="Table1.C125" office:value-type="string">
            <text:p text:style-name="P1">J&amp;__e;&amp;__n;</text:p>
          </table:table-cell>
          <table:table-cell table:style-name="Table1.D125" office:value-type="string">
            <text:p text:style-name="Table_20_description">Enlarged minuscule <text:span text:style-name="T15">J</text:span></text:p>
          </table:table-cell>
        </table:table-row>
        <table:table-row table:style-name="Table1.126">
          <table:table-cell table:style-name="Table1.A126" office:value-type="string">
            <text:p text:style-name="P32">j</text:p>
          </table:table-cell>
          <table:table-cell table:style-name="Table1.B126" office:value-type="string">
            <text:p text:style-name="P18">j&amp;__d;&amp;__l;</text:p>
          </table:table-cell>
          <table:table-cell table:style-name="Table1.C126" office:value-type="string">
            <text:p text:style-name="P1">j&amp;__d;&amp;__l;</text:p>
          </table:table-cell>
          <table:table-cell table:style-name="Table1.D126" office:value-type="string">
            <text:p text:style-name="Table_20_description">Dotless j / <text:span text:style-name="T46">0237</text:span></text:p>
          </table:table-cell>
        </table:table-row>
        <table:table-row table:style-name="Table1.127">
          <table:table-cell table:style-name="Table1.A127" office:value-type="string">
            <text:p text:style-name="P32">j</text:p>
          </table:table-cell>
          <table:table-cell table:style-name="Table1.B127" office:value-type="string">
            <text:p text:style-name="P18">j&amp;__s;&amp;__d;</text:p>
          </table:table-cell>
          <table:table-cell table:style-name="Table1.C127" office:value-type="string">
            <text:p text:style-name="P1">j&amp;__s;&amp;__d;</text:p>
          </table:table-cell>
          <table:table-cell table:style-name="Table1.D2" office:value-type="string">
            <text:p text:style-name="Table_20_description">j with double bar / E8A2</text:p>
          </table:table-cell>
        </table:table-row>
        <table:table-row table:style-name="Table1.128">
          <table:table-cell table:style-name="Table1.A128" office:value-type="string">
            <text:p text:style-name="P32">j</text:p>
          </table:table-cell>
          <table:table-cell table:style-name="Table1.B128" office:value-type="string">
            <text:p text:style-name="P18">j&amp;__d;&amp;__a;</text:p>
          </table:table-cell>
          <table:table-cell table:style-name="Table1.C128" office:value-type="string">
            <text:p text:style-name="P1">j&amp;__d;&amp;__a;</text:p>
          </table:table-cell>
          <table:table-cell table:style-name="Table1.D128" office:value-type="string">
            <text:p text:style-name="Table_20_description">j with dot accent</text:p>
          </table:table-cell>
        </table:table-row>
        <table:table-row table:style-name="Table1.129">
          <table:table-cell table:style-name="Table1.A129" office:value-type="string">
            <text:p text:style-name="P32">j</text:p>
          </table:table-cell>
          <table:table-cell table:style-name="Table1.B129" office:value-type="string">
            <text:p text:style-name="P18">j&amp;__e;&amp;__n;</text:p>
          </table:table-cell>
          <table:table-cell table:style-name="Table1.C129" office:value-type="string">
            <text:p text:style-name="P1">j&amp;__e;&amp;__n;</text:p>
          </table:table-cell>
          <table:table-cell table:style-name="Table1.D2" office:value-type="string">
            <text:p text:style-name="Table_20_description">Enlarged minuscule j / EEEB</text:p>
          </table:table-cell>
        </table:table-row>
        <table:table-row table:style-name="Table1.130">
          <table:table-cell table:style-name="Table1.A130" office:value-type="string">
            <text:p text:style-name="P32">K</text:p>
          </table:table-cell>
          <table:table-cell table:style-name="Table1.B130" office:value-type="string">
            <text:p text:style-name="P18">K&amp;__e;&amp;__n;</text:p>
          </table:table-cell>
          <table:table-cell table:style-name="Table1.C130" office:value-type="string">
            <text:p text:style-name="P1">K&amp;__e;&amp;__n;</text:p>
          </table:table-cell>
          <table:table-cell table:style-name="Table1.D130" office:value-type="string">
            <text:p text:style-name="Table_20_description">Enlarged minuscule <text:span text:style-name="T15">K</text:span></text:p>
          </table:table-cell>
        </table:table-row>
        <table:table-row table:style-name="Table1.131">
          <table:table-cell table:style-name="Table1.A131" office:value-type="string">
            <text:p text:style-name="P32">k</text:p>
          </table:table-cell>
          <table:table-cell table:style-name="Table1.B131" office:value-type="string">
            <text:p text:style-name="P18">k&amp;__u;&amp;__n;</text:p>
          </table:table-cell>
          <table:table-cell table:style-name="Table1.C131" office:value-type="string">
            <text:p text:style-name="P1">k&amp;__u;&amp;__n;</text:p>
          </table:table-cell>
          <table:table-cell table:style-name="Table1.D2" office:value-type="string">
            <text:p text:style-name="Table_20_description">Uncial k / F208</text:p>
          </table:table-cell>
        </table:table-row>
        <text:soft-page-break/>
        <table:table-row table:style-name="Table1.132">
          <table:table-cell table:style-name="Table1.A132" office:value-type="string">
            <text:p text:style-name="P32">k</text:p>
          </table:table-cell>
          <table:table-cell table:style-name="Table1.B132" office:value-type="string">
            <text:p text:style-name="P18">k&amp;__c;&amp;__1;</text:p>
          </table:table-cell>
          <table:table-cell table:style-name="Table1.C132" office:value-type="string">
            <text:p text:style-name="P1">k&amp;__c;&amp;__1;</text:p>
          </table:table-cell>
          <table:table-cell table:style-name="Table1.D2" office:value-type="string">
            <text:p text:style-name="Table_20_description">Closed k, one / F221</text:p>
          </table:table-cell>
        </table:table-row>
        <table:table-row table:style-name="Table1.133">
          <table:table-cell table:style-name="Table1.A133" office:value-type="string">
            <text:p text:style-name="P32">k</text:p>
          </table:table-cell>
          <table:table-cell table:style-name="Table1.B133" office:value-type="string">
            <text:p text:style-name="P18">k&amp;__c;&amp;__2;</text:p>
          </table:table-cell>
          <table:table-cell table:style-name="Table1.C133" office:value-type="string">
            <text:p text:style-name="P1">k&amp;__c;&amp;__2;</text:p>
          </table:table-cell>
          <table:table-cell table:style-name="Table1.D2" office:value-type="string">
            <text:p text:style-name="P59">Closed k, two / F209 </text:p>
          </table:table-cell>
        </table:table-row>
        <table:table-row table:style-name="Table1.134">
          <table:table-cell table:style-name="Table1.A134" office:value-type="string">
            <text:p text:style-name="P32">k</text:p>
          </table:table-cell>
          <table:table-cell table:style-name="Table1.B134" office:value-type="string">
            <text:p text:style-name="P18">k&amp;__c;&amp;__u;</text:p>
          </table:table-cell>
          <table:table-cell table:style-name="Table1.C134" office:value-type="string">
            <text:p text:style-name="P1">k&amp;__c;&amp;__u;</text:p>
          </table:table-cell>
          <table:table-cell table:style-name="Table1.D2" office:value-type="string">
            <text:p text:style-name="Table_20_description">k with curl / F195</text:p>
          </table:table-cell>
        </table:table-row>
        <table:table-row table:style-name="Table1.135">
          <table:table-cell table:style-name="Table1.A135" office:value-type="string">
            <text:p text:style-name="P32">k</text:p>
          </table:table-cell>
          <table:table-cell table:style-name="Table1.B135" office:value-type="string">
            <text:p text:style-name="P18">k&amp;__e;&amp;__n;</text:p>
          </table:table-cell>
          <table:table-cell table:style-name="Table1.C135" office:value-type="string">
            <text:p text:style-name="P1">k&amp;__e;&amp;__n;</text:p>
          </table:table-cell>
          <table:table-cell table:style-name="Table1.D2" office:value-type="string">
            <text:p text:style-name="Table_20_description">Enlarged minuscule k / EEEC</text:p>
          </table:table-cell>
        </table:table-row>
        <table:table-row table:style-name="Table1.136">
          <table:table-cell table:style-name="Table1.A136" office:value-type="string">
            <text:p text:style-name="P32">L</text:p>
          </table:table-cell>
          <table:table-cell table:style-name="Table1.B136" office:value-type="string">
            <text:p text:style-name="P18">L&amp;__e;&amp;__n;</text:p>
          </table:table-cell>
          <table:table-cell table:style-name="Table1.C136" office:value-type="string">
            <text:p text:style-name="P1">L&amp;__e;&amp;__n;</text:p>
          </table:table-cell>
          <table:table-cell table:style-name="Table1.D136" office:value-type="string">
            <text:p text:style-name="Table_20_description">Enlarged minuscule <text:span text:style-name="T15">L</text:span></text:p>
          </table:table-cell>
        </table:table-row>
        <table:table-row table:style-name="Table1.137">
          <table:table-cell table:style-name="Table1.A137" office:value-type="string">
            <text:p text:style-name="P32">l</text:p>
          </table:table-cell>
          <table:table-cell table:style-name="Table1.B137" office:value-type="string">
            <text:p text:style-name="P18">l&amp;__d;&amp;__e;</text:p>
          </table:table-cell>
          <table:table-cell table:style-name="Table1.C137" office:value-type="string">
            <text:p text:style-name="P1">l&amp;__d;&amp;__e;</text:p>
          </table:table-cell>
          <table:table-cell table:style-name="Table1.D2" office:value-type="string">
            <text:p text:style-name="Table_20_description">Descending l / F222</text:p>
          </table:table-cell>
        </table:table-row>
        <table:table-row table:style-name="Table1.138">
          <table:table-cell table:style-name="Table1.A138" office:value-type="string">
            <text:p text:style-name="P32">l</text:p>
          </table:table-cell>
          <table:table-cell table:style-name="Table1.B138" office:value-type="string">
            <text:p text:style-name="P18">l&amp;__e;&amp;__n;</text:p>
          </table:table-cell>
          <table:table-cell table:style-name="Table1.C138" office:value-type="string">
            <text:p text:style-name="P1">l&amp;__e;&amp;__n;</text:p>
          </table:table-cell>
          <table:table-cell table:style-name="Table1.D2" office:value-type="string">
            <text:p text:style-name="Table_20_description">Enlarged minuscule l / EEED</text:p>
          </table:table-cell>
        </table:table-row>
        <table:table-row table:style-name="Table1.139">
          <table:table-cell table:style-name="Table1.A139" office:value-type="string">
            <text:p text:style-name="P32">l</text:p>
          </table:table-cell>
          <table:table-cell table:style-name="Table1.B139" office:value-type="string">
            <text:p text:style-name="P18">l&amp;__s;&amp;__h;</text:p>
          </table:table-cell>
          <table:table-cell table:style-name="Table1.C139" office:value-type="string">
            <text:p text:style-name="P1">l&amp;__s;&amp;__h;</text:p>
          </table:table-cell>
          <table:table-cell table:style-name="Table1.D139" office:value-type="string">
            <text:p text:style-name="Table_20_description">l with high stroke</text:p>
          </table:table-cell>
        </table:table-row>
        <table:table-row table:style-name="Table1.140">
          <table:table-cell table:style-name="Table1.A140" office:value-type="string">
            <text:p text:style-name="P33">l</text:p>
          </table:table-cell>
          <table:table-cell table:style-name="Table1.B140" office:value-type="string">
            <text:p text:style-name="P33">l&amp;__s;&amp;__f;</text:p>
          </table:table-cell>
          <table:table-cell table:style-name="Table1.C140" office:value-type="string">
            <text:p text:style-name="P14">l&amp;__s;&amp;__f;</text:p>
          </table:table-cell>
          <table:table-cell table:style-name="Table1.D140" office:value-type="string">
            <text:p text:style-name="Table_20_description">l with high stroke ending with flourish</text:p>
          </table:table-cell>
        </table:table-row>
        <table:table-row table:style-name="Table1.141">
          <table:table-cell table:style-name="Table1.A141" office:value-type="string">
            <text:p text:style-name="P32">M</text:p>
          </table:table-cell>
          <table:table-cell table:style-name="Table1.B141" office:value-type="string">
            <text:p text:style-name="P18">M&amp;__u;&amp;__d;</text:p>
          </table:table-cell>
          <table:table-cell table:style-name="Table1.C141" office:value-type="string">
            <text:p text:style-name="P1">M&amp;__u;&amp;__d;</text:p>
          </table:table-cell>
          <table:table-cell table:style-name="Table1.D2" office:value-type="string">
            <text:p text:style-name="Table_20_description">Uncial M with descender / F224</text:p>
          </table:table-cell>
        </table:table-row>
        <table:table-row table:style-name="Table1.142">
          <table:table-cell table:style-name="Table1.A142" office:value-type="string">
            <text:p text:style-name="P32">M</text:p>
          </table:table-cell>
          <table:table-cell table:style-name="Table1.B142" office:value-type="string">
            <text:p text:style-name="P18">M&amp;__u;&amp;__n;</text:p>
          </table:table-cell>
          <table:table-cell table:style-name="Table1.C142" office:value-type="string">
            <text:p text:style-name="P1">M&amp;__u;&amp;__n;</text:p>
          </table:table-cell>
          <table:table-cell table:style-name="Table1.D2" office:value-type="string">
            <text:p text:style-name="Table_20_description">Uncial M / F11A</text:p>
          </table:table-cell>
        </table:table-row>
        <table:table-row table:style-name="Table1.143">
          <table:table-cell table:style-name="Table1.A143" office:value-type="string">
            <text:p text:style-name="P32">M</text:p>
          </table:table-cell>
          <table:table-cell table:style-name="Table1.B143" office:value-type="string">
            <text:p text:style-name="P18">M&amp;__a;&amp;__1;</text:p>
          </table:table-cell>
          <table:table-cell table:style-name="Table1.C143" office:value-type="string">
            <text:p text:style-name="P1">M&amp;__a;&amp;__1;</text:p>
          </table:table-cell>
          <table:table-cell table:style-name="Table1.D143" office:value-type="string">
            <text:p text:style-name="Table_20_description">Epigraphic M / <text:s/>A7FF</text:p>
          </table:table-cell>
        </table:table-row>
        <table:table-row table:style-name="Table1.144">
          <table:table-cell table:style-name="Table1.A144" office:value-type="string">
            <text:p text:style-name="P32">M</text:p>
          </table:table-cell>
          <table:table-cell table:style-name="Table1.B144" office:value-type="string">
            <text:p text:style-name="P18">M&amp;__e;&amp;__n;</text:p>
          </table:table-cell>
          <table:table-cell table:style-name="Table1.C144" office:value-type="string">
            <text:p text:style-name="P1">M&amp;__e;&amp;__n;</text:p>
          </table:table-cell>
          <table:table-cell table:style-name="Table1.D144" office:value-type="string">
            <text:p text:style-name="Table_20_description">Enlarged minuscule <text:span text:style-name="T15">M</text:span></text:p>
          </table:table-cell>
        </table:table-row>
        <table:table-row table:style-name="Table1.145">
          <table:table-cell table:style-name="Table1.A145" office:value-type="string">
            <text:p text:style-name="P32">m</text:p>
          </table:table-cell>
          <table:table-cell table:style-name="Table1.B145" office:value-type="string">
            <text:p text:style-name="P18">m&amp;__u;&amp;__d;</text:p>
          </table:table-cell>
          <table:table-cell table:style-name="Table1.C145" office:value-type="string">
            <text:p text:style-name="P1">m&amp;__u;&amp;__d;</text:p>
          </table:table-cell>
          <table:table-cell table:style-name="Table1.D2" office:value-type="string">
            <text:p text:style-name="Table_20_description">Uncial m with descender / F23D</text:p>
          </table:table-cell>
        </table:table-row>
        <table:table-row table:style-name="Table1.146">
          <table:table-cell table:style-name="Table1.A146" office:value-type="string">
            <text:p text:style-name="P32">m</text:p>
          </table:table-cell>
          <table:table-cell table:style-name="Table1.B146" office:value-type="string">
            <text:p text:style-name="P18">m&amp;__u;&amp;__n;</text:p>
          </table:table-cell>
          <table:table-cell table:style-name="Table1.C146" office:value-type="string">
            <text:p text:style-name="P1">m&amp;__u;&amp;__n;</text:p>
          </table:table-cell>
          <table:table-cell table:style-name="Table1.D2" office:value-type="string">
            <text:p text:style-name="Table_20_description">Uncial m / F23C</text:p>
          </table:table-cell>
        </table:table-row>
        <table:table-row table:style-name="Table1.147">
          <table:table-cell table:style-name="Table1.A147" office:value-type="string">
            <text:p text:style-name="P32">m</text:p>
          </table:table-cell>
          <table:table-cell table:style-name="Table1.B147" office:value-type="string">
            <text:p text:style-name="P18">m&amp;__d;&amp;__e;</text:p>
          </table:table-cell>
          <table:table-cell table:style-name="Table1.C147" office:value-type="string">
            <text:p text:style-name="P1">m&amp;__d;&amp;__e;</text:p>
          </table:table-cell>
          <table:table-cell table:style-name="Table1.D2" office:value-type="string">
            <text:p text:style-name="Table_20_description">m with descender / F223</text:p>
          </table:table-cell>
        </table:table-row>
        <table:table-row table:style-name="Table1.148">
          <table:table-cell table:style-name="Table1.A148" office:value-type="string">
            <text:p text:style-name="P32">m</text:p>
          </table:table-cell>
          <table:table-cell table:style-name="Table1.B148" office:value-type="string">
            <text:p text:style-name="P18">m&amp;__e;&amp;__n;</text:p>
          </table:table-cell>
          <table:table-cell table:style-name="Table1.C148" office:value-type="string">
            <text:p text:style-name="P1">m&amp;__e;&amp;__n;</text:p>
          </table:table-cell>
          <table:table-cell table:style-name="Table1.D2" office:value-type="string">
            <text:p text:style-name="Table_20_description">Enlarged minuscule m / EEEE</text:p>
          </table:table-cell>
        </table:table-row>
        <table:table-row table:style-name="Table1.149">
          <table:table-cell table:style-name="Table1.A149" office:value-type="string">
            <text:p text:style-name="P32">N</text:p>
          </table:table-cell>
          <table:table-cell table:style-name="Table1.B149" office:value-type="string">
            <text:p text:style-name="P18">N&amp;__d;&amp;__e;</text:p>
          </table:table-cell>
          <table:table-cell table:style-name="Table1.C149" office:value-type="string">
            <text:p text:style-name="P1">N&amp;__d;&amp;__e;</text:p>
          </table:table-cell>
          <table:table-cell table:style-name="Table1.D2" office:value-type="string">
            <text:p text:style-name="Table_20_description">N with descender / F229</text:p>
          </table:table-cell>
        </table:table-row>
        <table:table-row table:style-name="Table1.150">
          <table:table-cell table:style-name="Table1.A150" office:value-type="string">
            <text:p text:style-name="P32">N</text:p>
          </table:table-cell>
          <table:table-cell table:style-name="Table1.B150" office:value-type="string">
            <text:p text:style-name="P18">N&amp;__e;&amp;__n;</text:p>
          </table:table-cell>
          <table:table-cell table:style-name="Table1.C150" office:value-type="string">
            <text:p text:style-name="P1">N&amp;__e;&amp;__n;</text:p>
          </table:table-cell>
          <table:table-cell table:style-name="Table1.D2" office:value-type="string">
            <text:p text:style-name="Table_20_description">Enlarged minuscule n / EEEF</text:p>
          </table:table-cell>
        </table:table-row>
        <table:table-row table:style-name="Table1.151">
          <table:table-cell table:style-name="Table1.A151" office:value-type="string">
            <text:p text:style-name="P32">n</text:p>
          </table:table-cell>
          <table:table-cell table:style-name="Table1.B151" office:value-type="string">
            <text:p text:style-name="P18">n&amp;__d;&amp;__e;</text:p>
          </table:table-cell>
          <table:table-cell table:style-name="Table1.C151" office:value-type="string">
            <text:p text:style-name="P1">n&amp;__d;&amp;__e;</text:p>
          </table:table-cell>
          <table:table-cell table:style-name="Table1.D2" office:value-type="string">
            <text:p text:style-name="Table_20_description">n with descender / F228</text:p>
          </table:table-cell>
        </table:table-row>
        <table:table-row table:style-name="Table1.152">
          <table:table-cell table:style-name="Table1.A152" office:value-type="string">
            <text:p text:style-name="P32">n</text:p>
          </table:table-cell>
          <table:table-cell table:style-name="Table1.B152" office:value-type="string">
            <text:p text:style-name="P18">n&amp;__b;&amp;__a;</text:p>
          </table:table-cell>
          <table:table-cell table:style-name="Table1.C152" office:value-type="string">
            <text:p text:style-name="P1">n&amp;__b;&amp;__a;</text:p>
          </table:table-cell>
          <table:table-cell table:style-name="Table1.D2" office:value-type="string">
            <text:p text:style-name="Table_20_description">n with bar / E7B2</text:p>
          </table:table-cell>
        </table:table-row>
        <table:table-row table:style-name="Table1.153">
          <table:table-cell table:style-name="Table1.A153" office:value-type="string">
            <text:p text:style-name="P32">n</text:p>
          </table:table-cell>
          <table:table-cell table:style-name="Table1.B153" office:value-type="string">
            <text:p text:style-name="P18">n&amp;__c;&amp;__u;</text:p>
          </table:table-cell>
          <table:table-cell table:style-name="Table1.C153" office:value-type="string">
            <text:p text:style-name="P1">n&amp;__c;&amp;__u;</text:p>
          </table:table-cell>
          <table:table-cell table:style-name="Table1.D2" office:value-type="string">
            <text:p text:style-name="Table_20_description">n with curl / F19A</text:p>
          </table:table-cell>
        </table:table-row>
        <table:table-row table:style-name="Table1.154">
          <table:table-cell table:style-name="Table1.A154" office:value-type="string">
            <text:p text:style-name="P32">n</text:p>
          </table:table-cell>
          <table:table-cell table:style-name="Table1.B154" office:value-type="string">
            <text:p text:style-name="P19">n&amp;__e;&amp;__n;</text:p>
          </table:table-cell>
          <table:table-cell table:style-name="Table1.C154" office:value-type="string">
            <text:p text:style-name="P2">n&amp;__e;&amp;__n;</text:p>
          </table:table-cell>
          <table:table-cell table:style-name="Table1.D2" office:value-type="string">
            <text:p text:style-name="Table_20_description">Enlarged minuscule n / EEEF</text:p>
          </table:table-cell>
        </table:table-row>
        <table:table-row table:style-name="Table1.155">
          <table:table-cell table:style-name="Table1.A155" office:value-type="string">
            <text:p text:style-name="P32">n</text:p>
          </table:table-cell>
          <table:table-cell table:style-name="Table1.B155" office:value-type="string">
            <text:p text:style-name="P19">n&amp;__s;&amp;__d;</text:p>
          </table:table-cell>
          <table:table-cell table:style-name="Table1.C155" office:value-type="string">
            <text:p text:style-name="P2">n&amp;__s;&amp;__d;</text:p>
          </table:table-cell>
          <table:table-cell table:style-name="Table1.D2" office:value-type="string">
            <text:p text:style-name="Table_20_description">Small cap n with descender / F22A</text:p>
          </table:table-cell>
        </table:table-row>
        <table:table-row table:style-name="Table1.156">
          <table:table-cell table:style-name="Table1.A156" office:value-type="string">
            <text:p text:style-name="P32">O</text:p>
          </table:table-cell>
          <table:table-cell table:style-name="Table1.B156" office:value-type="string">
            <text:p text:style-name="P19">O&amp;__e;&amp;__n;</text:p>
          </table:table-cell>
          <table:table-cell table:style-name="Table1.C156" office:value-type="string">
            <text:p text:style-name="P2">O&amp;__e;&amp;__n;</text:p>
          </table:table-cell>
          <table:table-cell table:style-name="Table1.D156" office:value-type="string">
            <text:p text:style-name="Table_20_description">Enlarged minuscule <text:span text:style-name="T16">O</text:span></text:p>
          </table:table-cell>
        </table:table-row>
        <table:table-row table:style-name="Table1.157">
          <table:table-cell table:style-name="Table1.A157" office:value-type="string">
            <text:p text:style-name="P32">o</text:p>
          </table:table-cell>
          <table:table-cell table:style-name="Table1.B157" office:value-type="string">
            <text:p text:style-name="P19">o&amp;__e;&amp;__n;</text:p>
          </table:table-cell>
          <table:table-cell table:style-name="Table1.C157" office:value-type="string">
            <text:p text:style-name="P2">o&amp;__e;&amp;__n;</text:p>
          </table:table-cell>
          <table:table-cell table:style-name="Table1.D2" office:value-type="string">
            <text:p text:style-name="Table_20_description">Enlarged minuscule o / EEF0</text:p>
          </table:table-cell>
        </table:table-row>
        <text:soft-page-break/>
        <table:table-row table:style-name="Table1.158">
          <table:table-cell table:style-name="Table1.A158" office:value-type="string">
            <text:p text:style-name="P32">P</text:p>
          </table:table-cell>
          <table:table-cell table:style-name="Table1.B158" office:value-type="string">
            <text:p text:style-name="P19">P&amp;__r;&amp;__e;</text:p>
          </table:table-cell>
          <table:table-cell table:style-name="Table1.C158" office:value-type="string">
            <text:p text:style-name="P2">P&amp;__r;&amp;__e;</text:p>
          </table:table-cell>
          <table:table-cell table:style-name="Table1.D158" office:value-type="string">
            <text:p text:style-name="Table_20_description">Reversed P / A7FC</text:p>
          </table:table-cell>
        </table:table-row>
        <table:table-row table:style-name="Table1.159">
          <table:table-cell table:style-name="Table1.A159" office:value-type="string">
            <text:p text:style-name="P32">P</text:p>
          </table:table-cell>
          <table:table-cell table:style-name="Table1.B159" office:value-type="string">
            <text:p text:style-name="P19">P&amp;__e;&amp;__n;</text:p>
          </table:table-cell>
          <table:table-cell table:style-name="Table1.C159" office:value-type="string">
            <text:p text:style-name="P2">P&amp;__e;&amp;__n;</text:p>
          </table:table-cell>
          <table:table-cell table:style-name="Table1.D159" office:value-type="string">
            <text:p text:style-name="Table_20_description">Enlarged minuscule <text:span text:style-name="T16">P</text:span></text:p>
          </table:table-cell>
        </table:table-row>
        <table:table-row table:style-name="Table1.160">
          <table:table-cell table:style-name="Table1.A160" office:value-type="string">
            <text:p text:style-name="P32">p</text:p>
          </table:table-cell>
          <table:table-cell table:style-name="Table1.B160" office:value-type="string">
            <text:p text:style-name="P19">p&amp;__e;&amp;__n;</text:p>
          </table:table-cell>
          <table:table-cell table:style-name="Table1.C160" office:value-type="string">
            <text:p text:style-name="P2">p&amp;__e;&amp;__n;</text:p>
          </table:table-cell>
          <table:table-cell table:style-name="Table1.D2" office:value-type="string">
            <text:p text:style-name="Table_20_description">Enlarged minuscule p / EEF1</text:p>
          </table:table-cell>
        </table:table-row>
        <table:table-row table:style-name="Table1.161">
          <table:table-cell table:style-name="Table1.A161" office:value-type="string">
            <text:p text:style-name="P32">Q</text:p>
          </table:table-cell>
          <table:table-cell table:style-name="Table1.B161" office:value-type="string">
            <text:p text:style-name="P19">Q&amp;__s;&amp;__m;</text:p>
          </table:table-cell>
          <table:table-cell table:style-name="Table1.C161" office:value-type="string">
            <text:p text:style-name="P2">Q&amp;__s;&amp;__m;</text:p>
          </table:table-cell>
          <table:table-cell table:style-name="Table1.D2" office:value-type="string">
            <text:p text:style-name="Table_20_description">Q with stem / F22C</text:p>
          </table:table-cell>
        </table:table-row>
        <table:table-row table:style-name="Table1.162">
          <table:table-cell table:style-name="Table1.A162" office:value-type="string">
            <text:p text:style-name="P32">Q</text:p>
          </table:table-cell>
          <table:table-cell table:style-name="Table1.B162" office:value-type="string">
            <text:p text:style-name="P19">Q&amp;__l;&amp;__1;</text:p>
          </table:table-cell>
          <table:table-cell table:style-name="Table1.C162" office:value-type="string">
            <text:p text:style-name="P2">Q&amp;__l;&amp;__1;◌</text:p>
          </table:table-cell>
          <table:table-cell table:style-name="Table1.D162" office:value-type="string">
            <text:p text:style-name="Table_20_description">Q with long <text:span text:style-name="T38">tail</text:span>, one</text:p>
          </table:table-cell>
        </table:table-row>
        <table:table-row table:style-name="Table1.163">
          <table:table-cell table:style-name="Table1.A163" office:value-type="string">
            <text:p text:style-name="P32">Q</text:p>
          </table:table-cell>
          <table:table-cell table:style-name="Table1.B163" office:value-type="string">
            <text:p text:style-name="P19">Q&amp;__l;&amp;__2;</text:p>
          </table:table-cell>
          <table:table-cell table:style-name="Table1.C163" office:value-type="string">
            <text:p text:style-name="P2">Q&amp;__l;&amp;__2;◌◌</text:p>
          </table:table-cell>
          <table:table-cell table:style-name="Table1.D163" office:value-type="string">
            <text:p text:style-name="Table_20_description">Q with long <text:span text:style-name="T38">tail</text:span>, two</text:p>
          </table:table-cell>
        </table:table-row>
        <table:table-row table:style-name="Table1.164">
          <table:table-cell table:style-name="Table1.A164" office:value-type="string">
            <text:p text:style-name="P32">Q</text:p>
          </table:table-cell>
          <table:table-cell table:style-name="Table1.B164" office:value-type="string">
            <text:p text:style-name="P19">Q&amp;__e;&amp;__n;</text:p>
          </table:table-cell>
          <table:table-cell table:style-name="Table1.C164" office:value-type="string">
            <text:p text:style-name="P2">Q&amp;__e;&amp;__n;</text:p>
          </table:table-cell>
          <table:table-cell table:style-name="Table1.D164" office:value-type="string">
            <text:p text:style-name="Table_20_description">Enlarged minuscule <text:span text:style-name="T17">Q</text:span></text:p>
          </table:table-cell>
        </table:table-row>
        <table:table-row table:style-name="Table1.165">
          <table:table-cell table:style-name="Table1.A165" office:value-type="string">
            <text:p text:style-name="P32">q</text:p>
          </table:table-cell>
          <table:table-cell table:style-name="Table1.B165" office:value-type="string">
            <text:p text:style-name="P19">q&amp;__s;&amp;__d;</text:p>
          </table:table-cell>
          <table:table-cell table:style-name="Table1.C165" office:value-type="string">
            <text:p text:style-name="P2">q&amp;__s;&amp;__d;</text:p>
          </table:table-cell>
          <table:table-cell table:style-name="Table1.D2" office:value-type="string">
            <text:p text:style-name="Table_20_description">q with diagonal stroke / E8B4</text:p>
          </table:table-cell>
        </table:table-row>
        <table:table-row table:style-name="Table1.166">
          <table:table-cell table:style-name="Table1.A166" office:value-type="string">
            <text:p text:style-name="P32">q</text:p>
          </table:table-cell>
          <table:table-cell table:style-name="Table1.B166" office:value-type="string">
            <text:p text:style-name="P19">q&amp;__e;&amp;__n;</text:p>
          </table:table-cell>
          <table:table-cell table:style-name="Table1.C166" office:value-type="string">
            <text:p text:style-name="P2">q&amp;__e;&amp;__n;</text:p>
          </table:table-cell>
          <table:table-cell table:style-name="Table1.D2" office:value-type="string">
            <text:p text:style-name="Table_20_description">Enlarged minuscule q / E<text:span text:style-name="T47">EF2</text:span></text:p>
          </table:table-cell>
        </table:table-row>
        <table:table-row table:style-name="Table1.167">
          <table:table-cell table:style-name="Table1.A167" office:value-type="string">
            <text:p text:style-name="P32">R</text:p>
          </table:table-cell>
          <table:table-cell table:style-name="Table1.B167" office:value-type="string">
            <text:p text:style-name="P19">R&amp;__i;&amp;__n;</text:p>
          </table:table-cell>
          <table:table-cell table:style-name="Table1.C167" office:value-type="string">
            <text:p text:style-name="P2">R&amp;__i;&amp;__n;</text:p>
          </table:table-cell>
          <table:table-cell table:style-name="Table1.D167" office:value-type="string">
            <text:p text:style-name="Table_20_description">Insular R / <text:span text:style-name="T48">A783</text:span></text:p>
          </table:table-cell>
        </table:table-row>
        <table:table-row table:style-name="Table1.168">
          <table:table-cell table:style-name="Table1.A168" office:value-type="string">
            <text:p text:style-name="P32">R</text:p>
          </table:table-cell>
          <table:table-cell table:style-name="Table1.B168" office:value-type="string">
            <text:p text:style-name="P19">R&amp;__r;&amp;__o;</text:p>
          </table:table-cell>
          <table:table-cell table:style-name="Table1.C168" office:value-type="string">
            <text:p text:style-name="P2">R&amp;__r;&amp;__o;</text:p>
          </table:table-cell>
          <table:table-cell table:style-name="Table1.D168" office:value-type="string">
            <text:p text:style-name="Table_20_description">R rotunda / <text:span text:style-name="T48">A75A</text:span></text:p>
          </table:table-cell>
        </table:table-row>
        <table:table-row table:style-name="Table1.169">
          <table:table-cell table:style-name="Table1.A169" office:value-type="string">
            <text:p text:style-name="P32">R</text:p>
          </table:table-cell>
          <table:table-cell table:style-name="Table1.B169" office:value-type="string">
            <text:p text:style-name="P19">R&amp;__e;&amp;__n;</text:p>
          </table:table-cell>
          <table:table-cell table:style-name="Table1.C169" office:value-type="string">
            <text:p text:style-name="P2">R&amp;__e;&amp;__n;</text:p>
          </table:table-cell>
          <table:table-cell table:style-name="Table1.D169" office:value-type="string">
            <text:p text:style-name="Table_20_description">Enlarged minuscule R</text:p>
          </table:table-cell>
        </table:table-row>
        <table:table-row table:style-name="Table1.170">
          <table:table-cell table:style-name="Table1.A170" office:value-type="string">
            <text:p text:style-name="P32">r</text:p>
          </table:table-cell>
          <table:table-cell table:style-name="Table1.B170" office:value-type="string">
            <text:p text:style-name="P19">r&amp;__i;&amp;__n;</text:p>
          </table:table-cell>
          <table:table-cell table:style-name="Table1.C170" office:value-type="string">
            <text:p text:style-name="P2">r&amp;__i;&amp;__n;</text:p>
          </table:table-cell>
          <table:table-cell table:style-name="Table1.D170" office:value-type="string">
            <text:p text:style-name="Table_20_description">Insular r / <text:span text:style-name="T48">A782</text:span></text:p>
          </table:table-cell>
        </table:table-row>
        <table:table-row table:style-name="Table1.171">
          <table:table-cell table:style-name="Table1.A171" office:value-type="string">
            <text:p text:style-name="P32">r</text:p>
          </table:table-cell>
          <table:table-cell table:style-name="Table1.B171" office:value-type="string">
            <text:p text:style-name="P19">r&amp;__r;&amp;__o;</text:p>
          </table:table-cell>
          <table:table-cell table:style-name="Table1.C171" office:value-type="string">
            <text:p text:style-name="P2">r&amp;__r;&amp;__o;</text:p>
          </table:table-cell>
          <table:table-cell table:style-name="Table1.D171" office:value-type="string">
            <text:p text:style-name="Table_20_description">r rotunda / <text:span text:style-name="T48">A75B</text:span></text:p>
          </table:table-cell>
        </table:table-row>
        <table:table-row table:style-name="Table1.172">
          <table:table-cell table:style-name="Table1.A172" office:value-type="string">
            <text:p text:style-name="P32">r</text:p>
          </table:table-cell>
          <table:table-cell table:style-name="Table1.B172" office:value-type="string">
            <text:p text:style-name="P19">r&amp;__c;&amp;__u;</text:p>
          </table:table-cell>
          <table:table-cell table:style-name="Table1.C172" office:value-type="string">
            <text:p text:style-name="P2">r&amp;__c;&amp;__u;</text:p>
          </table:table-cell>
          <table:table-cell table:style-name="Table1.D2" office:value-type="string">
            <text:p text:style-name="Table_20_description">r with curl / F19B</text:p>
          </table:table-cell>
        </table:table-row>
        <table:table-row table:style-name="Table1.173">
          <table:table-cell table:style-name="Table1.A173" office:value-type="string">
            <text:p text:style-name="P32">r</text:p>
          </table:table-cell>
          <table:table-cell table:style-name="Table1.B173" office:value-type="string">
            <text:p text:style-name="P19">r&amp;__e;&amp;__n;</text:p>
          </table:table-cell>
          <table:table-cell table:style-name="Table1.C173" office:value-type="string">
            <text:p text:style-name="P2">r&amp;__e;&amp;__n;</text:p>
          </table:table-cell>
          <table:table-cell table:style-name="Table1.D2" office:value-type="string">
            <text:p text:style-name="Table_20_description">Enlarged minuscule r / EEF3</text:p>
          </table:table-cell>
        </table:table-row>
        <table:table-row table:style-name="Table1.174">
          <table:table-cell table:style-name="Table1.A174" office:value-type="string">
            <text:p text:style-name="P32">S</text:p>
          </table:table-cell>
          <table:table-cell table:style-name="Table1.B174" office:value-type="string">
            <text:p text:style-name="P19">S&amp;__i;&amp;__n;</text:p>
          </table:table-cell>
          <table:table-cell table:style-name="Table1.C174" office:value-type="string">
            <text:p text:style-name="P2">S&amp;__i;&amp;__n;</text:p>
          </table:table-cell>
          <table:table-cell table:style-name="Table1.D174" office:value-type="string">
            <text:p text:style-name="Table_20_description">Insular S / <text:span text:style-name="T49">A784</text:span></text:p>
          </table:table-cell>
        </table:table-row>
        <table:table-row table:style-name="Table1.175">
          <table:table-cell table:style-name="Table1.A175" office:value-type="string">
            <text:p text:style-name="P32">S</text:p>
          </table:table-cell>
          <table:table-cell table:style-name="Table1.B175" office:value-type="string">
            <text:p text:style-name="P19">S&amp;__<text:span text:style-name="T1">s;</text:span>&amp;__g;</text:p>
          </table:table-cell>
          <table:table-cell table:style-name="Table1.C175" office:value-type="string">
            <text:p text:style-name="P2">S&amp;__<text:span text:style-name="T1">s;</text:span>&amp;__g;</text:p>
          </table:table-cell>
          <table:table-cell table:style-name="Table1.D175" office:value-type="string">
            <text:p text:style-name="Table_20_description">Sigmoid S / <text:span text:style-name="T49">A7D8</text:span></text:p>
          </table:table-cell>
        </table:table-row>
        <table:table-row table:style-name="Table1.176">
          <table:table-cell table:style-name="Table1.A176" office:value-type="string">
            <text:p text:style-name="P32">S</text:p>
          </table:table-cell>
          <table:table-cell table:style-name="Table1.B176" office:value-type="string">
            <text:p text:style-name="P20">S&amp;__e;&amp;__n;</text:p>
          </table:table-cell>
          <table:table-cell table:style-name="Table1.C176" office:value-type="string">
            <text:p text:style-name="P3">S&amp;__e;&amp;__n;</text:p>
          </table:table-cell>
          <table:table-cell table:style-name="Table1.D176" office:value-type="string">
            <text:p text:style-name="Table_20_description">Enlarged minuscule S</text:p>
          </table:table-cell>
        </table:table-row>
        <table:table-row table:style-name="Table1.177">
          <table:table-cell table:style-name="Table1.A177" office:value-type="string">
            <text:p text:style-name="P32">S</text:p>
          </table:table-cell>
          <table:table-cell table:style-name="Table1.B177" office:value-type="string">
            <text:p text:style-name="P20">S&amp;__s;&amp;__d;</text:p>
          </table:table-cell>
          <table:table-cell table:style-name="Table1.C177" office:value-type="string">
            <text:p text:style-name="P3">S&amp;__s;&amp;__d;</text:p>
          </table:table-cell>
          <table:table-cell table:style-name="Table1.D177" office:value-type="string">
            <text:p text:style-name="Table_20_description">S with diagnonal stroke (Sanctus abbrev)</text:p>
          </table:table-cell>
        </table:table-row>
        <table:table-row table:style-name="Table1.178">
          <table:table-cell table:style-name="Table1.A178" office:value-type="string">
            <text:p text:style-name="P32">s</text:p>
          </table:table-cell>
          <table:table-cell table:style-name="Table1.B178" office:value-type="string">
            <text:p text:style-name="P20">s&amp;__i;&amp;__n;</text:p>
          </table:table-cell>
          <table:table-cell table:style-name="Table1.C178" office:value-type="string">
            <text:p text:style-name="P3">s&amp;__i;&amp;__n;</text:p>
          </table:table-cell>
          <table:table-cell table:style-name="Table1.D178" office:value-type="string">
            <text:p text:style-name="Table_20_description">Insular s / A785</text:p>
          </table:table-cell>
        </table:table-row>
        <table:table-row table:style-name="Table1.179">
          <table:table-cell table:style-name="Table1.A179" office:value-type="string">
            <text:p text:style-name="P32">s</text:p>
          </table:table-cell>
          <table:table-cell table:style-name="Table1.B179" office:value-type="string">
            <text:p text:style-name="P20">s&amp;__<text:span text:style-name="T2">s;</text:span>&amp;__g;</text:p>
          </table:table-cell>
          <table:table-cell table:style-name="Table1.C179" office:value-type="string">
            <text:p text:style-name="P3">s&amp;__<text:span text:style-name="T2">s;</text:span>&amp;__g;</text:p>
          </table:table-cell>
          <table:table-cell table:style-name="Table1.D179" office:value-type="string">
            <text:p text:style-name="Table_20_description">Sigmoid s / <text:span text:style-name="T49">A7D9</text:span></text:p>
          </table:table-cell>
        </table:table-row>
        <table:table-row table:style-name="Table1.180">
          <table:table-cell table:style-name="Table1.A180" office:value-type="string">
            <text:p text:style-name="P32">s</text:p>
          </table:table-cell>
          <table:table-cell table:style-name="Table1.B180" office:value-type="string">
            <text:p text:style-name="P20">s&amp;__l;&amp;__o;</text:p>
          </table:table-cell>
          <table:table-cell table:style-name="Table1.C180" office:value-type="string">
            <text:p text:style-name="P3">s&amp;__l;&amp;__o;</text:p>
          </table:table-cell>
          <table:table-cell table:style-name="Table1.D180" office:value-type="string">
            <text:p text:style-name="Table_20_description">Long s / <text:span text:style-name="T49">017F</text:span></text:p>
          </table:table-cell>
        </table:table-row>
        <table:table-row table:style-name="Table1.181">
          <table:table-cell table:style-name="Table1.A181" office:value-type="string">
            <text:p text:style-name="P32">s</text:p>
          </table:table-cell>
          <table:table-cell table:style-name="Table1.B181" office:value-type="string">
            <text:p text:style-name="P20">s&amp;__e;&amp;__n;</text:p>
          </table:table-cell>
          <table:table-cell table:style-name="Table1.C181" office:value-type="string">
            <text:p text:style-name="P3">s&amp;__e;&amp;__n;</text:p>
          </table:table-cell>
          <table:table-cell table:style-name="Table1.D2" office:value-type="string">
            <text:p text:style-name="Table_20_description">Enlarged minuscule s / <text:span text:style-name="T49">EEF4</text:span></text:p>
          </table:table-cell>
        </table:table-row>
        <table:table-row table:style-name="Table1.182">
          <table:table-cell table:style-name="Table1.A182" office:value-type="string">
            <text:p text:style-name="P32">s</text:p>
          </table:table-cell>
          <table:table-cell table:style-name="Table1.B182" office:value-type="string">
            <text:p text:style-name="P20">s&amp;__l;&amp;__d;</text:p>
          </table:table-cell>
          <table:table-cell table:style-name="Table1.C182" office:value-type="string">
            <text:p text:style-name="P3">s&amp;__l;&amp;__d;</text:p>
          </table:table-cell>
          <table:table-cell table:style-name="Table1.D2" office:value-type="string">
            <text:p text:style-name="Table_20_description">Long s with descender / <text:span text:style-name="T49">F127</text:span></text:p>
          </table:table-cell>
        </table:table-row>
        <table:table-row table:style-name="Table1.183">
          <table:table-cell table:style-name="Table1.A183" office:value-type="string">
            <text:p text:style-name="P32">s</text:p>
          </table:table-cell>
          <table:table-cell table:style-name="Table1.B183" office:value-type="string">
            <text:p text:style-name="P20">s&amp;__l;&amp;__f;</text:p>
          </table:table-cell>
          <table:table-cell table:style-name="Table1.C183" office:value-type="string">
            <text:p text:style-name="P3">s&amp;__l;&amp;__f;</text:p>
          </table:table-cell>
          <table:table-cell table:style-name="Table1.D2" office:value-type="string">
            <text:p text:style-name="Table_20_description">Long s with flourish / <text:span text:style-name="T49">E8B7</text:span></text:p>
          </table:table-cell>
        </table:table-row>
        <text:soft-page-break/>
        <table:table-row table:style-name="Table1.184">
          <table:table-cell table:style-name="Table1.A184" office:value-type="string">
            <text:p text:style-name="P32">s</text:p>
          </table:table-cell>
          <table:table-cell table:style-name="Table1.B184" office:value-type="string">
            <text:p text:style-name="P20">s&amp;__l;&amp;__s;</text:p>
          </table:table-cell>
          <table:table-cell table:style-name="Table1.C184" office:value-type="string">
            <text:p text:style-name="P3">s&amp;__l;&amp;__s;</text:p>
          </table:table-cell>
          <table:table-cell table:style-name="Table1.D2" office:value-type="string">
            <text:p text:style-name="Table_20_description">Long s with diagonal stroke / <text:span text:style-name="T50">E8B8</text:span></text:p>
          </table:table-cell>
        </table:table-row>
        <table:table-row table:style-name="Table1.185">
          <table:table-cell table:style-name="Table1.A185" office:value-type="string">
            <text:p text:style-name="P32">T</text:p>
          </table:table-cell>
          <table:table-cell table:style-name="Table1.B185" office:value-type="string">
            <text:p text:style-name="P20">T&amp;__i;&amp;__n;</text:p>
          </table:table-cell>
          <table:table-cell table:style-name="Table1.C185" office:value-type="string">
            <text:p text:style-name="P3">T&amp;__i;&amp;__n;</text:p>
          </table:table-cell>
          <table:table-cell table:style-name="Table1.D185" office:value-type="string">
            <text:p text:style-name="Table_20_description">Insular T / <text:span text:style-name="T51">A786</text:span></text:p>
          </table:table-cell>
        </table:table-row>
        <table:table-row table:style-name="Table1.186">
          <table:table-cell table:style-name="Table1.A186" office:value-type="string">
            <text:p text:style-name="P32">T</text:p>
          </table:table-cell>
          <table:table-cell table:style-name="Table1.B186" office:value-type="string">
            <text:p text:style-name="P20">T&amp;__e;&amp;__n;</text:p>
          </table:table-cell>
          <table:table-cell table:style-name="Table1.C186" office:value-type="string">
            <text:p text:style-name="P3">T&amp;__e;&amp;__n;</text:p>
          </table:table-cell>
          <table:table-cell table:style-name="Table1.D186" office:value-type="string">
            <text:p text:style-name="Table_20_description">Enlarged minuscule T</text:p>
          </table:table-cell>
        </table:table-row>
        <table:table-row table:style-name="Table1.187">
          <table:table-cell table:style-name="Table1.A187" office:value-type="string">
            <text:p text:style-name="P32">t</text:p>
          </table:table-cell>
          <table:table-cell table:style-name="Table1.B187" office:value-type="string">
            <text:p text:style-name="P20">t&amp;__i;&amp;__n;</text:p>
          </table:table-cell>
          <table:table-cell table:style-name="Table1.C187" office:value-type="string">
            <text:p text:style-name="P3">t&amp;__i;&amp;__n;</text:p>
          </table:table-cell>
          <table:table-cell table:style-name="Table1.D187" office:value-type="string">
            <text:p text:style-name="Table_20_description">Insular t / <text:span text:style-name="T51">A787</text:span></text:p>
          </table:table-cell>
        </table:table-row>
        <table:table-row table:style-name="Table1.188">
          <table:table-cell table:style-name="Table1.A188" office:value-type="string">
            <text:p text:style-name="P32">t</text:p>
          </table:table-cell>
          <table:table-cell table:style-name="Table1.B188" office:value-type="string">
            <text:p text:style-name="P20">t&amp;__c;&amp;__u;</text:p>
          </table:table-cell>
          <table:table-cell table:style-name="Table1.C188" office:value-type="string">
            <text:p text:style-name="P3">t&amp;__c;&amp;__u;</text:p>
          </table:table-cell>
          <table:table-cell table:style-name="Table1.D2" office:value-type="string">
            <text:p text:style-name="Table_20_description">t with curl / F199</text:p>
          </table:table-cell>
        </table:table-row>
        <table:table-row table:style-name="Table1.189">
          <table:table-cell table:style-name="Table1.A189" office:value-type="string">
            <text:p text:style-name="P32">t</text:p>
          </table:table-cell>
          <table:table-cell table:style-name="Table1.B189" office:value-type="string">
            <text:p text:style-name="P20">t&amp;__e;&amp;__n;</text:p>
          </table:table-cell>
          <table:table-cell table:style-name="Table1.C189" office:value-type="string">
            <text:p text:style-name="P3">t&amp;__e;&amp;__n;</text:p>
          </table:table-cell>
          <table:table-cell table:style-name="Table1.D2" office:value-type="string">
            <text:p text:style-name="Table_20_description">Enlarged minuscule t / EEF5</text:p>
          </table:table-cell>
        </table:table-row>
        <table:table-row table:style-name="Table1.190">
          <table:table-cell table:style-name="Table1.A190" office:value-type="string">
            <text:p text:style-name="P32">U</text:p>
          </table:table-cell>
          <table:table-cell table:style-name="Table1.B190" office:value-type="string">
            <text:p text:style-name="P20">U&amp;__e;&amp;__n;</text:p>
          </table:table-cell>
          <table:table-cell table:style-name="Table1.C190" office:value-type="string">
            <text:p text:style-name="P3">U&amp;__e;&amp;__n;</text:p>
          </table:table-cell>
          <table:table-cell table:style-name="Table1.D190" office:value-type="string">
            <text:p text:style-name="Table_20_description">Enlarged minuscule <text:span text:style-name="T7">U</text:span></text:p>
          </table:table-cell>
        </table:table-row>
        <table:table-row table:style-name="Table1.191">
          <table:table-cell table:style-name="Table1.A191" office:value-type="string">
            <text:p text:style-name="P32">u</text:p>
          </table:table-cell>
          <table:table-cell table:style-name="Table1.B191" office:value-type="string">
            <text:p text:style-name="P20">u&amp;__e;&amp;__n;</text:p>
          </table:table-cell>
          <table:table-cell table:style-name="Table1.C191" office:value-type="string">
            <text:p text:style-name="P3">u&amp;__e;&amp;__n;</text:p>
          </table:table-cell>
          <table:table-cell table:style-name="Table1.D2" office:value-type="string">
            <text:p text:style-name="Table_20_description">Enlarged minuscule u / EEF7</text:p>
          </table:table-cell>
        </table:table-row>
        <table:table-row table:style-name="Table1.192">
          <table:table-cell table:style-name="Table1.A192" office:value-type="string">
            <text:p text:style-name="P32">V</text:p>
          </table:table-cell>
          <table:table-cell table:style-name="Table1.B192" office:value-type="string">
            <text:p text:style-name="P20">V&amp;__e;&amp;__n;</text:p>
          </table:table-cell>
          <table:table-cell table:style-name="Table1.C192" office:value-type="string">
            <text:p text:style-name="P3">V&amp;__e;&amp;__n;</text:p>
          </table:table-cell>
          <table:table-cell table:style-name="Table1.D192" office:value-type="string">
            <text:p text:style-name="Table_20_description">Enlarged minuscule V</text:p>
          </table:table-cell>
        </table:table-row>
        <table:table-row table:style-name="Table1.193">
          <table:table-cell table:style-name="Table1.A193" office:value-type="string">
            <text:p text:style-name="P32">v</text:p>
          </table:table-cell>
          <table:table-cell table:style-name="Table1.B193" office:value-type="string">
            <text:p text:style-name="P20">v&amp;__s;&amp;__1;</text:p>
          </table:table-cell>
          <table:table-cell table:style-name="Table1.C193" office:value-type="string">
            <text:p text:style-name="P3">v&amp;__s;&amp;__1;</text:p>
          </table:table-cell>
          <table:table-cell table:style-name="Table1.D2" office:value-type="string">
            <text:p text:style-name="Table_20_description">Enlarged minuscule v / EEF8</text:p>
          </table:table-cell>
        </table:table-row>
        <table:table-row table:style-name="Table1.194">
          <table:table-cell table:style-name="Table1.A194" office:value-type="string">
            <text:p text:style-name="P32">v</text:p>
          </table:table-cell>
          <table:table-cell table:style-name="Table1.B194" office:value-type="string">
            <text:p text:style-name="P20">v&amp;__s;&amp;__d;</text:p>
          </table:table-cell>
          <table:table-cell table:style-name="Table1.C194" office:value-type="string">
            <text:p text:style-name="P3">v&amp;__s;&amp;__d;</text:p>
          </table:table-cell>
          <table:table-cell table:style-name="Table1.D2" office:value-type="string">
            <text:p text:style-name="Table_20_description">v with diagonal stroke / E8BA</text:p>
          </table:table-cell>
        </table:table-row>
        <table:table-row table:style-name="Table1.195">
          <table:table-cell table:style-name="Table1.A195" office:value-type="string">
            <text:p text:style-name="P32">v</text:p>
          </table:table-cell>
          <table:table-cell table:style-name="Table1.B195" office:value-type="string">
            <text:p text:style-name="P20">v&amp;__b;&amp;__a;</text:p>
          </table:table-cell>
          <table:table-cell table:style-name="Table1.C195" office:value-type="string">
            <text:p text:style-name="P3">v&amp;__b;&amp;__a;</text:p>
          </table:table-cell>
          <table:table-cell table:style-name="Table1.D2" office:value-type="string">
            <text:p text:style-name="Table_20_description">v with bar / E74E</text:p>
          </table:table-cell>
        </table:table-row>
        <table:table-row table:style-name="Table1.196">
          <table:table-cell table:style-name="Table1.A196" office:value-type="string">
            <text:p text:style-name="P32">v</text:p>
          </table:table-cell>
          <table:table-cell table:style-name="Table1.B196" office:value-type="string">
            <text:p text:style-name="P20">v&amp;__e;&amp;__n;</text:p>
          </table:table-cell>
          <table:table-cell table:style-name="Table1.C196" office:value-type="string">
            <text:p text:style-name="P3">v&amp;__e;&amp;__n;</text:p>
          </table:table-cell>
          <table:table-cell table:style-name="Table1.D2" office:value-type="string">
            <text:p text:style-name="Table_20_description">Enlarged minuscule v / EEF8</text:p>
          </table:table-cell>
        </table:table-row>
        <table:table-row table:style-name="Table1.197">
          <table:table-cell table:style-name="Table1.A197" office:value-type="string">
            <text:p text:style-name="P32">v</text:p>
          </table:table-cell>
          <table:table-cell table:style-name="Table1.B197" office:value-type="string">
            <text:p text:style-name="P20">v&amp;__s;&amp;__2;</text:p>
          </table:table-cell>
          <table:table-cell table:style-name="Table1.C197" office:value-type="string">
            <text:p text:style-name="P3">v&amp;__s;&amp;__2;</text:p>
          </table:table-cell>
          <table:table-cell table:style-name="Table1.D2" office:value-type="string">
            <text:p text:style-name="Table_20_description">v with two bars / E8BC</text:p>
          </table:table-cell>
        </table:table-row>
        <table:table-row table:style-name="Table1.198">
          <table:table-cell table:style-name="Table1.A198" office:value-type="string">
            <text:p text:style-name="P32">W</text:p>
          </table:table-cell>
          <table:table-cell table:style-name="Table1.B198" office:value-type="string">
            <text:p text:style-name="P20">W&amp;__e;&amp;__n;</text:p>
          </table:table-cell>
          <table:table-cell table:style-name="Table1.C198" office:value-type="string">
            <text:p text:style-name="P3">W&amp;__e;&amp;__n;</text:p>
          </table:table-cell>
          <table:table-cell table:style-name="Table1.D198" office:value-type="string">
            <text:p text:style-name="Table_20_description">Enlarged minuscule W</text:p>
          </table:table-cell>
        </table:table-row>
        <table:table-row table:style-name="Table1.199">
          <table:table-cell table:style-name="Table1.A199" office:value-type="string">
            <text:p text:style-name="P32">w</text:p>
          </table:table-cell>
          <table:table-cell table:style-name="Table1.B199" office:value-type="string">
            <text:p text:style-name="P20">w&amp;__e;&amp;__n;</text:p>
          </table:table-cell>
          <table:table-cell table:style-name="Table1.C199" office:value-type="string">
            <text:p text:style-name="P3">w&amp;__e;&amp;__n;</text:p>
          </table:table-cell>
          <table:table-cell table:style-name="Table1.D2" office:value-type="string">
            <text:p text:style-name="Table_20_description">Enlarged minuscule w / EEF9</text:p>
          </table:table-cell>
        </table:table-row>
        <table:table-row table:style-name="Table1.200">
          <table:table-cell table:style-name="Table1.A200" office:value-type="string">
            <text:p text:style-name="P32">X</text:p>
          </table:table-cell>
          <table:table-cell table:style-name="Table1.B200" office:value-type="string">
            <text:p text:style-name="P20">X&amp;__e;&amp;__n;</text:p>
          </table:table-cell>
          <table:table-cell table:style-name="Table1.C200" office:value-type="string">
            <text:p text:style-name="P3">X&amp;__e;&amp;__n;</text:p>
          </table:table-cell>
          <table:table-cell table:style-name="Table1.D200" office:value-type="string">
            <text:p text:style-name="Table_20_description">Enlarged minuscule X</text:p>
          </table:table-cell>
        </table:table-row>
        <table:table-row table:style-name="Table1.201">
          <table:table-cell table:style-name="Table1.A201" office:value-type="string">
            <text:p text:style-name="P32">x</text:p>
          </table:table-cell>
          <table:table-cell table:style-name="Table1.B201" office:value-type="string">
            <text:p text:style-name="P20">x&amp;__e;&amp;__n;</text:p>
          </table:table-cell>
          <table:table-cell table:style-name="Table1.C201" office:value-type="string">
            <text:p text:style-name="P3">x&amp;__e;&amp;__n;</text:p>
          </table:table-cell>
          <table:table-cell table:style-name="Table1.D2" office:value-type="string">
            <text:p text:style-name="Table_20_description">Enlarged minuscule x / EEFA</text:p>
          </table:table-cell>
        </table:table-row>
        <table:table-row table:style-name="Table1.202">
          <table:table-cell table:style-name="Table1.A202" office:value-type="string">
            <text:p text:style-name="P32">x</text:p>
          </table:table-cell>
          <table:table-cell table:style-name="Table1.B202" office:value-type="string">
            <text:p text:style-name="P20">x&amp;__l;&amp;__o;</text:p>
          </table:table-cell>
          <table:table-cell table:style-name="Table1.C202" office:value-type="string">
            <text:p text:style-name="P3">x&amp;__l;&amp;__o;</text:p>
          </table:table-cell>
          <table:table-cell table:style-name="Table1.D202" office:value-type="string">
            <text:p text:style-name="Table_20_description">x with long left leg / AB57</text:p>
          </table:table-cell>
        </table:table-row>
        <table:table-row table:style-name="Table1.203">
          <table:table-cell table:style-name="Table1.A203" office:value-type="string">
            <text:p text:style-name="P32">x</text:p>
          </table:table-cell>
          <table:table-cell table:style-name="Table1.B203" office:value-type="string">
            <text:p text:style-name="P20">x&amp;__s;&amp;__1;</text:p>
          </table:table-cell>
          <table:table-cell table:style-name="Table1.C203" office:value-type="string">
            <text:p text:style-name="P3">x&amp;__s;&amp;__1;</text:p>
          </table:table-cell>
          <table:table-cell table:style-name="Table1.D2" office:value-type="string">
            <text:p text:style-name="Table_20_description">x with diagonal stroke (upper left) / E8BD</text:p>
          </table:table-cell>
        </table:table-row>
        <table:table-row table:style-name="Table1.204">
          <table:table-cell table:style-name="Table1.A204" office:value-type="string">
            <text:p text:style-name="P32">x</text:p>
          </table:table-cell>
          <table:table-cell table:style-name="Table1.B204" office:value-type="string">
            <text:p text:style-name="P20">x&amp;__s;&amp;__2;</text:p>
          </table:table-cell>
          <table:table-cell table:style-name="Table1.C204" office:value-type="string">
            <text:p text:style-name="P3">x&amp;__s;&amp;__2;</text:p>
          </table:table-cell>
          <table:table-cell table:style-name="Table1.D2" office:value-type="string">
            <text:p text:style-name="Table_20_description">x with diagonal stroke (lower right) / E8BE</text:p>
          </table:table-cell>
        </table:table-row>
        <table:table-row table:style-name="Table1.205">
          <table:table-cell table:style-name="Table1.A205" office:value-type="string">
            <text:p text:style-name="P32">x</text:p>
          </table:table-cell>
          <table:table-cell table:style-name="Table1.B205" office:value-type="string">
            <text:p text:style-name="P20">x&amp;__s;&amp;__3;</text:p>
          </table:table-cell>
          <table:table-cell table:style-name="Table1.C205" office:value-type="string">
            <text:p text:style-name="P3">x&amp;__s;&amp;__3;</text:p>
          </table:table-cell>
          <table:table-cell table:style-name="Table1.D2" office:value-type="string">
            <text:p text:style-name="Table_20_description">x with two diagonal strokes (lower right) / E8CE</text:p>
          </table:table-cell>
        </table:table-row>
        <table:table-row table:style-name="Table1.206">
          <table:table-cell table:style-name="Table1.A206" office:value-type="string">
            <text:p text:style-name="P32">Y</text:p>
          </table:table-cell>
          <table:table-cell table:style-name="Table1.B206" office:value-type="string">
            <text:p text:style-name="P20">Y&amp;__s;&amp;__d;</text:p>
          </table:table-cell>
          <table:table-cell table:style-name="Table1.C206" office:value-type="string">
            <text:p text:style-name="P3">Y&amp;__s;&amp;__d;</text:p>
          </table:table-cell>
          <table:table-cell table:style-name="Table1.D2" office:value-type="string">
            <text:p text:style-name="Table_20_description">Y with diagonal stroke (Hymnus abbrev) / <text:span text:style-name="T52">E8DB</text:span></text:p>
          </table:table-cell>
        </table:table-row>
        <table:table-row table:style-name="Table1.207">
          <table:table-cell table:style-name="Table1.A207" office:value-type="string">
            <text:p text:style-name="P32">Y</text:p>
          </table:table-cell>
          <table:table-cell table:style-name="Table1.B207" office:value-type="string">
            <text:p text:style-name="P20">Y&amp;__e;&amp;__n;</text:p>
          </table:table-cell>
          <table:table-cell table:style-name="Table1.C207" office:value-type="string">
            <text:p text:style-name="P3">Y&amp;__e;&amp;__n;</text:p>
          </table:table-cell>
          <table:table-cell table:style-name="Table1.D207" office:value-type="string">
            <text:p text:style-name="Table_20_description">Enlarged minuscule Y</text:p>
          </table:table-cell>
        </table:table-row>
        <table:table-row table:style-name="Table1.208">
          <table:table-cell table:style-name="Table1.A208" office:value-type="string">
            <text:p text:style-name="P32">y</text:p>
          </table:table-cell>
          <table:table-cell table:style-name="Table1.B208" office:value-type="string">
            <text:p text:style-name="P20">y&amp;__r;&amp;__m;</text:p>
          </table:table-cell>
          <table:table-cell table:style-name="Table1.C208" office:value-type="string">
            <text:p text:style-name="P3">y&amp;__r;&amp;__m;</text:p>
          </table:table-cell>
          <table:table-cell table:style-name="Table1.D2" office:value-type="string">
            <text:p text:style-name="Table_20_description">y with main right stroke / F233</text:p>
          </table:table-cell>
        </table:table-row>
        <table:table-row table:style-name="Table1.209">
          <table:table-cell table:style-name="Table1.A209" office:value-type="string">
            <text:p text:style-name="P32">y</text:p>
          </table:table-cell>
          <table:table-cell table:style-name="Table1.B209" office:value-type="string">
            <text:p text:style-name="P20">y&amp;__b;&amp;__a;</text:p>
          </table:table-cell>
          <table:table-cell table:style-name="Table1.C209" office:value-type="string">
            <text:p text:style-name="P3">y&amp;__b;&amp;__a;</text:p>
          </table:table-cell>
          <table:table-cell table:style-name="Table1.D2" office:value-type="string">
            <text:p text:style-name="Table_20_description">y with bar / E77B</text:p>
          </table:table-cell>
        </table:table-row>
        <text:soft-page-break/>
        <table:table-row table:style-name="Table1.210">
          <table:table-cell table:style-name="Table1.A210" office:value-type="string">
            <text:p text:style-name="P32">y</text:p>
          </table:table-cell>
          <table:table-cell table:style-name="Table1.B210" office:value-type="string">
            <text:p text:style-name="P20">y&amp;__e;&amp;__n;</text:p>
          </table:table-cell>
          <table:table-cell table:style-name="Table1.C210" office:value-type="string">
            <text:p text:style-name="P3">y&amp;__e;&amp;__n;</text:p>
          </table:table-cell>
          <table:table-cell table:style-name="Table1.D2" office:value-type="string">
            <text:p text:style-name="Table_20_description">Enlarged minuscule y / EEFB</text:p>
          </table:table-cell>
        </table:table-row>
        <table:table-row table:style-name="Table1.211">
          <table:table-cell table:style-name="Table1.A211" office:value-type="string">
            <text:p text:style-name="P32">Z</text:p>
          </table:table-cell>
          <table:table-cell table:style-name="Table1.B211" office:value-type="string">
            <text:p text:style-name="P20">Z&amp;__v;&amp;__i;</text:p>
          </table:table-cell>
          <table:table-cell table:style-name="Table1.C211" office:value-type="string">
            <text:p text:style-name="P3">Z&amp;__v;&amp;__i;</text:p>
          </table:table-cell>
          <table:table-cell table:style-name="Table1.D211" office:value-type="string">
            <text:p text:style-name="Table_20_description">Visigothic Z / A76<text:span text:style-name="T53">2</text:span></text:p>
          </table:table-cell>
        </table:table-row>
        <table:table-row table:style-name="Table1.212">
          <table:table-cell table:style-name="Table1.A212" office:value-type="string">
            <text:p text:style-name="P32">Z</text:p>
          </table:table-cell>
          <table:table-cell table:style-name="Table1.B212" office:value-type="string">
            <text:p text:style-name="P20">Z&amp;__e;&amp;__n;</text:p>
          </table:table-cell>
          <table:table-cell table:style-name="Table1.C212" office:value-type="string">
            <text:p text:style-name="P3">Z&amp;__e;&amp;__n;</text:p>
          </table:table-cell>
          <table:table-cell table:style-name="Table1.D212" office:value-type="string">
            <text:p text:style-name="Table_20_description">Enlarged minuscule Z</text:p>
          </table:table-cell>
        </table:table-row>
        <table:table-row table:style-name="Table1.213">
          <table:table-cell table:style-name="Table1.A213" office:value-type="string">
            <text:p text:style-name="P32">z</text:p>
          </table:table-cell>
          <table:table-cell table:style-name="Table1.B213" office:value-type="string">
            <text:p text:style-name="P20">z&amp;__v;&amp;__i;</text:p>
          </table:table-cell>
          <table:table-cell table:style-name="Table1.C213" office:value-type="string">
            <text:p text:style-name="P3">z&amp;__v;&amp;__i;</text:p>
          </table:table-cell>
          <table:table-cell table:style-name="Table1.D213" office:value-type="string">
            <text:p text:style-name="P60">Visi<text:span text:style-name="T38">g</text:span>othic z / A763</text:p>
          </table:table-cell>
        </table:table-row>
        <table:table-row table:style-name="Table1.214">
          <table:table-cell table:style-name="Table1.A214" office:value-type="string">
            <text:p text:style-name="P32">z</text:p>
          </table:table-cell>
          <table:table-cell table:style-name="Table1.B214" office:value-type="string">
            <text:p text:style-name="P20">z&amp;__m;&amp;__g;</text:p>
          </table:table-cell>
          <table:table-cell table:style-name="Table1.C214" office:value-type="string">
            <text:p text:style-name="P3">z&amp;__m;&amp;__g;</text:p>
          </table:table-cell>
          <table:table-cell table:style-name="Table1.D2" office:value-type="string">
            <text:p text:style-name="Table_20_description">Middle High German z / <text:span text:style-name="T53">F238</text:span></text:p>
          </table:table-cell>
        </table:table-row>
        <table:table-row table:style-name="Table1.215">
          <table:table-cell table:style-name="Table1.A215" office:value-type="string">
            <text:p text:style-name="P32">z</text:p>
          </table:table-cell>
          <table:table-cell table:style-name="Table1.B215" office:value-type="string">
            <text:p text:style-name="P20">z&amp;__e;&amp;__n;</text:p>
          </table:table-cell>
          <table:table-cell table:style-name="Table1.C215" office:value-type="string">
            <text:p text:style-name="P3">z&amp;__e;&amp;__n;</text:p>
          </table:table-cell>
          <table:table-cell table:style-name="Table1.D2" office:value-type="string">
            <text:p text:style-name="Table_20_description">Enlarged minuscule z / EEFC</text:p>
          </table:table-cell>
        </table:table-row>
        <table:table-row table:style-name="Table1.216">
          <table:table-cell table:style-name="Table1.A216" office:value-type="string">
            <text:p text:style-name="P32">U+0104</text:p>
          </table:table-cell>
          <table:table-cell table:style-name="Table1.B216" office:value-type="string">
            <text:p text:style-name="P20">Ą&amp;__s;&amp;__1;</text:p>
          </table:table-cell>
          <table:table-cell table:style-name="Table1.C216" office:value-type="string">
            <text:p text:style-name="P3">Ą&amp;__s;&amp;__1;</text:p>
          </table:table-cell>
          <table:table-cell table:style-name="Table1.D216" office:value-type="string">
            <text:p text:style-name="Table_20_description">A with short diagonal stroke</text:p>
          </table:table-cell>
        </table:table-row>
        <table:table-row table:style-name="Table1.217">
          <table:table-cell table:style-name="Table1.A217" office:value-type="string">
            <text:p text:style-name="P32">U+0104</text:p>
          </table:table-cell>
          <table:table-cell table:style-name="Table1.B217" office:value-type="string">
            <text:p text:style-name="P20">Ą&amp;__s;&amp;__2;</text:p>
          </table:table-cell>
          <table:table-cell table:style-name="Table1.C217" office:value-type="string">
            <text:p text:style-name="P3">Ą&amp;__s;&amp;__2;</text:p>
          </table:table-cell>
          <table:table-cell table:style-name="Table1.D217" office:value-type="string">
            <text:p text:style-name="Table_20_description">A with long diagonal stroke</text:p>
          </table:table-cell>
        </table:table-row>
        <table:table-row table:style-name="Table1.218">
          <table:table-cell table:style-name="Table1.A218" office:value-type="string">
            <text:p text:style-name="P32">U+0104</text:p>
          </table:table-cell>
          <table:table-cell table:style-name="Table1.B218" office:value-type="string">
            <text:p text:style-name="P20">Ą&amp;__f;&amp;__l;</text:p>
          </table:table-cell>
          <table:table-cell table:style-name="Table1.C218" office:value-type="string">
            <text:p text:style-name="P3">Ą&amp;__f;&amp;__l;</text:p>
          </table:table-cell>
          <table:table-cell table:style-name="Table1.D218" office:value-type="string">
            <text:p text:style-name="Table_20_description">A with flourish</text:p>
          </table:table-cell>
        </table:table-row>
        <table:table-row table:style-name="Table1.219">
          <table:table-cell table:style-name="Table1.A219" office:value-type="string">
            <text:p text:style-name="P32">U+0105</text:p>
          </table:table-cell>
          <table:table-cell table:style-name="Table1.B219" office:value-type="string">
            <text:p text:style-name="P20">ą&amp;__s;&amp;__1;</text:p>
          </table:table-cell>
          <table:table-cell table:style-name="Table1.C219" office:value-type="string">
            <text:p text:style-name="P3">ą&amp;__s;&amp;__1;</text:p>
          </table:table-cell>
          <table:table-cell table:style-name="Table1.D219" office:value-type="string">
            <text:p text:style-name="Table_20_description"><text:span text:style-name="T7">a</text:span> with short diagonal stroke</text:p>
          </table:table-cell>
        </table:table-row>
        <table:table-row table:style-name="Table1.220">
          <table:table-cell table:style-name="Table1.A220" office:value-type="string">
            <text:p text:style-name="P32">U+0105</text:p>
          </table:table-cell>
          <table:table-cell table:style-name="Table1.B220" office:value-type="string">
            <text:p text:style-name="P20">ą&amp;__s;&amp;__2;</text:p>
          </table:table-cell>
          <table:table-cell table:style-name="Table1.C220" office:value-type="string">
            <text:p text:style-name="P3">ą&amp;__s;&amp;__2;</text:p>
          </table:table-cell>
          <table:table-cell table:style-name="Table1.D220" office:value-type="string">
            <text:p text:style-name="Table_20_description"><text:span text:style-name="T7">a</text:span> with long diagonal stroke</text:p>
          </table:table-cell>
        </table:table-row>
        <table:table-row table:style-name="Table1.221">
          <table:table-cell table:style-name="Table1.A221" office:value-type="string">
            <text:p text:style-name="P32">U+A733</text:p>
          </table:table-cell>
          <table:table-cell table:style-name="Table1.B221" office:value-type="string">
            <text:p text:style-name="P21">ꜳ&amp;__u;&amp;__n;</text:p>
          </table:table-cell>
          <table:table-cell table:style-name="Table1.C221" office:value-type="string">
            <text:p text:style-name="P4">ꜳ&amp;__u;&amp;__n;</text:p>
          </table:table-cell>
          <table:table-cell table:style-name="Table1.D221" office:value-type="string">
            <text:p text:style-name="Table_20_description">Uncial aa</text:p>
          </table:table-cell>
        </table:table-row>
        <table:table-row table:style-name="Table1.222">
          <table:table-cell table:style-name="Table1.A222" office:value-type="string">
            <text:p text:style-name="P32">U+A733</text:p>
          </table:table-cell>
          <table:table-cell table:style-name="Table1.B222" office:value-type="string">
            <text:p text:style-name="P21">ꜳ&amp;__c;&amp;__l;</text:p>
          </table:table-cell>
          <table:table-cell table:style-name="Table1.C222" office:value-type="string">
            <text:p text:style-name="P4">ꜳ&amp;__c;&amp;__l;</text:p>
          </table:table-cell>
          <table:table-cell table:style-name="Table1.D2" office:value-type="string">
            <text:p text:style-name="Table_20_description">Closed aa / EFA0</text:p>
          </table:table-cell>
        </table:table-row>
        <table:table-row table:style-name="Table1.223">
          <table:table-cell table:style-name="Table1.A223" office:value-type="string">
            <text:p text:style-name="P32">U+A733</text:p>
          </table:table-cell>
          <table:table-cell table:style-name="Table1.B223" office:value-type="string">
            <text:p text:style-name="P21">ꜳ&amp;__e;&amp;__n;</text:p>
          </table:table-cell>
          <table:table-cell table:style-name="Table1.C223" office:value-type="string">
            <text:p text:style-name="P4">ꜳ&amp;__e;&amp;__n;</text:p>
          </table:table-cell>
          <table:table-cell table:style-name="Table1.D2" office:value-type="string">
            <text:p text:style-name="Table_20_description">Enlarged minuscule aa / EFDF</text:p>
          </table:table-cell>
        </table:table-row>
        <table:table-row table:style-name="Table1.224">
          <table:table-cell table:style-name="Table1.A224" office:value-type="string">
            <text:p text:style-name="P32">U+00C6</text:p>
          </table:table-cell>
          <table:table-cell table:style-name="Table1.B224" office:value-type="string">
            <text:p text:style-name="P21">Æ&amp;__n;&amp;__e;</text:p>
          </table:table-cell>
          <table:table-cell table:style-name="Table1.C224" office:value-type="string">
            <text:p text:style-name="P4">Æ&amp;__n;&amp;__e;</text:p>
          </table:table-cell>
          <table:table-cell table:style-name="Table1.D2" office:value-type="string">
            <text:p text:style-name="Table_20_description">Neckless Æ / EFAE</text:p>
          </table:table-cell>
        </table:table-row>
        <table:table-row table:style-name="Table1.225">
          <table:table-cell table:style-name="Table1.A225" office:value-type="string">
            <text:p text:style-name="P32">U+00C6</text:p>
          </table:table-cell>
          <table:table-cell table:style-name="Table1.B225" office:value-type="string">
            <text:p text:style-name="P21">Æ&amp;__e;&amp;__n;</text:p>
          </table:table-cell>
          <table:table-cell table:style-name="Table1.C225" office:value-type="string">
            <text:p text:style-name="P4">Æ&amp;__e;&amp;__n;</text:p>
          </table:table-cell>
          <table:table-cell table:style-name="Table1.D225" office:value-type="string">
            <text:p text:style-name="Table_20_description">Enlarged minuscule Æ</text:p>
          </table:table-cell>
        </table:table-row>
        <table:table-row table:style-name="Table1.226">
          <table:table-cell table:style-name="Table1.A226" office:value-type="string">
            <text:p text:style-name="P32">U+00E6</text:p>
          </table:table-cell>
          <table:table-cell table:style-name="Table1.B226" office:value-type="string">
            <text:p text:style-name="P21">æ&amp;__n;&amp;__e;</text:p>
          </table:table-cell>
          <table:table-cell table:style-name="Table1.C226" office:value-type="string">
            <text:p text:style-name="P4">æ&amp;__n;&amp;__e;</text:p>
          </table:table-cell>
          <table:table-cell table:style-name="Table1.D2" office:value-type="string">
            <text:p text:style-name="Table_20_description">Neckless æ / EFA1</text:p>
          </table:table-cell>
        </table:table-row>
        <table:table-row table:style-name="Table1.227">
          <table:table-cell table:style-name="Table1.A227" office:value-type="string">
            <text:p text:style-name="P32">U+00E6</text:p>
          </table:table-cell>
          <table:table-cell table:style-name="Table1.B227" office:value-type="string">
            <text:p text:style-name="P21">æ&amp;__e;&amp;__n;</text:p>
          </table:table-cell>
          <table:table-cell table:style-name="Table1.C227" office:value-type="string">
            <text:p text:style-name="P4">æ&amp;__e;&amp;__n;</text:p>
          </table:table-cell>
          <table:table-cell table:style-name="Table1.D2" office:value-type="string">
            <text:p text:style-name="Table_20_description">Enlarged minuscule æ / <text:s/>EAF1</text:p>
          </table:table-cell>
        </table:table-row>
        <table:table-row table:style-name="Table1.228">
          <table:table-cell table:style-name="Table1.A228" office:value-type="string">
            <text:p text:style-name="P32">U+00E6</text:p>
          </table:table-cell>
          <table:table-cell table:style-name="Table1.B228" office:value-type="string">
            <text:p text:style-name="P21">æ&amp;__o;&amp;__p;</text:p>
          </table:table-cell>
          <table:table-cell table:style-name="Table1.C228" office:value-type="string">
            <text:p text:style-name="P4">æ&amp;__o;&amp;__p;</text:p>
          </table:table-cell>
          <table:table-cell table:style-name="Table1.D2" office:value-type="string">
            <text:p text:style-name="Table_20_description">Open æ / F204</text:p>
          </table:table-cell>
        </table:table-row>
        <table:table-row table:style-name="Table1.229">
          <table:table-cell table:style-name="Table1.A229" office:value-type="string">
            <text:p text:style-name="P32">U+00E6</text:p>
          </table:table-cell>
          <table:table-cell table:style-name="Table1.B229" office:value-type="string">
            <text:p text:style-name="P21">æ&amp;__u;&amp;__n;</text:p>
          </table:table-cell>
          <table:table-cell table:style-name="Table1.C229" office:value-type="string">
            <text:p text:style-name="P4">æ&amp;__u;&amp;__n;</text:p>
          </table:table-cell>
          <table:table-cell table:style-name="Table1.D229" office:value-type="string">
            <text:p text:style-name="Table_20_description">Uncial æ</text:p>
          </table:table-cell>
        </table:table-row>
        <table:table-row table:style-name="Table1.230">
          <table:table-cell table:style-name="Table1.A230" office:value-type="string">
            <text:p text:style-name="P43">U+A734</text:p>
          </table:table-cell>
          <table:table-cell table:style-name="Table1.B230" office:value-type="string">
            <text:p text:style-name="P22">Ꜵ&amp;__n;&amp;__e;</text:p>
          </table:table-cell>
          <table:table-cell table:style-name="Table1.C230" office:value-type="string">
            <text:p text:style-name="P5">Ꜵ&amp;__n;&amp;__e;</text:p>
          </table:table-cell>
          <table:table-cell table:style-name="Table1.D2" office:value-type="string">
            <text:p text:style-name="Table_20_description">Neckless AO / F205</text:p>
          </table:table-cell>
        </table:table-row>
        <table:table-row table:style-name="Table1.231">
          <table:table-cell table:style-name="Table1.A231" office:value-type="string">
            <text:p text:style-name="P43">U+A734</text:p>
          </table:table-cell>
          <table:table-cell table:style-name="Table1.B231" office:value-type="string">
            <text:p text:style-name="P22">Ꜵ&amp;__e;&amp;__1;</text:p>
          </table:table-cell>
          <table:table-cell table:style-name="Table1.C231" office:value-type="string">
            <text:p text:style-name="P5">Ꜵ&amp;__e;&amp;__1;</text:p>
          </table:table-cell>
          <table:table-cell table:style-name="Table1.D231" office:value-type="string">
            <text:p text:style-name="Table_20_description">Enlarged minuscule <text:span text:style-name="T18">AO</text:span></text:p>
          </table:table-cell>
        </table:table-row>
        <table:table-row table:style-name="Table1.232">
          <table:table-cell table:style-name="Table1.A232" office:value-type="string">
            <text:p text:style-name="P43">U+A734</text:p>
          </table:table-cell>
          <table:table-cell table:style-name="Table1.B232" office:value-type="string">
            <text:p text:style-name="P22">Ꜵ&amp;__e;&amp;__2;</text:p>
          </table:table-cell>
          <table:table-cell table:style-name="Table1.C232" office:value-type="string">
            <text:p text:style-name="P5">Ꜵ&amp;__e;&amp;__2;</text:p>
          </table:table-cell>
          <table:table-cell table:style-name="Table1.D232" office:value-type="string">
            <text:p text:style-name="Table_20_description">Enlarged minuscule <text:span text:style-name="T18">with smaller O</text:span></text:p>
          </table:table-cell>
        </table:table-row>
        <table:table-row table:style-name="Table1.233">
          <table:table-cell table:style-name="Table1.A233" office:value-type="string">
            <text:p text:style-name="P43">U+A735</text:p>
          </table:table-cell>
          <table:table-cell table:style-name="Table1.B233" office:value-type="string">
            <text:p text:style-name="P22">ꜵ&amp;__e;&amp;__1;</text:p>
          </table:table-cell>
          <table:table-cell table:style-name="Table1.C233" office:value-type="string">
            <text:p text:style-name="P5">ꜵ&amp;__e;&amp;__1;</text:p>
          </table:table-cell>
          <table:table-cell table:style-name="Table1.D2" office:value-type="string">
            <text:p text:style-name="Table_20_description">Enlarged minuscule ao / EFDE</text:p>
          </table:table-cell>
        </table:table-row>
        <table:table-row table:style-name="Table1.234">
          <table:table-cell table:style-name="Table1.A234" office:value-type="string">
            <text:p text:style-name="P43">U+A735</text:p>
          </table:table-cell>
          <table:table-cell table:style-name="Table1.B234" office:value-type="string">
            <text:p text:style-name="P22">ꜵ&amp;__e;&amp;__2;</text:p>
          </table:table-cell>
          <table:table-cell table:style-name="Table1.C234" office:value-type="string">
            <text:p text:style-name="P5">ꜵ&amp;__e;&amp;__2;</text:p>
          </table:table-cell>
          <table:table-cell table:style-name="Table1.D2" office:value-type="string">
            <text:p text:style-name="Table_20_description">Enlarged minuscule ao with smaller o / EAF2</text:p>
          </table:table-cell>
        </table:table-row>
        <table:table-row table:style-name="Table1.235">
          <table:table-cell table:style-name="Table1.A235" office:value-type="string">
            <text:p text:style-name="P43">U+A735</text:p>
          </table:table-cell>
          <table:table-cell table:style-name="Table1.B235" office:value-type="string">
            <text:p text:style-name="P22">ꜵ&amp;__n;&amp;__e;</text:p>
          </table:table-cell>
          <table:table-cell table:style-name="Table1.C235" office:value-type="string">
            <text:p text:style-name="P5">ꜵ&amp;__n;&amp;__e;</text:p>
          </table:table-cell>
          <table:table-cell table:style-name="Table1.D2" office:value-type="string">
            <text:p text:style-name="Table_20_description">Neckless ao / F206</text:p>
          </table:table-cell>
        </table:table-row>
        <text:soft-page-break/>
        <table:table-row table:style-name="Table1.236">
          <table:table-cell table:style-name="Table1.A236" office:value-type="string">
            <text:p text:style-name="P43">U+A735</text:p>
          </table:table-cell>
          <table:table-cell table:style-name="Table1.B236" office:value-type="string">
            <text:p text:style-name="P22">ꜵ&amp;__u;&amp;__n;</text:p>
          </table:table-cell>
          <table:table-cell table:style-name="Table1.C236" office:value-type="string">
            <text:p text:style-name="P5">ꜵ&amp;__u;&amp;__n;</text:p>
          </table:table-cell>
          <table:table-cell table:style-name="Table1.D236" office:value-type="string">
            <text:p text:style-name="Table_20_description">Uncial ao</text:p>
          </table:table-cell>
        </table:table-row>
        <table:table-row table:style-name="Table1.237">
          <table:table-cell table:style-name="Table1.A237" office:value-type="string">
            <text:p text:style-name="P43">U+A739</text:p>
          </table:table-cell>
          <table:table-cell table:style-name="Table1.B237" office:value-type="string">
            <text:p text:style-name="P22">ꜹ&amp;__n;&amp;__e;</text:p>
          </table:table-cell>
          <table:table-cell table:style-name="Table1.C237" office:value-type="string">
            <text:p text:style-name="P5">ꜹ&amp;__n;&amp;__e;</text:p>
          </table:table-cell>
          <table:table-cell table:style-name="Table1.D2" office:value-type="string">
            <text:p text:style-name="Table_20_description">Neckless av / EFA2</text:p>
          </table:table-cell>
        </table:table-row>
        <table:table-row table:style-name="Table1.238">
          <table:table-cell table:style-name="Table1.A238" office:value-type="string">
            <text:p text:style-name="P34">U+0111</text:p>
          </table:table-cell>
          <table:table-cell table:style-name="Table1.B238" office:value-type="string">
            <text:p text:style-name="P22">đ&amp;__f;&amp;__l;</text:p>
          </table:table-cell>
          <table:table-cell table:style-name="Table1.C238" office:value-type="string">
            <text:p text:style-name="P5">đ&amp;__f;&amp;__l;</text:p>
          </table:table-cell>
          <table:table-cell table:style-name="Table1.D238" office:value-type="string">
            <text:p text:style-name="Table_20_description">d with flourish</text:p>
          </table:table-cell>
        </table:table-row>
        <table:table-row table:style-name="Table1.239">
          <table:table-cell table:style-name="Table1.A239" office:value-type="string">
            <text:p text:style-name="P34">U+0119</text:p>
          </table:table-cell>
          <table:table-cell table:style-name="Table1.B239" office:value-type="string">
            <text:p text:style-name="P22">ę&amp;__c;&amp;__e;</text:p>
          </table:table-cell>
          <table:table-cell table:style-name="Table1.C239" office:value-type="string">
            <text:p text:style-name="P5">ę&amp;__c;&amp;__e;</text:p>
          </table:table-cell>
          <table:table-cell table:style-name="Table1.D239" office:value-type="string">
            <text:p text:style-name="Table_20_description">e with centered ogonek</text:p>
          </table:table-cell>
        </table:table-row>
        <table:table-row table:style-name="Table1.240">
          <table:table-cell table:style-name="Table1.A240" office:value-type="string">
            <text:p text:style-name="P34">U+0119</text:p>
          </table:table-cell>
          <table:table-cell table:style-name="Table1.B240" office:value-type="string">
            <text:p text:style-name="P22">ę&amp;__s;&amp;__t;</text:p>
          </table:table-cell>
          <table:table-cell table:style-name="Table1.C240" office:value-type="string">
            <text:p text:style-name="P5">ę&amp;__s;&amp;__t;</text:p>
          </table:table-cell>
          <table:table-cell table:style-name="Table1.D240" office:value-type="string">
            <text:p text:style-name="Table_20_description">e with diagonal stroke</text:p>
          </table:table-cell>
        </table:table-row>
        <table:table-row table:style-name="Table1.241">
          <table:table-cell table:style-name="Table1.A241" office:value-type="string">
            <text:p text:style-name="P34">U+0118</text:p>
          </table:table-cell>
          <table:table-cell table:style-name="Table1.B241" office:value-type="string">
            <text:p text:style-name="P22">Ę&amp;__c;&amp;__e;</text:p>
          </table:table-cell>
          <table:table-cell table:style-name="Table1.C241" office:value-type="string">
            <text:p text:style-name="P5">Ę&amp;__c;&amp;__e;</text:p>
          </table:table-cell>
          <table:table-cell table:style-name="Table1.D241" office:value-type="string">
            <text:p text:style-name="Table_20_description">E with centered ogonek</text:p>
          </table:table-cell>
        </table:table-row>
        <table:table-row table:style-name="Table1.242">
          <table:table-cell table:style-name="Table1.A242" office:value-type="string">
            <text:p text:style-name="P34">U+0118</text:p>
          </table:table-cell>
          <table:table-cell table:style-name="Table1.B242" office:value-type="string">
            <text:p text:style-name="P22">Ę&amp;__s;&amp;__t;</text:p>
          </table:table-cell>
          <table:table-cell table:style-name="Table1.C242" office:value-type="string">
            <text:p text:style-name="P5">Ę&amp;__s;&amp;__t;</text:p>
          </table:table-cell>
          <table:table-cell table:style-name="Table1.D242" office:value-type="string">
            <text:p text:style-name="Table_20_description">E with diagonal stroke</text:p>
          </table:table-cell>
        </table:table-row>
        <table:table-row table:style-name="Table1.243">
          <table:table-cell table:style-name="Table1.A243" office:value-type="string">
            <text:p text:style-name="P34">U+0119</text:p>
          </table:table-cell>
          <table:table-cell table:style-name="Table1.B243" office:value-type="string">
            <text:p text:style-name="P23">ę̇́&amp;__c;&amp;__e;</text:p>
          </table:table-cell>
          <table:table-cell table:style-name="Table1.C243" office:value-type="string">
            <text:p text:style-name="P6">ę̇́&amp;__c;&amp;__e;</text:p>
          </table:table-cell>
          <table:table-cell table:style-name="Table1.D243" office:value-type="string">
            <text:p text:style-name="Table_20_description">e with dot, acute, and centered ogonek</text:p>
          </table:table-cell>
        </table:table-row>
        <table:table-row table:style-name="Table1.244">
          <table:table-cell table:style-name="Table1.A244" office:value-type="string">
            <text:p text:style-name="P34">U+0119</text:p>
          </table:table-cell>
          <table:table-cell table:style-name="Table1.B244" office:value-type="string">
            <text:p text:style-name="P23">ę̇́&amp;__s;&amp;__t;</text:p>
          </table:table-cell>
          <table:table-cell table:style-name="Table1.C244" office:value-type="string">
            <text:p text:style-name="P6">ę̇́&amp;__s;&amp;__t;</text:p>
          </table:table-cell>
          <table:table-cell table:style-name="Table1.D244" office:value-type="string">
            <text:p text:style-name="Table_20_description">e with dot, acute, and diagonal stroke</text:p>
          </table:table-cell>
        </table:table-row>
        <table:table-row table:style-name="Table1.245">
          <table:table-cell table:style-name="Table1.A245" office:value-type="string">
            <text:p text:style-name="P34">U+0118</text:p>
          </table:table-cell>
          <table:table-cell table:style-name="Table1.B245" office:value-type="string">
            <text:p text:style-name="P23">Ę̇́&amp;__c;&amp;__e;</text:p>
          </table:table-cell>
          <table:table-cell table:style-name="Table1.C245" office:value-type="string">
            <text:p text:style-name="P6">Ę̇́&amp;__c;&amp;__e;</text:p>
          </table:table-cell>
          <table:table-cell table:style-name="Table1.D245" office:value-type="string">
            <text:p text:style-name="Table_20_description">E with dot, acute, and centered ogonek</text:p>
          </table:table-cell>
        </table:table-row>
        <table:table-row table:style-name="Table1.246">
          <table:table-cell table:style-name="Table1.A246" office:value-type="string">
            <text:p text:style-name="P34">U+0118</text:p>
          </table:table-cell>
          <table:table-cell table:style-name="Table1.B246" office:value-type="string">
            <text:p text:style-name="P23">Ę̇́&amp;__s;&amp;__t;</text:p>
          </table:table-cell>
          <table:table-cell table:style-name="Table1.C246" office:value-type="string">
            <text:p text:style-name="P6">Ę̇́&amp;__s;&amp;__t;</text:p>
          </table:table-cell>
          <table:table-cell table:style-name="Table1.D246" office:value-type="string">
            <text:p text:style-name="Table_20_description">E with dot, acute, and diagonal stroke</text:p>
          </table:table-cell>
        </table:table-row>
        <table:table-row table:style-name="Table1.247">
          <table:table-cell table:style-name="Table1.A247" office:value-type="string">
            <text:p text:style-name="P34">&amp;_eogo;</text:p>
          </table:table-cell>
          <table:table-cell table:style-name="Table1.B247" office:value-type="string">
            <text:p text:style-name="P24"><text:span text:style-name="T4">◌&amp;_eogo;</text:span>&amp;__c;&amp;__e;</text:p>
          </table:table-cell>
          <table:table-cell table:style-name="Table1.C247" office:value-type="string">
            <text:p text:style-name="P7">◌&amp;_eogo;&amp;__c;&amp;__e;</text:p>
          </table:table-cell>
          <table:table-cell table:style-name="Table1.D247" office:value-type="string">
            <text:p text:style-name="Table_20_description">Combining e with centered ogonek</text:p>
          </table:table-cell>
        </table:table-row>
        <table:table-row table:style-name="Table1.248">
          <table:table-cell table:style-name="Table1.A248" office:value-type="string">
            <text:p text:style-name="P34">&amp;_eogo;</text:p>
          </table:table-cell>
          <table:table-cell table:style-name="Table1.B248" office:value-type="string">
            <text:p text:style-name="P17"><text:span text:style-name="T4">◌&amp;_eogo;</text:span>&amp;__s;&amp;__t;</text:p>
          </table:table-cell>
          <table:table-cell table:style-name="Table1.C248" office:value-type="string">
            <text:p text:style-name="P7">◌<text:span text:style-name="T3">&amp;_eogo;</text:span>&amp;__s;&amp;__t;</text:p>
          </table:table-cell>
          <table:table-cell table:style-name="Table1.D248" office:value-type="string">
            <text:p text:style-name="Table_20_description">Combining e with diagonal stroke</text:p>
          </table:table-cell>
        </table:table-row>
        <table:table-row table:style-name="Table1.249">
          <table:table-cell table:style-name="Table1.A249" office:value-type="string">
            <text:p text:style-name="P34">U+021C</text:p>
          </table:table-cell>
          <table:table-cell table:style-name="Table1.B249" office:value-type="string">
            <text:p text:style-name="P25">Ȝ&amp;__f;&amp;__l;</text:p>
          </table:table-cell>
          <table:table-cell table:style-name="Table1.C249" office:value-type="string">
            <text:p text:style-name="P8">Ȝ&amp;__f;&amp;__l;</text:p>
          </table:table-cell>
          <table:table-cell table:style-name="Table1.D249" office:value-type="string">
            <text:p text:style-name="Table_20_description">Yogh with flat top</text:p>
          </table:table-cell>
        </table:table-row>
        <table:table-row table:style-name="Table1.250">
          <table:table-cell table:style-name="Table1.A250" office:value-type="string">
            <text:p text:style-name="P34">U+021C</text:p>
          </table:table-cell>
          <table:table-cell table:style-name="Table1.B250" office:value-type="string">
            <text:p text:style-name="P25">Ȝ&amp;__i;&amp;__n;</text:p>
          </table:table-cell>
          <table:table-cell table:style-name="Table1.C250" office:value-type="string">
            <text:p text:style-name="P8">Ȝ&amp;__i;&amp;__n;</text:p>
          </table:table-cell>
          <table:table-cell table:style-name="Table1.D250" office:value-type="string">
            <text:p text:style-name="Table_20_description">Yogh with insular shape</text:p>
          </table:table-cell>
        </table:table-row>
        <table:table-row table:style-name="Table1.251">
          <table:table-cell table:style-name="Table1.A251" office:value-type="string">
            <text:p text:style-name="P34">U+021D</text:p>
          </table:table-cell>
          <table:table-cell table:style-name="Table1.B251" office:value-type="string">
            <text:p text:style-name="P25">ȝ&amp;__f;&amp;__l;</text:p>
          </table:table-cell>
          <table:table-cell table:style-name="Table1.C251" office:value-type="string">
            <text:p text:style-name="P8">ȝ&amp;__f;&amp;__l;</text:p>
          </table:table-cell>
          <table:table-cell table:style-name="Table1.D251" office:value-type="string">
            <text:p text:style-name="Table_20_description">yogh with flat top</text:p>
          </table:table-cell>
        </table:table-row>
        <table:table-row table:style-name="Table1.252">
          <table:table-cell table:style-name="Table1.A252" office:value-type="string">
            <text:p text:style-name="P34">U+021D</text:p>
          </table:table-cell>
          <table:table-cell table:style-name="Table1.B252" office:value-type="string">
            <text:p text:style-name="P25">ȝ&amp;__i;&amp;__n;</text:p>
          </table:table-cell>
          <table:table-cell table:style-name="Table1.C252" office:value-type="string">
            <text:p text:style-name="P8">ȝ&amp;__i;&amp;__n;</text:p>
          </table:table-cell>
          <table:table-cell table:style-name="Table1.D252" office:value-type="string">
            <text:p text:style-name="Table_20_description">yogh with insular shape</text:p>
          </table:table-cell>
        </table:table-row>
        <table:table-row table:style-name="Table1.253">
          <table:table-cell table:style-name="Table1.A253" office:value-type="string">
            <text:p text:style-name="P34">U+<text:span text:style-name="T22">A7C1</text:span></text:p>
          </table:table-cell>
          <table:table-cell table:style-name="Table1.B253" office:value-type="string">
            <text:p text:style-name="P17">&amp;__a;&amp;__1;<text:note text:id="ftn0" text:note-class="footnote"><text:note-citation>1</text:note-citation><text:note-body><text:p text:style-name="P50"><text:span text:style-name="T26">Junicode</text:span> <text:span text:style-name="T25">entit</text:span><text:span text:style-name="T26">ies </text:span><text:span text:style-name="T28">(like &amp;__a‌;)</text:span> following U+A7C1 <text:span text:style-name="T25">(Old Polish o)</text:span> <text:span text:style-name="T26">are</text:span> not properly displayed or resolved for technical reasons related to U+A7C1 <text:span text:style-name="T25">having very recently been added to</text:span> Unicode. <text:span text:style-name="T25">However, tags entered </text:span><text:span text:style-name="T28">directly (as here) or</text:span><text:span text:style-name="T25"> via HTML/XML entity references and TeX commands will still work, and the Junicode entity will work once applications are updated with the latest additions to the Unicode standard.</text:span></text:p></text:note-body></text:note></text:p>
          </table:table-cell>
          <table:table-cell table:style-name="Table1.B253" office:value-type="string">
            <text:p text:style-name="P54"><text:span text:style-name="T23">ꟁ</text:span><text:span text:style-name="T24">󠁡󠀱</text:span></text:p>
          </table:table-cell>
          <table:table-cell table:style-name="Table1.D2" office:value-type="string">
            <text:p text:style-name="Table_20_description">Old Polish o with broken slash / F0011</text:p>
          </table:table-cell>
        </table:table-row>
        <table:table-row table:style-name="Table1.254">
          <table:table-cell table:style-name="Table1.A254" office:value-type="string">
            <text:p text:style-name="P35">U+<text:span text:style-name="T22">A7C1</text:span></text:p>
          </table:table-cell>
          <table:table-cell table:style-name="Table1.B253" office:value-type="string">
            <text:p text:style-name="Standard">&amp;__a;&amp;__2;</text:p>
          </table:table-cell>
          <table:table-cell table:style-name="Table1.B253" office:value-type="string">
            <text:p text:style-name="P54"><text:span text:style-name="T23">ꟁ󠁡󠀲</text:span></text:p>
          </table:table-cell>
          <table:table-cell table:style-name="Table1.D2" office:value-type="string">
            <text:p text:style-name="Table_20_description">Old Polish o with short slash / F0012</text:p>
          </table:table-cell>
        </table:table-row>
        <table:table-row table:style-name="Table1.255">
          <table:table-cell table:style-name="Table1.A255" office:value-type="string">
            <text:p text:style-name="P35">U+<text:span text:style-name="T22">A7C1</text:span></text:p>
          </table:table-cell>
          <table:table-cell table:style-name="Table1.B253" office:value-type="string">
            <text:p text:style-name="P31">&amp;__a;&amp;__3;</text:p>
          </table:table-cell>
          <table:table-cell table:style-name="Table1.B253" office:value-type="string">
            <text:p text:style-name="P54"><text:span text:style-name="T23">ꟁ󠁡󠀳</text:span></text:p>
          </table:table-cell>
          <table:table-cell table:style-name="Table1.D2" office:value-type="string">
            <text:p text:style-name="Table_20_description">Old Polish o with lower left slash / F0013</text:p>
          </table:table-cell>
        </table:table-row>
        <table:table-row table:style-name="Table1.256">
          <table:table-cell table:style-name="Table1.A256" office:value-type="string">
            <text:p text:style-name="P35">U+<text:span text:style-name="T22">A7C1</text:span></text:p>
          </table:table-cell>
          <table:table-cell table:style-name="Table1.B253" office:value-type="string">
            <text:p text:style-name="P31">&amp;__a;&amp;__4;</text:p>
          </table:table-cell>
          <table:table-cell table:style-name="Table1.B253" office:value-type="string">
            <text:p text:style-name="P54"><text:span text:style-name="T23">ꟁ󠁡󠀴</text:span></text:p>
          </table:table-cell>
          <table:table-cell table:style-name="Table1.D2" office:value-type="string">
            <text:p text:style-name="Table_20_description">Old Polish o with upper right slash / F0014</text:p>
          </table:table-cell>
        </table:table-row>
        <table:table-row table:style-name="Table1.257">
          <table:table-cell table:style-name="Table1.A257" office:value-type="string">
            <text:p text:style-name="P34">U+A765</text:p>
          </table:table-cell>
          <table:table-cell table:style-name="Table1.B257" office:value-type="string">
            <text:p text:style-name="P56">ꝥ&amp;__a;&amp;__1;</text:p>
          </table:table-cell>
          <table:table-cell table:style-name="Table1.C257" office:value-type="string">
            <text:p text:style-name="P55">ꝥ&amp;__a;&amp;__1;</text:p>
          </table:table-cell>
          <table:table-cell table:style-name="Table1.D2" office:value-type="string">
            <text:p text:style-name="Table_20_description"><text:s/>thorn with stroke with different slant / F149</text:p>
          </table:table-cell>
        </table:table-row>
        <table:table-row table:style-name="Table1.258">
          <table:table-cell table:style-name="Table1.A258" office:value-type="string">
            <text:p text:style-name="P34">U+A765/ENG</text:p>
          </table:table-cell>
          <table:table-cell table:style-name="Table1.B258" office:value-type="string">
            <text:p text:style-name="P26">ꝥ&amp;__a;&amp;__1;</text:p>
          </table:table-cell>
          <table:table-cell table:style-name="Table1.C258" office:value-type="string">
            <text:p text:style-name="P9">ꝥ&amp;__a;&amp;__1;</text:p>
          </table:table-cell>
          <table:table-cell table:style-name="Table1.D258" office:value-type="string">
            <text:p text:style-name="Table_20_description"><text:s/><text:span text:style-name="T19">thorn with stroke with different slant</text:span></text:p>
          </table:table-cell>
        </table:table-row>
        <text:soft-page-break/>
        <table:table-row table:style-name="Table1.259">
          <table:table-cell table:style-name="Table1.A259" office:value-type="string">
            <text:p text:style-name="P34">U+0241</text:p>
          </table:table-cell>
          <table:table-cell table:style-name="Table1.B259" office:value-type="string">
            <text:p text:style-name="P26">ʔ&amp;__a;&amp;__1;</text:p>
          </table:table-cell>
          <table:table-cell table:style-name="Table1.C259" office:value-type="string">
            <text:p text:style-name="P9">ʔ&amp;__a;&amp;__1;</text:p>
          </table:table-cell>
          <table:table-cell table:style-name="Table1.D259" office:value-type="string">
            <text:p text:style-name="Table_20_description">Alternate glottal stop</text:p>
          </table:table-cell>
        </table:table-row>
        <table:table-row table:style-name="Table1.260">
          <table:table-cell table:style-name="Table1.A260" office:value-type="string">
            <text:p text:style-name="P34">U+204A</text:p>
          </table:table-cell>
          <table:table-cell table:style-name="Table1.B260" office:value-type="string">
            <text:p text:style-name="P26">⁊&amp;__a;&amp;__1;</text:p>
          </table:table-cell>
          <table:table-cell table:style-name="Table1.C260" office:value-type="string">
            <text:p text:style-name="P9">⁊&amp;__a;&amp;__1;</text:p>
          </table:table-cell>
          <table:table-cell table:style-name="Table1.D260" office:value-type="string">
            <text:p text:style-name="Table_20_description">Tironian et sign later form</text:p>
          </table:table-cell>
        </table:table-row>
        <table:table-row table:style-name="Table1.261">
          <table:table-cell table:style-name="Table1.A261" office:value-type="string">
            <text:p text:style-name="P34">U+204A</text:p>
          </table:table-cell>
          <table:table-cell table:style-name="Table1.B261" office:value-type="string">
            <text:p text:style-name="P26">⁊&amp;__a;&amp;__2;</text:p>
          </table:table-cell>
          <table:table-cell table:style-name="Table1.C261" office:value-type="string">
            <text:p text:style-name="P9">⁊&amp;__a;&amp;__2;</text:p>
          </table:table-cell>
          <table:table-cell table:style-name="Table1.D261" office:value-type="string">
            <text:p text:style-name="Table_20_description">Tironian et sign later form with bar</text:p>
          </table:table-cell>
        </table:table-row>
        <table:table-row table:style-name="Table1.262">
          <table:table-cell table:style-name="Table1.A262" office:value-type="string">
            <text:p text:style-name="P34">U+2E52</text:p>
          </table:table-cell>
          <table:table-cell table:style-name="Table1.B262" office:value-type="string">
            <text:p text:style-name="P27">⹒&amp;__a;&amp;__1;</text:p>
          </table:table-cell>
          <table:table-cell table:style-name="Table1.C262" office:value-type="string">
            <text:p text:style-name="P10">⹒&amp;__a;&amp;__1;</text:p>
          </table:table-cell>
          <table:table-cell table:style-name="Table1.D262" office:value-type="string">
            <text:p text:style-name="Table_20_description">Tironian <text:span text:style-name="T7">E</text:span>t sign later form</text:p>
          </table:table-cell>
        </table:table-row>
        <table:table-row table:style-name="Table1.263">
          <table:table-cell table:style-name="Table1.A263" office:value-type="string">
            <text:p text:style-name="P34">U+2E52</text:p>
          </table:table-cell>
          <table:table-cell table:style-name="Table1.B263" office:value-type="string">
            <text:p text:style-name="P27">⹒&amp;__a;&amp;__2;</text:p>
          </table:table-cell>
          <table:table-cell table:style-name="Table1.C263" office:value-type="string">
            <text:p text:style-name="P10">⹒&amp;__a;&amp;__2;</text:p>
          </table:table-cell>
          <table:table-cell table:style-name="Table1.D263" office:value-type="string">
            <text:p text:style-name="Table_20_description">Tironian <text:span text:style-name="T7">E</text:span>t sign later form with bar</text:p>
          </table:table-cell>
        </table:table-row>
        <table:table-row table:style-name="Table1.264">
          <table:table-cell table:style-name="Table1.A264" office:value-type="string">
            <text:p text:style-name="P34">U+00AF</text:p>
          </table:table-cell>
          <table:table-cell table:style-name="Table1.B264" office:value-type="string">
            <text:p text:style-name="P27">¯&amp;__0;&amp;__1;</text:p>
          </table:table-cell>
          <table:table-cell table:style-name="Table1.C264" office:value-type="string">
            <text:p text:style-name="P10">¯&amp;__0;&amp;__1;</text:p>
          </table:table-cell>
          <table:table-cell table:style-name="Table1.D264" office:value-type="string">
            <text:p text:style-name="Table_20_description">Spacing zigzag</text:p>
          </table:table-cell>
        </table:table-row>
        <table:table-row table:style-name="Table1.265">
          <table:table-cell table:style-name="Table1.A265" office:value-type="string">
            <text:p text:style-name="P34">U+03<text:span text:style-name="T19">5E</text:span></text:p>
          </table:table-cell>
          <table:table-cell table:style-name="Table1.B265" office:value-type="string">
            <text:p text:style-name="P27">◌͞&amp;__a;&amp;__1;◌</text:p>
          </table:table-cell>
          <table:table-cell table:style-name="Table1.C265" office:value-type="string">
            <text:p text:style-name="P10">◌͞&amp;__a;&amp;__1;◌</text:p>
          </table:table-cell>
          <table:table-cell table:style-name="Table1.D265" office:value-type="string">
            <text:p text:style-name="Table_20_description">Double macron with serifs</text:p>
          </table:table-cell>
        </table:table-row>
        <table:table-row table:style-name="Table1.266">
          <table:table-cell table:style-name="Table1.A266" office:value-type="string">
            <text:p text:style-name="P34">U+03<text:span text:style-name="T19">5E</text:span></text:p>
          </table:table-cell>
          <table:table-cell table:style-name="Table1.B266" office:value-type="string">
            <text:p text:style-name="P27">◌͞&amp;__a;&amp;__2;◌</text:p>
          </table:table-cell>
          <table:table-cell table:style-name="Table1.C266" office:value-type="string">
            <text:p text:style-name="P10">◌͞&amp;__a;&amp;__2;◌</text:p>
          </table:table-cell>
          <table:table-cell table:style-name="Table1.D266" office:value-type="string">
            <text:p text:style-name="Table_20_description">Shorter double macron with serifs</text:p>
          </table:table-cell>
        </table:table-row>
        <table:table-row table:style-name="Table1.267">
          <table:table-cell table:style-name="Table1.A267" office:value-type="string">
            <text:p text:style-name="P34">U+00B7</text:p>
          </table:table-cell>
          <table:table-cell table:style-name="Table1.B267" office:value-type="string">
            <text:p text:style-name="P28">·&amp;__h;&amp;__i;</text:p>
          </table:table-cell>
          <table:table-cell table:style-name="Table1.C267" office:value-type="string">
            <text:p text:style-name="P11">·&amp;__h;&amp;__i;</text:p>
          </table:table-cell>
          <table:table-cell table:style-name="Table1.D2" office:value-type="string">
            <text:p text:style-name="P61">Distinctio / <text:s/>F1F8</text:p>
          </table:table-cell>
        </table:table-row>
        <table:table-row table:style-name="Table1.268">
          <table:table-cell table:style-name="Table1.A268" office:value-type="string">
            <text:p text:style-name="P34">comma</text:p>
          </table:table-cell>
          <table:table-cell table:style-name="Table1.B268" office:value-type="string">
            <text:p text:style-name="P28">,&amp;__a;&amp;__1;</text:p>
          </table:table-cell>
          <table:table-cell table:style-name="Table1.C268" office:value-type="string">
            <text:p text:style-name="P11">,&amp;__a;&amp;__1;</text:p>
          </table:table-cell>
          <table:table-cell table:style-name="Table1.D2" office:value-type="string">
            <text:p text:style-name="P61">Comma positura / F1E2</text:p>
          </table:table-cell>
        </table:table-row>
        <table:table-row table:style-name="Table1.269">
          <table:table-cell table:style-name="Table1.A269" office:value-type="string">
            <text:p text:style-name="P34">comma</text:p>
          </table:table-cell>
          <table:table-cell table:style-name="Table1.B269" office:value-type="string">
            <text:p text:style-name="P28">,&amp;__a;&amp;__2;</text:p>
          </table:table-cell>
          <table:table-cell table:style-name="Table1.C269" office:value-type="string">
            <text:p text:style-name="P11">,&amp;__a;&amp;__2;</text:p>
          </table:table-cell>
          <table:table-cell table:style-name="Table1.D2" office:value-type="string">
            <text:p text:style-name="P61">High comma positura / F1E3</text:p>
          </table:table-cell>
        </table:table-row>
        <table:table-row table:style-name="Table1.270">
          <table:table-cell table:style-name="Table1.A270" office:value-type="string">
            <text:p text:style-name="P34">semicolon</text:p>
          </table:table-cell>
          <table:table-cell table:style-name="Table1.B270" office:value-type="string">
            <text:p text:style-name="P28">;&amp;__a;&amp;__1;</text:p>
          </table:table-cell>
          <table:table-cell table:style-name="Table1.C270" office:value-type="string">
            <text:p text:style-name="P11">;&amp;__a;&amp;__1;</text:p>
          </table:table-cell>
          <table:table-cell table:style-name="Table1.D2" office:value-type="string">
            <text:p text:style-name="P61">Punctus versus / F1EA</text:p>
          </table:table-cell>
        </table:table-row>
        <table:table-row table:style-name="Table1.271">
          <table:table-cell table:style-name="Table1.A271" office:value-type="string">
            <text:p text:style-name="P34">semicolon</text:p>
          </table:table-cell>
          <table:table-cell table:style-name="Table1.B271" office:value-type="string">
            <text:p text:style-name="P28">;&amp;__a;&amp;__2;</text:p>
          </table:table-cell>
          <table:table-cell table:style-name="Table1.C271" office:value-type="string">
            <text:p text:style-name="P11">;&amp;__a;&amp;__2;</text:p>
          </table:table-cell>
          <table:table-cell table:style-name="Table1.D2" office:value-type="string">
            <text:p text:style-name="P61">Punctus with comma positura / F1E4</text:p>
          </table:table-cell>
        </table:table-row>
        <table:table-row table:style-name="Table1.272">
          <table:table-cell table:style-name="Table1.A272" office:value-type="string">
            <text:p text:style-name="P34">semicolon</text:p>
          </table:table-cell>
          <table:table-cell table:style-name="Table1.B272" office:value-type="string">
            <text:p text:style-name="P28">;&amp;__a;&amp;__3;</text:p>
          </table:table-cell>
          <table:table-cell table:style-name="Table1.C272" office:value-type="string">
            <text:p text:style-name="P11">;&amp;__a;&amp;__3;</text:p>
          </table:table-cell>
          <table:table-cell table:style-name="Table1.D2" office:value-type="string">
            <text:p text:style-name="P61">Colon with middle comma positura / F1E5</text:p>
          </table:table-cell>
        </table:table-row>
        <table:table-row table:style-name="Table1.273">
          <table:table-cell table:style-name="Table1.A273" office:value-type="string">
            <text:p text:style-name="P34">semicolon</text:p>
          </table:table-cell>
          <table:table-cell table:style-name="Table1.B273" office:value-type="string">
            <text:p text:style-name="P28">;&amp;__a;&amp;__4;</text:p>
          </table:table-cell>
          <table:table-cell table:style-name="Table1.C273" office:value-type="string">
            <text:p text:style-name="P11">;&amp;__a;&amp;__4;</text:p>
          </table:table-cell>
          <table:table-cell table:style-name="Table1.D2" office:value-type="string">
            <text:p text:style-name="P61">Two dots over comma positura / F1F2</text:p>
          </table:table-cell>
        </table:table-row>
        <table:table-row table:style-name="Table1.274">
          <table:table-cell table:style-name="Table1.A274" office:value-type="string">
            <text:p text:style-name="P34">semicolon</text:p>
          </table:table-cell>
          <table:table-cell table:style-name="Table1.B274" office:value-type="string">
            <text:p text:style-name="P28">;&amp;__a;&amp;__5;</text:p>
          </table:table-cell>
          <table:table-cell table:style-name="Table1.C274" office:value-type="string">
            <text:p text:style-name="P11">;&amp;__a;&amp;__5;</text:p>
          </table:table-cell>
          <table:table-cell table:style-name="Table1.D2" office:value-type="string">
            <text:p text:style-name="P61">T<text:span text:style-name="T7">hree</text:span> dots over comma positura / F1E6</text:p>
          </table:table-cell>
        </table:table-row>
        <table:table-row table:style-name="Table1.275">
          <table:table-cell table:style-name="Table1.A275" office:value-type="string">
            <text:p text:style-name="P34">U+2E4E</text:p>
          </table:table-cell>
          <table:table-cell table:style-name="Table1.B275" office:value-type="string">
            <text:p text:style-name="P28">⹎&amp;__a;&amp;__1;</text:p>
          </table:table-cell>
          <table:table-cell table:style-name="Table1.C275" office:value-type="string">
            <text:p text:style-name="P11">⹎&amp;__a;&amp;__1;</text:p>
          </table:table-cell>
          <table:table-cell table:style-name="Table1.D2" office:value-type="string">
            <text:p text:style-name="P61">Punctus elevatus diagonal stroke / F1F0</text:p>
          </table:table-cell>
        </table:table-row>
        <table:table-row table:style-name="Table1.276">
          <table:table-cell table:style-name="Table1.A276" office:value-type="string">
            <text:p text:style-name="P34">U+2E4E</text:p>
          </table:table-cell>
          <table:table-cell table:style-name="Table1.B276" office:value-type="string">
            <text:p text:style-name="P28">⹎&amp;__a;&amp;__2;</text:p>
          </table:table-cell>
          <table:table-cell table:style-name="Table1.C276" office:value-type="string">
            <text:p text:style-name="P11">⹎&amp;__a;&amp;__2;</text:p>
          </table:table-cell>
          <table:table-cell table:style-name="Table1.D2" office:value-type="string">
            <text:p text:style-name="P61">Punctus elevatus with high back / F1FA</text:p>
          </table:table-cell>
        </table:table-row>
        <table:table-row table:style-name="Table1.277">
          <table:table-cell table:style-name="Table1.A277" office:value-type="string">
            <text:p text:style-name="P34">U+2E4E</text:p>
          </table:table-cell>
          <table:table-cell table:style-name="Table1.B277" office:value-type="string">
            <text:p text:style-name="P28">⹎&amp;__a;&amp;__3;</text:p>
          </table:table-cell>
          <table:table-cell table:style-name="Table1.C277" office:value-type="string">
            <text:p text:style-name="P11">⹎&amp;__a;&amp;__3;</text:p>
          </table:table-cell>
          <table:table-cell table:style-name="Table1.D2" office:value-type="string">
            <text:p text:style-name="P61">Punctus elevatus with onset / F1FB</text:p>
          </table:table-cell>
        </table:table-row>
        <table:table-row table:style-name="Table1.278">
          <table:table-cell table:style-name="Table1.A278" office:value-type="string">
            <text:p text:style-name="P34">U+2E4E</text:p>
          </table:table-cell>
          <table:table-cell table:style-name="Table1.B278" office:value-type="string">
            <text:p text:style-name="P28">⹎&amp;__a;&amp;__4;</text:p>
          </table:table-cell>
          <table:table-cell table:style-name="Table1.C278" office:value-type="string">
            <text:p text:style-name="P11">⹎&amp;__a;&amp;__4;</text:p>
          </table:table-cell>
          <table:table-cell table:style-name="Table1.D2" office:value-type="string">
            <text:p text:style-name="P61">Punctus flexus / F1F5</text:p>
          </table:table-cell>
        </table:table-row>
        <table:table-row table:style-name="Table1.279">
          <table:table-cell table:style-name="Table1.A279" office:value-type="string">
            <text:p text:style-name="P34">exclam</text:p>
          </table:table-cell>
          <table:table-cell table:style-name="Table1.B279" office:value-type="string">
            <text:p text:style-name="P28">!&amp;__a;&amp;__1;</text:p>
          </table:table-cell>
          <table:table-cell table:style-name="Table1.C279" office:value-type="string">
            <text:p text:style-name="P11">!&amp;__a;&amp;__1;</text:p>
          </table:table-cell>
          <table:table-cell table:style-name="Table1.D2" office:value-type="string">
            <text:p text:style-name="P61">Punctus exlamativus / F1E7</text:p>
          </table:table-cell>
        </table:table-row>
        <table:table-row table:style-name="Table1.280">
          <table:table-cell table:style-name="Table1.A280" office:value-type="string">
            <text:p text:style-name="P34">question</text:p>
          </table:table-cell>
          <table:table-cell table:style-name="Table1.B280" office:value-type="string">
            <text:p text:style-name="P28">?&amp;__a;&amp;__1;</text:p>
          </table:table-cell>
          <table:table-cell table:style-name="Table1.C280" office:value-type="string">
            <text:p text:style-name="P11">?&amp;__a;&amp;__1;</text:p>
          </table:table-cell>
          <table:table-cell table:style-name="Table1.D2" office:value-type="string">
            <text:p text:style-name="P61">Punctus interrogativus / F160</text:p>
          </table:table-cell>
        </table:table-row>
        <table:table-row table:style-name="Table1.281">
          <table:table-cell table:style-name="Table1.A281" office:value-type="string">
            <text:p text:style-name="P34">question</text:p>
          </table:table-cell>
          <table:table-cell table:style-name="Table1.B281" office:value-type="string">
            <text:p text:style-name="P28">?&amp;__a;&amp;__2;</text:p>
          </table:table-cell>
          <table:table-cell table:style-name="Table1.C281" office:value-type="string">
            <text:p text:style-name="P11">?&amp;__a;&amp;__2;</text:p>
          </table:table-cell>
          <table:table-cell table:style-name="Table1.D2" office:value-type="string">
            <text:p text:style-name="P61">Punctus interrogativus horizontal tilde / F1E8</text:p>
          </table:table-cell>
        </table:table-row>
        <table:table-row table:style-name="Table1.282">
          <table:table-cell table:style-name="Table1.A282" office:value-type="string">
            <text:p text:style-name="P34">question</text:p>
          </table:table-cell>
          <table:table-cell table:style-name="Table1.B282" office:value-type="string">
            <text:p text:style-name="P28">?&amp;__a;&amp;__3;</text:p>
          </table:table-cell>
          <table:table-cell table:style-name="Table1.C282" office:value-type="string">
            <text:p text:style-name="P11">?&amp;__a;&amp;__3;</text:p>
          </table:table-cell>
          <table:table-cell table:style-name="Table1.D2" office:value-type="string">
            <text:p text:style-name="P61">Punctus interrogativus lemniskate / F1F1</text:p>
          </table:table-cell>
        </table:table-row>
        <table:table-row table:style-name="Table1.283">
          <table:table-cell table:style-name="Table1.A283" office:value-type="string">
            <text:p text:style-name="P34">asciitilde</text:p>
          </table:table-cell>
          <table:table-cell table:style-name="Table1.B283" office:value-type="string">
            <text:p text:style-name="P28"><text:span text:style-name="T6">~</text:span>&amp;__a;&amp;__1;</text:p>
          </table:table-cell>
          <table:table-cell table:style-name="Table1.C283" office:value-type="string">
            <text:p text:style-name="P11"><text:span text:style-name="T6">~</text:span>&amp;__a;&amp;__1;</text:p>
          </table:table-cell>
          <table:table-cell table:style-name="Table1.D2" office:value-type="string">
            <text:p text:style-name="P61">Wavy line / F1F9</text:p>
          </table:table-cell>
        </table:table-row>
        <table:table-row table:style-name="Table1.284">
          <table:table-cell table:style-name="Table1.A284" office:value-type="string">
            <text:p text:style-name="P34">asterisk</text:p>
          </table:table-cell>
          <table:table-cell table:style-name="Table1.B284" office:value-type="string">
            <text:p text:style-name="P28"><text:span text:style-name="T6">*</text:span>&amp;__a;&amp;__1;</text:p>
          </table:table-cell>
          <table:table-cell table:style-name="Table1.C284" office:value-type="string">
            <text:p text:style-name="P11"><text:span text:style-name="T6">*</text:span>&amp;__a;&amp;__1;</text:p>
          </table:table-cell>
          <table:table-cell table:style-name="Table1.D2" office:value-type="string">
            <text:p text:style-name="P61">Signe de renvoi / F1EC</text:p>
          </table:table-cell>
        </table:table-row>
        <text:soft-page-break/>
        <table:table-row table:style-name="Table1.285">
          <table:table-cell table:style-name="Table1.A285" office:value-type="string">
            <text:p text:style-name="P34">slash</text:p>
          </table:table-cell>
          <table:table-cell table:style-name="Table1.B285" office:value-type="string">
            <text:p text:style-name="P28">/&amp;__a;&amp;__1;</text:p>
          </table:table-cell>
          <table:table-cell table:style-name="Table1.C285" office:value-type="string">
            <text:p text:style-name="P11">/&amp;__a;&amp;__1;</text:p>
          </table:table-cell>
          <table:table-cell table:style-name="Table1.D2" office:value-type="string">
            <text:p text:style-name="P61">Virgula suspensiva / F1F4</text:p>
          </table:table-cell>
        </table:table-row>
        <table:table-row table:style-name="Table1.286">
          <table:table-cell table:style-name="Table1.A286" office:value-type="string">
            <text:p text:style-name="P34">slash</text:p>
          </table:table-cell>
          <table:table-cell table:style-name="Table1.B286" office:value-type="string">
            <text:p text:style-name="P28">/&amp;__a;&amp;__2;</text:p>
          </table:table-cell>
          <table:table-cell table:style-name="Table1.C286" office:value-type="string">
            <text:p text:style-name="P11">/&amp;__a;&amp;__2;</text:p>
          </table:table-cell>
          <table:table-cell table:style-name="Table1.D2" office:value-type="string">
            <text:p text:style-name="P61">Short virgula / F1F7</text:p>
          </table:table-cell>
        </table:table-row>
        <table:table-row table:style-name="Table1.287">
          <table:table-cell table:style-name="Table1.A287" office:value-type="string">
            <text:p text:style-name="P36">U+A75D</text:p>
          </table:table-cell>
          <table:table-cell table:style-name="Table1.B287" office:value-type="string">
            <text:p text:style-name="P17">ꝝ&amp;__a;&amp;__1;</text:p>
          </table:table-cell>
          <table:table-cell table:style-name="Table1.C287" office:value-type="string">
            <text:p text:style-name="P12">ꝝ&amp;__a;&amp;__1;</text:p>
          </table:table-cell>
          <table:table-cell table:style-name="Table1.D2" office:value-type="string">
            <text:p text:style-name="Table_20_description">Alternate rum abbreviation</text:p>
          </table:table-cell>
        </table:table-row>
        <table:table-row table:style-name="Table1.288">
          <table:table-cell table:style-name="Table1.A288" office:value-type="string">
            <text:p text:style-name="P36">U+035B</text:p>
          </table:table-cell>
          <table:table-cell table:style-name="Table1.B288" office:value-type="string">
            <text:p text:style-name="P29">◌͛&amp;__a;&amp;__n;</text:p>
          </table:table-cell>
          <table:table-cell table:style-name="Table1.C288" office:value-type="string">
            <text:p text:style-name="P12">◌͛&amp;__a;&amp;__n;</text:p>
          </table:table-cell>
          <table:table-cell table:style-name="Table1.D2" office:value-type="string">
            <text:p text:style-name="P61">Combining <text:span text:style-name="T13">angular</text:span> zigzag / F1C7</text:p>
          </table:table-cell>
        </table:table-row>
        <table:table-row table:style-name="Table1.289">
          <table:table-cell table:style-name="Table1.A289" office:value-type="string">
            <text:p text:style-name="P36">U+035B</text:p>
          </table:table-cell>
          <table:table-cell table:style-name="Table1.B289" office:value-type="string">
            <text:p text:style-name="P29">◌͛&amp;__c;&amp;__u;</text:p>
          </table:table-cell>
          <table:table-cell table:style-name="Table1.C289" office:value-type="string">
            <text:p text:style-name="P12">◌͛&amp;__c;&amp;__u;</text:p>
          </table:table-cell>
          <table:table-cell table:style-name="Table1.D2" office:value-type="string">
            <text:p text:style-name="P61">Combining <text:span text:style-name="T13">curly</text:span> zigzag / F1C8</text:p>
          </table:table-cell>
        </table:table-row>
        <table:table-row table:style-name="Table1.290">
          <table:table-cell table:style-name="Table1.A290" office:value-type="string">
            <text:p text:style-name="P36">U+035B</text:p>
          </table:table-cell>
          <table:table-cell table:style-name="Table1.B290" office:value-type="string">
            <text:p text:style-name="P17">◌͛&amp;__v;&amp;__e;</text:p>
          </table:table-cell>
          <table:table-cell table:style-name="Table1.C290" office:value-type="string">
            <text:p text:style-name="P12">◌͛&amp;__v;&amp;__e;</text:p>
          </table:table-cell>
          <table:table-cell table:style-name="Table1.D290" office:value-type="string">
            <text:p text:style-name="P61">Combining vertical <text:span text:style-name="T37">zigzag</text:span> <text:span text:style-name="T37">(</text:span>tild<text:span text:style-name="T12">e</text:span><text:span text:style-name="T37">) / 033E</text:span></text:p>
          </table:table-cell>
        </table:table-row>
        <table:table-row table:style-name="Table1.291">
          <table:table-cell table:style-name="Table1.A291" office:value-type="string">
            <text:p text:style-name="P36">U+A770</text:p>
          </table:table-cell>
          <table:table-cell table:style-name="Table1.B291" office:value-type="string">
            <text:p text:style-name="P29">ꝰ&amp;__a;&amp;__1;</text:p>
          </table:table-cell>
          <table:table-cell table:style-name="Table1.C291" office:value-type="string">
            <text:p text:style-name="P12">ꝰ&amp;__a;&amp;__1;</text:p>
          </table:table-cell>
          <table:table-cell table:style-name="Table1.D2" office:value-type="string">
            <text:p text:style-name="Table_20_description">Baseline spacing us abbreviation / F1A6</text:p>
          </table:table-cell>
        </table:table-row>
        <table:table-row table:style-name="Table1.292">
          <table:table-cell table:style-name="Table1.A292" office:value-type="string">
            <text:p text:style-name="P36">U+A770</text:p>
          </table:table-cell>
          <table:table-cell table:style-name="Table1.B292" office:value-type="string">
            <text:p text:style-name="P29">ꝰ&amp;__a;&amp;__2;</text:p>
          </table:table-cell>
          <table:table-cell table:style-name="Table1.C292" office:value-type="string">
            <text:p text:style-name="P12">ꝰ&amp;__a;&amp;__2;</text:p>
          </table:table-cell>
          <table:table-cell table:style-name="Table1.D2" office:value-type="string">
            <text:p text:style-name="Table_20_description">Uppercase us abbreviation / F1A5</text:p>
          </table:table-cell>
        </table:table-row>
        <table:table-row table:style-name="Table1.293">
          <table:table-cell table:style-name="Table1.A293" office:value-type="string">
            <text:p text:style-name="P36">U+A76B</text:p>
          </table:table-cell>
          <table:table-cell table:style-name="Table1.B293" office:value-type="string">
            <text:p text:style-name="P29">ꝫ&amp;__a;&amp;__1;</text:p>
          </table:table-cell>
          <table:table-cell table:style-name="Table1.C293" office:value-type="string">
            <text:p text:style-name="P12">ꝫ&amp;__a;&amp;__1;</text:p>
          </table:table-cell>
          <table:table-cell table:style-name="Table1.D2" office:value-type="string">
            <text:p text:style-name="Table_20_description">Semicolon-like et abbreviation / F1AC</text:p>
          </table:table-cell>
        </table:table-row>
        <table:table-row table:style-name="Table1.294">
          <table:table-cell table:style-name="Table1.A294" office:value-type="string">
            <text:p text:style-name="P36">U+A76B</text:p>
          </table:table-cell>
          <table:table-cell table:style-name="Table1.B294" office:value-type="string">
            <text:p text:style-name="P29">ꝫ&amp;__a;&amp;__2;</text:p>
          </table:table-cell>
          <table:table-cell table:style-name="Table1.C294" office:value-type="string">
            <text:p text:style-name="P12">ꝫ&amp;__a;&amp;__2;</text:p>
          </table:table-cell>
          <table:table-cell table:style-name="Table1.D294" office:value-type="string">
            <text:p text:style-name="Table_20_description">Subscript et abbreviation</text:p>
          </table:table-cell>
        </table:table-row>
        <table:table-row table:style-name="Table1.295">
          <table:table-cell table:style-name="Table1.A295" office:value-type="string">
            <text:p text:style-name="P36">U+1DD3</text:p>
          </table:table-cell>
          <table:table-cell table:style-name="Table1.B295" office:value-type="string">
            <text:p text:style-name="P17">◌ᷓ&amp;__a;&amp;__1;</text:p>
          </table:table-cell>
          <table:table-cell table:style-name="Table1.C295" office:value-type="string">
            <text:p text:style-name="P12">◌ᷓ&amp;__a;&amp;__1;</text:p>
          </table:table-cell>
          <table:table-cell table:style-name="Table1.D2" office:value-type="string">
            <text:p text:style-name="Table_20_description">Combining flattened <text:s/>a with macron / F1C1</text:p>
          </table:table-cell>
        </table:table-row>
        <table:table-row table:style-name="Table1.296">
          <table:table-cell table:style-name="Table1.A296" office:value-type="string">
            <text:p text:style-name="P36">U+1DD8</text:p>
          </table:table-cell>
          <table:table-cell table:style-name="Table1.B296" office:value-type="string">
            <text:p text:style-name="P30">◌ᷘ&amp;__a;&amp;__1;</text:p>
          </table:table-cell>
          <table:table-cell table:style-name="Table1.C296" office:value-type="string">
            <text:p text:style-name="P13">◌ᷘ&amp;__a;&amp;__1;</text:p>
          </table:table-cell>
          <table:table-cell table:style-name="Table1.D296" office:value-type="string">
            <text:p text:style-name="Table_20_description">Alternate combining insular d</text:p>
          </table:table-cell>
        </table:table-row>
        <table:table-row table:style-name="Table1.297">
          <table:table-cell table:style-name="Table1.A297" office:value-type="string">
            <text:p text:style-name="P36">U+A75B</text:p>
          </table:table-cell>
          <table:table-cell table:style-name="Table1.B297" office:value-type="string">
            <text:p text:style-name="P30">◌ᷣ&amp;__a;&amp;__1;</text:p>
          </table:table-cell>
          <table:table-cell table:style-name="Table1.C297" office:value-type="string">
            <text:p text:style-name="P13">◌ᷣ&amp;__a;&amp;__1;</text:p>
          </table:table-cell>
          <table:table-cell table:style-name="Table1.D2" office:value-type="string">
            <text:p text:style-name="Table_20_description">Combining ur abbreviation lemniskate / F1C2</text:p>
          </table:table-cell>
        </table:table-row>
        <table:table-row table:style-name="Table1.298">
          <table:table-cell table:style-name="Table1.A298" office:value-type="string">
            <text:p text:style-name="P36">U+00E4</text:p>
          </table:table-cell>
          <table:table-cell table:style-name="Table1.B298" office:value-type="string">
            <text:p text:style-name="P30">ä&amp;__d;&amp;__i;</text:p>
          </table:table-cell>
          <table:table-cell table:style-name="Table1.C298" office:value-type="string">
            <text:p text:style-name="P13">ä&amp;__d;&amp;__i;</text:p>
          </table:table-cell>
          <table:table-cell table:style-name="Table1.D2" office:value-type="string">
            <text:p text:style-name="Table_20_description">a with diagonal dieresis / E8D5</text:p>
          </table:table-cell>
        </table:table-row>
        <table:table-row table:style-name="Table1.299">
          <table:table-cell table:style-name="Table1.A299" office:value-type="string">
            <text:p text:style-name="P36">U+00F6</text:p>
          </table:table-cell>
          <table:table-cell table:style-name="Table1.B299" office:value-type="string">
            <text:p text:style-name="P30">ö&amp;__d;&amp;__i;</text:p>
          </table:table-cell>
          <table:table-cell table:style-name="Table1.C299" office:value-type="string">
            <text:p text:style-name="P13">ö&amp;__d;&amp;__i;</text:p>
          </table:table-cell>
          <table:table-cell table:style-name="Table1.D2" office:value-type="string">
            <text:p text:style-name="Table_20_description">o with diagonal dieresis / E8D7</text:p>
          </table:table-cell>
        </table:table-row>
        <table:table-row table:style-name="Table1.300">
          <table:table-cell table:style-name="Table1.A300" office:value-type="string">
            <text:p text:style-name="P37">U+0308</text:p>
          </table:table-cell>
          <table:table-cell table:style-name="Table1.B300" office:value-type="string">
            <text:p text:style-name="P30">◌̈&amp;__d;&amp;__i;</text:p>
          </table:table-cell>
          <table:table-cell table:style-name="Table1.C300" office:value-type="string">
            <text:p text:style-name="P13">◌̈&amp;__d;&amp;__i;</text:p>
          </table:table-cell>
          <table:table-cell table:style-name="Table1.D300" office:value-type="string">
            <text:p text:style-name="Table_20_description"><text:span text:style-name="T7">C</text:span>ombining diagonal dieresis</text:p>
          </table:table-cell>
        </table:table-row>
        <table:table-row table:style-name="Table1.301">
          <table:table-cell table:style-name="Table1.A301" office:value-type="string">
            <text:p text:style-name="P37">U+0305</text:p>
          </table:table-cell>
          <table:table-cell table:style-name="Table1.B301" office:value-type="string">
            <text:p text:style-name="P30">◌̅&amp;__a;&amp;__1;</text:p>
          </table:table-cell>
          <table:table-cell table:style-name="Table1.C301" office:value-type="string">
            <text:p text:style-name="P13">◌̅&amp;__a;&amp;__1;</text:p>
          </table:table-cell>
          <table:table-cell table:style-name="Table1.D2" office:value-type="string">
            <text:p text:style-name="Table_20_description">Combining horizontal stroke with dot / F1C0</text:p>
          </table:table-cell>
        </table:table-row>
        <table:table-row table:style-name="Table1.302">
          <table:table-cell table:style-name="Table1.A302" office:value-type="string">
            <text:p text:style-name="P37">U+032E</text:p>
          </table:table-cell>
          <table:table-cell table:style-name="Table1.B302" office:value-type="string">
            <text:p text:style-name="P30">◌◌̮&amp;__a;&amp;__1;◌</text:p>
          </table:table-cell>
          <table:table-cell table:style-name="Table1.C302" office:value-type="string">
            <text:p text:style-name="P13">◌◌̮&amp;__a;&amp;__1;◌</text:p>
          </table:table-cell>
          <table:table-cell table:style-name="Table1.D2" office:value-type="string">
            <text:p text:style-name="Table_20_description">Breve below three letters / F1FC</text:p>
          </table:table-cell>
        </table:table-row>
        <table:table-row table:style-name="Table1.303">
          <table:table-cell table:style-name="Table1.A303" office:value-type="string">
            <text:p text:style-name="P37">U+00A4</text:p>
          </table:table-cell>
          <table:table-cell table:style-name="Table1.B303" office:value-type="string">
            <text:p text:style-name="P30">¤&amp;__0;&amp;__1;</text:p>
          </table:table-cell>
          <table:table-cell table:style-name="Table1.C303" office:value-type="string">
            <text:p text:style-name="P13">¤&amp;__0;&amp;__1;</text:p>
          </table:table-cell>
          <table:table-cell table:style-name="Table1.D2" office:value-type="string">
            <text:p text:style-name="Table_20_description">Latin as libralis sign / F2E0</text:p>
          </table:table-cell>
        </table:table-row>
        <table:table-row table:style-name="Table1.304">
          <table:table-cell table:style-name="Table1.A304" office:value-type="string">
            <text:p text:style-name="P37">U+00A4</text:p>
          </table:table-cell>
          <table:table-cell table:style-name="Table1.B304" office:value-type="string">
            <text:p text:style-name="P30">¤&amp;__0;&amp;__2;</text:p>
          </table:table-cell>
          <table:table-cell table:style-name="Table1.C304" office:value-type="string">
            <text:p text:style-name="P13">¤&amp;__0;&amp;__2;</text:p>
          </table:table-cell>
          <table:table-cell table:style-name="Table1.D2" office:value-type="string">
            <text:p text:style-name="Table_20_description">Latin small capital letter x with bar / F2E2</text:p>
          </table:table-cell>
        </table:table-row>
        <table:table-row table:style-name="Table1.305">
          <table:table-cell table:style-name="Table1.A305" office:value-type="string">
            <text:p text:style-name="P37">U+00A4</text:p>
          </table:table-cell>
          <table:table-cell table:style-name="Table1.B305" office:value-type="string">
            <text:p text:style-name="P30">¤&amp;__0;&amp;__3;</text:p>
          </table:table-cell>
          <table:table-cell table:style-name="Table1.C305" office:value-type="string">
            <text:p text:style-name="P13">¤&amp;__0;&amp;__3;</text:p>
          </table:table-cell>
          <table:table-cell table:style-name="Table1.D2" office:value-type="string">
            <text:p text:style-name="Table_20_description">Latin small capital letter y with bar / F2E3</text:p>
          </table:table-cell>
        </table:table-row>
        <table:table-row table:style-name="Table1.306">
          <table:table-cell table:style-name="Table1.A306" office:value-type="string">
            <text:p text:style-name="P37">U+00A4</text:p>
          </table:table-cell>
          <table:table-cell table:style-name="Table1.B306" office:value-type="string">
            <text:p text:style-name="P30">¤&amp;__0;&amp;__4;</text:p>
          </table:table-cell>
          <table:table-cell table:style-name="Table1.C306" office:value-type="string">
            <text:p text:style-name="P13">¤&amp;__0;&amp;__4;</text:p>
          </table:table-cell>
          <table:table-cell table:style-name="Table1.D2" office:value-type="string">
            <text:p text:style-name="Table_20_description">Latin small capital letter d with slash / F2E4</text:p>
          </table:table-cell>
        </table:table-row>
        <table:table-row table:style-name="Table1.307">
          <table:table-cell table:style-name="Table1.A307" office:value-type="string">
            <text:p text:style-name="P37">U+00A4</text:p>
          </table:table-cell>
          <table:table-cell table:style-name="Table1.B307" office:value-type="string">
            <text:p text:style-name="P30">¤&amp;__0;&amp;__5;</text:p>
          </table:table-cell>
          <table:table-cell table:style-name="Table1.C307" office:value-type="string">
            <text:p text:style-name="P13">¤&amp;__0;&amp;__5;</text:p>
          </table:table-cell>
          <table:table-cell table:style-name="Table1.D2" office:value-type="string">
            <text:p text:style-name="Table_20_description">Pharmaceutical dram sign / F2E6</text:p>
          </table:table-cell>
        </table:table-row>
        <table:table-row table:style-name="Table1.308">
          <table:table-cell table:style-name="Table1.A308" office:value-type="string">
            <text:p text:style-name="P37">U+00A4</text:p>
          </table:table-cell>
          <table:table-cell table:style-name="Table1.B308" office:value-type="string">
            <text:p text:style-name="P30">¤&amp;__0;&amp;__6;</text:p>
          </table:table-cell>
          <table:table-cell table:style-name="Table1.C308" office:value-type="string">
            <text:p text:style-name="P13">¤&amp;__0;&amp;__6;</text:p>
          </table:table-cell>
          <table:table-cell table:style-name="Table1.D2" office:value-type="string">
            <text:p text:style-name="Table_20_description">Ecu sign / F2E7</text:p>
          </table:table-cell>
        </table:table-row>
        <table:table-row table:style-name="Table1.309">
          <table:table-cell table:style-name="Table1.A309" office:value-type="string">
            <text:p text:style-name="P37">U+00A4</text:p>
          </table:table-cell>
          <table:table-cell table:style-name="Table1.B309" office:value-type="string">
            <text:p text:style-name="P30">¤&amp;__0;&amp;__7;</text:p>
          </table:table-cell>
          <table:table-cell table:style-name="Table1.C309" office:value-type="string">
            <text:p text:style-name="P13">¤&amp;__0;&amp;__7;</text:p>
          </table:table-cell>
          <table:table-cell table:style-name="Table1.D2" office:value-type="string">
            <text:p text:style-name="Table_20_description">Floren sign with loop / F2E8</text:p>
          </table:table-cell>
        </table:table-row>
        <table:table-row table:style-name="Table1.310">
          <table:table-cell table:style-name="Table1.A310" office:value-type="string">
            <text:p text:style-name="P37">U+00A4</text:p>
          </table:table-cell>
          <table:table-cell table:style-name="Table1.B310" office:value-type="string">
            <text:p text:style-name="P30">¤&amp;__0;&amp;__8;</text:p>
          </table:table-cell>
          <table:table-cell table:style-name="Table1.C310" office:value-type="string">
            <text:p text:style-name="P13">¤&amp;__0;&amp;__8;</text:p>
          </table:table-cell>
          <table:table-cell table:style-name="Table1.D2" office:value-type="string">
            <text:p text:style-name="Table_20_description">Groschen sign / F2E9</text:p>
          </table:table-cell>
        </table:table-row>
        <text:soft-page-break/>
        <table:table-row table:style-name="Table1.311">
          <table:table-cell table:style-name="Table1.A311" office:value-type="string">
            <text:p text:style-name="P37">U+00A4</text:p>
          </table:table-cell>
          <table:table-cell table:style-name="Table1.B311" office:value-type="string">
            <text:p text:style-name="P30">¤&amp;__0;&amp;__9;</text:p>
          </table:table-cell>
          <table:table-cell table:style-name="Table1.C311" office:value-type="string">
            <text:p text:style-name="P13">¤&amp;__0;&amp;__9;</text:p>
          </table:table-cell>
          <table:table-cell table:style-name="Table1.D2" office:value-type="string">
            <text:p text:style-name="Table_20_description">Helbing sign / F2FB</text:p>
          </table:table-cell>
        </table:table-row>
        <table:table-row table:style-name="Table1.312">
          <table:table-cell table:style-name="Table1.A312" office:value-type="string">
            <text:p text:style-name="P37">U+00A4</text:p>
          </table:table-cell>
          <table:table-cell table:style-name="Table1.B312" office:value-type="string">
            <text:p text:style-name="P30">¤&amp;__1;&amp;__0;</text:p>
          </table:table-cell>
          <table:table-cell table:style-name="Table1.C312" office:value-type="string">
            <text:p text:style-name="P13">¤&amp;__1;&amp;__0;</text:p>
          </table:table-cell>
          <table:table-cell table:style-name="Table1.D2" office:value-type="string">
            <text:p text:style-name="Table_20_description">Krone sign / F2FA</text:p>
          </table:table-cell>
        </table:table-row>
        <table:table-row table:style-name="Table1.313">
          <table:table-cell table:style-name="Table1.A313" office:value-type="string">
            <text:p text:style-name="P37">U+00A4</text:p>
          </table:table-cell>
          <table:table-cell table:style-name="Table1.B313" office:value-type="string">
            <text:p text:style-name="P30">¤&amp;__1;&amp;__1;</text:p>
          </table:table-cell>
          <table:table-cell table:style-name="Table1.C313" office:value-type="string">
            <text:p text:style-name="P13">¤&amp;__1;&amp;__1;</text:p>
          </table:table-cell>
          <table:table-cell table:style-name="Table1.D2" office:value-type="string">
            <text:p text:style-name="Table_20_description">Dutch libra sign / F2EA</text:p>
          </table:table-cell>
        </table:table-row>
        <table:table-row table:style-name="Table1.314">
          <table:table-cell table:style-name="Table1.A314" office:value-type="string">
            <text:p text:style-name="P37">U+00A4</text:p>
          </table:table-cell>
          <table:table-cell table:style-name="Table1.B314" office:value-type="string">
            <text:p text:style-name="P30">¤&amp;__1;&amp;__2;</text:p>
          </table:table-cell>
          <table:table-cell table:style-name="Table1.C314" office:value-type="string">
            <text:p text:style-name="P13">¤&amp;__1;&amp;__2;</text:p>
          </table:table-cell>
          <table:table-cell table:style-name="Table1.D2" office:value-type="string">
            <text:p text:style-name="Table_20_description">French libra sign / F2EB</text:p>
          </table:table-cell>
        </table:table-row>
        <table:table-row table:style-name="Table1.315">
          <table:table-cell table:style-name="Table1.A315" office:value-type="string">
            <text:p text:style-name="P37">U+00A4</text:p>
          </table:table-cell>
          <table:table-cell table:style-name="Table1.B315" office:value-type="string">
            <text:p text:style-name="P30">¤&amp;__1;&amp;__3;</text:p>
          </table:table-cell>
          <table:table-cell table:style-name="Table1.C315" office:value-type="string">
            <text:p text:style-name="P13">¤&amp;__1;&amp;__3;</text:p>
          </table:table-cell>
          <table:table-cell table:style-name="Table1.D2" office:value-type="string">
            <text:p text:style-name="Table_20_description">Italian libra sign / F2EC</text:p>
          </table:table-cell>
        </table:table-row>
        <table:table-row table:style-name="Table1.316">
          <table:table-cell table:style-name="Table1.A316" office:value-type="string">
            <text:p text:style-name="P37">U+00A4</text:p>
          </table:table-cell>
          <table:table-cell table:style-name="Table1.B316" office:value-type="string">
            <text:p text:style-name="P30">¤&amp;__1;&amp;__4;</text:p>
          </table:table-cell>
          <table:table-cell table:style-name="Table1.C316" office:value-type="string">
            <text:p text:style-name="P13">¤&amp;__1;&amp;__4;</text:p>
          </table:table-cell>
          <table:table-cell table:style-name="Table1.D2" office:value-type="string">
            <text:p text:style-name="Table_20_description">Flemish libra sign / F2ED</text:p>
          </table:table-cell>
        </table:table-row>
        <table:table-row table:style-name="Table1.317">
          <table:table-cell table:style-name="Table1.A317" office:value-type="string">
            <text:p text:style-name="P37">U+00A4</text:p>
          </table:table-cell>
          <table:table-cell table:style-name="Table1.B317" office:value-type="string">
            <text:p text:style-name="P30">¤&amp;__1;&amp;__5;</text:p>
          </table:table-cell>
          <table:table-cell table:style-name="Table1.C317" office:value-type="string">
            <text:p text:style-name="P13">¤&amp;__1;&amp;__5;</text:p>
          </table:table-cell>
          <table:table-cell table:style-name="Table1.D2" office:value-type="string">
            <text:p text:style-name="Table_20_description">Lira nuova sign / F2EE</text:p>
          </table:table-cell>
        </table:table-row>
        <table:table-row table:style-name="Table1.318">
          <table:table-cell table:style-name="Table1.A318" office:value-type="string">
            <text:p text:style-name="P37">U+00A4</text:p>
          </table:table-cell>
          <table:table-cell table:style-name="Table1.B318" office:value-type="string">
            <text:p text:style-name="P30">¤&amp;__1;&amp;__6;</text:p>
          </table:table-cell>
          <table:table-cell table:style-name="Table1.C318" office:value-type="string">
            <text:p text:style-name="P13">¤&amp;__1;&amp;__6;</text:p>
          </table:table-cell>
          <table:table-cell table:style-name="Table1.D2" office:value-type="string">
            <text:p text:style-name="Table_20_description">Lira sterlina sign / F2EF</text:p>
          </table:table-cell>
        </table:table-row>
        <table:table-row table:style-name="Table1.319">
          <table:table-cell table:style-name="Table1.A319" office:value-type="string">
            <text:p text:style-name="P37">U+00A4</text:p>
          </table:table-cell>
          <table:table-cell table:style-name="Table1.B319" office:value-type="string">
            <text:p text:style-name="P30">¤&amp;__1;&amp;__7;</text:p>
          </table:table-cell>
          <table:table-cell table:style-name="Table1.C319" office:value-type="string">
            <text:p text:style-name="P13">¤&amp;__1;&amp;__7;</text:p>
          </table:table-cell>
          <table:table-cell table:style-name="Table1.D2" office:value-type="string">
            <text:p text:style-name="Table_20_description">Old mark sign / F2F0</text:p>
          </table:table-cell>
        </table:table-row>
        <table:table-row table:style-name="Table1.320">
          <table:table-cell table:style-name="Table1.A320" office:value-type="string">
            <text:p text:style-name="P37">U+00A4</text:p>
          </table:table-cell>
          <table:table-cell table:style-name="Table1.B320" office:value-type="string">
            <text:p text:style-name="P30">¤&amp;__1;&amp;__8;</text:p>
          </table:table-cell>
          <table:table-cell table:style-name="Table1.C320" office:value-type="string">
            <text:p text:style-name="P13">¤&amp;__1;&amp;__8;</text:p>
          </table:table-cell>
          <table:table-cell table:style-name="Table1.D2" office:value-type="string">
            <text:p text:style-name="Table_20_description">Old flourish mark sign / F2F1</text:p>
          </table:table-cell>
        </table:table-row>
        <table:table-row table:style-name="Table1.321">
          <table:table-cell table:style-name="Table1.A321" office:value-type="string">
            <text:p text:style-name="P37">U+00A4</text:p>
          </table:table-cell>
          <table:table-cell table:style-name="Table1.B321" office:value-type="string">
            <text:p text:style-name="P30">¤&amp;__1;&amp;__9;</text:p>
          </table:table-cell>
          <table:table-cell table:style-name="Table1.C321" office:value-type="string">
            <text:p text:style-name="P13">¤&amp;__1;&amp;__9;</text:p>
          </table:table-cell>
          <table:table-cell table:style-name="Table1.D2" office:value-type="string">
            <text:p text:style-name="Table_20_description">Marked small letter m sign / F2F2</text:p>
          </table:table-cell>
        </table:table-row>
        <table:table-row table:style-name="Table1.322">
          <table:table-cell table:style-name="Table1.A322" office:value-type="string">
            <text:p text:style-name="P37">U+00A4</text:p>
          </table:table-cell>
          <table:table-cell table:style-name="Table1.B322" office:value-type="string">
            <text:p text:style-name="P30">¤&amp;__2;&amp;__0;</text:p>
          </table:table-cell>
          <table:table-cell table:style-name="Table1.C322" office:value-type="string">
            <text:p text:style-name="P13">¤&amp;__2;&amp;__0;</text:p>
          </table:table-cell>
          <table:table-cell table:style-name="Table1.D2" office:value-type="string">
            <text:p text:style-name="Table_20_description">Flourished small letter m sign / F2F3</text:p>
          </table:table-cell>
        </table:table-row>
        <table:table-row table:style-name="Table1.323">
          <table:table-cell table:style-name="Table1.A323" office:value-type="string">
            <text:p text:style-name="P37">U+00A4</text:p>
          </table:table-cell>
          <table:table-cell table:style-name="Table1.B323" office:value-type="string">
            <text:p text:style-name="P30">¤&amp;__2;&amp;__1;</text:p>
          </table:table-cell>
          <table:table-cell table:style-name="Table1.C323" office:value-type="string">
            <text:p text:style-name="P13">¤&amp;__2;&amp;__1;</text:p>
          </table:table-cell>
          <table:table-cell table:style-name="Table1.D2" office:value-type="string">
            <text:p text:style-name="Table_20_description">Pharmaceutical obelus sign / F2F4</text:p>
          </table:table-cell>
        </table:table-row>
        <table:table-row table:style-name="Table1.324">
          <table:table-cell table:style-name="Table1.A324" office:value-type="string">
            <text:p text:style-name="P37">U+00A4</text:p>
          </table:table-cell>
          <table:table-cell table:style-name="Table1.B324" office:value-type="string">
            <text:p text:style-name="P30">¤&amp;__2;&amp;__2;</text:p>
          </table:table-cell>
          <table:table-cell table:style-name="Table1.C324" office:value-type="string">
            <text:p text:style-name="P13">¤&amp;__2;&amp;__2;</text:p>
          </table:table-cell>
          <table:table-cell table:style-name="Table1.D2" office:value-type="string">
            <text:p text:style-name="Table_20_description">Penning sign / F2F5</text:p>
          </table:table-cell>
        </table:table-row>
        <table:table-row table:style-name="Table1.325">
          <table:table-cell table:style-name="Table1.A325" office:value-type="string">
            <text:p text:style-name="P37">U+00A4</text:p>
          </table:table-cell>
          <table:table-cell table:style-name="Table1.B325" office:value-type="string">
            <text:p text:style-name="P30">¤&amp;__2;&amp;__3;</text:p>
          </table:table-cell>
          <table:table-cell table:style-name="Table1.C325" office:value-type="string">
            <text:p text:style-name="P13">¤&amp;__2;&amp;__3;</text:p>
          </table:table-cell>
          <table:table-cell table:style-name="Table1.D2" office:value-type="string">
            <text:p text:style-name="Table_20_description">Old Reichstaler sign / F2F6</text:p>
          </table:table-cell>
        </table:table-row>
        <table:table-row table:style-name="Table1.326">
          <table:table-cell table:style-name="Table1.A326" office:value-type="string">
            <text:p text:style-name="P37">U+00A4</text:p>
          </table:table-cell>
          <table:table-cell table:style-name="Table1.B326" office:value-type="string">
            <text:p text:style-name="P30">¤&amp;__2;&amp;__4;</text:p>
          </table:table-cell>
          <table:table-cell table:style-name="Table1.C326" office:value-type="string">
            <text:p text:style-name="P13">¤&amp;__2;&amp;__4;</text:p>
          </table:table-cell>
          <table:table-cell table:style-name="Table1.D2" office:value-type="string">
            <text:p text:style-name="Table_20_description">German schilling sign / F2F7</text:p>
          </table:table-cell>
        </table:table-row>
        <table:table-row table:style-name="Table1.327">
          <table:table-cell table:style-name="Table1.A327" office:value-type="string">
            <text:p text:style-name="P37">U+00A4</text:p>
          </table:table-cell>
          <table:table-cell table:style-name="Table1.B327" office:value-type="string">
            <text:p text:style-name="P30">¤&amp;__2;&amp;__5;</text:p>
          </table:table-cell>
          <table:table-cell table:style-name="Table1.C327" office:value-type="string">
            <text:p text:style-name="P13">¤&amp;__2;&amp;__5;</text:p>
          </table:table-cell>
          <table:table-cell table:style-name="Table1.D2" office:value-type="string">
            <text:p text:style-name="Table_20_description">German script schilling sign / F2F8</text:p>
          </table:table-cell>
        </table:table-row>
        <table:table-row table:style-name="Table1.328">
          <table:table-cell table:style-name="Table1.A328" office:value-type="string">
            <text:p text:style-name="P37">U+00A4</text:p>
          </table:table-cell>
          <table:table-cell table:style-name="Table1.B328" office:value-type="string">
            <text:p text:style-name="P30">¤&amp;__2;&amp;__6;</text:p>
          </table:table-cell>
          <table:table-cell table:style-name="Table1.C328" office:value-type="string">
            <text:p text:style-name="P13">¤&amp;__2;&amp;__6;</text:p>
          </table:table-cell>
          <table:table-cell table:style-name="Table1.D2" office:value-type="string">
            <text:p text:style-name="Table_20_description">Scudi sign / F2F9</text:p>
          </table:table-cell>
        </table:table-row>
        <table:table-row table:style-name="Table1.329">
          <table:table-cell table:style-name="Table1.A329" office:value-type="string">
            <text:p text:style-name="P37">U+00A4</text:p>
          </table:table-cell>
          <table:table-cell table:style-name="Table1.B329" office:value-type="string">
            <text:p text:style-name="P30">¤&amp;__2;&amp;__7;</text:p>
          </table:table-cell>
          <table:table-cell table:style-name="Table1.C329" office:value-type="string">
            <text:p text:style-name="P13">¤&amp;__2;&amp;__7;</text:p>
          </table:table-cell>
          <table:table-cell table:style-name="Table1.D2" office:value-type="string">
            <text:p text:style-name="Table_20_description">Script ounce sign / F2FD</text:p>
          </table:table-cell>
        </table:table-row>
        <table:table-row table:style-name="Table1.330">
          <table:table-cell table:style-name="Table1.A330" office:value-type="string">
            <text:p text:style-name="P38">U+2114</text:p>
          </table:table-cell>
          <table:table-cell table:style-name="Table1.B330" office:value-type="string">
            <text:p text:style-name="P30">℔&amp;__a;&amp;__1;</text:p>
          </table:table-cell>
          <table:table-cell table:style-name="Table1.C330" office:value-type="string">
            <text:p text:style-name="P13">℔&amp;__a;&amp;__1;</text:p>
          </table:table-cell>
          <table:table-cell table:style-name="Table1.D2" office:value-type="string">
            <text:p text:style-name="P62">French libra sign / F2EB</text:p>
          </table:table-cell>
        </table:table-row>
        <table:table-row table:style-name="Table1.331">
          <table:table-cell table:style-name="Table1.A331" office:value-type="string">
            <text:p text:style-name="P38">U+00A3</text:p>
          </table:table-cell>
          <table:table-cell table:style-name="Table1.B331" office:value-type="string">
            <text:p text:style-name="P30">£&amp;__a;&amp;__1;</text:p>
          </table:table-cell>
          <table:table-cell table:style-name="Table1.C331" office:value-type="string">
            <text:p text:style-name="P13">£&amp;__a;&amp;__1;</text:p>
          </table:table-cell>
          <table:table-cell table:style-name="Table1.D2" office:value-type="string">
            <text:p text:style-name="P62">Dutch libra sign / F2EA</text:p>
          </table:table-cell>
        </table:table-row>
        <table:table-row table:style-name="Table1.332">
          <table:table-cell table:style-name="Table1.A332" office:value-type="string">
            <text:p text:style-name="P38">U+00A3</text:p>
          </table:table-cell>
          <table:table-cell table:style-name="Table1.B332" office:value-type="string">
            <text:p text:style-name="P30">£&amp;__a;&amp;__2;</text:p>
          </table:table-cell>
          <table:table-cell table:style-name="Table1.C332" office:value-type="string">
            <text:p text:style-name="P13">£&amp;__a;&amp;__2;</text:p>
          </table:table-cell>
          <table:table-cell table:style-name="Table1.D2" office:value-type="string">
            <text:p text:style-name="P62">French libra sign / F2EB</text:p>
          </table:table-cell>
        </table:table-row>
        <table:table-row table:style-name="Table1.333">
          <table:table-cell table:style-name="Table1.A333" office:value-type="string">
            <text:p text:style-name="P38">U+00A3</text:p>
          </table:table-cell>
          <table:table-cell table:style-name="Table1.B333" office:value-type="string">
            <text:p text:style-name="P30">£&amp;__a;&amp;__3;</text:p>
          </table:table-cell>
          <table:table-cell table:style-name="Table1.C333" office:value-type="string">
            <text:p text:style-name="P13">£&amp;__a;&amp;__3;</text:p>
          </table:table-cell>
          <table:table-cell table:style-name="Table1.D2" office:value-type="string">
            <text:p text:style-name="P62">Italian libra sign / F2EC</text:p>
          </table:table-cell>
        </table:table-row>
        <table:table-row table:style-name="Table1.334">
          <table:table-cell table:style-name="Table1.A334" office:value-type="string">
            <text:p text:style-name="P38">U+00A3</text:p>
          </table:table-cell>
          <table:table-cell table:style-name="Table1.B334" office:value-type="string">
            <text:p text:style-name="P30">£&amp;__a;&amp;__4;</text:p>
          </table:table-cell>
          <table:table-cell table:style-name="Table1.C334" office:value-type="string">
            <text:p text:style-name="P13">£&amp;__a;&amp;__4;</text:p>
          </table:table-cell>
          <table:table-cell table:style-name="Table1.D2" office:value-type="string">
            <text:p text:style-name="P62">Flemish libra sign / F2ED</text:p>
          </table:table-cell>
        </table:table-row>
        <table:table-row table:style-name="Table1.335">
          <table:table-cell table:style-name="Table1.A335" office:value-type="string">
            <text:p text:style-name="P38">U+00A3</text:p>
          </table:table-cell>
          <table:table-cell table:style-name="Table1.B335" office:value-type="string">
            <text:p text:style-name="P30">£&amp;__a;&amp;__5;</text:p>
          </table:table-cell>
          <table:table-cell table:style-name="Table1.C335" office:value-type="string">
            <text:p text:style-name="P13">£&amp;__a;&amp;__5;</text:p>
          </table:table-cell>
          <table:table-cell table:style-name="Table1.D2" office:value-type="string">
            <text:p text:style-name="P62">Lira nuova sign / F2EE</text:p>
          </table:table-cell>
        </table:table-row>
        <table:table-row table:style-name="Table1.336">
          <table:table-cell table:style-name="Table1.A336" office:value-type="string">
            <text:p text:style-name="P38">U+00A3</text:p>
          </table:table-cell>
          <table:table-cell table:style-name="Table1.B336" office:value-type="string">
            <text:p text:style-name="P30">£&amp;__a;&amp;__6;</text:p>
          </table:table-cell>
          <table:table-cell table:style-name="Table1.C336" office:value-type="string">
            <text:p text:style-name="P13">£&amp;__a;&amp;__6;</text:p>
          </table:table-cell>
          <table:table-cell table:style-name="Table1.D2" office:value-type="string">
            <text:p text:style-name="P62">Lira sterlina sign / F2EF</text:p>
          </table:table-cell>
        </table:table-row>
        <text:soft-page-break/>
        <table:table-row table:style-name="Table1.337">
          <table:table-cell table:style-name="Table1.A337" office:value-type="string">
            <text:p text:style-name="P38">U+20B1</text:p>
          </table:table-cell>
          <table:table-cell table:style-name="Table1.B337" office:value-type="string">
            <text:p text:style-name="P30">₰&amp;__a;&amp;__1;</text:p>
          </table:table-cell>
          <table:table-cell table:style-name="Table1.C337" office:value-type="string">
            <text:p text:style-name="P13">₰&amp;__a;&amp;__1;</text:p>
          </table:table-cell>
          <table:table-cell table:style-name="Table1.D2" office:value-type="string">
            <text:p text:style-name="P62">Penning sign / F2F5</text:p>
          </table:table-cell>
        </table:table-row>
        <table:table-row table:style-name="Table1.338">
          <table:table-cell table:style-name="Table1.A338" office:value-type="string">
            <text:p text:style-name="P38">U+0192</text:p>
          </table:table-cell>
          <table:table-cell table:style-name="Table1.B338" office:value-type="string">
            <text:p text:style-name="P30">ƒ&amp;__a;&amp;__1;</text:p>
          </table:table-cell>
          <table:table-cell table:style-name="Table1.C338" office:value-type="string">
            <text:p text:style-name="P13">ƒ&amp;__a;&amp;__1;</text:p>
          </table:table-cell>
          <table:table-cell table:style-name="Table1.D2" office:value-type="string">
            <text:p text:style-name="P62">Floren sign with loop / F2E8</text:p>
          </table:table-cell>
        </table:table-row>
        <table:table-row table:style-name="Table1.339">
          <table:table-cell table:style-name="Table1.A339" office:value-type="string">
            <text:p text:style-name="P38">U+2125</text:p>
          </table:table-cell>
          <table:table-cell table:style-name="Table1.B339" office:value-type="string">
            <text:p text:style-name="P30">℥&amp;__a;&amp;__1;</text:p>
          </table:table-cell>
          <table:table-cell table:style-name="Table1.C339" office:value-type="string">
            <text:p text:style-name="P13">℥&amp;__a;&amp;__1;</text:p>
          </table:table-cell>
          <table:table-cell table:style-name="Table1.D2" office:value-type="string">
            <text:p text:style-name="P62">Script ounce sign / F2FD</text:p>
          </table:table-cell>
        </table:table-row>
      </table:table>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Junicode Two Beta" svg:font-family="'Junicode Two Beta'"/>
    <style:font-face style:name="Junicode Two Beta1" svg:font-family="'Junicode Two Beta'" style:font-adornments="Regular" style:font-pitch="variable"/>
    <style:font-face style:name="Junicode Two Beta:smcp" svg:font-family="'Junicode Two Beta:smcp'" style:font-pitch="variable"/>
    <style:font-face style:name="Junicode Two Beta:ss10" svg:font-family="'Junicode Two Beta:ss10'" style:font-pitch="variable"/>
    <style:font-face style:name="JunicodeTwoBeta-Regular-Identity-H" svg:font-family="JunicodeTwoBeta-Regular-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unicode Two Beta1"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Style_3a_ss07" style:display-name="Default Paragraph Style:ss07" style:family="paragraph" style:parent-style-name="Standard"/>
    <style:style style:name="Default_20_Paragraph_20_Style_3a_ss10_26_ss07" style:display-name="Default Paragraph Style:ss10&amp;ss07" style:family="paragraph" style:parent-style-name="Standard">
      <style:text-properties style:font-name="Junicode Two Beta:ss10" fo:font-family="'Junicode Two Beta:ss10'" style:font-pitch="variable"/>
    </style:style>
    <style:style style:name="Default_20_Paragraph_20_Style_3a_ss07_26_ss10" style:display-name="Default Paragraph Style:ss07&amp;ss10" style:family="paragraph" style:parent-style-name="Standard">
      <style:text-properties style:font-name="Junicode Two Beta:ss10" fo:font-family="'Junicode Two Beta:ss10'" style:font-pitch="variable"/>
    </style:style>
    <style:style style:name="Default_20_Paragraph_20_Style_3a_ss06" style:display-name="Default Paragraph Style:ss06" style:family="paragraph" style:parent-style-name="Standard"/>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Junicode Two Beta1" fo:font-family="'Junicode Two Beta'" style:font-style-name="Regular" style:font-pitch="variable" fo:font-size="110%" fo:font-weight="normal"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description" style:display-name="Table description" style:family="paragraph" style:parent-style-name="Table_20_Contents">
      <style:paragraph-properties fo:text-align="center" style:justify-single-word="false"/>
      <style:text-properties fo:font-size="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25T06:55:32.447713959</meta:creation-date>
    <dc:date>2022-03-29T23:44:10.986416130</dc:date>
    <meta:editing-duration>P1DT17H27M54S</meta:editing-duration>
    <meta:editing-cycles>123</meta:editing-cycles>
    <meta:generator>LibreOffice/7.2.6.2$MacOSX_X86_64 LibreOffice_project/b0ec3a565991f7569a5a7f5d24fed7f52653d754</meta:generator>
    <meta:document-statistic meta:table-count="3" meta:image-count="0" meta:object-count="0" meta:page-count="16" meta:paragraph-count="1407" meta:word-count="3315" meta:character-count="21359" meta:non-whitespace-character-count="19441"/>
  </office:meta>
</office:document-meta>
</file>